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104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4.383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4.221cm"/>
    </style:style>
    <style:style style:name="co8" style:family="table-column">
      <style:table-column-properties fo:break-before="auto" style:column-width="4.12cm"/>
    </style:style>
    <style:style style:name="co9" style:family="table-column">
      <style:table-column-properties fo:break-before="auto" style:column-width="3.575cm"/>
    </style:style>
    <style:style style:name="co10" style:family="table-column">
      <style:table-column-properties fo:break-before="auto" style:column-width="4.683cm"/>
    </style:style>
    <style:style style:name="co11" style:family="table-column">
      <style:table-column-properties fo:break-before="auto" style:column-width="3.7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1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isk Free Rat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Price</text:p>
          </table:table-cell>
          <table:table-cell/>
          <table:table-cell office:value-type="string" calcext:value-type="string">
            <text:p>Risk Free Return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Jul 16, 2021</text:p>
          </table:table-cell>
          <table:table-cell office:value-type="float" office:value="3.44" calcext:value-type="float">
            <text:p>3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l 15, 2021</text:p>
          </table:table-cell>
          <table:table-cell office:value-type="float" office:value="3.43" calcext:value-type="float">
            <text:p>3.43</text:p>
          </table:table-cell>
          <table:table-cell/>
          <table:table-cell table:style-name="ce1" table:formula="of:=AVERAGE([.B2:.B245])/100" office:value-type="percentage" office:value="0.032844262295082" calcext:value-type="percentage">
            <text:p>3.28%</text:p>
          </table:table-cell>
          <table:table-cell office:value-type="string" calcext:value-type="string">
            <text:p>It is already in percentage and yearly</text:p>
          </table:table-cell>
          <table:table-cell/>
        </table:table-row>
        <table:table-row table:style-name="ro1">
          <table:table-cell office:value-type="string" calcext:value-type="string">
            <text:p>Jul 14, 2021</text:p>
          </table:table-cell>
          <table:table-cell office:value-type="float" office:value="3.44" calcext:value-type="float">
            <text:p>3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l 13, 2021</text:p>
          </table:table-cell>
          <table:table-cell office:value-type="float" office:value="3.44" calcext:value-type="float">
            <text:p>3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l 12, 2021</text:p>
          </table:table-cell>
          <table:table-cell office:value-type="float" office:value="3.43" calcext:value-type="float">
            <text:p>3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l 09, 2021</text:p>
          </table:table-cell>
          <table:table-cell office:value-type="float" office:value="3.46" calcext:value-type="float">
            <text:p>3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l 08, 2021</text:p>
          </table:table-cell>
          <table:table-cell office:value-type="float" office:value="3.42" calcext:value-type="float">
            <text:p>3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l 07, 2021</text:p>
          </table:table-cell>
          <table:table-cell office:value-type="float" office:value="3.42" calcext:value-type="float">
            <text:p>3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l 06, 2021</text:p>
          </table:table-cell>
          <table:table-cell office:value-type="float" office:value="3.42" calcext:value-type="float">
            <text:p>3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l 05, 2021</text:p>
          </table:table-cell>
          <table:table-cell office:value-type="float" office:value="3.41" calcext:value-type="float">
            <text:p>3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l 02, 2021</text:p>
          </table:table-cell>
          <table:table-cell office:value-type="float" office:value="3.41" calcext:value-type="float">
            <text:p>3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l 01, 2021</text:p>
          </table:table-cell>
          <table:table-cell office:value-type="float" office:value="3.4" calcext:value-type="float">
            <text:p>3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n 30, 2021</text:p>
          </table:table-cell>
          <table:table-cell office:value-type="float" office:value="3.4" calcext:value-type="float">
            <text:p>3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n 29, 2021</text:p>
          </table:table-cell>
          <table:table-cell office:value-type="float" office:value="3.41" calcext:value-type="float">
            <text:p>3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n 28, 2021</text:p>
          </table:table-cell>
          <table:table-cell office:value-type="float" office:value="3.44" calcext:value-type="float">
            <text:p>3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n 25, 2021</text:p>
          </table:table-cell>
          <table:table-cell office:value-type="float" office:value="3.42" calcext:value-type="float">
            <text:p>3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n 24, 2021</text:p>
          </table:table-cell>
          <table:table-cell office:value-type="float" office:value="3.43" calcext:value-type="float">
            <text:p>3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n 23, 2021</text:p>
          </table:table-cell>
          <table:table-cell office:value-type="float" office:value="3.46" calcext:value-type="float">
            <text:p>3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n 22, 2021</text:p>
          </table:table-cell>
          <table:table-cell office:value-type="float" office:value="3.47" calcext:value-type="float">
            <text:p>3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n 21, 2021</text:p>
          </table:table-cell>
          <table:table-cell office:value-type="float" office:value="3.45" calcext:value-type="float">
            <text:p>3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n 18, 2021</text:p>
          </table:table-cell>
          <table:table-cell office:value-type="float" office:value="3.48" calcext:value-type="float">
            <text:p>3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n 17, 2021</text:p>
          </table:table-cell>
          <table:table-cell office:value-type="float" office:value="3.47" calcext:value-type="float">
            <text:p>3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n 16, 2021</text:p>
          </table:table-cell>
          <table:table-cell office:value-type="float" office:value="3.44" calcext:value-type="float">
            <text:p>3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n 15, 2021</text:p>
          </table:table-cell>
          <table:table-cell office:value-type="float" office:value="3.41" calcext:value-type="float">
            <text:p>3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n 14, 2021</text:p>
          </table:table-cell>
          <table:table-cell office:value-type="float" office:value="3.42" calcext:value-type="float">
            <text:p>3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n 11, 2021</text:p>
          </table:table-cell>
          <table:table-cell office:value-type="float" office:value="3.41" calcext:value-type="float">
            <text:p>3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n 10, 2021</text:p>
          </table:table-cell>
          <table:table-cell office:value-type="float" office:value="3.41" calcext:value-type="float">
            <text:p>3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n 09, 2021</text:p>
          </table:table-cell>
          <table:table-cell office:value-type="float" office:value="3.41" calcext:value-type="float">
            <text:p>3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n 08, 2021</text:p>
          </table:table-cell>
          <table:table-cell office:value-type="float" office:value="3.43" calcext:value-type="float">
            <text:p>3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n 07, 2021</text:p>
          </table:table-cell>
          <table:table-cell office:value-type="float" office:value="3.42" calcext:value-type="float">
            <text:p>3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n 04, 2021</text:p>
          </table:table-cell>
          <table:table-cell office:value-type="float" office:value="3.44" calcext:value-type="float">
            <text:p>3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n 03, 2021</text:p>
          </table:table-cell>
          <table:table-cell office:value-type="float" office:value="3.43" calcext:value-type="float">
            <text:p>3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n 02, 2021</text:p>
          </table:table-cell>
          <table:table-cell office:value-type="float" office:value="3.42" calcext:value-type="float">
            <text:p>3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n 01, 2021</text:p>
          </table:table-cell>
          <table:table-cell office:value-type="float" office:value="3.42" calcext:value-type="float">
            <text:p>3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 31, 2021</text:p>
          </table:table-cell>
          <table:table-cell office:value-type="float" office:value="3.41" calcext:value-type="float">
            <text:p>3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 28, 2021</text:p>
          </table:table-cell>
          <table:table-cell office:value-type="float" office:value="3.41" calcext:value-type="float">
            <text:p>3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 27, 2021</text:p>
          </table:table-cell>
          <table:table-cell office:value-type="float" office:value="3.41" calcext:value-type="float">
            <text:p>3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 25, 2021</text:p>
          </table:table-cell>
          <table:table-cell office:value-type="float" office:value="3.41" calcext:value-type="float">
            <text:p>3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 24, 2021</text:p>
          </table:table-cell>
          <table:table-cell office:value-type="float" office:value="3.38" calcext:value-type="float">
            <text:p>3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 21, 2021</text:p>
          </table:table-cell>
          <table:table-cell office:value-type="float" office:value="3.39" calcext:value-type="float">
            <text:p>3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 20, 2021</text:p>
          </table:table-cell>
          <table:table-cell office:value-type="float" office:value="3.4" calcext:value-type="float">
            <text:p>3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 19, 2021</text:p>
          </table:table-cell>
          <table:table-cell office:value-type="float" office:value="3.39" calcext:value-type="float">
            <text:p>3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 18, 2021</text:p>
          </table:table-cell>
          <table:table-cell office:value-type="float" office:value="3.38" calcext:value-type="float">
            <text:p>3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 17, 2021</text:p>
          </table:table-cell>
          <table:table-cell office:value-type="float" office:value="3.4" calcext:value-type="float">
            <text:p>3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 14, 2021</text:p>
          </table:table-cell>
          <table:table-cell office:value-type="float" office:value="3.39" calcext:value-type="float">
            <text:p>3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 12, 2021</text:p>
          </table:table-cell>
          <table:table-cell office:value-type="float" office:value="3.39" calcext:value-type="float">
            <text:p>3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 11, 2021</text:p>
          </table:table-cell>
          <table:table-cell office:value-type="float" office:value="3.38" calcext:value-type="float">
            <text:p>3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 10, 2021</text:p>
          </table:table-cell>
          <table:table-cell office:value-type="float" office:value="3.38" calcext:value-type="float">
            <text:p>3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 07, 2021</text:p>
          </table:table-cell>
          <table:table-cell office:value-type="float" office:value="3.36" calcext:value-type="float">
            <text:p>3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 06, 2021</text:p>
          </table:table-cell>
          <table:table-cell office:value-type="float" office:value="3.37" calcext:value-type="float">
            <text:p>3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 05, 2021</text:p>
          </table:table-cell>
          <table:table-cell office:value-type="float" office:value="3.34" calcext:value-type="float">
            <text:p>3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 04, 2021</text:p>
          </table:table-cell>
          <table:table-cell office:value-type="float" office:value="3.33" calcext:value-type="float">
            <text:p>3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 03, 2021</text:p>
          </table:table-cell>
          <table:table-cell office:value-type="float" office:value="3.34" calcext:value-type="float">
            <text:p>3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r 30, 2021</text:p>
          </table:table-cell>
          <table:table-cell office:value-type="float" office:value="3.33" calcext:value-type="float">
            <text:p>3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r 29, 2021</text:p>
          </table:table-cell>
          <table:table-cell office:value-type="float" office:value="3.34" calcext:value-type="float">
            <text:p>3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r 28, 2021</text:p>
          </table:table-cell>
          <table:table-cell office:value-type="float" office:value="3.33" calcext:value-type="float">
            <text:p>3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r 27, 2021</text:p>
          </table:table-cell>
          <table:table-cell office:value-type="float" office:value="3.33" calcext:value-type="float">
            <text:p>3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r 26, 2021</text:p>
          </table:table-cell>
          <table:table-cell office:value-type="float" office:value="3.33" calcext:value-type="float">
            <text:p>3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r 23, 2021</text:p>
          </table:table-cell>
          <table:table-cell office:value-type="float" office:value="3.33" calcext:value-type="float">
            <text:p>3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r 22, 2021</text:p>
          </table:table-cell>
          <table:table-cell office:value-type="float" office:value="3.35" calcext:value-type="float">
            <text:p>3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r 20, 2021</text:p>
          </table:table-cell>
          <table:table-cell office:value-type="float" office:value="3.34" calcext:value-type="float">
            <text:p>3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r 19, 2021</text:p>
          </table:table-cell>
          <table:table-cell office:value-type="float" office:value="3.35" calcext:value-type="float">
            <text:p>3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r 16, 2021</text:p>
          </table:table-cell>
          <table:table-cell office:value-type="float" office:value="3.34" calcext:value-type="float">
            <text:p>3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r 15, 2021</text:p>
          </table:table-cell>
          <table:table-cell office:value-type="float" office:value="3.34" calcext:value-type="float">
            <text:p>3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r 12, 2021</text:p>
          </table:table-cell>
          <table:table-cell office:value-type="float" office:value="3.35" calcext:value-type="float">
            <text:p>3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r 09, 2021</text:p>
          </table:table-cell>
          <table:table-cell office:value-type="float" office:value="3.34" calcext:value-type="float">
            <text:p>3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r 08, 2021</text:p>
          </table:table-cell>
          <table:table-cell office:value-type="float" office:value="3.34" calcext:value-type="float">
            <text:p>3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r 07, 2021</text:p>
          </table:table-cell>
          <table:table-cell office:value-type="float" office:value="3.25" calcext:value-type="float">
            <text:p>3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r 06, 2021</text:p>
          </table:table-cell>
          <table:table-cell office:value-type="float" office:value="3.28" calcext:value-type="float">
            <text:p>3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r 05, 2021</text:p>
          </table:table-cell>
          <table:table-cell office:value-type="float" office:value="3.25" calcext:value-type="float">
            <text:p>3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 31, 2021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 30, 2021</text:p>
          </table:table-cell>
          <table:table-cell office:value-type="float" office:value="3.31" calcext:value-type="float">
            <text:p>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 26, 2021</text:p>
          </table:table-cell>
          <table:table-cell office:value-type="float" office:value="3.31" calcext:value-type="float">
            <text:p>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 25, 2021</text:p>
          </table:table-cell>
          <table:table-cell office:value-type="float" office:value="3.32" calcext:value-type="float">
            <text:p>3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 24, 2021</text:p>
          </table:table-cell>
          <table:table-cell office:value-type="float" office:value="3.33" calcext:value-type="float">
            <text:p>3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 23, 2021</text:p>
          </table:table-cell>
          <table:table-cell office:value-type="float" office:value="3.33" calcext:value-type="float">
            <text:p>3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 22, 2021</text:p>
          </table:table-cell>
          <table:table-cell office:value-type="float" office:value="3.33" calcext:value-type="float">
            <text:p>3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 19, 2021</text:p>
          </table:table-cell>
          <table:table-cell office:value-type="float" office:value="3.33" calcext:value-type="float">
            <text:p>3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 18, 2021</text:p>
          </table:table-cell>
          <table:table-cell office:value-type="float" office:value="3.32" calcext:value-type="float">
            <text:p>3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 17, 2021</text:p>
          </table:table-cell>
          <table:table-cell office:value-type="float" office:value="3.35" calcext:value-type="float">
            <text:p>3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 16, 2021</text:p>
          </table:table-cell>
          <table:table-cell office:value-type="float" office:value="3.35" calcext:value-type="float">
            <text:p>3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 15, 2021</text:p>
          </table:table-cell>
          <table:table-cell office:value-type="float" office:value="3.33" calcext:value-type="float">
            <text:p>3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 12, 2021</text:p>
          </table:table-cell>
          <table:table-cell office:value-type="float" office:value="3.3" calcext:value-type="float">
            <text:p>3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 10, 2021</text:p>
          </table:table-cell>
          <table:table-cell office:value-type="float" office:value="3.32" calcext:value-type="float">
            <text:p>3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 09, 2021</text:p>
          </table:table-cell>
          <table:table-cell office:value-type="float" office:value="3.32" calcext:value-type="float">
            <text:p>3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 08, 2021</text:p>
          </table:table-cell>
          <table:table-cell office:value-type="float" office:value="3.31" calcext:value-type="float">
            <text:p>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 05, 2021</text:p>
          </table:table-cell>
          <table:table-cell office:value-type="float" office:value="3.28" calcext:value-type="float">
            <text:p>3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 04, 2021</text:p>
          </table:table-cell>
          <table:table-cell office:value-type="float" office:value="3.25" calcext:value-type="float">
            <text:p>3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 03, 2021</text:p>
          </table:table-cell>
          <table:table-cell office:value-type="float" office:value="3.26" calcext:value-type="float">
            <text:p>3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 02, 2021</text:p>
          </table:table-cell>
          <table:table-cell office:value-type="float" office:value="3.22" calcext:value-type="float">
            <text:p>3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 01, 2021</text:p>
          </table:table-cell>
          <table:table-cell office:value-type="float" office:value="3.22" calcext:value-type="float">
            <text:p>3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b 26, 2021</text:p>
          </table:table-cell>
          <table:table-cell office:value-type="float" office:value="3.17" calcext:value-type="float">
            <text:p>3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b 25, 2021</text:p>
          </table:table-cell>
          <table:table-cell office:value-type="float" office:value="3.18" calcext:value-type="float">
            <text:p>3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b 24, 2021</text:p>
          </table:table-cell>
          <table:table-cell office:value-type="float" office:value="3.21" calcext:value-type="float">
            <text:p>3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b 23, 2021</text:p>
          </table:table-cell>
          <table:table-cell office:value-type="float" office:value="3.22" calcext:value-type="float">
            <text:p>3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b 22, 2021</text:p>
          </table:table-cell>
          <table:table-cell office:value-type="float" office:value="3.21" calcext:value-type="float">
            <text:p>3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b 18, 2021</text:p>
          </table:table-cell>
          <table:table-cell office:value-type="float" office:value="3.23" calcext:value-type="float">
            <text:p>3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b 17, 2021</text:p>
          </table:table-cell>
          <table:table-cell office:value-type="float" office:value="3.31" calcext:value-type="float">
            <text:p>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b 16, 2021</text:p>
          </table:table-cell>
          <table:table-cell office:value-type="float" office:value="3.31" calcext:value-type="float">
            <text:p>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b 15, 2021</text:p>
          </table:table-cell>
          <table:table-cell office:value-type="float" office:value="3.32" calcext:value-type="float">
            <text:p>3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b 12, 2021</text:p>
          </table:table-cell>
          <table:table-cell office:value-type="float" office:value="3.33" calcext:value-type="float">
            <text:p>3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b 11, 2021</text:p>
          </table:table-cell>
          <table:table-cell office:value-type="float" office:value="3.35" calcext:value-type="float">
            <text:p>3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b 10, 2021</text:p>
          </table:table-cell>
          <table:table-cell office:value-type="float" office:value="3.38" calcext:value-type="float">
            <text:p>3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b 09, 2021</text:p>
          </table:table-cell>
          <table:table-cell office:value-type="float" office:value="3.38" calcext:value-type="float">
            <text:p>3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b 08, 2021</text:p>
          </table:table-cell>
          <table:table-cell office:value-type="float" office:value="3.37" calcext:value-type="float">
            <text:p>3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b 05, 2021</text:p>
          </table:table-cell>
          <table:table-cell office:value-type="float" office:value="3.37" calcext:value-type="float">
            <text:p>3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b 04, 2021</text:p>
          </table:table-cell>
          <table:table-cell office:value-type="float" office:value="3.38" calcext:value-type="float">
            <text:p>3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b 03, 2021</text:p>
          </table:table-cell>
          <table:table-cell office:value-type="float" office:value="3.38" calcext:value-type="float">
            <text:p>3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b 02, 2021</text:p>
          </table:table-cell>
          <table:table-cell office:value-type="float" office:value="3.36" calcext:value-type="float">
            <text:p>3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b 01, 2021</text:p>
          </table:table-cell>
          <table:table-cell office:value-type="float" office:value="3.35" calcext:value-type="float">
            <text:p>3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n 29, 2021</text:p>
          </table:table-cell>
          <table:table-cell office:value-type="float" office:value="3.37" calcext:value-type="float">
            <text:p>3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n 28, 2021</text:p>
          </table:table-cell>
          <table:table-cell office:value-type="float" office:value="3.36" calcext:value-type="float">
            <text:p>3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n 27, 2021</text:p>
          </table:table-cell>
          <table:table-cell office:value-type="float" office:value="3.33" calcext:value-type="float">
            <text:p>3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n 25, 2021</text:p>
          </table:table-cell>
          <table:table-cell office:value-type="float" office:value="3.37" calcext:value-type="float">
            <text:p>3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n 22, 2021</text:p>
          </table:table-cell>
          <table:table-cell office:value-type="float" office:value="3.32" calcext:value-type="float">
            <text:p>3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n 21, 2021</text:p>
          </table:table-cell>
          <table:table-cell office:value-type="float" office:value="3.32" calcext:value-type="float">
            <text:p>3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n 20, 2021</text:p>
          </table:table-cell>
          <table:table-cell office:value-type="float" office:value="3.32" calcext:value-type="float">
            <text:p>3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n 19, 2021</text:p>
          </table:table-cell>
          <table:table-cell office:value-type="float" office:value="3.33" calcext:value-type="float">
            <text:p>3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n 18, 2021</text:p>
          </table:table-cell>
          <table:table-cell office:value-type="float" office:value="3.31" calcext:value-type="float">
            <text:p>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n 15, 2021</text:p>
          </table:table-cell>
          <table:table-cell office:value-type="float" office:value="3.29" calcext:value-type="float">
            <text:p>3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n 14, 2021</text:p>
          </table:table-cell>
          <table:table-cell office:value-type="float" office:value="3.31" calcext:value-type="float">
            <text:p>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n 13, 2021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n 12, 2021</text:p>
          </table:table-cell>
          <table:table-cell office:value-type="float" office:value="3.28" calcext:value-type="float">
            <text:p>3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n 11, 2021</text:p>
          </table:table-cell>
          <table:table-cell office:value-type="float" office:value="3.28" calcext:value-type="float">
            <text:p>3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n 08, 2021</text:p>
          </table:table-cell>
          <table:table-cell office:value-type="float" office:value="3.06" calcext:value-type="float">
            <text:p>3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n 07, 2021</text:p>
          </table:table-cell>
          <table:table-cell office:value-type="float" office:value="3.05" calcext:value-type="float">
            <text:p>3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n 06, 2021</text:p>
          </table:table-cell>
          <table:table-cell office:value-type="float" office:value="3.08" calcext:value-type="float">
            <text:p>3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n 05, 2021</text:p>
          </table:table-cell>
          <table:table-cell office:value-type="float" office:value="3.05" calcext:value-type="float">
            <text:p>3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n 04, 2021</text:p>
          </table:table-cell>
          <table:table-cell office:value-type="float" office:value="3.03" calcext:value-type="float">
            <text:p>3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n 01, 2021</text:p>
          </table:table-cell>
          <table:table-cell office:value-type="float" office:value="3.03" calcext:value-type="float">
            <text:p>3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 31, 2020</text:p>
          </table:table-cell>
          <table:table-cell office:value-type="float" office:value="3.07" calcext:value-type="float">
            <text:p>3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 30, 2020</text:p>
          </table:table-cell>
          <table:table-cell office:value-type="float" office:value="3.07" calcext:value-type="float">
            <text:p>3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 29, 2020</text:p>
          </table:table-cell>
          <table:table-cell office:value-type="float" office:value="3.11" calcext:value-type="float">
            <text:p>3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 28, 2020</text:p>
          </table:table-cell>
          <table:table-cell office:value-type="float" office:value="3.12" calcext:value-type="float">
            <text:p>3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 24, 2020</text:p>
          </table:table-cell>
          <table:table-cell office:value-type="float" office:value="3.13" calcext:value-type="float">
            <text:p>3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 23, 2020</text:p>
          </table:table-cell>
          <table:table-cell office:value-type="float" office:value="3.13" calcext:value-type="float">
            <text:p>3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 22, 2020</text:p>
          </table:table-cell>
          <table:table-cell office:value-type="float" office:value="3.14" calcext:value-type="float">
            <text:p>3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 21, 2020</text:p>
          </table:table-cell>
          <table:table-cell office:value-type="float" office:value="3.13" calcext:value-type="float">
            <text:p>3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 18, 2020</text:p>
          </table:table-cell>
          <table:table-cell office:value-type="float" office:value="3.11" calcext:value-type="float">
            <text:p>3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 17, 2020</text:p>
          </table:table-cell>
          <table:table-cell office:value-type="float" office:value="3.13" calcext:value-type="float">
            <text:p>3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 16, 2020</text:p>
          </table:table-cell>
          <table:table-cell office:value-type="float" office:value="3.12" calcext:value-type="float">
            <text:p>3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 15, 2020</text:p>
          </table:table-cell>
          <table:table-cell office:value-type="float" office:value="3.11" calcext:value-type="float">
            <text:p>3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 14, 2020</text:p>
          </table:table-cell>
          <table:table-cell office:value-type="float" office:value="3.11" calcext:value-type="float">
            <text:p>3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 11, 2020</text:p>
          </table:table-cell>
          <table:table-cell office:value-type="float" office:value="3.11" calcext:value-type="float">
            <text:p>3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 10, 2020</text:p>
          </table:table-cell>
          <table:table-cell office:value-type="float" office:value="3.08" calcext:value-type="float">
            <text:p>3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 09, 2020</text:p>
          </table:table-cell>
          <table:table-cell office:value-type="float" office:value="3.07" calcext:value-type="float">
            <text:p>3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 08, 2020</text:p>
          </table:table-cell>
          <table:table-cell office:value-type="float" office:value="3.03" calcext:value-type="float">
            <text:p>3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 07, 2020</text:p>
          </table:table-cell>
          <table:table-cell office:value-type="float" office:value="3.03" calcext:value-type="float">
            <text:p>3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 04, 2020</text:p>
          </table:table-cell>
          <table:table-cell office:value-type="float" office:value="3.01" calcext:value-type="float">
            <text:p>3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 03, 2020</text:p>
          </table:table-cell>
          <table:table-cell office:value-type="float" office:value="3.05" calcext:value-type="float">
            <text:p>3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 02, 2020</text:p>
          </table:table-cell>
          <table:table-cell office:value-type="float" office:value="3.02" calcext:value-type="float">
            <text:p>3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 01, 2020</text:p>
          </table:table-cell>
          <table:table-cell office:value-type="float" office:value="2.96" calcext:value-type="float">
            <text:p>2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v 27, 2020</text:p>
          </table:table-cell>
          <table:table-cell office:value-type="float" office:value="2.93" calcext:value-type="float">
            <text:p>2.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v 26, 2020</text:p>
          </table:table-cell>
          <table:table-cell office:value-type="float" office:value="2.94" calcext:value-type="float">
            <text:p>2.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v 25, 2020</text:p>
          </table:table-cell>
          <table:table-cell office:value-type="float" office:value="2.98" calcext:value-type="float">
            <text:p>2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v 24, 2020</text:p>
          </table:table-cell>
          <table:table-cell office:value-type="float" office:value="3.04" calcext:value-type="float">
            <text:p>3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v 23, 20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v 20, 2020</text:p>
          </table:table-cell>
          <table:table-cell office:value-type="float" office:value="2.99" calcext:value-type="float">
            <text:p>2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v 19, 2020</text:p>
          </table:table-cell>
          <table:table-cell office:value-type="float" office:value="2.98" calcext:value-type="float">
            <text:p>2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v 18, 2020</text:p>
          </table:table-cell>
          <table:table-cell office:value-type="float" office:value="3.09" calcext:value-type="float">
            <text:p>3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v 17, 2020</text:p>
          </table:table-cell>
          <table:table-cell office:value-type="float" office:value="3.14" calcext:value-type="float">
            <text:p>3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v 13, 2020</text:p>
          </table:table-cell>
          <table:table-cell office:value-type="float" office:value="3.14" calcext:value-type="float">
            <text:p>3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v 12, 2020</text:p>
          </table:table-cell>
          <table:table-cell office:value-type="float" office:value="3.14" calcext:value-type="float">
            <text:p>3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v 11, 2020</text:p>
          </table:table-cell>
          <table:table-cell office:value-type="float" office:value="3.21" calcext:value-type="float">
            <text:p>3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v 10, 2020</text:p>
          </table:table-cell>
          <table:table-cell office:value-type="float" office:value="3.23" calcext:value-type="float">
            <text:p>3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v 09, 2020</text:p>
          </table:table-cell>
          <table:table-cell office:value-type="float" office:value="3.15" calcext:value-type="float">
            <text:p>3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v 06, 2020</text:p>
          </table:table-cell>
          <table:table-cell office:value-type="float" office:value="3.16" calcext:value-type="float">
            <text:p>3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v 05, 2020</text:p>
          </table:table-cell>
          <table:table-cell office:value-type="float" office:value="3.21" calcext:value-type="float">
            <text:p>3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v 04, 2020</text:p>
          </table:table-cell>
          <table:table-cell office:value-type="float" office:value="3.23" calcext:value-type="float">
            <text:p>3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v 03, 2020</text:p>
          </table:table-cell>
          <table:table-cell office:value-type="float" office:value="3.22" calcext:value-type="float">
            <text:p>3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v 02, 2020</text:p>
          </table:table-cell>
          <table:table-cell office:value-type="float" office:value="3.24" calcext:value-type="float">
            <text:p>3.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t 29, 2020</text:p>
          </table:table-cell>
          <table:table-cell office:value-type="float" office:value="3.23" calcext:value-type="float">
            <text:p>3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t 28, 2020</text:p>
          </table:table-cell>
          <table:table-cell office:value-type="float" office:value="3.22" calcext:value-type="float">
            <text:p>3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t 27, 2020</text:p>
          </table:table-cell>
          <table:table-cell office:value-type="float" office:value="3.2" calcext:value-type="float">
            <text:p>3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t 26, 2020</text:p>
          </table:table-cell>
          <table:table-cell office:value-type="float" office:value="3.24" calcext:value-type="float">
            <text:p>3.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t 23, 2020</text:p>
          </table:table-cell>
          <table:table-cell office:value-type="float" office:value="3.21" calcext:value-type="float">
            <text:p>3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t 22, 2020</text:p>
          </table:table-cell>
          <table:table-cell office:value-type="float" office:value="3.21" calcext:value-type="float">
            <text:p>3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t 21, 2020</text:p>
          </table:table-cell>
          <table:table-cell office:value-type="float" office:value="3.19" calcext:value-type="float">
            <text:p>3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t 20, 2020</text:p>
          </table:table-cell>
          <table:table-cell office:value-type="float" office:value="3.25" calcext:value-type="float">
            <text:p>3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t 19, 2020</text:p>
          </table:table-cell>
          <table:table-cell office:value-type="float" office:value="3.25" calcext:value-type="float">
            <text:p>3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t 16, 2020</text:p>
          </table:table-cell>
          <table:table-cell office:value-type="float" office:value="3.24" calcext:value-type="float">
            <text:p>3.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t 15, 2020</text:p>
          </table:table-cell>
          <table:table-cell office:value-type="float" office:value="3.24" calcext:value-type="float">
            <text:p>3.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t 14, 2020</text:p>
          </table:table-cell>
          <table:table-cell office:value-type="float" office:value="3.29" calcext:value-type="float">
            <text:p>3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t 13, 2020</text:p>
          </table:table-cell>
          <table:table-cell office:value-type="float" office:value="3.29" calcext:value-type="float">
            <text:p>3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t 12, 2020</text:p>
          </table:table-cell>
          <table:table-cell office:value-type="float" office:value="3.29" calcext:value-type="float">
            <text:p>3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t 09, 2020</text:p>
          </table:table-cell>
          <table:table-cell office:value-type="float" office:value="3.29" calcext:value-type="float">
            <text:p>3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t 08, 2020</text:p>
          </table:table-cell>
          <table:table-cell office:value-type="float" office:value="3.28" calcext:value-type="float">
            <text:p>3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t 07, 2020</text:p>
          </table:table-cell>
          <table:table-cell office:value-type="float" office:value="3.28" calcext:value-type="float">
            <text:p>3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t 06, 2020</text:p>
          </table:table-cell>
          <table:table-cell office:value-type="float" office:value="3.32" calcext:value-type="float">
            <text:p>3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t 05, 2020</text:p>
          </table:table-cell>
          <table:table-cell office:value-type="float" office:value="3.32" calcext:value-type="float">
            <text:p>3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t 01, 2020</text:p>
          </table:table-cell>
          <table:table-cell office:value-type="float" office:value="3.26" calcext:value-type="float">
            <text:p>3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p 30, 2020</text:p>
          </table:table-cell>
          <table:table-cell office:value-type="float" office:value="3.31" calcext:value-type="float">
            <text:p>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p 29, 2020</text:p>
          </table:table-cell>
          <table:table-cell office:value-type="float" office:value="3.37" calcext:value-type="float">
            <text:p>3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p 28, 2020</text:p>
          </table:table-cell>
          <table:table-cell office:value-type="float" office:value="3.38" calcext:value-type="float">
            <text:p>3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p 25, 2020</text:p>
          </table:table-cell>
          <table:table-cell office:value-type="float" office:value="3.39" calcext:value-type="float">
            <text:p>3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p 24, 2020</text:p>
          </table:table-cell>
          <table:table-cell office:value-type="float" office:value="3.39" calcext:value-type="float">
            <text:p>3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p 23, 2020</text:p>
          </table:table-cell>
          <table:table-cell office:value-type="float" office:value="3.38" calcext:value-type="float">
            <text:p>3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p 22, 2020</text:p>
          </table:table-cell>
          <table:table-cell office:value-type="float" office:value="3.39" calcext:value-type="float">
            <text:p>3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p 21, 2020</text:p>
          </table:table-cell>
          <table:table-cell office:value-type="float" office:value="3.37" calcext:value-type="float">
            <text:p>3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p 18, 2020</text:p>
          </table:table-cell>
          <table:table-cell office:value-type="float" office:value="3.35" calcext:value-type="float">
            <text:p>3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p 17, 2020</text:p>
          </table:table-cell>
          <table:table-cell office:value-type="float" office:value="3.35" calcext:value-type="float">
            <text:p>3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p 16, 2020</text:p>
          </table:table-cell>
          <table:table-cell office:value-type="float" office:value="3.35" calcext:value-type="float">
            <text:p>3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p 15, 2020</text:p>
          </table:table-cell>
          <table:table-cell office:value-type="float" office:value="3.33" calcext:value-type="float">
            <text:p>3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p 14, 2020</text:p>
          </table:table-cell>
          <table:table-cell office:value-type="float" office:value="3.35" calcext:value-type="float">
            <text:p>3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p 11, 2020</text:p>
          </table:table-cell>
          <table:table-cell office:value-type="float" office:value="3.34" calcext:value-type="float">
            <text:p>3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p 10, 2020</text:p>
          </table:table-cell>
          <table:table-cell office:value-type="float" office:value="3.32" calcext:value-type="float">
            <text:p>3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p 09, 2020</text:p>
          </table:table-cell>
          <table:table-cell office:value-type="float" office:value="3.26" calcext:value-type="float">
            <text:p>3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p 08, 2020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p 07, 2020</text:p>
          </table:table-cell>
          <table:table-cell office:value-type="float" office:value="3.26" calcext:value-type="float">
            <text:p>3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p 04, 2020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p 03, 2020</text:p>
          </table:table-cell>
          <table:table-cell office:value-type="float" office:value="3.26" calcext:value-type="float">
            <text:p>3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p 02, 2020</text:p>
          </table:table-cell>
          <table:table-cell office:value-type="float" office:value="3.26" calcext:value-type="float">
            <text:p>3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p 01, 2020</text:p>
          </table:table-cell>
          <table:table-cell office:value-type="float" office:value="3.28" calcext:value-type="float">
            <text:p>3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g 31, 2020</text:p>
          </table:table-cell>
          <table:table-cell office:value-type="float" office:value="3.29" calcext:value-type="float">
            <text:p>3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g 28, 2020</text:p>
          </table:table-cell>
          <table:table-cell office:value-type="float" office:value="3.31" calcext:value-type="float">
            <text:p>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g 27, 2020</text:p>
          </table:table-cell>
          <table:table-cell office:value-type="float" office:value="3.31" calcext:value-type="float">
            <text:p>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g 26, 2020</text:p>
          </table:table-cell>
          <table:table-cell office:value-type="float" office:value="3.28" calcext:value-type="float">
            <text:p>3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g 25, 2020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g 24, 2020</text:p>
          </table:table-cell>
          <table:table-cell office:value-type="float" office:value="3.25" calcext:value-type="float">
            <text:p>3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g 21, 2020</text:p>
          </table:table-cell>
          <table:table-cell office:value-type="float" office:value="3.19" calcext:value-type="float">
            <text:p>3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g 20, 2020</text:p>
          </table:table-cell>
          <table:table-cell office:value-type="float" office:value="3.17" calcext:value-type="float">
            <text:p>3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g 19, 2020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g 18, 2020</text:p>
          </table:table-cell>
          <table:table-cell office:value-type="float" office:value="3.29" calcext:value-type="float">
            <text:p>3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g 17, 2020</text:p>
          </table:table-cell>
          <table:table-cell office:value-type="float" office:value="3.31" calcext:value-type="float">
            <text:p>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g 14, 2020</text:p>
          </table:table-cell>
          <table:table-cell office:value-type="float" office:value="3.3" calcext:value-type="float">
            <text:p>3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g 13, 2020</text:p>
          </table:table-cell>
          <table:table-cell office:value-type="float" office:value="3.29" calcext:value-type="float">
            <text:p>3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g 12, 2020</text:p>
          </table:table-cell>
          <table:table-cell office:value-type="float" office:value="3.32" calcext:value-type="float">
            <text:p>3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g 11, 2020</text:p>
          </table:table-cell>
          <table:table-cell office:value-type="float" office:value="3.31" calcext:value-type="float">
            <text:p>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g 10, 2020</text:p>
          </table:table-cell>
          <table:table-cell office:value-type="float" office:value="3.32" calcext:value-type="float">
            <text:p>3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g 07, 2020</text:p>
          </table:table-cell>
          <table:table-cell office:value-type="float" office:value="3.3" calcext:value-type="float">
            <text:p>3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g 06, 2020</text:p>
          </table:table-cell>
          <table:table-cell office:value-type="float" office:value="3.3" calcext:value-type="float">
            <text:p>3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g 05, 2020</text:p>
          </table:table-cell>
          <table:table-cell office:value-type="float" office:value="3.3" calcext:value-type="float">
            <text:p>3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g 04, 2020</text:p>
          </table:table-cell>
          <table:table-cell office:value-type="float" office:value="3.3" calcext:value-type="float">
            <text:p>3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g 03, 2020</text:p>
          </table:table-cell>
          <table:table-cell office:value-type="float" office:value="3.3" calcext:value-type="float">
            <text:p>3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l 31, 2020</text:p>
          </table:table-cell>
          <table:table-cell office:value-type="float" office:value="3.31" calcext:value-type="float">
            <text:p>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l 30, 2020</text:p>
          </table:table-cell>
          <table:table-cell office:value-type="float" office:value="3.32" calcext:value-type="float">
            <text:p>3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l 29, 2020</text:p>
          </table:table-cell>
          <table:table-cell office:value-type="float" office:value="3.32" calcext:value-type="float">
            <text:p>3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l 28, 2020</text:p>
          </table:table-cell>
          <table:table-cell office:value-type="float" office:value="3.32" calcext:value-type="float">
            <text:p>3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l 27, 2020</text:p>
          </table:table-cell>
          <table:table-cell office:value-type="float" office:value="3.3" calcext:value-type="float">
            <text:p>3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l 24, 2020</text:p>
          </table:table-cell>
          <table:table-cell office:value-type="float" office:value="3.29" calcext:value-type="float">
            <text:p>3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l 23, 2020</text:p>
          </table:table-cell>
          <table:table-cell office:value-type="float" office:value="3.28" calcext:value-type="float">
            <text:p>3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l 22, 2020</text:p>
          </table:table-cell>
          <table:table-cell office:value-type="float" office:value="3.25" calcext:value-type="float">
            <text:p>3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l 21, 2020</text:p>
          </table:table-cell>
          <table:table-cell office:value-type="float" office:value="3.25" calcext:value-type="float">
            <text:p>3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l 20, 2020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</table:table>
      <table:table table:name="Beta Value" table:style-name="ta1">
        <table:table-column table:style-name="co3" table:default-cell-style-name="ce2"/>
        <table:table-column table:style-name="co4" table:default-cell-style-name="Default"/>
        <table:table-column table:style-name="co5" table:default-cell-style-name="ce1"/>
        <table:table-column table:style-name="co3" table:default-cell-style-name="ce2"/>
        <table:table-column table:style-name="co6" table:default-cell-style-name="Default"/>
        <table:table-column table:style-name="co7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Nifty 50</text:p>
          </table:table-cell>
          <table:table-cell/>
          <table:table-cell table:style-name="Default"/>
          <table:table-cell table:style-name="Default" office:value-type="string" calcext:value-type="string">
            <text:p>ITC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rice</text:p>
          </table:table-cell>
          <table:table-cell table:style-name="Default" office:value-type="string" calcext:value-type="string">
            <text:p>Percentage Change</text:p>
          </table:table-cell>
          <table:table-cell table:style-name="Default" office:value-type="string" calcext:value-type="string">
            <text:p>Date </text:p>
          </table:table-cell>
          <table:table-cell office:value-type="string" calcext:value-type="string">
            <text:p>ltp </text:p>
          </table:table-cell>
          <table:table-cell table:style-name="Default" office:value-type="string" calcext:value-type="string">
            <text:p>Percentage Change</text:p>
          </table:table-cell>
          <table:table-cell/>
          <table:table-cell office:value-type="string" calcext:value-type="string">
            <text:p>Beta</text:p>
          </table:table-cell>
        </table:table-row>
        <table:table-row table:style-name="ro1">
          <table:table-cell office:value-type="string" calcext:value-type="string">
            <text:p>2020-07-20</text:p>
          </table:table-cell>
          <table:table-cell office:value-type="float" office:value="11022.2" calcext:value-type="float">
            <text:p>11022.2</text:p>
          </table:table-cell>
          <table:table-cell table:style-name="Default"/>
          <table:table-cell office:value-type="string" calcext:value-type="string">
            <text:p>2020-07-20</text:p>
          </table:table-cell>
          <table:table-cell office:value-type="float" office:value="192.6" calcext:value-type="float">
            <text:p>192.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20-07-21</text:p>
          </table:table-cell>
          <table:table-cell office:value-type="float" office:value="11162.25" calcext:value-type="float">
            <text:p>11162.25</text:p>
          </table:table-cell>
          <table:table-cell table:formula="of:=[.B4]/[.B3]-1" office:value-type="percentage" office:value="0.0127061748108361" calcext:value-type="percentage">
            <text:p>1.27%</text:p>
          </table:table-cell>
          <table:table-cell office:value-type="string" calcext:value-type="string">
            <text:p>2020-07-21</text:p>
          </table:table-cell>
          <table:table-cell office:value-type="float" office:value="192.3" calcext:value-type="float">
            <text:p>192.3</text:p>
          </table:table-cell>
          <table:table-cell table:formula="of:=[.E4]/[.E3]-1" office:value-type="percentage" office:value="-0.00155763239875384" calcext:value-type="percentage">
            <text:p>-0.16%</text:p>
          </table:table-cell>
          <table:table-cell/>
          <table:table-cell table:formula="of:=COM.MICROSOFT.COVARIANCE.P([.C4:.C253];[.F4:.F253])/COM.MICROSOFT.VAR.P([.C4:.C253])" office:value-type="float" office:value="0.754994533889665" calcext:value-type="float">
            <text:p>0.754994533889665</text:p>
          </table:table-cell>
        </table:table-row>
        <table:table-row table:style-name="ro1">
          <table:table-cell office:value-type="string" calcext:value-type="string">
            <text:p>2020-07-22</text:p>
          </table:table-cell>
          <table:table-cell office:value-type="float" office:value="11132.6" calcext:value-type="float">
            <text:p>11132.6</text:p>
          </table:table-cell>
          <table:table-cell table:formula="of:=[.B5]/[.B4]-1" office:value-type="percentage" office:value="-0.0026562744966292" calcext:value-type="percentage">
            <text:p>-0.27%</text:p>
          </table:table-cell>
          <table:table-cell office:value-type="string" calcext:value-type="string">
            <text:p>2020-07-22</text:p>
          </table:table-cell>
          <table:table-cell office:value-type="float" office:value="196.95" calcext:value-type="float">
            <text:p>196.95</text:p>
          </table:table-cell>
          <table:table-cell table:formula="of:=[.E5]/[.E4]-1" office:value-type="percentage" office:value="0.0241809672386895" calcext:value-type="percentage">
            <text:p>2.4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7-23</text:p>
          </table:table-cell>
          <table:table-cell office:value-type="float" office:value="11215.45" calcext:value-type="float">
            <text:p>11215.45</text:p>
          </table:table-cell>
          <table:table-cell table:formula="of:=[.B6]/[.B5]-1" office:value-type="percentage" office:value="0.00744210696512937" calcext:value-type="percentage">
            <text:p>0.74%</text:p>
          </table:table-cell>
          <table:table-cell office:value-type="string" calcext:value-type="string">
            <text:p>2020-07-23</text:p>
          </table:table-cell>
          <table:table-cell office:value-type="float" office:value="201.2" calcext:value-type="float">
            <text:p>201.2</text:p>
          </table:table-cell>
          <table:table-cell table:formula="of:=[.E6]/[.E5]-1" office:value-type="percentage" office:value="0.0215790809850216" calcext:value-type="percentage">
            <text:p>2.1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7-24</text:p>
          </table:table-cell>
          <table:table-cell office:value-type="float" office:value="11194.15" calcext:value-type="float">
            <text:p>11194.15</text:p>
          </table:table-cell>
          <table:table-cell table:formula="of:=[.B7]/[.B6]-1" office:value-type="percentage" office:value="-0.00189916588277783" calcext:value-type="percentage">
            <text:p>-0.19%</text:p>
          </table:table-cell>
          <table:table-cell office:value-type="string" calcext:value-type="string">
            <text:p>2020-07-24</text:p>
          </table:table-cell>
          <table:table-cell office:value-type="float" office:value="199.85" calcext:value-type="float">
            <text:p>199.85</text:p>
          </table:table-cell>
          <table:table-cell table:formula="of:=[.E7]/[.E6]-1" office:value-type="percentage" office:value="-0.00670974155069581" calcext:value-type="percentage">
            <text:p>-0.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7-27</text:p>
          </table:table-cell>
          <table:table-cell office:value-type="float" office:value="11131.8" calcext:value-type="float">
            <text:p>11131.8</text:p>
          </table:table-cell>
          <table:table-cell table:formula="of:=[.B8]/[.B7]-1" office:value-type="percentage" office:value="-0.00556987355002392" calcext:value-type="percentage">
            <text:p>-0.56%</text:p>
          </table:table-cell>
          <table:table-cell office:value-type="string" calcext:value-type="string">
            <text:p>2020-07-27</text:p>
          </table:table-cell>
          <table:table-cell office:value-type="float" office:value="195.8" calcext:value-type="float">
            <text:p>195.8</text:p>
          </table:table-cell>
          <table:table-cell table:formula="of:=[.E8]/[.E7]-1" office:value-type="percentage" office:value="-0.0202651988991743" calcext:value-type="percentage">
            <text:p>-2.0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7-28</text:p>
          </table:table-cell>
          <table:table-cell office:value-type="float" office:value="11300.55" calcext:value-type="float">
            <text:p>11300.55</text:p>
          </table:table-cell>
          <table:table-cell table:formula="of:=[.B9]/[.B8]-1" office:value-type="percentage" office:value="0.015159273432868" calcext:value-type="percentage">
            <text:p>1.52%</text:p>
          </table:table-cell>
          <table:table-cell office:value-type="string" calcext:value-type="string">
            <text:p>2020-07-28</text:p>
          </table:table-cell>
          <table:table-cell office:value-type="float" office:value="195.7" calcext:value-type="float">
            <text:p>195.7</text:p>
          </table:table-cell>
          <table:table-cell table:formula="of:=[.E9]/[.E8]-1" office:value-type="percentage" office:value="-0.000510725229826425" calcext:value-type="percentage">
            <text:p>-0.0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7-29</text:p>
          </table:table-cell>
          <table:table-cell office:value-type="float" office:value="11202.85" calcext:value-type="float">
            <text:p>11202.85</text:p>
          </table:table-cell>
          <table:table-cell table:formula="of:=[.B10]/[.B9]-1" office:value-type="percentage" office:value="-0.00864559689572619" calcext:value-type="percentage">
            <text:p>-0.86%</text:p>
          </table:table-cell>
          <table:table-cell office:value-type="string" calcext:value-type="string">
            <text:p>2020-07-29</text:p>
          </table:table-cell>
          <table:table-cell office:value-type="float" office:value="196.8" calcext:value-type="float">
            <text:p>196.8</text:p>
          </table:table-cell>
          <table:table-cell table:formula="of:=[.E10]/[.E9]-1" office:value-type="percentage" office:value="0.00562084823709763" calcext:value-type="percentage">
            <text:p>0.5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7-30</text:p>
          </table:table-cell>
          <table:table-cell office:value-type="float" office:value="11102.15" calcext:value-type="float">
            <text:p>11102.15</text:p>
          </table:table-cell>
          <table:table-cell table:formula="of:=[.B11]/[.B10]-1" office:value-type="percentage" office:value="-0.00898878410404502" calcext:value-type="percentage">
            <text:p>-0.90%</text:p>
          </table:table-cell>
          <table:table-cell office:value-type="string" calcext:value-type="string">
            <text:p>2020-07-30</text:p>
          </table:table-cell>
          <table:table-cell office:value-type="float" office:value="193.5" calcext:value-type="float">
            <text:p>193.5</text:p>
          </table:table-cell>
          <table:table-cell table:formula="of:=[.E11]/[.E10]-1" office:value-type="percentage" office:value="-0.0167682926829269" calcext:value-type="percentage">
            <text:p>-1.6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11073.45" calcext:value-type="float">
            <text:p>11073.45</text:p>
          </table:table-cell>
          <table:table-cell table:formula="of:=[.B12]/[.B11]-1" office:value-type="percentage" office:value="-0.00258508487094833" calcext:value-type="percentage">
            <text:p>-0.26%</text:p>
          </table:table-cell>
          <table:table-cell office:value-type="string" calcext:value-type="string">
            <text:p>2020-07-31</text:p>
          </table:table-cell>
          <table:table-cell office:value-type="float" office:value="194.1" calcext:value-type="float">
            <text:p>194.1</text:p>
          </table:table-cell>
          <table:table-cell table:formula="of:=[.E12]/[.E11]-1" office:value-type="percentage" office:value="0.00310077519379837" calcext:value-type="percentage">
            <text:p>0.3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8-03</text:p>
          </table:table-cell>
          <table:table-cell office:value-type="float" office:value="10891.6" calcext:value-type="float">
            <text:p>10891.6</text:p>
          </table:table-cell>
          <table:table-cell table:formula="of:=[.B13]/[.B12]-1" office:value-type="percentage" office:value="-0.0164221629212216" calcext:value-type="percentage">
            <text:p>-1.64%</text:p>
          </table:table-cell>
          <table:table-cell office:value-type="string" calcext:value-type="string">
            <text:p>2020-08-03</text:p>
          </table:table-cell>
          <table:table-cell office:value-type="float" office:value="192.95" calcext:value-type="float">
            <text:p>192.95</text:p>
          </table:table-cell>
          <table:table-cell table:formula="of:=[.E13]/[.E12]-1" office:value-type="percentage" office:value="-0.00592478104070071" calcext:value-type="percentage">
            <text:p>-0.5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8-04</text:p>
          </table:table-cell>
          <table:table-cell office:value-type="float" office:value="11095.25" calcext:value-type="float">
            <text:p>11095.25</text:p>
          </table:table-cell>
          <table:table-cell table:formula="of:=[.B14]/[.B13]-1" office:value-type="percentage" office:value="0.0186978956259869" calcext:value-type="percentage">
            <text:p>1.87%</text:p>
          </table:table-cell>
          <table:table-cell office:value-type="string" calcext:value-type="string">
            <text:p>2020-08-04</text:p>
          </table:table-cell>
          <table:table-cell office:value-type="float" office:value="193.8" calcext:value-type="float">
            <text:p>193.8</text:p>
          </table:table-cell>
          <table:table-cell table:formula="of:=[.E14]/[.E13]-1" office:value-type="percentage" office:value="0.00440528634361237" calcext:value-type="percentage">
            <text:p>0.4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8-05</text:p>
          </table:table-cell>
          <table:table-cell office:value-type="float" office:value="11101.65" calcext:value-type="float">
            <text:p>11101.65</text:p>
          </table:table-cell>
          <table:table-cell table:formula="of:=[.B15]/[.B14]-1" office:value-type="percentage" office:value="0.000576823415425531" calcext:value-type="percentage">
            <text:p>0.06%</text:p>
          </table:table-cell>
          <table:table-cell office:value-type="string" calcext:value-type="string">
            <text:p>2020-08-05</text:p>
          </table:table-cell>
          <table:table-cell office:value-type="float" office:value="192.8" calcext:value-type="float">
            <text:p>192.8</text:p>
          </table:table-cell>
          <table:table-cell table:formula="of:=[.E15]/[.E14]-1" office:value-type="percentage" office:value="-0.00515995872033026" calcext:value-type="percentage">
            <text:p>-0.5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8-06</text:p>
          </table:table-cell>
          <table:table-cell office:value-type="float" office:value="11200.15" calcext:value-type="float">
            <text:p>11200.15</text:p>
          </table:table-cell>
          <table:table-cell table:formula="of:=[.B16]/[.B15]-1" office:value-type="percentage" office:value="0.00887255498056594" calcext:value-type="percentage">
            <text:p>0.89%</text:p>
          </table:table-cell>
          <table:table-cell office:value-type="string" calcext:value-type="string">
            <text:p>2020-08-06</text:p>
          </table:table-cell>
          <table:table-cell office:value-type="float" office:value="195.2" calcext:value-type="float">
            <text:p>195.2</text:p>
          </table:table-cell>
          <table:table-cell table:formula="of:=[.E16]/[.E15]-1" office:value-type="percentage" office:value="0.0124481327800829" calcext:value-type="percentage">
            <text:p>1.2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8-07</text:p>
          </table:table-cell>
          <table:table-cell office:value-type="float" office:value="11214.05" calcext:value-type="float">
            <text:p>11214.05</text:p>
          </table:table-cell>
          <table:table-cell table:formula="of:=[.B17]/[.B16]-1" office:value-type="percentage" office:value="0.00124105480730163" calcext:value-type="percentage">
            <text:p>0.12%</text:p>
          </table:table-cell>
          <table:table-cell office:value-type="string" calcext:value-type="string">
            <text:p>2020-08-07</text:p>
          </table:table-cell>
          <table:table-cell office:value-type="float" office:value="196" calcext:value-type="float">
            <text:p>196</text:p>
          </table:table-cell>
          <table:table-cell table:formula="of:=[.E17]/[.E16]-1" office:value-type="percentage" office:value="0.00409836065573765" calcext:value-type="percentage">
            <text:p>0.4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8-10</text:p>
          </table:table-cell>
          <table:table-cell office:value-type="float" office:value="11270.15" calcext:value-type="float">
            <text:p>11270.15</text:p>
          </table:table-cell>
          <table:table-cell table:formula="of:=[.B18]/[.B17]-1" office:value-type="percentage" office:value="0.00500265292200419" calcext:value-type="percentage">
            <text:p>0.50%</text:p>
          </table:table-cell>
          <table:table-cell office:value-type="string" calcext:value-type="string">
            <text:p>2020-08-10</text:p>
          </table:table-cell>
          <table:table-cell office:value-type="float" office:value="199.45" calcext:value-type="float">
            <text:p>199.45</text:p>
          </table:table-cell>
          <table:table-cell table:formula="of:=[.E18]/[.E17]-1" office:value-type="percentage" office:value="0.0176020408163264" calcext:value-type="percentage">
            <text:p>1.7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8-11</text:p>
          </table:table-cell>
          <table:table-cell office:value-type="float" office:value="11322.5" calcext:value-type="float">
            <text:p>11322.5</text:p>
          </table:table-cell>
          <table:table-cell table:formula="of:=[.B19]/[.B18]-1" office:value-type="percentage" office:value="0.00464501359786707" calcext:value-type="percentage">
            <text:p>0.46%</text:p>
          </table:table-cell>
          <table:table-cell office:value-type="string" calcext:value-type="string">
            <text:p>2020-08-11</text:p>
          </table:table-cell>
          <table:table-cell office:value-type="float" office:value="203.4" calcext:value-type="float">
            <text:p>203.4</text:p>
          </table:table-cell>
          <table:table-cell table:formula="of:=[.E19]/[.E18]-1" office:value-type="percentage" office:value="0.0198044622712461" calcext:value-type="percentage">
            <text:p>1.9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8-12</text:p>
          </table:table-cell>
          <table:table-cell office:value-type="float" office:value="11308.4" calcext:value-type="float">
            <text:p>11308.4</text:p>
          </table:table-cell>
          <table:table-cell table:formula="of:=[.B20]/[.B19]-1" office:value-type="percentage" office:value="-0.00124530801501443" calcext:value-type="percentage">
            <text:p>-0.12%</text:p>
          </table:table-cell>
          <table:table-cell office:value-type="string" calcext:value-type="string">
            <text:p>2020-08-12</text:p>
          </table:table-cell>
          <table:table-cell office:value-type="float" office:value="204.3" calcext:value-type="float">
            <text:p>204.3</text:p>
          </table:table-cell>
          <table:table-cell table:formula="of:=[.E20]/[.E19]-1" office:value-type="percentage" office:value="0.00442477876106207" calcext:value-type="percentage">
            <text:p>0.4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8-13</text:p>
          </table:table-cell>
          <table:table-cell office:value-type="float" office:value="11300.45" calcext:value-type="float">
            <text:p>11300.45</text:p>
          </table:table-cell>
          <table:table-cell table:formula="of:=[.B21]/[.B20]-1" office:value-type="percentage" office:value="-0.000703017226132641" calcext:value-type="percentage">
            <text:p>-0.07%</text:p>
          </table:table-cell>
          <table:table-cell office:value-type="string" calcext:value-type="string">
            <text:p>2020-08-13</text:p>
          </table:table-cell>
          <table:table-cell office:value-type="float" office:value="201.3" calcext:value-type="float">
            <text:p>201.3</text:p>
          </table:table-cell>
          <table:table-cell table:formula="of:=[.E21]/[.E20]-1" office:value-type="percentage" office:value="-0.0146842878120411" calcext:value-type="percentage">
            <text:p>-1.4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8-14</text:p>
          </table:table-cell>
          <table:table-cell office:value-type="float" office:value="11178.4" calcext:value-type="float">
            <text:p>11178.4</text:p>
          </table:table-cell>
          <table:table-cell table:formula="of:=[.B22]/[.B21]-1" office:value-type="percentage" office:value="-0.0108004548491433" calcext:value-type="percentage">
            <text:p>-1.08%</text:p>
          </table:table-cell>
          <table:table-cell office:value-type="string" calcext:value-type="string">
            <text:p>2020-08-14</text:p>
          </table:table-cell>
          <table:table-cell office:value-type="float" office:value="196.55" calcext:value-type="float">
            <text:p>196.55</text:p>
          </table:table-cell>
          <table:table-cell table:formula="of:=[.E22]/[.E21]-1" office:value-type="percentage" office:value="-0.0235966219572777" calcext:value-type="percentage">
            <text:p>-2.3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8-17</text:p>
          </table:table-cell>
          <table:table-cell office:value-type="float" office:value="11247.1" calcext:value-type="float">
            <text:p>11247.1</text:p>
          </table:table-cell>
          <table:table-cell table:formula="of:=[.B23]/[.B22]-1" office:value-type="percentage" office:value="0.00614578114935949" calcext:value-type="percentage">
            <text:p>0.61%</text:p>
          </table:table-cell>
          <table:table-cell office:value-type="string" calcext:value-type="string">
            <text:p>2020-08-17</text:p>
          </table:table-cell>
          <table:table-cell office:value-type="float" office:value="198.65" calcext:value-type="float">
            <text:p>198.65</text:p>
          </table:table-cell>
          <table:table-cell table:formula="of:=[.E23]/[.E22]-1" office:value-type="percentage" office:value="0.0106843042482829" calcext:value-type="percentage">
            <text:p>1.0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8-18</text:p>
          </table:table-cell>
          <table:table-cell office:value-type="float" office:value="11385.35" calcext:value-type="float">
            <text:p>11385.35</text:p>
          </table:table-cell>
          <table:table-cell table:formula="of:=[.B24]/[.B23]-1" office:value-type="percentage" office:value="0.0122920575081578" calcext:value-type="percentage">
            <text:p>1.23%</text:p>
          </table:table-cell>
          <table:table-cell office:value-type="string" calcext:value-type="string">
            <text:p>2020-08-18</text:p>
          </table:table-cell>
          <table:table-cell office:value-type="float" office:value="198.8" calcext:value-type="float">
            <text:p>198.8</text:p>
          </table:table-cell>
          <table:table-cell table:formula="of:=[.E24]/[.E23]-1" office:value-type="percentage" office:value="0.000755096904102803" calcext:value-type="percentage">
            <text:p>0.0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8-19</text:p>
          </table:table-cell>
          <table:table-cell office:value-type="float" office:value="11408.4" calcext:value-type="float">
            <text:p>11408.4</text:p>
          </table:table-cell>
          <table:table-cell table:formula="of:=[.B25]/[.B24]-1" office:value-type="percentage" office:value="0.00202453152516169" calcext:value-type="percentage">
            <text:p>0.20%</text:p>
          </table:table-cell>
          <table:table-cell office:value-type="string" calcext:value-type="string">
            <text:p>2020-08-19</text:p>
          </table:table-cell>
          <table:table-cell office:value-type="float" office:value="198.6" calcext:value-type="float">
            <text:p>198.6</text:p>
          </table:table-cell>
          <table:table-cell table:formula="of:=[.E25]/[.E24]-1" office:value-type="percentage" office:value="-0.00100603621730389" calcext:value-type="percentage">
            <text:p>-0.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8-20</text:p>
          </table:table-cell>
          <table:table-cell office:value-type="float" office:value="11312.2" calcext:value-type="float">
            <text:p>11312.2</text:p>
          </table:table-cell>
          <table:table-cell table:formula="of:=[.B26]/[.B25]-1" office:value-type="percentage" office:value="-0.00843238315627071" calcext:value-type="percentage">
            <text:p>-0.84%</text:p>
          </table:table-cell>
          <table:table-cell office:value-type="string" calcext:value-type="string">
            <text:p>2020-08-20</text:p>
          </table:table-cell>
          <table:table-cell office:value-type="float" office:value="196" calcext:value-type="float">
            <text:p>196</text:p>
          </table:table-cell>
          <table:table-cell table:formula="of:=[.E26]/[.E25]-1" office:value-type="percentage" office:value="-0.013091641490433" calcext:value-type="percentage">
            <text:p>-1.3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8-21</text:p>
          </table:table-cell>
          <table:table-cell office:value-type="float" office:value="11371.6" calcext:value-type="float">
            <text:p>11371.6</text:p>
          </table:table-cell>
          <table:table-cell table:formula="of:=[.B27]/[.B26]-1" office:value-type="percentage" office:value="0.0052509679814714" calcext:value-type="percentage">
            <text:p>0.53%</text:p>
          </table:table-cell>
          <table:table-cell office:value-type="string" calcext:value-type="string">
            <text:p>2020-08-21</text:p>
          </table:table-cell>
          <table:table-cell office:value-type="float" office:value="197.2" calcext:value-type="float">
            <text:p>197.2</text:p>
          </table:table-cell>
          <table:table-cell table:formula="of:=[.E27]/[.E26]-1" office:value-type="percentage" office:value="0.00612244897959169" calcext:value-type="percentage">
            <text:p>0.6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8-24</text:p>
          </table:table-cell>
          <table:table-cell office:value-type="float" office:value="11466.45" calcext:value-type="float">
            <text:p>11466.45</text:p>
          </table:table-cell>
          <table:table-cell table:formula="of:=[.B28]/[.B27]-1" office:value-type="percentage" office:value="0.008340954658975" calcext:value-type="percentage">
            <text:p>0.83%</text:p>
          </table:table-cell>
          <table:table-cell office:value-type="string" calcext:value-type="string">
            <text:p>2020-08-24</text:p>
          </table:table-cell>
          <table:table-cell office:value-type="float" office:value="197.5" calcext:value-type="float">
            <text:p>197.5</text:p>
          </table:table-cell>
          <table:table-cell table:formula="of:=[.E28]/[.E27]-1" office:value-type="percentage" office:value="0.00152129817444235" calcext:value-type="percentage">
            <text:p>0.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8-25</text:p>
          </table:table-cell>
          <table:table-cell office:value-type="float" office:value="11472.25" calcext:value-type="float">
            <text:p>11472.25</text:p>
          </table:table-cell>
          <table:table-cell table:formula="of:=[.B29]/[.B28]-1" office:value-type="percentage" office:value="0.000505823511200099" calcext:value-type="percentage">
            <text:p>0.05%</text:p>
          </table:table-cell>
          <table:table-cell office:value-type="string" calcext:value-type="string">
            <text:p>2020-08-25</text:p>
          </table:table-cell>
          <table:table-cell office:value-type="float" office:value="195.7" calcext:value-type="float">
            <text:p>195.7</text:p>
          </table:table-cell>
          <table:table-cell table:formula="of:=[.E29]/[.E28]-1" office:value-type="percentage" office:value="-0.00911392405063294" calcext:value-type="percentage">
            <text:p>-0.9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8-26</text:p>
          </table:table-cell>
          <table:table-cell office:value-type="float" office:value="11549.6" calcext:value-type="float">
            <text:p>11549.6</text:p>
          </table:table-cell>
          <table:table-cell table:formula="of:=[.B30]/[.B29]-1" office:value-type="percentage" office:value="0.00674235655603739" calcext:value-type="percentage">
            <text:p>0.67%</text:p>
          </table:table-cell>
          <table:table-cell office:value-type="string" calcext:value-type="string">
            <text:p>2020-08-26</text:p>
          </table:table-cell>
          <table:table-cell office:value-type="float" office:value="195" calcext:value-type="float">
            <text:p>195</text:p>
          </table:table-cell>
          <table:table-cell table:formula="of:=[.E30]/[.E29]-1" office:value-type="percentage" office:value="-0.0035769034236075" calcext:value-type="percentage">
            <text:p>-0.3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8-27</text:p>
          </table:table-cell>
          <table:table-cell office:value-type="float" office:value="11559.25" calcext:value-type="float">
            <text:p>11559.25</text:p>
          </table:table-cell>
          <table:table-cell table:formula="of:=[.B31]/[.B30]-1" office:value-type="percentage" office:value="0.000835526771489903" calcext:value-type="percentage">
            <text:p>0.08%</text:p>
          </table:table-cell>
          <table:table-cell office:value-type="string" calcext:value-type="string">
            <text:p>2020-08-27</text:p>
          </table:table-cell>
          <table:table-cell office:value-type="float" office:value="194.35" calcext:value-type="float">
            <text:p>194.35</text:p>
          </table:table-cell>
          <table:table-cell table:formula="of:=[.E31]/[.E30]-1" office:value-type="percentage" office:value="-0.00333333333333341" calcext:value-type="percentage">
            <text:p>-0.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8-28</text:p>
          </table:table-cell>
          <table:table-cell office:value-type="float" office:value="11647.6" calcext:value-type="float">
            <text:p>11647.6</text:p>
          </table:table-cell>
          <table:table-cell table:formula="of:=[.B32]/[.B31]-1" office:value-type="percentage" office:value="0.00764322944827733" calcext:value-type="percentage">
            <text:p>0.76%</text:p>
          </table:table-cell>
          <table:table-cell office:value-type="string" calcext:value-type="string">
            <text:p>2020-08-28</text:p>
          </table:table-cell>
          <table:table-cell office:value-type="float" office:value="195.85" calcext:value-type="float">
            <text:p>195.85</text:p>
          </table:table-cell>
          <table:table-cell table:formula="of:=[.E32]/[.E31]-1" office:value-type="percentage" office:value="0.00771803447388741" calcext:value-type="percentage">
            <text:p>0.7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8-31</text:p>
          </table:table-cell>
          <table:table-cell office:value-type="float" office:value="11387.5" calcext:value-type="float">
            <text:p>11387.5</text:p>
          </table:table-cell>
          <table:table-cell table:formula="of:=[.B33]/[.B32]-1" office:value-type="percentage" office:value="-0.0223307805899928" calcext:value-type="percentage">
            <text:p>-2.23%</text:p>
          </table:table-cell>
          <table:table-cell office:value-type="string" calcext:value-type="string">
            <text:p>2020-08-31</text:p>
          </table:table-cell>
          <table:table-cell office:value-type="float" office:value="190.9" calcext:value-type="float">
            <text:p>190.9</text:p>
          </table:table-cell>
          <table:table-cell table:formula="of:=[.E33]/[.E32]-1" office:value-type="percentage" office:value="-0.0252744447281081" calcext:value-type="percentage">
            <text:p>-2.5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9-01</text:p>
          </table:table-cell>
          <table:table-cell office:value-type="float" office:value="11470.25" calcext:value-type="float">
            <text:p>11470.25</text:p>
          </table:table-cell>
          <table:table-cell table:formula="of:=[.B34]/[.B33]-1" office:value-type="percentage" office:value="0.00726673984632265" calcext:value-type="percentage">
            <text:p>0.73%</text:p>
          </table:table-cell>
          <table:table-cell office:value-type="string" calcext:value-type="string">
            <text:p>2020-09-01</text:p>
          </table:table-cell>
          <table:table-cell office:value-type="float" office:value="191.3" calcext:value-type="float">
            <text:p>191.3</text:p>
          </table:table-cell>
          <table:table-cell table:formula="of:=[.E34]/[.E33]-1" office:value-type="percentage" office:value="0.00209533787323202" calcext:value-type="percentage">
            <text:p>0.2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9-02</text:p>
          </table:table-cell>
          <table:table-cell office:value-type="float" office:value="11535" calcext:value-type="float">
            <text:p>11535</text:p>
          </table:table-cell>
          <table:table-cell table:formula="of:=[.B35]/[.B34]-1" office:value-type="percentage" office:value="0.00564503825112794" calcext:value-type="percentage">
            <text:p>0.56%</text:p>
          </table:table-cell>
          <table:table-cell office:value-type="string" calcext:value-type="string">
            <text:p>2020-09-02</text:p>
          </table:table-cell>
          <table:table-cell office:value-type="float" office:value="192.05" calcext:value-type="float">
            <text:p>192.05</text:p>
          </table:table-cell>
          <table:table-cell table:formula="of:=[.E35]/[.E34]-1" office:value-type="percentage" office:value="0.0039205436487193" calcext:value-type="percentage">
            <text:p>0.3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9-03</text:p>
          </table:table-cell>
          <table:table-cell office:value-type="float" office:value="11527.45" calcext:value-type="float">
            <text:p>11527.45</text:p>
          </table:table-cell>
          <table:table-cell table:formula="of:=[.B36]/[.B35]-1" office:value-type="percentage" office:value="-0.000654529692240891" calcext:value-type="percentage">
            <text:p>-0.07%</text:p>
          </table:table-cell>
          <table:table-cell office:value-type="string" calcext:value-type="string">
            <text:p>2020-09-03</text:p>
          </table:table-cell>
          <table:table-cell office:value-type="float" office:value="191.45" calcext:value-type="float">
            <text:p>191.45</text:p>
          </table:table-cell>
          <table:table-cell table:formula="of:=[.E36]/[.E35]-1" office:value-type="percentage" office:value="-0.00312418640978929" calcext:value-type="percentage">
            <text:p>-0.3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9-04</text:p>
          </table:table-cell>
          <table:table-cell office:value-type="float" office:value="11333.85" calcext:value-type="float">
            <text:p>11333.85</text:p>
          </table:table-cell>
          <table:table-cell table:formula="of:=[.B37]/[.B36]-1" office:value-type="percentage" office:value="-0.016794694403359" calcext:value-type="percentage">
            <text:p>-1.68%</text:p>
          </table:table-cell>
          <table:table-cell office:value-type="string" calcext:value-type="string">
            <text:p>2020-09-04</text:p>
          </table:table-cell>
          <table:table-cell office:value-type="float" office:value="187.25" calcext:value-type="float">
            <text:p>187.25</text:p>
          </table:table-cell>
          <table:table-cell table:formula="of:=[.E37]/[.E36]-1" office:value-type="percentage" office:value="-0.0219378427787934" calcext:value-type="percentage">
            <text:p>-2.1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9-07</text:p>
          </table:table-cell>
          <table:table-cell office:value-type="float" office:value="11355.05" calcext:value-type="float">
            <text:p>11355.05</text:p>
          </table:table-cell>
          <table:table-cell table:formula="of:=[.B38]/[.B37]-1" office:value-type="percentage" office:value="0.00187050296236491" calcext:value-type="percentage">
            <text:p>0.19%</text:p>
          </table:table-cell>
          <table:table-cell office:value-type="string" calcext:value-type="string">
            <text:p>2020-09-07</text:p>
          </table:table-cell>
          <table:table-cell office:value-type="float" office:value="190.3" calcext:value-type="float">
            <text:p>190.3</text:p>
          </table:table-cell>
          <table:table-cell table:formula="of:=[.E38]/[.E37]-1" office:value-type="percentage" office:value="0.0162883845126836" calcext:value-type="percentage">
            <text:p>1.6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9-08</text:p>
          </table:table-cell>
          <table:table-cell office:value-type="float" office:value="11317.35" calcext:value-type="float">
            <text:p>11317.35</text:p>
          </table:table-cell>
          <table:table-cell table:formula="of:=[.B39]/[.B38]-1" office:value-type="percentage" office:value="-0.00332010867411403" calcext:value-type="percentage">
            <text:p>-0.33%</text:p>
          </table:table-cell>
          <table:table-cell office:value-type="string" calcext:value-type="string">
            <text:p>2020-09-08</text:p>
          </table:table-cell>
          <table:table-cell office:value-type="float" office:value="188.5" calcext:value-type="float">
            <text:p>188.5</text:p>
          </table:table-cell>
          <table:table-cell table:formula="of:=[.E39]/[.E38]-1" office:value-type="percentage" office:value="-0.0094587493431425" calcext:value-type="percentage">
            <text:p>-0.9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9-09</text:p>
          </table:table-cell>
          <table:table-cell office:value-type="float" office:value="11278" calcext:value-type="float">
            <text:p>11278</text:p>
          </table:table-cell>
          <table:table-cell table:formula="of:=[.B40]/[.B39]-1" office:value-type="percentage" office:value="-0.00347696236309736" calcext:value-type="percentage">
            <text:p>-0.35%</text:p>
          </table:table-cell>
          <table:table-cell office:value-type="string" calcext:value-type="string">
            <text:p>2020-09-09</text:p>
          </table:table-cell>
          <table:table-cell office:value-type="float" office:value="184.25" calcext:value-type="float">
            <text:p>184.25</text:p>
          </table:table-cell>
          <table:table-cell table:formula="of:=[.E40]/[.E39]-1" office:value-type="percentage" office:value="-0.0225464190981433" calcext:value-type="percentage">
            <text:p>-2.2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9-10</text:p>
          </table:table-cell>
          <table:table-cell office:value-type="float" office:value="11449.25" calcext:value-type="float">
            <text:p>11449.25</text:p>
          </table:table-cell>
          <table:table-cell table:formula="of:=[.B41]/[.B40]-1" office:value-type="percentage" office:value="0.0151844298634509" calcext:value-type="percentage">
            <text:p>1.52%</text:p>
          </table:table-cell>
          <table:table-cell office:value-type="string" calcext:value-type="string">
            <text:p>2020-09-10</text:p>
          </table:table-cell>
          <table:table-cell office:value-type="float" office:value="185.05" calcext:value-type="float">
            <text:p>185.05</text:p>
          </table:table-cell>
          <table:table-cell table:formula="of:=[.E41]/[.E40]-1" office:value-type="percentage" office:value="0.00434192672998646" calcext:value-type="percentage">
            <text:p>0.4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9-11</text:p>
          </table:table-cell>
          <table:table-cell office:value-type="float" office:value="11464.45" calcext:value-type="float">
            <text:p>11464.45</text:p>
          </table:table-cell>
          <table:table-cell table:formula="of:=[.B42]/[.B41]-1" office:value-type="percentage" office:value="0.0013275978775904" calcext:value-type="percentage">
            <text:p>0.13%</text:p>
          </table:table-cell>
          <table:table-cell office:value-type="string" calcext:value-type="string">
            <text:p>2020-09-11</text:p>
          </table:table-cell>
          <table:table-cell office:value-type="float" office:value="184" calcext:value-type="float">
            <text:p>184</text:p>
          </table:table-cell>
          <table:table-cell table:formula="of:=[.E42]/[.E41]-1" office:value-type="percentage" office:value="-0.00567414212375039" calcext:value-type="percentage">
            <text:p>-0.5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9-14</text:p>
          </table:table-cell>
          <table:table-cell office:value-type="float" office:value="11440.05" calcext:value-type="float">
            <text:p>11440.05</text:p>
          </table:table-cell>
          <table:table-cell table:formula="of:=[.B43]/[.B42]-1" office:value-type="percentage" office:value="-0.00212831841039052" calcext:value-type="percentage">
            <text:p>-0.21%</text:p>
          </table:table-cell>
          <table:table-cell office:value-type="string" calcext:value-type="string">
            <text:p>2020-09-14</text:p>
          </table:table-cell>
          <table:table-cell office:value-type="float" office:value="183.25" calcext:value-type="float">
            <text:p>183.25</text:p>
          </table:table-cell>
          <table:table-cell table:formula="of:=[.E43]/[.E42]-1" office:value-type="percentage" office:value="-0.00407608695652173" calcext:value-type="percentage">
            <text:p>-0.4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9-15</text:p>
          </table:table-cell>
          <table:table-cell office:value-type="float" office:value="11521.8" calcext:value-type="float">
            <text:p>11521.8</text:p>
          </table:table-cell>
          <table:table-cell table:formula="of:=[.B44]/[.B43]-1" office:value-type="percentage" office:value="0.00714594778868971" calcext:value-type="percentage">
            <text:p>0.71%</text:p>
          </table:table-cell>
          <table:table-cell office:value-type="string" calcext:value-type="string">
            <text:p>2020-09-15</text:p>
          </table:table-cell>
          <table:table-cell office:value-type="float" office:value="181.85" calcext:value-type="float">
            <text:p>181.85</text:p>
          </table:table-cell>
          <table:table-cell table:formula="of:=[.E44]/[.E43]-1" office:value-type="percentage" office:value="-0.00763983628922238" calcext:value-type="percentage">
            <text:p>-0.7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9-16</text:p>
          </table:table-cell>
          <table:table-cell office:value-type="float" office:value="11604.55" calcext:value-type="float">
            <text:p>11604.55</text:p>
          </table:table-cell>
          <table:table-cell table:formula="of:=[.B45]/[.B44]-1" office:value-type="percentage" office:value="0.00718203752885827" calcext:value-type="percentage">
            <text:p>0.72%</text:p>
          </table:table-cell>
          <table:table-cell office:value-type="string" calcext:value-type="string">
            <text:p>2020-09-16</text:p>
          </table:table-cell>
          <table:table-cell office:value-type="float" office:value="180.6" calcext:value-type="float">
            <text:p>180.6</text:p>
          </table:table-cell>
          <table:table-cell table:formula="of:=[.E45]/[.E44]-1" office:value-type="percentage" office:value="-0.00687379708551006" calcext:value-type="percentage">
            <text:p>-0.6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9-17</text:p>
          </table:table-cell>
          <table:table-cell office:value-type="float" office:value="11516.1" calcext:value-type="float">
            <text:p>11516.1</text:p>
          </table:table-cell>
          <table:table-cell table:formula="of:=[.B46]/[.B45]-1" office:value-type="percentage" office:value="-0.00762201033215415" calcext:value-type="percentage">
            <text:p>-0.76%</text:p>
          </table:table-cell>
          <table:table-cell office:value-type="string" calcext:value-type="string">
            <text:p>2020-09-17</text:p>
          </table:table-cell>
          <table:table-cell office:value-type="float" office:value="178.35" calcext:value-type="float">
            <text:p>178.35</text:p>
          </table:table-cell>
          <table:table-cell table:formula="of:=[.E46]/[.E45]-1" office:value-type="percentage" office:value="-0.0124584717607974" calcext:value-type="percentage">
            <text:p>-1.2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9-18</text:p>
          </table:table-cell>
          <table:table-cell office:value-type="float" office:value="11504.95" calcext:value-type="float">
            <text:p>11504.95</text:p>
          </table:table-cell>
          <table:table-cell table:formula="of:=[.B47]/[.B46]-1" office:value-type="percentage" office:value="-0.00096820972377798" calcext:value-type="percentage">
            <text:p>-0.10%</text:p>
          </table:table-cell>
          <table:table-cell office:value-type="string" calcext:value-type="string">
            <text:p>2020-09-18</text:p>
          </table:table-cell>
          <table:table-cell office:value-type="float" office:value="179.5" calcext:value-type="float">
            <text:p>179.5</text:p>
          </table:table-cell>
          <table:table-cell table:formula="of:=[.E47]/[.E46]-1" office:value-type="percentage" office:value="0.00644799551443787" calcext:value-type="percentage">
            <text:p>0.6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9-21</text:p>
          </table:table-cell>
          <table:table-cell office:value-type="float" office:value="11250.55" calcext:value-type="float">
            <text:p>11250.55</text:p>
          </table:table-cell>
          <table:table-cell table:formula="of:=[.B48]/[.B47]-1" office:value-type="percentage" office:value="-0.0221122212612833" calcext:value-type="percentage">
            <text:p>-2.21%</text:p>
          </table:table-cell>
          <table:table-cell office:value-type="string" calcext:value-type="string">
            <text:p>2020-09-21</text:p>
          </table:table-cell>
          <table:table-cell office:value-type="float" office:value="175.3" calcext:value-type="float">
            <text:p>175.3</text:p>
          </table:table-cell>
          <table:table-cell table:formula="of:=[.E48]/[.E47]-1" office:value-type="percentage" office:value="-0.0233983286908077" calcext:value-type="percentage">
            <text:p>-2.3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9-22</text:p>
          </table:table-cell>
          <table:table-cell office:value-type="float" office:value="11153.65" calcext:value-type="float">
            <text:p>11153.65</text:p>
          </table:table-cell>
          <table:table-cell table:formula="of:=[.B49]/[.B48]-1" office:value-type="percentage" office:value="-0.00861291225762295" calcext:value-type="percentage">
            <text:p>-0.86%</text:p>
          </table:table-cell>
          <table:table-cell office:value-type="string" calcext:value-type="string">
            <text:p>2020-09-22</text:p>
          </table:table-cell>
          <table:table-cell office:value-type="float" office:value="174" calcext:value-type="float">
            <text:p>174</text:p>
          </table:table-cell>
          <table:table-cell table:formula="of:=[.E49]/[.E48]-1" office:value-type="percentage" office:value="-0.00741585852823734" calcext:value-type="percentage">
            <text:p>-0.7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9-23</text:p>
          </table:table-cell>
          <table:table-cell office:value-type="float" office:value="11131.85" calcext:value-type="float">
            <text:p>11131.85</text:p>
          </table:table-cell>
          <table:table-cell table:formula="of:=[.B50]/[.B49]-1" office:value-type="percentage" office:value="-0.00195451713116324" calcext:value-type="percentage">
            <text:p>-0.20%</text:p>
          </table:table-cell>
          <table:table-cell office:value-type="string" calcext:value-type="string">
            <text:p>2020-09-23</text:p>
          </table:table-cell>
          <table:table-cell office:value-type="float" office:value="173.1" calcext:value-type="float">
            <text:p>173.1</text:p>
          </table:table-cell>
          <table:table-cell table:formula="of:=[.E50]/[.E49]-1" office:value-type="percentage" office:value="-0.00517241379310351" calcext:value-type="percentage">
            <text:p>-0.5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9-24</text:p>
          </table:table-cell>
          <table:table-cell office:value-type="float" office:value="10805.55" calcext:value-type="float">
            <text:p>10805.55</text:p>
          </table:table-cell>
          <table:table-cell table:formula="of:=[.B51]/[.B50]-1" office:value-type="percentage" office:value="-0.0293122886133034" calcext:value-type="percentage">
            <text:p>-2.93%</text:p>
          </table:table-cell>
          <table:table-cell office:value-type="string" calcext:value-type="string">
            <text:p>2020-09-24</text:p>
          </table:table-cell>
          <table:table-cell office:value-type="float" office:value="167.4" calcext:value-type="float">
            <text:p>167.4</text:p>
          </table:table-cell>
          <table:table-cell table:formula="of:=[.E51]/[.E50]-1" office:value-type="percentage" office:value="-0.0329289428076256" calcext:value-type="percentage">
            <text:p>-3.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9-25</text:p>
          </table:table-cell>
          <table:table-cell office:value-type="float" office:value="11050.25" calcext:value-type="float">
            <text:p>11050.25</text:p>
          </table:table-cell>
          <table:table-cell table:formula="of:=[.B52]/[.B51]-1" office:value-type="percentage" office:value="0.0226457699978253" calcext:value-type="percentage">
            <text:p>2.26%</text:p>
          </table:table-cell>
          <table:table-cell office:value-type="string" calcext:value-type="string">
            <text:p>2020-09-25</text:p>
          </table:table-cell>
          <table:table-cell office:value-type="float" office:value="171.15" calcext:value-type="float">
            <text:p>171.15</text:p>
          </table:table-cell>
          <table:table-cell table:formula="of:=[.E52]/[.E51]-1" office:value-type="percentage" office:value="0.0224014336917562" calcext:value-type="percentage">
            <text:p>2.2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9-28</text:p>
          </table:table-cell>
          <table:table-cell office:value-type="float" office:value="11227.55" calcext:value-type="float">
            <text:p>11227.55</text:p>
          </table:table-cell>
          <table:table-cell table:formula="of:=[.B53]/[.B52]-1" office:value-type="percentage" office:value="0.0160448858623108" calcext:value-type="percentage">
            <text:p>1.60%</text:p>
          </table:table-cell>
          <table:table-cell office:value-type="string" calcext:value-type="string">
            <text:p>2020-09-28</text:p>
          </table:table-cell>
          <table:table-cell office:value-type="float" office:value="173.65" calcext:value-type="float">
            <text:p>173.65</text:p>
          </table:table-cell>
          <table:table-cell table:formula="of:=[.E53]/[.E52]-1" office:value-type="percentage" office:value="0.0146070698217937" calcext:value-type="percentage">
            <text:p>1.4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9-29</text:p>
          </table:table-cell>
          <table:table-cell office:value-type="float" office:value="11222.4" calcext:value-type="float">
            <text:p>11222.4</text:p>
          </table:table-cell>
          <table:table-cell table:formula="of:=[.B54]/[.B53]-1" office:value-type="percentage" office:value="-0.000458693125392373" calcext:value-type="percentage">
            <text:p>-0.05%</text:p>
          </table:table-cell>
          <table:table-cell office:value-type="string" calcext:value-type="string">
            <text:p>2020-09-29</text:p>
          </table:table-cell>
          <table:table-cell office:value-type="float" office:value="169.5" calcext:value-type="float">
            <text:p>169.5</text:p>
          </table:table-cell>
          <table:table-cell table:formula="of:=[.E54]/[.E53]-1" office:value-type="percentage" office:value="-0.0238986467031386" calcext:value-type="percentage">
            <text:p>-2.3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9-30</text:p>
          </table:table-cell>
          <table:table-cell office:value-type="float" office:value="11247.55" calcext:value-type="float">
            <text:p>11247.55</text:p>
          </table:table-cell>
          <table:table-cell table:formula="of:=[.B55]/[.B54]-1" office:value-type="percentage" office:value="0.00224105360707161" calcext:value-type="percentage">
            <text:p>0.22%</text:p>
          </table:table-cell>
          <table:table-cell office:value-type="string" calcext:value-type="string">
            <text:p>2020-09-30</text:p>
          </table:table-cell>
          <table:table-cell office:value-type="float" office:value="171.95" calcext:value-type="float">
            <text:p>171.95</text:p>
          </table:table-cell>
          <table:table-cell table:formula="of:=[.E55]/[.E54]-1" office:value-type="percentage" office:value="0.0144542772861356" calcext:value-type="percentage">
            <text:p>1.4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0-01</text:p>
          </table:table-cell>
          <table:table-cell office:value-type="float" office:value="11416.95" calcext:value-type="float">
            <text:p>11416.95</text:p>
          </table:table-cell>
          <table:table-cell table:formula="of:=[.B56]/[.B55]-1" office:value-type="percentage" office:value="0.0150610577414638" calcext:value-type="percentage">
            <text:p>1.51%</text:p>
          </table:table-cell>
          <table:table-cell office:value-type="string" calcext:value-type="string">
            <text:p>2020-10-01</text:p>
          </table:table-cell>
          <table:table-cell office:value-type="float" office:value="170.9" calcext:value-type="float">
            <text:p>170.9</text:p>
          </table:table-cell>
          <table:table-cell table:formula="of:=[.E56]/[.E55]-1" office:value-type="percentage" office:value="-0.00610642628671121" calcext:value-type="percentage">
            <text:p>-0.6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0-05</text:p>
          </table:table-cell>
          <table:table-cell office:value-type="float" office:value="11503.35" calcext:value-type="float">
            <text:p>11503.35</text:p>
          </table:table-cell>
          <table:table-cell table:formula="of:=[.B57]/[.B56]-1" office:value-type="percentage" office:value="0.00756769540026014" calcext:value-type="percentage">
            <text:p>0.76%</text:p>
          </table:table-cell>
          <table:table-cell office:value-type="string" calcext:value-type="string">
            <text:p>2020-10-05</text:p>
          </table:table-cell>
          <table:table-cell office:value-type="float" office:value="169.3" calcext:value-type="float">
            <text:p>169.3</text:p>
          </table:table-cell>
          <table:table-cell table:formula="of:=[.E57]/[.E56]-1" office:value-type="percentage" office:value="-0.00936220011702749" calcext:value-type="percentage">
            <text:p>-0.9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0-06</text:p>
          </table:table-cell>
          <table:table-cell office:value-type="float" office:value="11662.4" calcext:value-type="float">
            <text:p>11662.4</text:p>
          </table:table-cell>
          <table:table-cell table:formula="of:=[.B58]/[.B57]-1" office:value-type="percentage" office:value="0.0138264070901084" calcext:value-type="percentage">
            <text:p>1.38%</text:p>
          </table:table-cell>
          <table:table-cell office:value-type="string" calcext:value-type="string">
            <text:p>2020-10-06</text:p>
          </table:table-cell>
          <table:table-cell office:value-type="float" office:value="170.2" calcext:value-type="float">
            <text:p>170.2</text:p>
          </table:table-cell>
          <table:table-cell table:formula="of:=[.E58]/[.E57]-1" office:value-type="percentage" office:value="0.00531600708800939" calcext:value-type="percentage">
            <text:p>0.5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0-07</text:p>
          </table:table-cell>
          <table:table-cell office:value-type="float" office:value="11738.85" calcext:value-type="float">
            <text:p>11738.85</text:p>
          </table:table-cell>
          <table:table-cell table:formula="of:=[.B59]/[.B58]-1" office:value-type="percentage" office:value="0.00655525449307182" calcext:value-type="percentage">
            <text:p>0.66%</text:p>
          </table:table-cell>
          <table:table-cell office:value-type="string" calcext:value-type="string">
            <text:p>2020-10-07</text:p>
          </table:table-cell>
          <table:table-cell office:value-type="float" office:value="169.55" calcext:value-type="float">
            <text:p>169.55</text:p>
          </table:table-cell>
          <table:table-cell table:formula="of:=[.E59]/[.E58]-1" office:value-type="percentage" office:value="-0.00381903642773196" calcext:value-type="percentage">
            <text:p>-0.3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0-08</text:p>
          </table:table-cell>
          <table:table-cell office:value-type="float" office:value="11834.6" calcext:value-type="float">
            <text:p>11834.6</text:p>
          </table:table-cell>
          <table:table-cell table:formula="of:=[.B60]/[.B59]-1" office:value-type="percentage" office:value="0.00815667633541617" calcext:value-type="percentage">
            <text:p>0.82%</text:p>
          </table:table-cell>
          <table:table-cell office:value-type="string" calcext:value-type="string">
            <text:p>2020-10-08</text:p>
          </table:table-cell>
          <table:table-cell office:value-type="float" office:value="167.1" calcext:value-type="float">
            <text:p>167.1</text:p>
          </table:table-cell>
          <table:table-cell table:formula="of:=[.E60]/[.E59]-1" office:value-type="percentage" office:value="-0.0144500147449131" calcext:value-type="percentage">
            <text:p>-1.4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0-09</text:p>
          </table:table-cell>
          <table:table-cell office:value-type="float" office:value="11914.2" calcext:value-type="float">
            <text:p>11914.2</text:p>
          </table:table-cell>
          <table:table-cell table:formula="of:=[.B61]/[.B60]-1" office:value-type="percentage" office:value="0.00672604059283799" calcext:value-type="percentage">
            <text:p>0.67%</text:p>
          </table:table-cell>
          <table:table-cell office:value-type="string" calcext:value-type="string">
            <text:p>2020-10-09</text:p>
          </table:table-cell>
          <table:table-cell office:value-type="float" office:value="168" calcext:value-type="float">
            <text:p>168</text:p>
          </table:table-cell>
          <table:table-cell table:formula="of:=[.E61]/[.E60]-1" office:value-type="percentage" office:value="0.00538599640933568" calcext:value-type="percentage">
            <text:p>0.5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0-12</text:p>
          </table:table-cell>
          <table:table-cell office:value-type="float" office:value="11930.95" calcext:value-type="float">
            <text:p>11930.95</text:p>
          </table:table-cell>
          <table:table-cell table:formula="of:=[.B62]/[.B61]-1" office:value-type="percentage" office:value="0.00140588541404374" calcext:value-type="percentage">
            <text:p>0.14%</text:p>
          </table:table-cell>
          <table:table-cell office:value-type="string" calcext:value-type="string">
            <text:p>2020-10-12</text:p>
          </table:table-cell>
          <table:table-cell office:value-type="float" office:value="172.45" calcext:value-type="float">
            <text:p>172.45</text:p>
          </table:table-cell>
          <table:table-cell table:formula="of:=[.E62]/[.E61]-1" office:value-type="percentage" office:value="0.0264880952380953" calcext:value-type="percentage">
            <text:p>2.6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0-13</text:p>
          </table:table-cell>
          <table:table-cell office:value-type="float" office:value="11934.5" calcext:value-type="float">
            <text:p>11934.5</text:p>
          </table:table-cell>
          <table:table-cell table:formula="of:=[.B63]/[.B62]-1" office:value-type="percentage" office:value="0.000297545459498227" calcext:value-type="percentage">
            <text:p>0.03%</text:p>
          </table:table-cell>
          <table:table-cell office:value-type="string" calcext:value-type="string">
            <text:p>2020-10-13</text:p>
          </table:table-cell>
          <table:table-cell office:value-type="float" office:value="169.8" calcext:value-type="float">
            <text:p>169.8</text:p>
          </table:table-cell>
          <table:table-cell table:formula="of:=[.E63]/[.E62]-1" office:value-type="percentage" office:value="-0.0153667729776745" calcext:value-type="percentage">
            <text:p>-1.5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0-14</text:p>
          </table:table-cell>
          <table:table-cell office:value-type="float" office:value="11971.05" calcext:value-type="float">
            <text:p>11971.05</text:p>
          </table:table-cell>
          <table:table-cell table:formula="of:=[.B64]/[.B63]-1" office:value-type="percentage" office:value="0.00306254975072262" calcext:value-type="percentage">
            <text:p>0.31%</text:p>
          </table:table-cell>
          <table:table-cell office:value-type="string" calcext:value-type="string">
            <text:p>2020-10-14</text:p>
          </table:table-cell>
          <table:table-cell office:value-type="float" office:value="167.7" calcext:value-type="float">
            <text:p>167.7</text:p>
          </table:table-cell>
          <table:table-cell table:formula="of:=[.E64]/[.E63]-1" office:value-type="percentage" office:value="-0.0123674911660778" calcext:value-type="percentage">
            <text:p>-1.2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0-15</text:p>
          </table:table-cell>
          <table:table-cell office:value-type="float" office:value="11680.35" calcext:value-type="float">
            <text:p>11680.35</text:p>
          </table:table-cell>
          <table:table-cell table:formula="of:=[.B65]/[.B64]-1" office:value-type="percentage" office:value="-0.0242835841467539" calcext:value-type="percentage">
            <text:p>-2.43%</text:p>
          </table:table-cell>
          <table:table-cell office:value-type="string" calcext:value-type="string">
            <text:p>2020-10-15</text:p>
          </table:table-cell>
          <table:table-cell office:value-type="float" office:value="164.75" calcext:value-type="float">
            <text:p>164.75</text:p>
          </table:table-cell>
          <table:table-cell table:formula="of:=[.E65]/[.E64]-1" office:value-type="percentage" office:value="-0.0175909361955873" calcext:value-type="percentage">
            <text:p>-1.7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0-16</text:p>
          </table:table-cell>
          <table:table-cell office:value-type="float" office:value="11762.45" calcext:value-type="float">
            <text:p>11762.45</text:p>
          </table:table-cell>
          <table:table-cell table:formula="of:=[.B66]/[.B65]-1" office:value-type="percentage" office:value="0.00702889896278802" calcext:value-type="percentage">
            <text:p>0.70%</text:p>
          </table:table-cell>
          <table:table-cell office:value-type="string" calcext:value-type="string">
            <text:p>2020-10-16</text:p>
          </table:table-cell>
          <table:table-cell office:value-type="float" office:value="165.85" calcext:value-type="float">
            <text:p>165.85</text:p>
          </table:table-cell>
          <table:table-cell table:formula="of:=[.E66]/[.E65]-1" office:value-type="percentage" office:value="0.00667678300455221" calcext:value-type="percentage">
            <text:p>0.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0-19</text:p>
          </table:table-cell>
          <table:table-cell office:value-type="float" office:value="11873.05" calcext:value-type="float">
            <text:p>11873.05</text:p>
          </table:table-cell>
          <table:table-cell table:formula="of:=[.B67]/[.B66]-1" office:value-type="percentage" office:value="0.00940280298747265" calcext:value-type="percentage">
            <text:p>0.94%</text:p>
          </table:table-cell>
          <table:table-cell office:value-type="string" calcext:value-type="string">
            <text:p>2020-10-19</text:p>
          </table:table-cell>
          <table:table-cell office:value-type="float" office:value="168.85" calcext:value-type="float">
            <text:p>168.85</text:p>
          </table:table-cell>
          <table:table-cell table:formula="of:=[.E67]/[.E66]-1" office:value-type="percentage" office:value="0.0180886343081097" calcext:value-type="percentage">
            <text:p>1.8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0-20</text:p>
          </table:table-cell>
          <table:table-cell office:value-type="float" office:value="11896.8" calcext:value-type="float">
            <text:p>11896.8</text:p>
          </table:table-cell>
          <table:table-cell table:formula="of:=[.B68]/[.B67]-1" office:value-type="percentage" office:value="0.00200032847499165" calcext:value-type="percentage">
            <text:p>0.20%</text:p>
          </table:table-cell>
          <table:table-cell office:value-type="string" calcext:value-type="string">
            <text:p>2020-10-20</text:p>
          </table:table-cell>
          <table:table-cell office:value-type="float" office:value="167.7" calcext:value-type="float">
            <text:p>167.7</text:p>
          </table:table-cell>
          <table:table-cell table:formula="of:=[.E68]/[.E67]-1" office:value-type="percentage" office:value="-0.0068107787977495" calcext:value-type="percentage">
            <text:p>-0.6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0-21</text:p>
          </table:table-cell>
          <table:table-cell office:value-type="float" office:value="11937.65" calcext:value-type="float">
            <text:p>11937.65</text:p>
          </table:table-cell>
          <table:table-cell table:formula="of:=[.B69]/[.B68]-1" office:value-type="percentage" office:value="0.00343369645618985" calcext:value-type="percentage">
            <text:p>0.34%</text:p>
          </table:table-cell>
          <table:table-cell office:value-type="string" calcext:value-type="string">
            <text:p>2020-10-21</text:p>
          </table:table-cell>
          <table:table-cell office:value-type="float" office:value="167.8" calcext:value-type="float">
            <text:p>167.8</text:p>
          </table:table-cell>
          <table:table-cell table:formula="of:=[.E69]/[.E68]-1" office:value-type="percentage" office:value="0.000596302921884506" calcext:value-type="percentage">
            <text:p>0.0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0-22</text:p>
          </table:table-cell>
          <table:table-cell office:value-type="float" office:value="11896.45" calcext:value-type="float">
            <text:p>11896.45</text:p>
          </table:table-cell>
          <table:table-cell table:formula="of:=[.B70]/[.B69]-1" office:value-type="percentage" office:value="-0.00345126553383612" calcext:value-type="percentage">
            <text:p>-0.35%</text:p>
          </table:table-cell>
          <table:table-cell office:value-type="string" calcext:value-type="string">
            <text:p>2020-10-22</text:p>
          </table:table-cell>
          <table:table-cell office:value-type="float" office:value="168.8" calcext:value-type="float">
            <text:p>168.8</text:p>
          </table:table-cell>
          <table:table-cell table:formula="of:=[.E70]/[.E69]-1" office:value-type="percentage" office:value="0.00595947556615029" calcext:value-type="percentage">
            <text:p>0.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0-23</text:p>
          </table:table-cell>
          <table:table-cell office:value-type="float" office:value="11930.35" calcext:value-type="float">
            <text:p>11930.35</text:p>
          </table:table-cell>
          <table:table-cell table:formula="of:=[.B71]/[.B70]-1" office:value-type="percentage" office:value="0.00284958958344705" calcext:value-type="percentage">
            <text:p>0.28%</text:p>
          </table:table-cell>
          <table:table-cell office:value-type="string" calcext:value-type="string">
            <text:p>2020-10-23</text:p>
          </table:table-cell>
          <table:table-cell office:value-type="float" office:value="170.85" calcext:value-type="float">
            <text:p>170.85</text:p>
          </table:table-cell>
          <table:table-cell table:formula="of:=[.E71]/[.E70]-1" office:value-type="percentage" office:value="0.012144549763033" calcext:value-type="percentage">
            <text:p>1.2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0-26</text:p>
          </table:table-cell>
          <table:table-cell office:value-type="float" office:value="11767.75" calcext:value-type="float">
            <text:p>11767.75</text:p>
          </table:table-cell>
          <table:table-cell table:formula="of:=[.B72]/[.B71]-1" office:value-type="percentage" office:value="-0.0136291056004225" calcext:value-type="percentage">
            <text:p>-1.36%</text:p>
          </table:table-cell>
          <table:table-cell office:value-type="string" calcext:value-type="string">
            <text:p>2020-10-26</text:p>
          </table:table-cell>
          <table:table-cell office:value-type="float" office:value="168.5" calcext:value-type="float">
            <text:p>168.5</text:p>
          </table:table-cell>
          <table:table-cell table:formula="of:=[.E72]/[.E71]-1" office:value-type="percentage" office:value="-0.0137547556335967" calcext:value-type="percentage">
            <text:p>-1.3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0-27</text:p>
          </table:table-cell>
          <table:table-cell office:value-type="float" office:value="11889.4" calcext:value-type="float">
            <text:p>11889.4</text:p>
          </table:table-cell>
          <table:table-cell table:formula="of:=[.B73]/[.B72]-1" office:value-type="percentage" office:value="0.0103375751524293" calcext:value-type="percentage">
            <text:p>1.03%</text:p>
          </table:table-cell>
          <table:table-cell office:value-type="string" calcext:value-type="string">
            <text:p>2020-10-27</text:p>
          </table:table-cell>
          <table:table-cell office:value-type="float" office:value="167.05" calcext:value-type="float">
            <text:p>167.05</text:p>
          </table:table-cell>
          <table:table-cell table:formula="of:=[.E73]/[.E72]-1" office:value-type="percentage" office:value="-0.00860534124629075" calcext:value-type="percentage">
            <text:p>-0.8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0-28</text:p>
          </table:table-cell>
          <table:table-cell office:value-type="float" office:value="11729.6" calcext:value-type="float">
            <text:p>11729.6</text:p>
          </table:table-cell>
          <table:table-cell table:formula="of:=[.B74]/[.B73]-1" office:value-type="percentage" office:value="-0.0134405436775614" calcext:value-type="percentage">
            <text:p>-1.34%</text:p>
          </table:table-cell>
          <table:table-cell office:value-type="string" calcext:value-type="string">
            <text:p>2020-10-28</text:p>
          </table:table-cell>
          <table:table-cell office:value-type="float" office:value="165.5" calcext:value-type="float">
            <text:p>165.5</text:p>
          </table:table-cell>
          <table:table-cell table:formula="of:=[.E74]/[.E73]-1" office:value-type="percentage" office:value="-0.00927865908410663" calcext:value-type="percentage">
            <text:p>-0.9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0-29</text:p>
          </table:table-cell>
          <table:table-cell office:value-type="float" office:value="11670.8" calcext:value-type="float">
            <text:p>11670.8</text:p>
          </table:table-cell>
          <table:table-cell table:formula="of:=[.B75]/[.B74]-1" office:value-type="percentage" office:value="-0.00501295866866736" calcext:value-type="percentage">
            <text:p>-0.50%</text:p>
          </table:table-cell>
          <table:table-cell office:value-type="string" calcext:value-type="string">
            <text:p>2020-10-29</text:p>
          </table:table-cell>
          <table:table-cell office:value-type="float" office:value="163.85" calcext:value-type="float">
            <text:p>163.85</text:p>
          </table:table-cell>
          <table:table-cell table:formula="of:=[.E75]/[.E74]-1" office:value-type="percentage" office:value="-0.00996978851963748" calcext:value-type="percentage">
            <text:p>-1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0-30</text:p>
          </table:table-cell>
          <table:table-cell office:value-type="float" office:value="11642.4" calcext:value-type="float">
            <text:p>11642.4</text:p>
          </table:table-cell>
          <table:table-cell table:formula="of:=[.B76]/[.B75]-1" office:value-type="percentage" office:value="-0.00243342358707199" calcext:value-type="percentage">
            <text:p>-0.24%</text:p>
          </table:table-cell>
          <table:table-cell office:value-type="string" calcext:value-type="string">
            <text:p>2020-10-30</text:p>
          </table:table-cell>
          <table:table-cell office:value-type="float" office:value="165.4" calcext:value-type="float">
            <text:p>165.4</text:p>
          </table:table-cell>
          <table:table-cell table:formula="of:=[.E76]/[.E75]-1" office:value-type="percentage" office:value="0.00945987183399466" calcext:value-type="percentage">
            <text:p>0.9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1-02</text:p>
          </table:table-cell>
          <table:table-cell office:value-type="float" office:value="11669.15" calcext:value-type="float">
            <text:p>11669.15</text:p>
          </table:table-cell>
          <table:table-cell table:formula="of:=[.B77]/[.B76]-1" office:value-type="percentage" office:value="0.00229763622620771" calcext:value-type="percentage">
            <text:p>0.23%</text:p>
          </table:table-cell>
          <table:table-cell office:value-type="string" calcext:value-type="string">
            <text:p>2020-11-02</text:p>
          </table:table-cell>
          <table:table-cell office:value-type="float" office:value="166.75" calcext:value-type="float">
            <text:p>166.75</text:p>
          </table:table-cell>
          <table:table-cell table:formula="of:=[.E77]/[.E76]-1" office:value-type="percentage" office:value="0.0081620314389359" calcext:value-type="percentage">
            <text:p>0.8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1-03</text:p>
          </table:table-cell>
          <table:table-cell office:value-type="float" office:value="11813.5" calcext:value-type="float">
            <text:p>11813.5</text:p>
          </table:table-cell>
          <table:table-cell table:formula="of:=[.B78]/[.B77]-1" office:value-type="percentage" office:value="0.0123702240523089" calcext:value-type="percentage">
            <text:p>1.24%</text:p>
          </table:table-cell>
          <table:table-cell office:value-type="string" calcext:value-type="string">
            <text:p>2020-11-03</text:p>
          </table:table-cell>
          <table:table-cell office:value-type="float" office:value="170" calcext:value-type="float">
            <text:p>170</text:p>
          </table:table-cell>
          <table:table-cell table:formula="of:=[.E78]/[.E77]-1" office:value-type="percentage" office:value="0.0194902548725637" calcext:value-type="percentage">
            <text:p>1.9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1-04</text:p>
          </table:table-cell>
          <table:table-cell office:value-type="float" office:value="11908.5" calcext:value-type="float">
            <text:p>11908.5</text:p>
          </table:table-cell>
          <table:table-cell table:formula="of:=[.B79]/[.B78]-1" office:value-type="percentage" office:value="0.00804164726795609" calcext:value-type="percentage">
            <text:p>0.80%</text:p>
          </table:table-cell>
          <table:table-cell office:value-type="string" calcext:value-type="string">
            <text:p>2020-11-04</text:p>
          </table:table-cell>
          <table:table-cell office:value-type="float" office:value="169.75" calcext:value-type="float">
            <text:p>169.75</text:p>
          </table:table-cell>
          <table:table-cell table:formula="of:=[.E79]/[.E78]-1" office:value-type="percentage" office:value="-0.00147058823529411" calcext:value-type="percentage">
            <text:p>-0.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1-05</text:p>
          </table:table-cell>
          <table:table-cell office:value-type="float" office:value="12120.3" calcext:value-type="float">
            <text:p>12120.3</text:p>
          </table:table-cell>
          <table:table-cell table:formula="of:=[.B80]/[.B79]-1" office:value-type="percentage" office:value="0.0177856153167906" calcext:value-type="percentage">
            <text:p>1.78%</text:p>
          </table:table-cell>
          <table:table-cell office:value-type="string" calcext:value-type="string">
            <text:p>2020-11-05</text:p>
          </table:table-cell>
          <table:table-cell office:value-type="float" office:value="175" calcext:value-type="float">
            <text:p>175</text:p>
          </table:table-cell>
          <table:table-cell table:formula="of:=[.E80]/[.E79]-1" office:value-type="percentage" office:value="0.0309278350515463" calcext:value-type="percentage">
            <text:p>3.0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1-06</text:p>
          </table:table-cell>
          <table:table-cell office:value-type="float" office:value="12263.55" calcext:value-type="float">
            <text:p>12263.55</text:p>
          </table:table-cell>
          <table:table-cell table:formula="of:=[.B81]/[.B80]-1" office:value-type="percentage" office:value="0.0118190143808321" calcext:value-type="percentage">
            <text:p>1.18%</text:p>
          </table:table-cell>
          <table:table-cell office:value-type="string" calcext:value-type="string">
            <text:p>2020-11-06</text:p>
          </table:table-cell>
          <table:table-cell office:value-type="float" office:value="173.8" calcext:value-type="float">
            <text:p>173.8</text:p>
          </table:table-cell>
          <table:table-cell table:formula="of:=[.E81]/[.E80]-1" office:value-type="percentage" office:value="-0.00685714285714278" calcext:value-type="percentage">
            <text:p>-0.6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1-09</text:p>
          </table:table-cell>
          <table:table-cell office:value-type="float" office:value="12461.05" calcext:value-type="float">
            <text:p>12461.05</text:p>
          </table:table-cell>
          <table:table-cell table:formula="of:=[.B82]/[.B81]-1" office:value-type="percentage" office:value="0.0161046352809748" calcext:value-type="percentage">
            <text:p>1.61%</text:p>
          </table:table-cell>
          <table:table-cell office:value-type="string" calcext:value-type="string">
            <text:p>2020-11-09</text:p>
          </table:table-cell>
          <table:table-cell office:value-type="float" office:value="173" calcext:value-type="float">
            <text:p>173</text:p>
          </table:table-cell>
          <table:table-cell table:formula="of:=[.E82]/[.E81]-1" office:value-type="percentage" office:value="-0.00460299194476421" calcext:value-type="percentage">
            <text:p>-0.4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1-10</text:p>
          </table:table-cell>
          <table:table-cell office:value-type="float" office:value="12631.1" calcext:value-type="float">
            <text:p>12631.1</text:p>
          </table:table-cell>
          <table:table-cell table:formula="of:=[.B83]/[.B82]-1" office:value-type="percentage" office:value="0.0136465225643105" calcext:value-type="percentage">
            <text:p>1.36%</text:p>
          </table:table-cell>
          <table:table-cell office:value-type="string" calcext:value-type="string">
            <text:p>2020-11-10</text:p>
          </table:table-cell>
          <table:table-cell office:value-type="float" office:value="178.5" calcext:value-type="float">
            <text:p>178.5</text:p>
          </table:table-cell>
          <table:table-cell table:formula="of:=[.E83]/[.E82]-1" office:value-type="percentage" office:value="0.0317919075144508" calcext:value-type="percentage">
            <text:p>3.1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1-11</text:p>
          </table:table-cell>
          <table:table-cell office:value-type="float" office:value="12749.15" calcext:value-type="float">
            <text:p>12749.15</text:p>
          </table:table-cell>
          <table:table-cell table:formula="of:=[.B84]/[.B83]-1" office:value-type="percentage" office:value="0.00934597936838433" calcext:value-type="percentage">
            <text:p>0.93%</text:p>
          </table:table-cell>
          <table:table-cell office:value-type="string" calcext:value-type="string">
            <text:p>2020-11-11</text:p>
          </table:table-cell>
          <table:table-cell office:value-type="float" office:value="185.2" calcext:value-type="float">
            <text:p>185.2</text:p>
          </table:table-cell>
          <table:table-cell table:formula="of:=[.E84]/[.E83]-1" office:value-type="percentage" office:value="0.0375350140056021" calcext:value-type="percentage">
            <text:p>3.7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1-12</text:p>
          </table:table-cell>
          <table:table-cell office:value-type="float" office:value="12690.8" calcext:value-type="float">
            <text:p>12690.8</text:p>
          </table:table-cell>
          <table:table-cell table:formula="of:=[.B85]/[.B84]-1" office:value-type="percentage" office:value="-0.00457677570661574" calcext:value-type="percentage">
            <text:p>-0.46%</text:p>
          </table:table-cell>
          <table:table-cell office:value-type="string" calcext:value-type="string">
            <text:p>2020-11-12</text:p>
          </table:table-cell>
          <table:table-cell office:value-type="float" office:value="187.95" calcext:value-type="float">
            <text:p>187.95</text:p>
          </table:table-cell>
          <table:table-cell table:formula="of:=[.E85]/[.E84]-1" office:value-type="percentage" office:value="0.0148488120950323" calcext:value-type="percentage">
            <text:p>1.4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1-13</text:p>
          </table:table-cell>
          <table:table-cell office:value-type="float" office:value="12719.95" calcext:value-type="float">
            <text:p>12719.95</text:p>
          </table:table-cell>
          <table:table-cell table:formula="of:=[.B86]/[.B85]-1" office:value-type="percentage" office:value="0.00229693951523946" calcext:value-type="percentage">
            <text:p>0.23%</text:p>
          </table:table-cell>
          <table:table-cell office:value-type="string" calcext:value-type="string">
            <text:p>2020-11-13</text:p>
          </table:table-cell>
          <table:table-cell office:value-type="float" office:value="187.15" calcext:value-type="float">
            <text:p>187.15</text:p>
          </table:table-cell>
          <table:table-cell table:formula="of:=[.E86]/[.E85]-1" office:value-type="percentage" office:value="-0.00425645118382545" calcext:value-type="percentage">
            <text:p>-0.4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1-14</text:p>
          </table:table-cell>
          <table:table-cell office:value-type="float" office:value="12780.25" calcext:value-type="float">
            <text:p>12780.25</text:p>
          </table:table-cell>
          <table:table-cell table:formula="of:=[.B87]/[.B86]-1" office:value-type="percentage" office:value="0.00474058467210958" calcext:value-type="percentage">
            <text:p>0.47%</text:p>
          </table:table-cell>
          <table:table-cell office:value-type="string" calcext:value-type="string">
            <text:p>2020-11-14</text:p>
          </table:table-cell>
          <table:table-cell office:value-type="float" office:value="188.2" calcext:value-type="float">
            <text:p>188.2</text:p>
          </table:table-cell>
          <table:table-cell table:formula="of:=[.E87]/[.E86]-1" office:value-type="percentage" office:value="0.00561047288271421" calcext:value-type="percentage">
            <text:p>0.5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1-17</text:p>
          </table:table-cell>
          <table:table-cell office:value-type="float" office:value="12874.2" calcext:value-type="float">
            <text:p>12874.2</text:p>
          </table:table-cell>
          <table:table-cell table:formula="of:=[.B88]/[.B87]-1" office:value-type="percentage" office:value="0.00735118640089216" calcext:value-type="percentage">
            <text:p>0.74%</text:p>
          </table:table-cell>
          <table:table-cell office:value-type="string" calcext:value-type="string">
            <text:p>2020-11-17</text:p>
          </table:table-cell>
          <table:table-cell office:value-type="float" office:value="187.7" calcext:value-type="float">
            <text:p>187.7</text:p>
          </table:table-cell>
          <table:table-cell table:formula="of:=[.E88]/[.E87]-1" office:value-type="percentage" office:value="-0.00265674814027628" calcext:value-type="percentage">
            <text:p>-0.2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1-18</text:p>
          </table:table-cell>
          <table:table-cell office:value-type="float" office:value="12938.25" calcext:value-type="float">
            <text:p>12938.25</text:p>
          </table:table-cell>
          <table:table-cell table:formula="of:=[.B89]/[.B88]-1" office:value-type="percentage" office:value="0.00497506641189349" calcext:value-type="percentage">
            <text:p>0.50%</text:p>
          </table:table-cell>
          <table:table-cell office:value-type="string" calcext:value-type="string">
            <text:p>2020-11-18</text:p>
          </table:table-cell>
          <table:table-cell office:value-type="float" office:value="184.6" calcext:value-type="float">
            <text:p>184.6</text:p>
          </table:table-cell>
          <table:table-cell table:formula="of:=[.E89]/[.E88]-1" office:value-type="percentage" office:value="-0.0165157165689931" calcext:value-type="percentage">
            <text:p>-1.6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1-19</text:p>
          </table:table-cell>
          <table:table-cell office:value-type="float" office:value="12771.7" calcext:value-type="float">
            <text:p>12771.7</text:p>
          </table:table-cell>
          <table:table-cell table:formula="of:=[.B90]/[.B89]-1" office:value-type="percentage" office:value="-0.012872683709157" calcext:value-type="percentage">
            <text:p>-1.29%</text:p>
          </table:table-cell>
          <table:table-cell office:value-type="string" calcext:value-type="string">
            <text:p>2020-11-19</text:p>
          </table:table-cell>
          <table:table-cell office:value-type="float" office:value="188.05" calcext:value-type="float">
            <text:p>188.05</text:p>
          </table:table-cell>
          <table:table-cell table:formula="of:=[.E90]/[.E89]-1" office:value-type="percentage" office:value="0.0186890574214518" calcext:value-type="percentage">
            <text:p>1.8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1-20</text:p>
          </table:table-cell>
          <table:table-cell office:value-type="float" office:value="12859.05" calcext:value-type="float">
            <text:p>12859.05</text:p>
          </table:table-cell>
          <table:table-cell table:formula="of:=[.B91]/[.B90]-1" office:value-type="percentage" office:value="0.00683934010351006" calcext:value-type="percentage">
            <text:p>0.68%</text:p>
          </table:table-cell>
          <table:table-cell office:value-type="string" calcext:value-type="string">
            <text:p>2020-11-20</text:p>
          </table:table-cell>
          <table:table-cell office:value-type="float" office:value="191.35" calcext:value-type="float">
            <text:p>191.35</text:p>
          </table:table-cell>
          <table:table-cell table:formula="of:=[.E91]/[.E90]-1" office:value-type="percentage" office:value="0.017548524328636" calcext:value-type="percentage">
            <text:p>1.7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1-23</text:p>
          </table:table-cell>
          <table:table-cell office:value-type="float" office:value="12926.45" calcext:value-type="float">
            <text:p>12926.45</text:p>
          </table:table-cell>
          <table:table-cell table:formula="of:=[.B92]/[.B91]-1" office:value-type="percentage" office:value="0.00524144474125232" calcext:value-type="percentage">
            <text:p>0.52%</text:p>
          </table:table-cell>
          <table:table-cell office:value-type="string" calcext:value-type="string">
            <text:p>2020-11-23</text:p>
          </table:table-cell>
          <table:table-cell office:value-type="float" office:value="190.85" calcext:value-type="float">
            <text:p>190.85</text:p>
          </table:table-cell>
          <table:table-cell table:formula="of:=[.E92]/[.E91]-1" office:value-type="percentage" office:value="-0.00261301280376269" calcext:value-type="percentage">
            <text:p>-0.2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1-24</text:p>
          </table:table-cell>
          <table:table-cell office:value-type="float" office:value="13055.15" calcext:value-type="float">
            <text:p>13055.15</text:p>
          </table:table-cell>
          <table:table-cell table:formula="of:=[.B93]/[.B92]-1" office:value-type="percentage" office:value="0.00995632985080963" calcext:value-type="percentage">
            <text:p>1.00%</text:p>
          </table:table-cell>
          <table:table-cell office:value-type="string" calcext:value-type="string">
            <text:p>2020-11-24</text:p>
          </table:table-cell>
          <table:table-cell office:value-type="float" office:value="195.65" calcext:value-type="float">
            <text:p>195.65</text:p>
          </table:table-cell>
          <table:table-cell table:formula="of:=[.E93]/[.E92]-1" office:value-type="percentage" office:value="0.0251506418653393" calcext:value-type="percentage">
            <text:p>2.5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1-25</text:p>
          </table:table-cell>
          <table:table-cell office:value-type="float" office:value="12858.4" calcext:value-type="float">
            <text:p>12858.4</text:p>
          </table:table-cell>
          <table:table-cell table:formula="of:=[.B94]/[.B93]-1" office:value-type="percentage" office:value="-0.0150706809190243" calcext:value-type="percentage">
            <text:p>-1.51%</text:p>
          </table:table-cell>
          <table:table-cell office:value-type="string" calcext:value-type="string">
            <text:p>2020-11-25</text:p>
          </table:table-cell>
          <table:table-cell office:value-type="float" office:value="193.4" calcext:value-type="float">
            <text:p>193.4</text:p>
          </table:table-cell>
          <table:table-cell table:formula="of:=[.E94]/[.E93]-1" office:value-type="percentage" office:value="-0.0115001277791975" calcext:value-type="percentage">
            <text:p>-1.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1-26</text:p>
          </table:table-cell>
          <table:table-cell office:value-type="float" office:value="12987" calcext:value-type="float">
            <text:p>12987</text:p>
          </table:table-cell>
          <table:table-cell table:formula="of:=[.B95]/[.B94]-1" office:value-type="percentage" office:value="0.0100012443227773" calcext:value-type="percentage">
            <text:p>1.00%</text:p>
          </table:table-cell>
          <table:table-cell office:value-type="string" calcext:value-type="string">
            <text:p>2020-11-26</text:p>
          </table:table-cell>
          <table:table-cell office:value-type="float" office:value="194.95" calcext:value-type="float">
            <text:p>194.95</text:p>
          </table:table-cell>
          <table:table-cell table:formula="of:=[.E95]/[.E94]-1" office:value-type="percentage" office:value="0.00801447776628739" calcext:value-type="percentage">
            <text:p>0.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1-27</text:p>
          </table:table-cell>
          <table:table-cell office:value-type="float" office:value="12968.95" calcext:value-type="float">
            <text:p>12968.95</text:p>
          </table:table-cell>
          <table:table-cell table:formula="of:=[.B96]/[.B95]-1" office:value-type="percentage" office:value="-0.00138985138985137" calcext:value-type="percentage">
            <text:p>-0.14%</text:p>
          </table:table-cell>
          <table:table-cell office:value-type="string" calcext:value-type="string">
            <text:p>2020-11-27</text:p>
          </table:table-cell>
          <table:table-cell office:value-type="float" office:value="193.5" calcext:value-type="float">
            <text:p>193.5</text:p>
          </table:table-cell>
          <table:table-cell table:formula="of:=[.E96]/[.E95]-1" office:value-type="percentage" office:value="-0.0074378045652731" calcext:value-type="percentage">
            <text:p>-0.7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01</text:p>
          </table:table-cell>
          <table:table-cell office:value-type="float" office:value="13109.05" calcext:value-type="float">
            <text:p>13109.05</text:p>
          </table:table-cell>
          <table:table-cell table:formula="of:=[.B97]/[.B96]-1" office:value-type="percentage" office:value="0.0108027249700244" calcext:value-type="percentage">
            <text:p>1.08%</text:p>
          </table:table-cell>
          <table:table-cell office:value-type="string" calcext:value-type="string">
            <text:p>2020-12-01</text:p>
          </table:table-cell>
          <table:table-cell office:value-type="float" office:value="194.6" calcext:value-type="float">
            <text:p>194.6</text:p>
          </table:table-cell>
          <table:table-cell table:formula="of:=[.E97]/[.E96]-1" office:value-type="percentage" office:value="0.00568475452196382" calcext:value-type="percentage">
            <text:p>0.5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02</text:p>
          </table:table-cell>
          <table:table-cell office:value-type="float" office:value="13113.75" calcext:value-type="float">
            <text:p>13113.75</text:p>
          </table:table-cell>
          <table:table-cell table:formula="of:=[.B98]/[.B97]-1" office:value-type="percentage" office:value="0.000358530938550095" calcext:value-type="percentage">
            <text:p>0.04%</text:p>
          </table:table-cell>
          <table:table-cell office:value-type="string" calcext:value-type="string">
            <text:p>2020-12-02</text:p>
          </table:table-cell>
          <table:table-cell office:value-type="float" office:value="195.85" calcext:value-type="float">
            <text:p>195.85</text:p>
          </table:table-cell>
          <table:table-cell table:formula="of:=[.E98]/[.E97]-1" office:value-type="percentage" office:value="0.00642343268242551" calcext:value-type="percentage">
            <text:p>0.6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03</text:p>
          </table:table-cell>
          <table:table-cell office:value-type="float" office:value="13133.9" calcext:value-type="float">
            <text:p>13133.9</text:p>
          </table:table-cell>
          <table:table-cell table:formula="of:=[.B99]/[.B98]-1" office:value-type="percentage" office:value="0.00153655514250306" calcext:value-type="percentage">
            <text:p>0.15%</text:p>
          </table:table-cell>
          <table:table-cell office:value-type="string" calcext:value-type="string">
            <text:p>2020-12-03</text:p>
          </table:table-cell>
          <table:table-cell office:value-type="float" office:value="196.35" calcext:value-type="float">
            <text:p>196.35</text:p>
          </table:table-cell>
          <table:table-cell table:formula="of:=[.E99]/[.E98]-1" office:value-type="percentage" office:value="0.00255297421496037" calcext:value-type="percentage">
            <text:p>0.2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04</text:p>
          </table:table-cell>
          <table:table-cell office:value-type="float" office:value="13258.55" calcext:value-type="float">
            <text:p>13258.55</text:p>
          </table:table-cell>
          <table:table-cell table:formula="of:=[.B100]/[.B99]-1" office:value-type="percentage" office:value="0.00949070725374801" calcext:value-type="percentage">
            <text:p>0.95%</text:p>
          </table:table-cell>
          <table:table-cell office:value-type="string" calcext:value-type="string">
            <text:p>2020-12-04</text:p>
          </table:table-cell>
          <table:table-cell office:value-type="float" office:value="198.3" calcext:value-type="float">
            <text:p>198.3</text:p>
          </table:table-cell>
          <table:table-cell table:formula="of:=[.E100]/[.E99]-1" office:value-type="percentage" office:value="0.00993124522536304" calcext:value-type="percentage">
            <text:p>0.9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07</text:p>
          </table:table-cell>
          <table:table-cell office:value-type="float" office:value="13355.75" calcext:value-type="float">
            <text:p>13355.75</text:p>
          </table:table-cell>
          <table:table-cell table:formula="of:=[.B101]/[.B100]-1" office:value-type="percentage" office:value="0.00733111841038436" calcext:value-type="percentage">
            <text:p>0.73%</text:p>
          </table:table-cell>
          <table:table-cell office:value-type="string" calcext:value-type="string">
            <text:p>2020-12-07</text:p>
          </table:table-cell>
          <table:table-cell office:value-type="float" office:value="203.75" calcext:value-type="float">
            <text:p>203.75</text:p>
          </table:table-cell>
          <table:table-cell table:formula="of:=[.E101]/[.E100]-1" office:value-type="percentage" office:value="0.0274836106908725" calcext:value-type="percentage">
            <text:p>2.7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08</text:p>
          </table:table-cell>
          <table:table-cell office:value-type="float" office:value="13392.95" calcext:value-type="float">
            <text:p>13392.95</text:p>
          </table:table-cell>
          <table:table-cell table:formula="of:=[.B102]/[.B101]-1" office:value-type="percentage" office:value="0.00278531718548192" calcext:value-type="percentage">
            <text:p>0.28%</text:p>
          </table:table-cell>
          <table:table-cell office:value-type="string" calcext:value-type="string">
            <text:p>2020-12-08</text:p>
          </table:table-cell>
          <table:table-cell office:value-type="float" office:value="202.7" calcext:value-type="float">
            <text:p>202.7</text:p>
          </table:table-cell>
          <table:table-cell table:formula="of:=[.E102]/[.E101]-1" office:value-type="percentage" office:value="-0.00515337423312889" calcext:value-type="percentage">
            <text:p>-0.5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09</text:p>
          </table:table-cell>
          <table:table-cell office:value-type="float" office:value="13529.1" calcext:value-type="float">
            <text:p>13529.1</text:p>
          </table:table-cell>
          <table:table-cell table:formula="of:=[.B103]/[.B102]-1" office:value-type="percentage" office:value="0.0101657961838131" calcext:value-type="percentage">
            <text:p>1.02%</text:p>
          </table:table-cell>
          <table:table-cell office:value-type="string" calcext:value-type="string">
            <text:p>2020-12-09</text:p>
          </table:table-cell>
          <table:table-cell office:value-type="float" office:value="205.4" calcext:value-type="float">
            <text:p>205.4</text:p>
          </table:table-cell>
          <table:table-cell table:formula="of:=[.E103]/[.E102]-1" office:value-type="percentage" office:value="0.0133201776023681" calcext:value-type="percentage">
            <text:p>1.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10</text:p>
          </table:table-cell>
          <table:table-cell office:value-type="float" office:value="13478.3" calcext:value-type="float">
            <text:p>13478.3</text:p>
          </table:table-cell>
          <table:table-cell table:formula="of:=[.B104]/[.B103]-1" office:value-type="percentage" office:value="-0.00375486913394096" calcext:value-type="percentage">
            <text:p>-0.38%</text:p>
          </table:table-cell>
          <table:table-cell office:value-type="string" calcext:value-type="string">
            <text:p>2020-12-10</text:p>
          </table:table-cell>
          <table:table-cell office:value-type="float" office:value="213.15" calcext:value-type="float">
            <text:p>213.15</text:p>
          </table:table-cell>
          <table:table-cell table:formula="of:=[.E104]/[.E103]-1" office:value-type="percentage" office:value="0.0377312560856864" calcext:value-type="percentage">
            <text:p>3.7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11</text:p>
          </table:table-cell>
          <table:table-cell office:value-type="float" office:value="13513.85" calcext:value-type="float">
            <text:p>13513.85</text:p>
          </table:table-cell>
          <table:table-cell table:formula="of:=[.B105]/[.B104]-1" office:value-type="percentage" office:value="0.00263757298769152" calcext:value-type="percentage">
            <text:p>0.26%</text:p>
          </table:table-cell>
          <table:table-cell office:value-type="string" calcext:value-type="string">
            <text:p>2020-12-11</text:p>
          </table:table-cell>
          <table:table-cell office:value-type="float" office:value="216" calcext:value-type="float">
            <text:p>216</text:p>
          </table:table-cell>
          <table:table-cell table:formula="of:=[.E105]/[.E104]-1" office:value-type="percentage" office:value="0.0133708655876144" calcext:value-type="percentage">
            <text:p>1.3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14</text:p>
          </table:table-cell>
          <table:table-cell office:value-type="float" office:value="13558.15" calcext:value-type="float">
            <text:p>13558.15</text:p>
          </table:table-cell>
          <table:table-cell table:formula="of:=[.B106]/[.B105]-1" office:value-type="percentage" office:value="0.00327811837485248" calcext:value-type="percentage">
            <text:p>0.33%</text:p>
          </table:table-cell>
          <table:table-cell office:value-type="string" calcext:value-type="string">
            <text:p>2020-12-14</text:p>
          </table:table-cell>
          <table:table-cell office:value-type="float" office:value="215.55" calcext:value-type="float">
            <text:p>215.55</text:p>
          </table:table-cell>
          <table:table-cell table:formula="of:=[.E106]/[.E105]-1" office:value-type="percentage" office:value="-0.00208333333333333" calcext:value-type="percentage">
            <text:p>-0.2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15</text:p>
          </table:table-cell>
          <table:table-cell office:value-type="float" office:value="13567.85" calcext:value-type="float">
            <text:p>13567.85</text:p>
          </table:table-cell>
          <table:table-cell table:formula="of:=[.B107]/[.B106]-1" office:value-type="percentage" office:value="0.000715436840571959" calcext:value-type="percentage">
            <text:p>0.07%</text:p>
          </table:table-cell>
          <table:table-cell office:value-type="string" calcext:value-type="string">
            <text:p>2020-12-15</text:p>
          </table:table-cell>
          <table:table-cell office:value-type="float" office:value="213.55" calcext:value-type="float">
            <text:p>213.55</text:p>
          </table:table-cell>
          <table:table-cell table:formula="of:=[.E107]/[.E106]-1" office:value-type="percentage" office:value="-0.00927858965437256" calcext:value-type="percentage">
            <text:p>-0.9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16</text:p>
          </table:table-cell>
          <table:table-cell office:value-type="float" office:value="13682.7" calcext:value-type="float">
            <text:p>13682.7</text:p>
          </table:table-cell>
          <table:table-cell table:formula="of:=[.B108]/[.B107]-1" office:value-type="percentage" office:value="0.00846486362983079" calcext:value-type="percentage">
            <text:p>0.85%</text:p>
          </table:table-cell>
          <table:table-cell office:value-type="string" calcext:value-type="string">
            <text:p>2020-12-16</text:p>
          </table:table-cell>
          <table:table-cell office:value-type="float" office:value="214.6" calcext:value-type="float">
            <text:p>214.6</text:p>
          </table:table-cell>
          <table:table-cell table:formula="of:=[.E108]/[.E107]-1" office:value-type="percentage" office:value="0.00491688129243739" calcext:value-type="percentage">
            <text:p>0.4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17</text:p>
          </table:table-cell>
          <table:table-cell office:value-type="float" office:value="13740.7" calcext:value-type="float">
            <text:p>13740.7</text:p>
          </table:table-cell>
          <table:table-cell table:formula="of:=[.B109]/[.B108]-1" office:value-type="percentage" office:value="0.00423892945105853" calcext:value-type="percentage">
            <text:p>0.42%</text:p>
          </table:table-cell>
          <table:table-cell office:value-type="string" calcext:value-type="string">
            <text:p>2020-12-17</text:p>
          </table:table-cell>
          <table:table-cell office:value-type="float" office:value="212.85" calcext:value-type="float">
            <text:p>212.85</text:p>
          </table:table-cell>
          <table:table-cell table:formula="of:=[.E109]/[.E108]-1" office:value-type="percentage" office:value="-0.00815470643056848" calcext:value-type="percentage">
            <text:p>-0.8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18</text:p>
          </table:table-cell>
          <table:table-cell office:value-type="float" office:value="13760.55" calcext:value-type="float">
            <text:p>13760.55</text:p>
          </table:table-cell>
          <table:table-cell table:formula="of:=[.B110]/[.B109]-1" office:value-type="percentage" office:value="0.00144461344764091" calcext:value-type="percentage">
            <text:p>0.14%</text:p>
          </table:table-cell>
          <table:table-cell office:value-type="string" calcext:value-type="string">
            <text:p>2020-12-18</text:p>
          </table:table-cell>
          <table:table-cell office:value-type="float" office:value="214.75" calcext:value-type="float">
            <text:p>214.75</text:p>
          </table:table-cell>
          <table:table-cell table:formula="of:=[.E110]/[.E109]-1" office:value-type="percentage" office:value="0.00892647404275304" calcext:value-type="percentage">
            <text:p>0.8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21</text:p>
          </table:table-cell>
          <table:table-cell office:value-type="float" office:value="13328.4" calcext:value-type="float">
            <text:p>13328.4</text:p>
          </table:table-cell>
          <table:table-cell table:formula="of:=[.B111]/[.B110]-1" office:value-type="percentage" office:value="-0.0314049947131474" calcext:value-type="percentage">
            <text:p>-3.14%</text:p>
          </table:table-cell>
          <table:table-cell office:value-type="string" calcext:value-type="string">
            <text:p>2020-12-21</text:p>
          </table:table-cell>
          <table:table-cell office:value-type="float" office:value="202" calcext:value-type="float">
            <text:p>202</text:p>
          </table:table-cell>
          <table:table-cell table:formula="of:=[.E111]/[.E110]-1" office:value-type="percentage" office:value="-0.059371362048894" calcext:value-type="percentage">
            <text:p>-5.9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22</text:p>
          </table:table-cell>
          <table:table-cell office:value-type="float" office:value="13466.3" calcext:value-type="float">
            <text:p>13466.3</text:p>
          </table:table-cell>
          <table:table-cell table:formula="of:=[.B112]/[.B111]-1" office:value-type="percentage" office:value="0.0103463281414122" calcext:value-type="percentage">
            <text:p>1.03%</text:p>
          </table:table-cell>
          <table:table-cell office:value-type="string" calcext:value-type="string">
            <text:p>2020-12-22</text:p>
          </table:table-cell>
          <table:table-cell office:value-type="float" office:value="204.2" calcext:value-type="float">
            <text:p>204.2</text:p>
          </table:table-cell>
          <table:table-cell table:formula="of:=[.E112]/[.E111]-1" office:value-type="percentage" office:value="0.0108910891089109" calcext:value-type="percentage">
            <text:p>1.0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23</text:p>
          </table:table-cell>
          <table:table-cell office:value-type="float" office:value="13601.1" calcext:value-type="float">
            <text:p>13601.1</text:p>
          </table:table-cell>
          <table:table-cell table:formula="of:=[.B113]/[.B112]-1" office:value-type="percentage" office:value="0.0100101735443292" calcext:value-type="percentage">
            <text:p>1.00%</text:p>
          </table:table-cell>
          <table:table-cell office:value-type="string" calcext:value-type="string">
            <text:p>2020-12-23</text:p>
          </table:table-cell>
          <table:table-cell office:value-type="float" office:value="207.6" calcext:value-type="float">
            <text:p>207.6</text:p>
          </table:table-cell>
          <table:table-cell table:formula="of:=[.E113]/[.E112]-1" office:value-type="percentage" office:value="0.0166503428011753" calcext:value-type="percentage">
            <text:p>1.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24</text:p>
          </table:table-cell>
          <table:table-cell office:value-type="float" office:value="13749.25" calcext:value-type="float">
            <text:p>13749.25</text:p>
          </table:table-cell>
          <table:table-cell table:formula="of:=[.B114]/[.B113]-1" office:value-type="percentage" office:value="0.0108925013418033" calcext:value-type="percentage">
            <text:p>1.09%</text:p>
          </table:table-cell>
          <table:table-cell office:value-type="string" calcext:value-type="string">
            <text:p>2020-12-24</text:p>
          </table:table-cell>
          <table:table-cell office:value-type="float" office:value="208.25" calcext:value-type="float">
            <text:p>208.25</text:p>
          </table:table-cell>
          <table:table-cell table:formula="of:=[.E114]/[.E113]-1" office:value-type="percentage" office:value="0.00313102119460495" calcext:value-type="percentage">
            <text:p>0.3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28</text:p>
          </table:table-cell>
          <table:table-cell office:value-type="float" office:value="13873.2" calcext:value-type="float">
            <text:p>13873.2</text:p>
          </table:table-cell>
          <table:table-cell table:formula="of:=[.B115]/[.B114]-1" office:value-type="percentage" office:value="0.00901503718384644" calcext:value-type="percentage">
            <text:p>0.90%</text:p>
          </table:table-cell>
          <table:table-cell office:value-type="string" calcext:value-type="string">
            <text:p>2020-12-28</text:p>
          </table:table-cell>
          <table:table-cell office:value-type="float" office:value="209.6" calcext:value-type="float">
            <text:p>209.6</text:p>
          </table:table-cell>
          <table:table-cell table:formula="of:=[.E115]/[.E114]-1" office:value-type="percentage" office:value="0.00648259303721477" calcext:value-type="percentage">
            <text:p>0.6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29</text:p>
          </table:table-cell>
          <table:table-cell office:value-type="float" office:value="13932.6" calcext:value-type="float">
            <text:p>13932.6</text:p>
          </table:table-cell>
          <table:table-cell table:formula="of:=[.B116]/[.B115]-1" office:value-type="percentage" office:value="0.00428163653663183" calcext:value-type="percentage">
            <text:p>0.43%</text:p>
          </table:table-cell>
          <table:table-cell office:value-type="string" calcext:value-type="string">
            <text:p>2020-12-29</text:p>
          </table:table-cell>
          <table:table-cell office:value-type="float" office:value="211.65" calcext:value-type="float">
            <text:p>211.65</text:p>
          </table:table-cell>
          <table:table-cell table:formula="of:=[.E116]/[.E115]-1" office:value-type="percentage" office:value="0.00978053435114501" calcext:value-type="percentage">
            <text:p>0.9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30</text:p>
          </table:table-cell>
          <table:table-cell office:value-type="float" office:value="13981.95" calcext:value-type="float">
            <text:p>13981.95</text:p>
          </table:table-cell>
          <table:table-cell table:formula="of:=[.B117]/[.B116]-1" office:value-type="percentage" office:value="0.00354205245252137" calcext:value-type="percentage">
            <text:p>0.35%</text:p>
          </table:table-cell>
          <table:table-cell office:value-type="string" calcext:value-type="string">
            <text:p>2020-12-30</text:p>
          </table:table-cell>
          <table:table-cell office:value-type="float" office:value="211" calcext:value-type="float">
            <text:p>211</text:p>
          </table:table-cell>
          <table:table-cell table:formula="of:=[.E117]/[.E116]-1" office:value-type="percentage" office:value="-0.00307110796125687" calcext:value-type="percentage">
            <text:p>-0.3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12-31</text:p>
          </table:table-cell>
          <table:table-cell office:value-type="float" office:value="13981.75" calcext:value-type="float">
            <text:p>13981.75</text:p>
          </table:table-cell>
          <table:table-cell table:formula="of:=[.B118]/[.B117]-1" office:value-type="percentage" office:value="-0.0000143041564303337" calcext:value-type="percentage">
            <text:p>0.00%</text:p>
          </table:table-cell>
          <table:table-cell office:value-type="string" calcext:value-type="string">
            <text:p>2020-12-31</text:p>
          </table:table-cell>
          <table:table-cell office:value-type="float" office:value="209.1" calcext:value-type="float">
            <text:p>209.1</text:p>
          </table:table-cell>
          <table:table-cell table:formula="of:=[.E118]/[.E117]-1" office:value-type="percentage" office:value="-0.00900473933649293" calcext:value-type="percentage">
            <text:p>-0.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1-01</text:p>
          </table:table-cell>
          <table:table-cell office:value-type="float" office:value="14018.5" calcext:value-type="float">
            <text:p>14018.5</text:p>
          </table:table-cell>
          <table:table-cell table:formula="of:=[.B119]/[.B118]-1" office:value-type="percentage" office:value="0.00262842634148086" calcext:value-type="percentage">
            <text:p>0.26%</text:p>
          </table:table-cell>
          <table:table-cell office:value-type="string" calcext:value-type="string">
            <text:p>2021-01-01</text:p>
          </table:table-cell>
          <table:table-cell office:value-type="float" office:value="213.9" calcext:value-type="float">
            <text:p>213.9</text:p>
          </table:table-cell>
          <table:table-cell table:formula="of:=[.E119]/[.E118]-1" office:value-type="percentage" office:value="0.0229555236728838" calcext:value-type="percentage">
            <text:p>2.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1-04</text:p>
          </table:table-cell>
          <table:table-cell office:value-type="float" office:value="14132.9" calcext:value-type="float">
            <text:p>14132.9</text:p>
          </table:table-cell>
          <table:table-cell table:formula="of:=[.B120]/[.B119]-1" office:value-type="percentage" office:value="0.00816064486214652" calcext:value-type="percentage">
            <text:p>0.82%</text:p>
          </table:table-cell>
          <table:table-cell office:value-type="string" calcext:value-type="string">
            <text:p>2021-01-04</text:p>
          </table:table-cell>
          <table:table-cell office:value-type="float" office:value="213.9" calcext:value-type="float">
            <text:p>213.9</text:p>
          </table:table-cell>
          <table:table-cell table:formula="of:=[.E120]/[.E119]-1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1-05</text:p>
          </table:table-cell>
          <table:table-cell office:value-type="float" office:value="14199.5" calcext:value-type="float">
            <text:p>14199.5</text:p>
          </table:table-cell>
          <table:table-cell table:formula="of:=[.B121]/[.B120]-1" office:value-type="percentage" office:value="0.00471240863517042" calcext:value-type="percentage">
            <text:p>0.47%</text:p>
          </table:table-cell>
          <table:table-cell office:value-type="string" calcext:value-type="string">
            <text:p>2021-01-05</text:p>
          </table:table-cell>
          <table:table-cell office:value-type="float" office:value="211.75" calcext:value-type="float">
            <text:p>211.75</text:p>
          </table:table-cell>
          <table:table-cell table:formula="of:=[.E121]/[.E120]-1" office:value-type="percentage" office:value="-0.0100514258999532" calcext:value-type="percentage">
            <text:p>-1.0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1-06</text:p>
          </table:table-cell>
          <table:table-cell office:value-type="float" office:value="14146.25" calcext:value-type="float">
            <text:p>14146.25</text:p>
          </table:table-cell>
          <table:table-cell table:formula="of:=[.B122]/[.B121]-1" office:value-type="percentage" office:value="-0.00375013204690311" calcext:value-type="percentage">
            <text:p>-0.38%</text:p>
          </table:table-cell>
          <table:table-cell office:value-type="string" calcext:value-type="string">
            <text:p>2021-01-06</text:p>
          </table:table-cell>
          <table:table-cell office:value-type="float" office:value="205.3" calcext:value-type="float">
            <text:p>205.3</text:p>
          </table:table-cell>
          <table:table-cell table:formula="of:=[.E122]/[.E121]-1" office:value-type="percentage" office:value="-0.0304604486422668" calcext:value-type="percentage">
            <text:p>-3.0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1-07</text:p>
          </table:table-cell>
          <table:table-cell office:value-type="float" office:value="14137.35" calcext:value-type="float">
            <text:p>14137.35</text:p>
          </table:table-cell>
          <table:table-cell table:formula="of:=[.B123]/[.B122]-1" office:value-type="percentage" office:value="-0.00062914199876285" calcext:value-type="percentage">
            <text:p>-0.06%</text:p>
          </table:table-cell>
          <table:table-cell office:value-type="string" calcext:value-type="string">
            <text:p>2021-01-07</text:p>
          </table:table-cell>
          <table:table-cell office:value-type="float" office:value="203.25" calcext:value-type="float">
            <text:p>203.25</text:p>
          </table:table-cell>
          <table:table-cell table:formula="of:=[.E123]/[.E122]-1" office:value-type="percentage" office:value="-0.00998538723818809" calcext:value-type="percentage">
            <text:p>-1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1-08</text:p>
          </table:table-cell>
          <table:table-cell office:value-type="float" office:value="14347.25" calcext:value-type="float">
            <text:p>14347.25</text:p>
          </table:table-cell>
          <table:table-cell table:formula="of:=[.B124]/[.B123]-1" office:value-type="percentage" office:value="0.0148471955493781" calcext:value-type="percentage">
            <text:p>1.48%</text:p>
          </table:table-cell>
          <table:table-cell office:value-type="string" calcext:value-type="string">
            <text:p>2021-01-08</text:p>
          </table:table-cell>
          <table:table-cell office:value-type="float" office:value="202.1" calcext:value-type="float">
            <text:p>202.1</text:p>
          </table:table-cell>
          <table:table-cell table:formula="of:=[.E124]/[.E123]-1" office:value-type="percentage" office:value="-0.00565805658056584" calcext:value-type="percentage">
            <text:p>-0.5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1-11</text:p>
          </table:table-cell>
          <table:table-cell office:value-type="float" office:value="14484.75" calcext:value-type="float">
            <text:p>14484.75</text:p>
          </table:table-cell>
          <table:table-cell table:formula="of:=[.B125]/[.B124]-1" office:value-type="percentage" office:value="0.00958371813413716" calcext:value-type="percentage">
            <text:p>0.96%</text:p>
          </table:table-cell>
          <table:table-cell office:value-type="string" calcext:value-type="string">
            <text:p>2021-01-11</text:p>
          </table:table-cell>
          <table:table-cell office:value-type="float" office:value="202.65" calcext:value-type="float">
            <text:p>202.65</text:p>
          </table:table-cell>
          <table:table-cell table:formula="of:=[.E125]/[.E124]-1" office:value-type="percentage" office:value="0.00272142503711037" calcext:value-type="percentage">
            <text:p>0.2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1-12</text:p>
          </table:table-cell>
          <table:table-cell office:value-type="float" office:value="14563.45" calcext:value-type="float">
            <text:p>14563.45</text:p>
          </table:table-cell>
          <table:table-cell table:formula="of:=[.B126]/[.B125]-1" office:value-type="percentage" office:value="0.0054333005402234" calcext:value-type="percentage">
            <text:p>0.54%</text:p>
          </table:table-cell>
          <table:table-cell office:value-type="string" calcext:value-type="string">
            <text:p>2021-01-12</text:p>
          </table:table-cell>
          <table:table-cell office:value-type="float" office:value="206.5" calcext:value-type="float">
            <text:p>206.5</text:p>
          </table:table-cell>
          <table:table-cell table:formula="of:=[.E126]/[.E125]-1" office:value-type="percentage" office:value="0.0189982728842832" calcext:value-type="percentage">
            <text:p>1.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1-13</text:p>
          </table:table-cell>
          <table:table-cell office:value-type="float" office:value="14564.85" calcext:value-type="float">
            <text:p>14564.85</text:p>
          </table:table-cell>
          <table:table-cell table:formula="of:=[.B127]/[.B126]-1" office:value-type="percentage" office:value="0.0000961310678444516" calcext:value-type="percentage">
            <text:p>0.01%</text:p>
          </table:table-cell>
          <table:table-cell office:value-type="string" calcext:value-type="string">
            <text:p>2021-01-13</text:p>
          </table:table-cell>
          <table:table-cell office:value-type="float" office:value="211.2" calcext:value-type="float">
            <text:p>211.2</text:p>
          </table:table-cell>
          <table:table-cell table:formula="of:=[.E127]/[.E126]-1" office:value-type="percentage" office:value="0.0227602905569007" calcext:value-type="percentage">
            <text:p>2.2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1-14</text:p>
          </table:table-cell>
          <table:table-cell office:value-type="float" office:value="14595.6" calcext:value-type="float">
            <text:p>14595.6</text:p>
          </table:table-cell>
          <table:table-cell table:formula="of:=[.B128]/[.B127]-1" office:value-type="percentage" office:value="0.00211124728370016" calcext:value-type="percentage">
            <text:p>0.21%</text:p>
          </table:table-cell>
          <table:table-cell office:value-type="string" calcext:value-type="string">
            <text:p>2021-01-14</text:p>
          </table:table-cell>
          <table:table-cell office:value-type="float" office:value="214.1" calcext:value-type="float">
            <text:p>214.1</text:p>
          </table:table-cell>
          <table:table-cell table:formula="of:=[.E128]/[.E127]-1" office:value-type="percentage" office:value="0.0137310606060606" calcext:value-type="percentage">
            <text:p>1.3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1-15</text:p>
          </table:table-cell>
          <table:table-cell office:value-type="float" office:value="14433.7" calcext:value-type="float">
            <text:p>14433.7</text:p>
          </table:table-cell>
          <table:table-cell table:formula="of:=[.B129]/[.B128]-1" office:value-type="percentage" office:value="-0.0110923840061388" calcext:value-type="percentage">
            <text:p>-1.11%</text:p>
          </table:table-cell>
          <table:table-cell office:value-type="string" calcext:value-type="string">
            <text:p>2021-01-15</text:p>
          </table:table-cell>
          <table:table-cell office:value-type="float" office:value="217.9" calcext:value-type="float">
            <text:p>217.9</text:p>
          </table:table-cell>
          <table:table-cell table:formula="of:=[.E129]/[.E128]-1" office:value-type="percentage" office:value="0.0177487155534797" calcext:value-type="percentage">
            <text:p>1.7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1-18</text:p>
          </table:table-cell>
          <table:table-cell office:value-type="float" office:value="14281.3" calcext:value-type="float">
            <text:p>14281.3</text:p>
          </table:table-cell>
          <table:table-cell table:formula="of:=[.B130]/[.B129]-1" office:value-type="percentage" office:value="-0.0105586232220429" calcext:value-type="percentage">
            <text:p>-1.06%</text:p>
          </table:table-cell>
          <table:table-cell office:value-type="string" calcext:value-type="string">
            <text:p>2021-01-18</text:p>
          </table:table-cell>
          <table:table-cell office:value-type="float" office:value="218.05" calcext:value-type="float">
            <text:p>218.05</text:p>
          </table:table-cell>
          <table:table-cell table:formula="of:=[.E130]/[.E129]-1" office:value-type="percentage" office:value="0.000688389169343662" calcext:value-type="percentage">
            <text:p>0.0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1-19</text:p>
          </table:table-cell>
          <table:table-cell office:value-type="float" office:value="14521.15" calcext:value-type="float">
            <text:p>14521.15</text:p>
          </table:table-cell>
          <table:table-cell table:formula="of:=[.B131]/[.B130]-1" office:value-type="percentage" office:value="0.0167946895590738" calcext:value-type="percentage">
            <text:p>1.68%</text:p>
          </table:table-cell>
          <table:table-cell office:value-type="string" calcext:value-type="string">
            <text:p>2021-01-19</text:p>
          </table:table-cell>
          <table:table-cell office:value-type="float" office:value="218.95" calcext:value-type="float">
            <text:p>218.95</text:p>
          </table:table-cell>
          <table:table-cell table:formula="of:=[.E131]/[.E130]-1" office:value-type="percentage" office:value="0.0041274936941067" calcext:value-type="percentage">
            <text:p>0.4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1-20</text:p>
          </table:table-cell>
          <table:table-cell office:value-type="float" office:value="14644.7" calcext:value-type="float">
            <text:p>14644.7</text:p>
          </table:table-cell>
          <table:table-cell table:formula="of:=[.B132]/[.B131]-1" office:value-type="percentage" office:value="0.00850827930294784" calcext:value-type="percentage">
            <text:p>0.85%</text:p>
          </table:table-cell>
          <table:table-cell office:value-type="string" calcext:value-type="string">
            <text:p>2021-01-20</text:p>
          </table:table-cell>
          <table:table-cell office:value-type="float" office:value="217.2" calcext:value-type="float">
            <text:p>217.2</text:p>
          </table:table-cell>
          <table:table-cell table:formula="of:=[.E132]/[.E131]-1" office:value-type="percentage" office:value="-0.00799269239552414" calcext:value-type="percentage">
            <text:p>-0.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1-21</text:p>
          </table:table-cell>
          <table:table-cell office:value-type="float" office:value="14590.35" calcext:value-type="float">
            <text:p>14590.35</text:p>
          </table:table-cell>
          <table:table-cell table:formula="of:=[.B133]/[.B132]-1" office:value-type="percentage" office:value="-0.00371124024391078" calcext:value-type="percentage">
            <text:p>-0.37%</text:p>
          </table:table-cell>
          <table:table-cell office:value-type="string" calcext:value-type="string">
            <text:p>2021-01-21</text:p>
          </table:table-cell>
          <table:table-cell office:value-type="float" office:value="215.15" calcext:value-type="float">
            <text:p>215.15</text:p>
          </table:table-cell>
          <table:table-cell table:formula="of:=[.E133]/[.E132]-1" office:value-type="percentage" office:value="-0.00943830570902382" calcext:value-type="percentage">
            <text:p>-0.9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1-22</text:p>
          </table:table-cell>
          <table:table-cell office:value-type="float" office:value="14371.9" calcext:value-type="float">
            <text:p>14371.9</text:p>
          </table:table-cell>
          <table:table-cell table:formula="of:=[.B134]/[.B133]-1" office:value-type="percentage" office:value="-0.0149722247924142" calcext:value-type="percentage">
            <text:p>-1.50%</text:p>
          </table:table-cell>
          <table:table-cell office:value-type="string" calcext:value-type="string">
            <text:p>2021-01-22</text:p>
          </table:table-cell>
          <table:table-cell office:value-type="float" office:value="211.2" calcext:value-type="float">
            <text:p>211.2</text:p>
          </table:table-cell>
          <table:table-cell table:formula="of:=[.E134]/[.E133]-1" office:value-type="percentage" office:value="-0.0183592842203115" calcext:value-type="percentage">
            <text:p>-1.8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1-25</text:p>
          </table:table-cell>
          <table:table-cell office:value-type="float" office:value="14238.9" calcext:value-type="float">
            <text:p>14238.9</text:p>
          </table:table-cell>
          <table:table-cell table:formula="of:=[.B135]/[.B134]-1" office:value-type="percentage" office:value="-0.00925416959483438" calcext:value-type="percentage">
            <text:p>-0.93%</text:p>
          </table:table-cell>
          <table:table-cell office:value-type="string" calcext:value-type="string">
            <text:p>2021-01-25</text:p>
          </table:table-cell>
          <table:table-cell office:value-type="float" office:value="208.15" calcext:value-type="float">
            <text:p>208.15</text:p>
          </table:table-cell>
          <table:table-cell table:formula="of:=[.E135]/[.E134]-1" office:value-type="percentage" office:value="-0.0144412878787878" calcext:value-type="percentage">
            <text:p>-1.4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1-27</text:p>
          </table:table-cell>
          <table:table-cell office:value-type="float" office:value="13967.5" calcext:value-type="float">
            <text:p>13967.5</text:p>
          </table:table-cell>
          <table:table-cell table:formula="of:=[.B136]/[.B135]-1" office:value-type="percentage" office:value="-0.0190604611311267" calcext:value-type="percentage">
            <text:p>-1.91%</text:p>
          </table:table-cell>
          <table:table-cell office:value-type="string" calcext:value-type="string">
            <text:p>2021-01-27</text:p>
          </table:table-cell>
          <table:table-cell office:value-type="float" office:value="210.75" calcext:value-type="float">
            <text:p>210.75</text:p>
          </table:table-cell>
          <table:table-cell table:formula="of:=[.E136]/[.E135]-1" office:value-type="percentage" office:value="0.0124909920730243" calcext:value-type="percentage">
            <text:p>1.2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1-28</text:p>
          </table:table-cell>
          <table:table-cell office:value-type="float" office:value="13817.55" calcext:value-type="float">
            <text:p>13817.55</text:p>
          </table:table-cell>
          <table:table-cell table:formula="of:=[.B137]/[.B136]-1" office:value-type="percentage" office:value="-0.0107356362985502" calcext:value-type="percentage">
            <text:p>-1.07%</text:p>
          </table:table-cell>
          <table:table-cell office:value-type="string" calcext:value-type="string">
            <text:p>2021-01-28</text:p>
          </table:table-cell>
          <table:table-cell office:value-type="float" office:value="206.85" calcext:value-type="float">
            <text:p>206.85</text:p>
          </table:table-cell>
          <table:table-cell table:formula="of:=[.E137]/[.E136]-1" office:value-type="percentage" office:value="-0.0185053380782918" calcext:value-type="percentage">
            <text:p>-1.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1-29</text:p>
          </table:table-cell>
          <table:table-cell office:value-type="float" office:value="13634.6" calcext:value-type="float">
            <text:p>13634.6</text:p>
          </table:table-cell>
          <table:table-cell table:formula="of:=[.B138]/[.B137]-1" office:value-type="percentage" office:value="-0.0132404080318146" calcext:value-type="percentage">
            <text:p>-1.32%</text:p>
          </table:table-cell>
          <table:table-cell office:value-type="string" calcext:value-type="string">
            <text:p>2021-01-29</text:p>
          </table:table-cell>
          <table:table-cell office:value-type="float" office:value="203.25" calcext:value-type="float">
            <text:p>203.25</text:p>
          </table:table-cell>
          <table:table-cell table:formula="of:=[.E138]/[.E137]-1" office:value-type="percentage" office:value="-0.0174039158810733" calcext:value-type="percentage">
            <text:p>-1.7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2-01</text:p>
          </table:table-cell>
          <table:table-cell office:value-type="float" office:value="14281.2" calcext:value-type="float">
            <text:p>14281.2</text:p>
          </table:table-cell>
          <table:table-cell table:formula="of:=[.B139]/[.B138]-1" office:value-type="percentage" office:value="0.0474234667683688" calcext:value-type="percentage">
            <text:p>4.74%</text:p>
          </table:table-cell>
          <table:table-cell office:value-type="string" calcext:value-type="string">
            <text:p>2021-02-01</text:p>
          </table:table-cell>
          <table:table-cell office:value-type="float" office:value="216.55" calcext:value-type="float">
            <text:p>216.55</text:p>
          </table:table-cell>
          <table:table-cell table:formula="of:=[.E139]/[.E138]-1" office:value-type="percentage" office:value="0.0654366543665437" calcext:value-type="percentage">
            <text:p>6.5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2-02</text:p>
          </table:table-cell>
          <table:table-cell office:value-type="float" office:value="14647.85" calcext:value-type="float">
            <text:p>14647.85</text:p>
          </table:table-cell>
          <table:table-cell table:formula="of:=[.B140]/[.B139]-1" office:value-type="percentage" office:value="0.0256736128616644" calcext:value-type="percentage">
            <text:p>2.57%</text:p>
          </table:table-cell>
          <table:table-cell office:value-type="string" calcext:value-type="string">
            <text:p>2021-02-02</text:p>
          </table:table-cell>
          <table:table-cell office:value-type="float" office:value="218.45" calcext:value-type="float">
            <text:p>218.45</text:p>
          </table:table-cell>
          <table:table-cell table:formula="of:=[.E140]/[.E139]-1" office:value-type="percentage" office:value="0.0087739552066497" calcext:value-type="percentage">
            <text:p>0.8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2-03</text:p>
          </table:table-cell>
          <table:table-cell office:value-type="float" office:value="14789.95" calcext:value-type="float">
            <text:p>14789.95</text:p>
          </table:table-cell>
          <table:table-cell table:formula="of:=[.B141]/[.B140]-1" office:value-type="percentage" office:value="0.00970108241141188" calcext:value-type="percentage">
            <text:p>0.97%</text:p>
          </table:table-cell>
          <table:table-cell office:value-type="string" calcext:value-type="string">
            <text:p>2021-02-03</text:p>
          </table:table-cell>
          <table:table-cell office:value-type="float" office:value="216.55" calcext:value-type="float">
            <text:p>216.55</text:p>
          </table:table-cell>
          <table:table-cell table:formula="of:=[.E141]/[.E140]-1" office:value-type="percentage" office:value="-0.00869764248111682" calcext:value-type="percentage">
            <text:p>-0.8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2-04</text:p>
          </table:table-cell>
          <table:table-cell office:value-type="float" office:value="14895.65" calcext:value-type="float">
            <text:p>14895.65</text:p>
          </table:table-cell>
          <table:table-cell table:formula="of:=[.B142]/[.B141]-1" office:value-type="percentage" office:value="0.0071467449180016" calcext:value-type="percentage">
            <text:p>0.71%</text:p>
          </table:table-cell>
          <table:table-cell office:value-type="string" calcext:value-type="string">
            <text:p>2021-02-04</text:p>
          </table:table-cell>
          <table:table-cell office:value-type="float" office:value="230.05" calcext:value-type="float">
            <text:p>230.05</text:p>
          </table:table-cell>
          <table:table-cell table:formula="of:=[.E142]/[.E141]-1" office:value-type="percentage" office:value="0.062341260678827" calcext:value-type="percentage">
            <text:p>6.2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2-05</text:p>
          </table:table-cell>
          <table:table-cell office:value-type="float" office:value="14924.25" calcext:value-type="float">
            <text:p>14924.25</text:p>
          </table:table-cell>
          <table:table-cell table:formula="of:=[.B143]/[.B142]-1" office:value-type="percentage" office:value="0.00192002363106014" calcext:value-type="percentage">
            <text:p>0.19%</text:p>
          </table:table-cell>
          <table:table-cell office:value-type="string" calcext:value-type="string">
            <text:p>2021-02-05</text:p>
          </table:table-cell>
          <table:table-cell office:value-type="float" office:value="233.75" calcext:value-type="float">
            <text:p>233.75</text:p>
          </table:table-cell>
          <table:table-cell table:formula="of:=[.E143]/[.E142]-1" office:value-type="percentage" office:value="0.0160834601173658" calcext:value-type="percentage">
            <text:p>1.6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2-08</text:p>
          </table:table-cell>
          <table:table-cell office:value-type="float" office:value="15115.8" calcext:value-type="float">
            <text:p>15115.8</text:p>
          </table:table-cell>
          <table:table-cell table:formula="of:=[.B144]/[.B143]-1" office:value-type="percentage" office:value="0.0128348158198903" calcext:value-type="percentage">
            <text:p>1.28%</text:p>
          </table:table-cell>
          <table:table-cell office:value-type="string" calcext:value-type="string">
            <text:p>2021-02-08</text:p>
          </table:table-cell>
          <table:table-cell office:value-type="float" office:value="233.45" calcext:value-type="float">
            <text:p>233.45</text:p>
          </table:table-cell>
          <table:table-cell table:formula="of:=[.E144]/[.E143]-1" office:value-type="percentage" office:value="-0.0012834224598931" calcext:value-type="percentage">
            <text:p>-0.1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2-09</text:p>
          </table:table-cell>
          <table:table-cell office:value-type="float" office:value="15109.3" calcext:value-type="float">
            <text:p>15109.3</text:p>
          </table:table-cell>
          <table:table-cell table:formula="of:=[.B145]/[.B144]-1" office:value-type="percentage" office:value="-0.000430013628124226" calcext:value-type="percentage">
            <text:p>-0.04%</text:p>
          </table:table-cell>
          <table:table-cell office:value-type="string" calcext:value-type="string">
            <text:p>2021-02-09</text:p>
          </table:table-cell>
          <table:table-cell office:value-type="float" office:value="228.8" calcext:value-type="float">
            <text:p>228.8</text:p>
          </table:table-cell>
          <table:table-cell table:formula="of:=[.E145]/[.E144]-1" office:value-type="percentage" office:value="-0.0199186121225101" calcext:value-type="percentage">
            <text:p>-1.9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2-10</text:p>
          </table:table-cell>
          <table:table-cell office:value-type="float" office:value="15106.5" calcext:value-type="float">
            <text:p>15106.5</text:p>
          </table:table-cell>
          <table:table-cell table:formula="of:=[.B146]/[.B145]-1" office:value-type="percentage" office:value="-0.000185316328354057" calcext:value-type="percentage">
            <text:p>-0.02%</text:p>
          </table:table-cell>
          <table:table-cell office:value-type="string" calcext:value-type="string">
            <text:p>2021-02-10</text:p>
          </table:table-cell>
          <table:table-cell office:value-type="float" office:value="228.2" calcext:value-type="float">
            <text:p>228.2</text:p>
          </table:table-cell>
          <table:table-cell table:formula="of:=[.E146]/[.E145]-1" office:value-type="percentage" office:value="-0.00262237762237771" calcext:value-type="percentage">
            <text:p>-0.2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2-11</text:p>
          </table:table-cell>
          <table:table-cell office:value-type="float" office:value="15173.3" calcext:value-type="float">
            <text:p>15173.3</text:p>
          </table:table-cell>
          <table:table-cell table:formula="of:=[.B147]/[.B146]-1" office:value-type="percentage" office:value="0.00442193757653975" calcext:value-type="percentage">
            <text:p>0.44%</text:p>
          </table:table-cell>
          <table:table-cell office:value-type="string" calcext:value-type="string">
            <text:p>2021-02-11</text:p>
          </table:table-cell>
          <table:table-cell office:value-type="float" office:value="226.6" calcext:value-type="float">
            <text:p>226.6</text:p>
          </table:table-cell>
          <table:table-cell table:formula="of:=[.E147]/[.E146]-1" office:value-type="percentage" office:value="-0.00701139351446101" calcext:value-type="percentage">
            <text:p>-0.7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2-12</text:p>
          </table:table-cell>
          <table:table-cell office:value-type="float" office:value="15163.3" calcext:value-type="float">
            <text:p>15163.3</text:p>
          </table:table-cell>
          <table:table-cell table:formula="of:=[.B148]/[.B147]-1" office:value-type="percentage" office:value="-0.000659052414438532" calcext:value-type="percentage">
            <text:p>-0.07%</text:p>
          </table:table-cell>
          <table:table-cell office:value-type="string" calcext:value-type="string">
            <text:p>2021-02-12</text:p>
          </table:table-cell>
          <table:table-cell office:value-type="float" office:value="217.6" calcext:value-type="float">
            <text:p>217.6</text:p>
          </table:table-cell>
          <table:table-cell table:formula="of:=[.E148]/[.E147]-1" office:value-type="percentage" office:value="-0.0397175639894086" calcext:value-type="percentage">
            <text:p>-3.9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2-15</text:p>
          </table:table-cell>
          <table:table-cell office:value-type="float" office:value="15314.7" calcext:value-type="float">
            <text:p>15314.7</text:p>
          </table:table-cell>
          <table:table-cell table:formula="of:=[.B149]/[.B148]-1" office:value-type="percentage" office:value="0.00998463395171245" calcext:value-type="percentage">
            <text:p>1.00%</text:p>
          </table:table-cell>
          <table:table-cell office:value-type="string" calcext:value-type="string">
            <text:p>2021-02-15</text:p>
          </table:table-cell>
          <table:table-cell office:value-type="float" office:value="218.75" calcext:value-type="float">
            <text:p>218.75</text:p>
          </table:table-cell>
          <table:table-cell table:formula="of:=[.E149]/[.E148]-1" office:value-type="percentage" office:value="0.00528492647058831" calcext:value-type="percentage">
            <text:p>0.5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2-16</text:p>
          </table:table-cell>
          <table:table-cell office:value-type="float" office:value="15313.45" calcext:value-type="float">
            <text:p>15313.45</text:p>
          </table:table-cell>
          <table:table-cell table:formula="of:=[.B150]/[.B149]-1" office:value-type="percentage" office:value="-0.0000816209262995971" calcext:value-type="percentage">
            <text:p>-0.01%</text:p>
          </table:table-cell>
          <table:table-cell office:value-type="string" calcext:value-type="string">
            <text:p>2021-02-16</text:p>
          </table:table-cell>
          <table:table-cell office:value-type="float" office:value="218.4" calcext:value-type="float">
            <text:p>218.4</text:p>
          </table:table-cell>
          <table:table-cell table:formula="of:=[.E150]/[.E149]-1" office:value-type="percentage" office:value="-0.00159999999999993" calcext:value-type="percentage">
            <text:p>-0.1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2-17</text:p>
          </table:table-cell>
          <table:table-cell office:value-type="float" office:value="15208.9" calcext:value-type="float">
            <text:p>15208.9</text:p>
          </table:table-cell>
          <table:table-cell table:formula="of:=[.B151]/[.B150]-1" office:value-type="percentage" office:value="-0.00682733152881954" calcext:value-type="percentage">
            <text:p>-0.68%</text:p>
          </table:table-cell>
          <table:table-cell office:value-type="string" calcext:value-type="string">
            <text:p>2021-02-17</text:p>
          </table:table-cell>
          <table:table-cell office:value-type="float" office:value="217.95" calcext:value-type="float">
            <text:p>217.95</text:p>
          </table:table-cell>
          <table:table-cell table:formula="of:=[.E151]/[.E150]-1" office:value-type="percentage" office:value="-0.00206043956043966" calcext:value-type="percentage">
            <text:p>-0.2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2-18</text:p>
          </table:table-cell>
          <table:table-cell office:value-type="float" office:value="15118.95" calcext:value-type="float">
            <text:p>15118.95</text:p>
          </table:table-cell>
          <table:table-cell table:formula="of:=[.B152]/[.B151]-1" office:value-type="percentage" office:value="-0.00591430017950012" calcext:value-type="percentage">
            <text:p>-0.59%</text:p>
          </table:table-cell>
          <table:table-cell office:value-type="string" calcext:value-type="string">
            <text:p>2021-02-18</text:p>
          </table:table-cell>
          <table:table-cell office:value-type="float" office:value="219.1" calcext:value-type="float">
            <text:p>219.1</text:p>
          </table:table-cell>
          <table:table-cell table:formula="of:=[.E152]/[.E151]-1" office:value-type="percentage" office:value="0.00527643955035551" calcext:value-type="percentage">
            <text:p>0.5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2-19</text:p>
          </table:table-cell>
          <table:table-cell office:value-type="float" office:value="14981.75" calcext:value-type="float">
            <text:p>14981.75</text:p>
          </table:table-cell>
          <table:table-cell table:formula="of:=[.B153]/[.B152]-1" office:value-type="percentage" office:value="-0.00907470426187007" calcext:value-type="percentage">
            <text:p>-0.91%</text:p>
          </table:table-cell>
          <table:table-cell office:value-type="string" calcext:value-type="string">
            <text:p>2021-02-19</text:p>
          </table:table-cell>
          <table:table-cell office:value-type="float" office:value="216.5" calcext:value-type="float">
            <text:p>216.5</text:p>
          </table:table-cell>
          <table:table-cell table:formula="of:=[.E153]/[.E152]-1" office:value-type="percentage" office:value="-0.0118667275216796" calcext:value-type="percentage">
            <text:p>-1.1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2-22</text:p>
          </table:table-cell>
          <table:table-cell office:value-type="float" office:value="14675.7" calcext:value-type="float">
            <text:p>14675.7</text:p>
          </table:table-cell>
          <table:table-cell table:formula="of:=[.B154]/[.B153]-1" office:value-type="percentage" office:value="-0.020428187628281" calcext:value-type="percentage">
            <text:p>-2.04%</text:p>
          </table:table-cell>
          <table:table-cell office:value-type="string" calcext:value-type="string">
            <text:p>2021-02-22</text:p>
          </table:table-cell>
          <table:table-cell office:value-type="float" office:value="206.95" calcext:value-type="float">
            <text:p>206.95</text:p>
          </table:table-cell>
          <table:table-cell table:formula="of:=[.E154]/[.E153]-1" office:value-type="percentage" office:value="-0.0441108545034643" calcext:value-type="percentage">
            <text:p>-4.4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2-23</text:p>
          </table:table-cell>
          <table:table-cell office:value-type="float" office:value="14707.8" calcext:value-type="float">
            <text:p>14707.8</text:p>
          </table:table-cell>
          <table:table-cell table:formula="of:=[.B155]/[.B154]-1" office:value-type="percentage" office:value="0.00218728919233824" calcext:value-type="percentage">
            <text:p>0.22%</text:p>
          </table:table-cell>
          <table:table-cell office:value-type="string" calcext:value-type="string">
            <text:p>2021-02-23</text:p>
          </table:table-cell>
          <table:table-cell office:value-type="float" office:value="208.7" calcext:value-type="float">
            <text:p>208.7</text:p>
          </table:table-cell>
          <table:table-cell table:formula="of:=[.E155]/[.E154]-1" office:value-type="percentage" office:value="0.00845614882821932" calcext:value-type="percentage">
            <text:p>0.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2-24</text:p>
          </table:table-cell>
          <table:table-cell office:value-type="float" office:value="14982" calcext:value-type="float">
            <text:p>14982</text:p>
          </table:table-cell>
          <table:table-cell table:formula="of:=[.B156]/[.B155]-1" office:value-type="percentage" office:value="0.0186431689307716" calcext:value-type="percentage">
            <text:p>1.86%</text:p>
          </table:table-cell>
          <table:table-cell office:value-type="string" calcext:value-type="string">
            <text:p>2021-02-24</text:p>
          </table:table-cell>
          <table:table-cell office:value-type="float" office:value="208.65" calcext:value-type="float">
            <text:p>208.65</text:p>
          </table:table-cell>
          <table:table-cell table:formula="of:=[.E156]/[.E155]-1" office:value-type="percentage" office:value="-0.000239578342117741" calcext:value-type="percentage">
            <text:p>-0.0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2-25</text:p>
          </table:table-cell>
          <table:table-cell office:value-type="float" office:value="15097.35" calcext:value-type="float">
            <text:p>15097.35</text:p>
          </table:table-cell>
          <table:table-cell table:formula="of:=[.B157]/[.B156]-1" office:value-type="percentage" office:value="0.0076992390869044" calcext:value-type="percentage">
            <text:p>0.77%</text:p>
          </table:table-cell>
          <table:table-cell office:value-type="string" calcext:value-type="string">
            <text:p>2021-02-25</text:p>
          </table:table-cell>
          <table:table-cell office:value-type="float" office:value="209.2" calcext:value-type="float">
            <text:p>209.2</text:p>
          </table:table-cell>
          <table:table-cell table:formula="of:=[.E157]/[.E156]-1" office:value-type="percentage" office:value="0.00263599329019892" calcext:value-type="percentage">
            <text:p>0.2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2-26</text:p>
          </table:table-cell>
          <table:table-cell office:value-type="float" office:value="14529.15" calcext:value-type="float">
            <text:p>14529.15</text:p>
          </table:table-cell>
          <table:table-cell table:formula="of:=[.B158]/[.B157]-1" office:value-type="percentage" office:value="-0.0376357440213018" calcext:value-type="percentage">
            <text:p>-3.76%</text:p>
          </table:table-cell>
          <table:table-cell office:value-type="string" calcext:value-type="string">
            <text:p>2021-02-26</text:p>
          </table:table-cell>
          <table:table-cell office:value-type="float" office:value="203.65" calcext:value-type="float">
            <text:p>203.65</text:p>
          </table:table-cell>
          <table:table-cell table:formula="of:=[.E158]/[.E157]-1" office:value-type="percentage" office:value="-0.0265296367112809" calcext:value-type="percentage">
            <text:p>-2.6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01</text:p>
          </table:table-cell>
          <table:table-cell office:value-type="float" office:value="14761.55" calcext:value-type="float">
            <text:p>14761.55</text:p>
          </table:table-cell>
          <table:table-cell table:formula="of:=[.B159]/[.B158]-1" office:value-type="percentage" office:value="0.0159954298771778" calcext:value-type="percentage">
            <text:p>1.60%</text:p>
          </table:table-cell>
          <table:table-cell office:value-type="string" calcext:value-type="string">
            <text:p>2021-03-01</text:p>
          </table:table-cell>
          <table:table-cell office:value-type="float" office:value="207" calcext:value-type="float">
            <text:p>207</text:p>
          </table:table-cell>
          <table:table-cell table:formula="of:=[.E159]/[.E158]-1" office:value-type="percentage" office:value="0.0164497913086177" calcext:value-type="percentage">
            <text:p>1.6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02</text:p>
          </table:table-cell>
          <table:table-cell office:value-type="float" office:value="14919.1" calcext:value-type="float">
            <text:p>14919.1</text:p>
          </table:table-cell>
          <table:table-cell table:formula="of:=[.B160]/[.B159]-1" office:value-type="percentage" office:value="0.0106729984317366" calcext:value-type="percentage">
            <text:p>1.07%</text:p>
          </table:table-cell>
          <table:table-cell office:value-type="string" calcext:value-type="string">
            <text:p>2021-03-02</text:p>
          </table:table-cell>
          <table:table-cell office:value-type="float" office:value="210" calcext:value-type="float">
            <text:p>210</text:p>
          </table:table-cell>
          <table:table-cell table:formula="of:=[.E160]/[.E159]-1" office:value-type="percentage" office:value="0.0144927536231885" calcext:value-type="percentage">
            <text:p>1.4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03</text:p>
          </table:table-cell>
          <table:table-cell office:value-type="float" office:value="15245.6" calcext:value-type="float">
            <text:p>15245.6</text:p>
          </table:table-cell>
          <table:table-cell table:formula="of:=[.B161]/[.B160]-1" office:value-type="percentage" office:value="0.0218846981386276" calcext:value-type="percentage">
            <text:p>2.19%</text:p>
          </table:table-cell>
          <table:table-cell office:value-type="string" calcext:value-type="string">
            <text:p>2021-03-03</text:p>
          </table:table-cell>
          <table:table-cell office:value-type="float" office:value="209.95" calcext:value-type="float">
            <text:p>209.95</text:p>
          </table:table-cell>
          <table:table-cell table:formula="of:=[.E161]/[.E160]-1" office:value-type="percentage" office:value="-0.000238095238095259" calcext:value-type="percentage">
            <text:p>-0.0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04</text:p>
          </table:table-cell>
          <table:table-cell office:value-type="float" office:value="15080.75" calcext:value-type="float">
            <text:p>15080.75</text:p>
          </table:table-cell>
          <table:table-cell table:formula="of:=[.B162]/[.B161]-1" office:value-type="percentage" office:value="-0.0108129558692345" calcext:value-type="percentage">
            <text:p>-1.08%</text:p>
          </table:table-cell>
          <table:table-cell office:value-type="string" calcext:value-type="string">
            <text:p>2021-03-04</text:p>
          </table:table-cell>
          <table:table-cell office:value-type="float" office:value="209.8" calcext:value-type="float">
            <text:p>209.8</text:p>
          </table:table-cell>
          <table:table-cell table:formula="of:=[.E162]/[.E161]-1" office:value-type="percentage" office:value="-0.000714455822814819" calcext:value-type="percentage">
            <text:p>-0.0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05</text:p>
          </table:table-cell>
          <table:table-cell office:value-type="float" office:value="14938.1" calcext:value-type="float">
            <text:p>14938.1</text:p>
          </table:table-cell>
          <table:table-cell table:formula="of:=[.B163]/[.B162]-1" office:value-type="percentage" office:value="-0.00945907862672613" calcext:value-type="percentage">
            <text:p>-0.95%</text:p>
          </table:table-cell>
          <table:table-cell office:value-type="string" calcext:value-type="string">
            <text:p>2021-03-05</text:p>
          </table:table-cell>
          <table:table-cell office:value-type="float" office:value="209.9" calcext:value-type="float">
            <text:p>209.9</text:p>
          </table:table-cell>
          <table:table-cell table:formula="of:=[.E163]/[.E162]-1" office:value-type="percentage" office:value="0.000476644423260231" calcext:value-type="percentage">
            <text:p>0.0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08</text:p>
          </table:table-cell>
          <table:table-cell office:value-type="float" office:value="14956.2" calcext:value-type="float">
            <text:p>14956.2</text:p>
          </table:table-cell>
          <table:table-cell table:formula="of:=[.B164]/[.B163]-1" office:value-type="percentage" office:value="0.0012116668117097" calcext:value-type="percentage">
            <text:p>0.12%</text:p>
          </table:table-cell>
          <table:table-cell office:value-type="string" calcext:value-type="string">
            <text:p>2021-03-08</text:p>
          </table:table-cell>
          <table:table-cell office:value-type="float" office:value="207.9" calcext:value-type="float">
            <text:p>207.9</text:p>
          </table:table-cell>
          <table:table-cell table:formula="of:=[.E164]/[.E163]-1" office:value-type="percentage" office:value="-0.00952834683182468" calcext:value-type="percentage">
            <text:p>-0.9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09</text:p>
          </table:table-cell>
          <table:table-cell office:value-type="float" office:value="15098.4" calcext:value-type="float">
            <text:p>15098.4</text:p>
          </table:table-cell>
          <table:table-cell table:formula="of:=[.B165]/[.B164]-1" office:value-type="percentage" office:value="0.0095077626669875" calcext:value-type="percentage">
            <text:p>0.95%</text:p>
          </table:table-cell>
          <table:table-cell office:value-type="string" calcext:value-type="string">
            <text:p>2021-03-09</text:p>
          </table:table-cell>
          <table:table-cell office:value-type="float" office:value="207.65" calcext:value-type="float">
            <text:p>207.65</text:p>
          </table:table-cell>
          <table:table-cell table:formula="of:=[.E165]/[.E164]-1" office:value-type="percentage" office:value="-0.00120250120250121" calcext:value-type="percentage">
            <text:p>-0.1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10</text:p>
          </table:table-cell>
          <table:table-cell office:value-type="float" office:value="15174.8" calcext:value-type="float">
            <text:p>15174.8</text:p>
          </table:table-cell>
          <table:table-cell table:formula="of:=[.B166]/[.B165]-1" office:value-type="percentage" office:value="0.00506013882265677" calcext:value-type="percentage">
            <text:p>0.51%</text:p>
          </table:table-cell>
          <table:table-cell office:value-type="string" calcext:value-type="string">
            <text:p>2021-03-10</text:p>
          </table:table-cell>
          <table:table-cell office:value-type="float" office:value="206.4" calcext:value-type="float">
            <text:p>206.4</text:p>
          </table:table-cell>
          <table:table-cell table:formula="of:=[.E166]/[.E165]-1" office:value-type="percentage" office:value="-0.00601974476282208" calcext:value-type="percentage">
            <text:p>-0.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12</text:p>
          </table:table-cell>
          <table:table-cell office:value-type="float" office:value="15030.95" calcext:value-type="float">
            <text:p>15030.95</text:p>
          </table:table-cell>
          <table:table-cell table:formula="of:=[.B167]/[.B166]-1" office:value-type="percentage" office:value="-0.00947953185544448" calcext:value-type="percentage">
            <text:p>-0.95%</text:p>
          </table:table-cell>
          <table:table-cell office:value-type="string" calcext:value-type="string">
            <text:p>2021-03-12</text:p>
          </table:table-cell>
          <table:table-cell office:value-type="float" office:value="205.2" calcext:value-type="float">
            <text:p>205.2</text:p>
          </table:table-cell>
          <table:table-cell table:formula="of:=[.E167]/[.E166]-1" office:value-type="percentage" office:value="-0.00581395348837221" calcext:value-type="percentage">
            <text:p>-0.5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15</text:p>
          </table:table-cell>
          <table:table-cell office:value-type="float" office:value="14929.5" calcext:value-type="float">
            <text:p>14929.5</text:p>
          </table:table-cell>
          <table:table-cell table:formula="of:=[.B168]/[.B167]-1" office:value-type="percentage" office:value="-0.00674940705677296" calcext:value-type="percentage">
            <text:p>-0.67%</text:p>
          </table:table-cell>
          <table:table-cell office:value-type="string" calcext:value-type="string">
            <text:p>2021-03-15</text:p>
          </table:table-cell>
          <table:table-cell office:value-type="float" office:value="205.5" calcext:value-type="float">
            <text:p>205.5</text:p>
          </table:table-cell>
          <table:table-cell table:formula="of:=[.E168]/[.E167]-1" office:value-type="percentage" office:value="0.00146198830409361" calcext:value-type="percentage">
            <text:p>0.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16</text:p>
          </table:table-cell>
          <table:table-cell office:value-type="float" office:value="14910.45" calcext:value-type="float">
            <text:p>14910.45</text:p>
          </table:table-cell>
          <table:table-cell table:formula="of:=[.B169]/[.B168]-1" office:value-type="percentage" office:value="-0.00127599718677784" calcext:value-type="percentage">
            <text:p>-0.13%</text:p>
          </table:table-cell>
          <table:table-cell office:value-type="string" calcext:value-type="string">
            <text:p>2021-03-16</text:p>
          </table:table-cell>
          <table:table-cell office:value-type="float" office:value="208.35" calcext:value-type="float">
            <text:p>208.35</text:p>
          </table:table-cell>
          <table:table-cell table:formula="of:=[.E169]/[.E168]-1" office:value-type="percentage" office:value="0.013868613138686" calcext:value-type="percentage">
            <text:p>1.3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17</text:p>
          </table:table-cell>
          <table:table-cell office:value-type="float" office:value="14721.3" calcext:value-type="float">
            <text:p>14721.3</text:p>
          </table:table-cell>
          <table:table-cell table:formula="of:=[.B170]/[.B169]-1" office:value-type="percentage" office:value="-0.012685733830971" calcext:value-type="percentage">
            <text:p>-1.27%</text:p>
          </table:table-cell>
          <table:table-cell office:value-type="string" calcext:value-type="string">
            <text:p>2021-03-17</text:p>
          </table:table-cell>
          <table:table-cell office:value-type="float" office:value="210.95" calcext:value-type="float">
            <text:p>210.95</text:p>
          </table:table-cell>
          <table:table-cell table:formula="of:=[.E170]/[.E169]-1" office:value-type="percentage" office:value="0.0124790016798655" calcext:value-type="percentage">
            <text:p>1.2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18</text:p>
          </table:table-cell>
          <table:table-cell office:value-type="float" office:value="14557.85" calcext:value-type="float">
            <text:p>14557.85</text:p>
          </table:table-cell>
          <table:table-cell table:formula="of:=[.B171]/[.B170]-1" office:value-type="percentage" office:value="-0.0111029596570954" calcext:value-type="percentage">
            <text:p>-1.11%</text:p>
          </table:table-cell>
          <table:table-cell office:value-type="string" calcext:value-type="string">
            <text:p>2021-03-18</text:p>
          </table:table-cell>
          <table:table-cell office:value-type="float" office:value="219" calcext:value-type="float">
            <text:p>219</text:p>
          </table:table-cell>
          <table:table-cell table:formula="of:=[.E171]/[.E170]-1" office:value-type="percentage" office:value="0.0381607015880541" calcext:value-type="percentage">
            <text:p>3.8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19</text:p>
          </table:table-cell>
          <table:table-cell office:value-type="float" office:value="14744" calcext:value-type="float">
            <text:p>14744</text:p>
          </table:table-cell>
          <table:table-cell table:formula="of:=[.B172]/[.B171]-1" office:value-type="percentage" office:value="0.0127869156503193" calcext:value-type="percentage">
            <text:p>1.28%</text:p>
          </table:table-cell>
          <table:table-cell office:value-type="string" calcext:value-type="string">
            <text:p>2021-03-19</text:p>
          </table:table-cell>
          <table:table-cell office:value-type="float" office:value="222.8" calcext:value-type="float">
            <text:p>222.8</text:p>
          </table:table-cell>
          <table:table-cell table:formula="of:=[.E172]/[.E171]-1" office:value-type="percentage" office:value="0.0173515981735159" calcext:value-type="percentage">
            <text:p>1.7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22</text:p>
          </table:table-cell>
          <table:table-cell office:value-type="float" office:value="14736.4" calcext:value-type="float">
            <text:p>14736.4</text:p>
          </table:table-cell>
          <table:table-cell table:formula="of:=[.B173]/[.B172]-1" office:value-type="percentage" office:value="-0.000515463917525771" calcext:value-type="percentage">
            <text:p>-0.05%</text:p>
          </table:table-cell>
          <table:table-cell office:value-type="string" calcext:value-type="string">
            <text:p>2021-03-22</text:p>
          </table:table-cell>
          <table:table-cell office:value-type="float" office:value="226" calcext:value-type="float">
            <text:p>226</text:p>
          </table:table-cell>
          <table:table-cell table:formula="of:=[.E173]/[.E172]-1" office:value-type="percentage" office:value="0.0143626570915618" calcext:value-type="percentage">
            <text:p>1.4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23</text:p>
          </table:table-cell>
          <table:table-cell office:value-type="float" office:value="14814.75" calcext:value-type="float">
            <text:p>14814.75</text:p>
          </table:table-cell>
          <table:table-cell table:formula="of:=[.B174]/[.B173]-1" office:value-type="percentage" office:value="0.00531676664585645" calcext:value-type="percentage">
            <text:p>0.53%</text:p>
          </table:table-cell>
          <table:table-cell office:value-type="string" calcext:value-type="string">
            <text:p>2021-03-23</text:p>
          </table:table-cell>
          <table:table-cell office:value-type="float" office:value="222.05" calcext:value-type="float">
            <text:p>222.05</text:p>
          </table:table-cell>
          <table:table-cell table:formula="of:=[.E174]/[.E173]-1" office:value-type="percentage" office:value="-0.0174778761061947" calcext:value-type="percentage">
            <text:p>-1.7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24</text:p>
          </table:table-cell>
          <table:table-cell office:value-type="float" office:value="14549.4" calcext:value-type="float">
            <text:p>14549.4</text:p>
          </table:table-cell>
          <table:table-cell table:formula="of:=[.B175]/[.B174]-1" office:value-type="percentage" office:value="-0.0179112033615148" calcext:value-type="percentage">
            <text:p>-1.79%</text:p>
          </table:table-cell>
          <table:table-cell office:value-type="string" calcext:value-type="string">
            <text:p>2021-03-24</text:p>
          </table:table-cell>
          <table:table-cell office:value-type="float" office:value="216.3" calcext:value-type="float">
            <text:p>216.3</text:p>
          </table:table-cell>
          <table:table-cell table:formula="of:=[.E175]/[.E174]-1" office:value-type="percentage" office:value="-0.0258950686782257" calcext:value-type="percentage">
            <text:p>-2.5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25</text:p>
          </table:table-cell>
          <table:table-cell office:value-type="float" office:value="14324.9" calcext:value-type="float">
            <text:p>14324.9</text:p>
          </table:table-cell>
          <table:table-cell table:formula="of:=[.B176]/[.B175]-1" office:value-type="percentage" office:value="-0.0154301895610816" calcext:value-type="percentage">
            <text:p>-1.54%</text:p>
          </table:table-cell>
          <table:table-cell office:value-type="string" calcext:value-type="string">
            <text:p>2021-03-25</text:p>
          </table:table-cell>
          <table:table-cell office:value-type="float" office:value="213.9" calcext:value-type="float">
            <text:p>213.9</text:p>
          </table:table-cell>
          <table:table-cell table:formula="of:=[.E176]/[.E175]-1" office:value-type="percentage" office:value="-0.0110957004160888" calcext:value-type="percentage">
            <text:p>-1.1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26</text:p>
          </table:table-cell>
          <table:table-cell office:value-type="float" office:value="14507.3" calcext:value-type="float">
            <text:p>14507.3</text:p>
          </table:table-cell>
          <table:table-cell table:formula="of:=[.B177]/[.B176]-1" office:value-type="percentage" office:value="0.0127330731802664" calcext:value-type="percentage">
            <text:p>1.27%</text:p>
          </table:table-cell>
          <table:table-cell office:value-type="string" calcext:value-type="string">
            <text:p>2021-03-26</text:p>
          </table:table-cell>
          <table:table-cell office:value-type="float" office:value="210.9" calcext:value-type="float">
            <text:p>210.9</text:p>
          </table:table-cell>
          <table:table-cell table:formula="of:=[.E177]/[.E176]-1" office:value-type="percentage" office:value="-0.0140252454417953" calcext:value-type="percentage">
            <text:p>-1.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30</text:p>
          </table:table-cell>
          <table:table-cell office:value-type="float" office:value="14845.1" calcext:value-type="float">
            <text:p>14845.1</text:p>
          </table:table-cell>
          <table:table-cell table:formula="of:=[.B178]/[.B177]-1" office:value-type="percentage" office:value="0.0232848290171157" calcext:value-type="percentage">
            <text:p>2.33%</text:p>
          </table:table-cell>
          <table:table-cell office:value-type="string" calcext:value-type="string">
            <text:p>2021-03-30</text:p>
          </table:table-cell>
          <table:table-cell office:value-type="float" office:value="214.65" calcext:value-type="float">
            <text:p>214.65</text:p>
          </table:table-cell>
          <table:table-cell table:formula="of:=[.E178]/[.E177]-1" office:value-type="percentage" office:value="0.0177809388335703" calcext:value-type="percentage">
            <text:p>1.7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3-31</text:p>
          </table:table-cell>
          <table:table-cell office:value-type="float" office:value="14690.7" calcext:value-type="float">
            <text:p>14690.7</text:p>
          </table:table-cell>
          <table:table-cell table:formula="of:=[.B179]/[.B178]-1" office:value-type="percentage" office:value="-0.0104007382907491" calcext:value-type="percentage">
            <text:p>-1.04%</text:p>
          </table:table-cell>
          <table:table-cell office:value-type="string" calcext:value-type="string">
            <text:p>2021-03-31</text:p>
          </table:table-cell>
          <table:table-cell office:value-type="float" office:value="217.8" calcext:value-type="float">
            <text:p>217.8</text:p>
          </table:table-cell>
          <table:table-cell table:formula="of:=[.E179]/[.E178]-1" office:value-type="percentage" office:value="0.0146750524109014" calcext:value-type="percentage">
            <text:p>1.4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01</text:p>
          </table:table-cell>
          <table:table-cell office:value-type="float" office:value="14867.35" calcext:value-type="float">
            <text:p>14867.35</text:p>
          </table:table-cell>
          <table:table-cell table:formula="of:=[.B180]/[.B179]-1" office:value-type="percentage" office:value="0.0120246142117122" calcext:value-type="percentage">
            <text:p>1.20%</text:p>
          </table:table-cell>
          <table:table-cell office:value-type="string" calcext:value-type="string">
            <text:p>2021-04-01</text:p>
          </table:table-cell>
          <table:table-cell office:value-type="float" office:value="220.05" calcext:value-type="float">
            <text:p>220.05</text:p>
          </table:table-cell>
          <table:table-cell table:formula="of:=[.E180]/[.E179]-1" office:value-type="percentage" office:value="0.0103305785123966" calcext:value-type="percentage">
            <text:p>1.0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05</text:p>
          </table:table-cell>
          <table:table-cell office:value-type="float" office:value="14637.8" calcext:value-type="float">
            <text:p>14637.8</text:p>
          </table:table-cell>
          <table:table-cell table:formula="of:=[.B181]/[.B180]-1" office:value-type="percentage" office:value="-0.0154398732793672" calcext:value-type="percentage">
            <text:p>-1.54%</text:p>
          </table:table-cell>
          <table:table-cell office:value-type="string" calcext:value-type="string">
            <text:p>2021-04-05</text:p>
          </table:table-cell>
          <table:table-cell office:value-type="float" office:value="211.95" calcext:value-type="float">
            <text:p>211.95</text:p>
          </table:table-cell>
          <table:table-cell table:formula="of:=[.E181]/[.E180]-1" office:value-type="percentage" office:value="-0.0368098159509204" calcext:value-type="percentage">
            <text:p>-3.6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06</text:p>
          </table:table-cell>
          <table:table-cell office:value-type="float" office:value="14683.5" calcext:value-type="float">
            <text:p>14683.5</text:p>
          </table:table-cell>
          <table:table-cell table:formula="of:=[.B182]/[.B181]-1" office:value-type="percentage" office:value="0.00312205386055298" calcext:value-type="percentage">
            <text:p>0.31%</text:p>
          </table:table-cell>
          <table:table-cell office:value-type="string" calcext:value-type="string">
            <text:p>2021-04-06</text:p>
          </table:table-cell>
          <table:table-cell office:value-type="float" office:value="212.8" calcext:value-type="float">
            <text:p>212.8</text:p>
          </table:table-cell>
          <table:table-cell table:formula="of:=[.E182]/[.E181]-1" office:value-type="percentage" office:value="0.00401037980655827" calcext:value-type="percentage">
            <text:p>0.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07</text:p>
          </table:table-cell>
          <table:table-cell office:value-type="float" office:value="14819.05" calcext:value-type="float">
            <text:p>14819.05</text:p>
          </table:table-cell>
          <table:table-cell table:formula="of:=[.B183]/[.B182]-1" office:value-type="percentage" office:value="0.00923145026730676" calcext:value-type="percentage">
            <text:p>0.92%</text:p>
          </table:table-cell>
          <table:table-cell office:value-type="string" calcext:value-type="string">
            <text:p>2021-04-07</text:p>
          </table:table-cell>
          <table:table-cell office:value-type="float" office:value="213.65" calcext:value-type="float">
            <text:p>213.65</text:p>
          </table:table-cell>
          <table:table-cell table:formula="of:=[.E183]/[.E182]-1" office:value-type="percentage" office:value="0.00399436090225569" calcext:value-type="percentage">
            <text:p>0.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08</text:p>
          </table:table-cell>
          <table:table-cell office:value-type="float" office:value="14873.8" calcext:value-type="float">
            <text:p>14873.8</text:p>
          </table:table-cell>
          <table:table-cell table:formula="of:=[.B184]/[.B183]-1" office:value-type="percentage" office:value="0.00369456881513996" calcext:value-type="percentage">
            <text:p>0.37%</text:p>
          </table:table-cell>
          <table:table-cell office:value-type="string" calcext:value-type="string">
            <text:p>2021-04-08</text:p>
          </table:table-cell>
          <table:table-cell office:value-type="float" office:value="213.5" calcext:value-type="float">
            <text:p>213.5</text:p>
          </table:table-cell>
          <table:table-cell table:formula="of:=[.E184]/[.E183]-1" office:value-type="percentage" office:value="-0.000702082845775776" calcext:value-type="percentage">
            <text:p>-0.0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09</text:p>
          </table:table-cell>
          <table:table-cell office:value-type="float" office:value="14834.85" calcext:value-type="float">
            <text:p>14834.85</text:p>
          </table:table-cell>
          <table:table-cell table:formula="of:=[.B185]/[.B184]-1" office:value-type="percentage" office:value="-0.0026186986513197" calcext:value-type="percentage">
            <text:p>-0.26%</text:p>
          </table:table-cell>
          <table:table-cell office:value-type="string" calcext:value-type="string">
            <text:p>2021-04-09</text:p>
          </table:table-cell>
          <table:table-cell office:value-type="float" office:value="213.25" calcext:value-type="float">
            <text:p>213.25</text:p>
          </table:table-cell>
          <table:table-cell table:formula="of:=[.E185]/[.E184]-1" office:value-type="percentage" office:value="-0.00117096018735363" calcext:value-type="percentage">
            <text:p>-0.1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12</text:p>
          </table:table-cell>
          <table:table-cell office:value-type="float" office:value="14310.8" calcext:value-type="float">
            <text:p>14310.8</text:p>
          </table:table-cell>
          <table:table-cell table:formula="of:=[.B186]/[.B185]-1" office:value-type="percentage" office:value="-0.0353256015396179" calcext:value-type="percentage">
            <text:p>-3.53%</text:p>
          </table:table-cell>
          <table:table-cell office:value-type="string" calcext:value-type="string">
            <text:p>2021-04-12</text:p>
          </table:table-cell>
          <table:table-cell office:value-type="float" office:value="205.3" calcext:value-type="float">
            <text:p>205.3</text:p>
          </table:table-cell>
          <table:table-cell table:formula="of:=[.E186]/[.E185]-1" office:value-type="percentage" office:value="-0.0372801875732708" calcext:value-type="percentage">
            <text:p>-3.7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13</text:p>
          </table:table-cell>
          <table:table-cell office:value-type="float" office:value="14504.8" calcext:value-type="float">
            <text:p>14504.8</text:p>
          </table:table-cell>
          <table:table-cell table:formula="of:=[.B187]/[.B186]-1" office:value-type="percentage" office:value="0.0135561953210164" calcext:value-type="percentage">
            <text:p>1.36%</text:p>
          </table:table-cell>
          <table:table-cell office:value-type="string" calcext:value-type="string">
            <text:p>2021-04-13</text:p>
          </table:table-cell>
          <table:table-cell office:value-type="float" office:value="208.65" calcext:value-type="float">
            <text:p>208.65</text:p>
          </table:table-cell>
          <table:table-cell table:formula="of:=[.E187]/[.E186]-1" office:value-type="percentage" office:value="0.0163175840233805" calcext:value-type="percentage">
            <text:p>1.6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15</text:p>
          </table:table-cell>
          <table:table-cell office:value-type="float" office:value="14581.45" calcext:value-type="float">
            <text:p>14581.45</text:p>
          </table:table-cell>
          <table:table-cell table:formula="of:=[.B188]/[.B187]-1" office:value-type="percentage" office:value="0.00528445755887708" calcext:value-type="percentage">
            <text:p>0.53%</text:p>
          </table:table-cell>
          <table:table-cell office:value-type="string" calcext:value-type="string">
            <text:p>2021-04-15</text:p>
          </table:table-cell>
          <table:table-cell office:value-type="float" office:value="207.1" calcext:value-type="float">
            <text:p>207.1</text:p>
          </table:table-cell>
          <table:table-cell table:formula="of:=[.E188]/[.E187]-1" office:value-type="percentage" office:value="-0.00742870836328791" calcext:value-type="percentage">
            <text:p>-0.7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16</text:p>
          </table:table-cell>
          <table:table-cell office:value-type="float" office:value="14617.85" calcext:value-type="float">
            <text:p>14617.85</text:p>
          </table:table-cell>
          <table:table-cell table:formula="of:=[.B189]/[.B188]-1" office:value-type="percentage" office:value="0.00249632238220476" calcext:value-type="percentage">
            <text:p>0.25%</text:p>
          </table:table-cell>
          <table:table-cell office:value-type="string" calcext:value-type="string">
            <text:p>2021-04-16</text:p>
          </table:table-cell>
          <table:table-cell office:value-type="float" office:value="208" calcext:value-type="float">
            <text:p>208</text:p>
          </table:table-cell>
          <table:table-cell table:formula="of:=[.E189]/[.E188]-1" office:value-type="percentage" office:value="0.00434572670207634" calcext:value-type="percentage">
            <text:p>0.4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19</text:p>
          </table:table-cell>
          <table:table-cell office:value-type="float" office:value="14359.45" calcext:value-type="float">
            <text:p>14359.45</text:p>
          </table:table-cell>
          <table:table-cell table:formula="of:=[.B190]/[.B189]-1" office:value-type="percentage" office:value="-0.0176770181661462" calcext:value-type="percentage">
            <text:p>-1.77%</text:p>
          </table:table-cell>
          <table:table-cell office:value-type="string" calcext:value-type="string">
            <text:p>2021-04-19</text:p>
          </table:table-cell>
          <table:table-cell office:value-type="float" office:value="206" calcext:value-type="float">
            <text:p>206</text:p>
          </table:table-cell>
          <table:table-cell table:formula="of:=[.E190]/[.E189]-1" office:value-type="percentage" office:value="-0.00961538461538458" calcext:value-type="percentage">
            <text:p>-0.9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20</text:p>
          </table:table-cell>
          <table:table-cell office:value-type="float" office:value="14296.4" calcext:value-type="float">
            <text:p>14296.4</text:p>
          </table:table-cell>
          <table:table-cell table:formula="of:=[.B191]/[.B190]-1" office:value-type="percentage" office:value="-0.00439083669639162" calcext:value-type="percentage">
            <text:p>-0.44%</text:p>
          </table:table-cell>
          <table:table-cell office:value-type="string" calcext:value-type="string">
            <text:p>2021-04-20</text:p>
          </table:table-cell>
          <table:table-cell office:value-type="float" office:value="203.15" calcext:value-type="float">
            <text:p>203.15</text:p>
          </table:table-cell>
          <table:table-cell table:formula="of:=[.E191]/[.E190]-1" office:value-type="percentage" office:value="-0.0138349514563106" calcext:value-type="percentage">
            <text:p>-1.3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22</text:p>
          </table:table-cell>
          <table:table-cell office:value-type="float" office:value="14406.15" calcext:value-type="float">
            <text:p>14406.15</text:p>
          </table:table-cell>
          <table:table-cell table:formula="of:=[.B192]/[.B191]-1" office:value-type="percentage" office:value="0.00767675778517662" calcext:value-type="percentage">
            <text:p>0.77%</text:p>
          </table:table-cell>
          <table:table-cell office:value-type="string" calcext:value-type="string">
            <text:p>2021-04-22</text:p>
          </table:table-cell>
          <table:table-cell office:value-type="float" office:value="205.85" calcext:value-type="float">
            <text:p>205.85</text:p>
          </table:table-cell>
          <table:table-cell table:formula="of:=[.E192]/[.E191]-1" office:value-type="percentage" office:value="0.0132906719173025" calcext:value-type="percentage">
            <text:p>1.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23</text:p>
          </table:table-cell>
          <table:table-cell office:value-type="float" office:value="14341.35" calcext:value-type="float">
            <text:p>14341.35</text:p>
          </table:table-cell>
          <table:table-cell table:formula="of:=[.B193]/[.B192]-1" office:value-type="percentage" office:value="-0.00449807894545029" calcext:value-type="percentage">
            <text:p>-0.45%</text:p>
          </table:table-cell>
          <table:table-cell office:value-type="string" calcext:value-type="string">
            <text:p>2021-04-23</text:p>
          </table:table-cell>
          <table:table-cell office:value-type="float" office:value="205.05" calcext:value-type="float">
            <text:p>205.05</text:p>
          </table:table-cell>
          <table:table-cell table:formula="of:=[.E193]/[.E192]-1" office:value-type="percentage" office:value="-0.00388632499392749" calcext:value-type="percentage">
            <text:p>-0.3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26</text:p>
          </table:table-cell>
          <table:table-cell office:value-type="float" office:value="14485" calcext:value-type="float">
            <text:p>14485</text:p>
          </table:table-cell>
          <table:table-cell table:formula="of:=[.B194]/[.B193]-1" office:value-type="percentage" office:value="0.0100164907766702" calcext:value-type="percentage">
            <text:p>1.00%</text:p>
          </table:table-cell>
          <table:table-cell office:value-type="string" calcext:value-type="string">
            <text:p>2021-04-26</text:p>
          </table:table-cell>
          <table:table-cell office:value-type="float" office:value="205.5" calcext:value-type="float">
            <text:p>205.5</text:p>
          </table:table-cell>
          <table:table-cell table:formula="of:=[.E194]/[.E193]-1" office:value-type="percentage" office:value="0.00219458668617412" calcext:value-type="percentage">
            <text:p>0.2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27</text:p>
          </table:table-cell>
          <table:table-cell office:value-type="float" office:value="14653.05" calcext:value-type="float">
            <text:p>14653.05</text:p>
          </table:table-cell>
          <table:table-cell table:formula="of:=[.B195]/[.B194]-1" office:value-type="percentage" office:value="0.0116016568864341" calcext:value-type="percentage">
            <text:p>1.16%</text:p>
          </table:table-cell>
          <table:table-cell office:value-type="string" calcext:value-type="string">
            <text:p>2021-04-27</text:p>
          </table:table-cell>
          <table:table-cell office:value-type="float" office:value="205.5" calcext:value-type="float">
            <text:p>205.5</text:p>
          </table:table-cell>
          <table:table-cell table:formula="of:=[.E195]/[.E194]-1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28</text:p>
          </table:table-cell>
          <table:table-cell office:value-type="float" office:value="14864.55" calcext:value-type="float">
            <text:p>14864.55</text:p>
          </table:table-cell>
          <table:table-cell table:formula="of:=[.B196]/[.B195]-1" office:value-type="percentage" office:value="0.0144338550677163" calcext:value-type="percentage">
            <text:p>1.44%</text:p>
          </table:table-cell>
          <table:table-cell office:value-type="string" calcext:value-type="string">
            <text:p>2021-04-28</text:p>
          </table:table-cell>
          <table:table-cell office:value-type="float" office:value="205.65" calcext:value-type="float">
            <text:p>205.65</text:p>
          </table:table-cell>
          <table:table-cell table:formula="of:=[.E196]/[.E195]-1" office:value-type="percentage" office:value="0.000729927007299347" calcext:value-type="percentage">
            <text:p>0.0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29</text:p>
          </table:table-cell>
          <table:table-cell office:value-type="float" office:value="14894.9" calcext:value-type="float">
            <text:p>14894.9</text:p>
          </table:table-cell>
          <table:table-cell table:formula="of:=[.B197]/[.B196]-1" office:value-type="percentage" office:value="0.0020417705211393" calcext:value-type="percentage">
            <text:p>0.20%</text:p>
          </table:table-cell>
          <table:table-cell office:value-type="string" calcext:value-type="string">
            <text:p>2021-04-29</text:p>
          </table:table-cell>
          <table:table-cell office:value-type="float" office:value="204.4" calcext:value-type="float">
            <text:p>204.4</text:p>
          </table:table-cell>
          <table:table-cell table:formula="of:=[.E197]/[.E196]-1" office:value-type="percentage" office:value="-0.00607828835399948" calcext:value-type="percentage">
            <text:p>-0.6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30</text:p>
          </table:table-cell>
          <table:table-cell office:value-type="float" office:value="14631.1" calcext:value-type="float">
            <text:p>14631.1</text:p>
          </table:table-cell>
          <table:table-cell table:formula="of:=[.B198]/[.B197]-1" office:value-type="percentage" office:value="-0.017710760058812" calcext:value-type="percentage">
            <text:p>-1.77%</text:p>
          </table:table-cell>
          <table:table-cell office:value-type="string" calcext:value-type="string">
            <text:p>2021-04-30</text:p>
          </table:table-cell>
          <table:table-cell office:value-type="float" office:value="202.4" calcext:value-type="float">
            <text:p>202.4</text:p>
          </table:table-cell>
          <table:table-cell table:formula="of:=[.E198]/[.E197]-1" office:value-type="percentage" office:value="-0.00978473581213313" calcext:value-type="percentage">
            <text:p>-0.9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03</text:p>
          </table:table-cell>
          <table:table-cell office:value-type="float" office:value="14634.15" calcext:value-type="float">
            <text:p>14634.15</text:p>
          </table:table-cell>
          <table:table-cell table:formula="of:=[.B199]/[.B198]-1" office:value-type="percentage" office:value="0.000208460061102755" calcext:value-type="percentage">
            <text:p>0.02%</text:p>
          </table:table-cell>
          <table:table-cell office:value-type="string" calcext:value-type="string">
            <text:p>2021-05-03</text:p>
          </table:table-cell>
          <table:table-cell office:value-type="float" office:value="201.1" calcext:value-type="float">
            <text:p>201.1</text:p>
          </table:table-cell>
          <table:table-cell table:formula="of:=[.E199]/[.E198]-1" office:value-type="percentage" office:value="-0.00642292490118579" calcext:value-type="percentage">
            <text:p>-0.6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04</text:p>
          </table:table-cell>
          <table:table-cell office:value-type="float" office:value="14496.5" calcext:value-type="float">
            <text:p>14496.5</text:p>
          </table:table-cell>
          <table:table-cell table:formula="of:=[.B200]/[.B199]-1" office:value-type="percentage" office:value="-0.00940608098181306" calcext:value-type="percentage">
            <text:p>-0.94%</text:p>
          </table:table-cell>
          <table:table-cell office:value-type="string" calcext:value-type="string">
            <text:p>2021-05-04</text:p>
          </table:table-cell>
          <table:table-cell office:value-type="float" office:value="199.75" calcext:value-type="float">
            <text:p>199.75</text:p>
          </table:table-cell>
          <table:table-cell table:formula="of:=[.E200]/[.E199]-1" office:value-type="percentage" office:value="-0.00671307807061161" calcext:value-type="percentage">
            <text:p>-0.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05</text:p>
          </table:table-cell>
          <table:table-cell office:value-type="float" office:value="14617.85" calcext:value-type="float">
            <text:p>14617.85</text:p>
          </table:table-cell>
          <table:table-cell table:formula="of:=[.B201]/[.B200]-1" office:value-type="percentage" office:value="0.00837098610009313" calcext:value-type="percentage">
            <text:p>0.84%</text:p>
          </table:table-cell>
          <table:table-cell office:value-type="string" calcext:value-type="string">
            <text:p>2021-05-05</text:p>
          </table:table-cell>
          <table:table-cell office:value-type="float" office:value="202" calcext:value-type="float">
            <text:p>202</text:p>
          </table:table-cell>
          <table:table-cell table:formula="of:=[.E201]/[.E200]-1" office:value-type="percentage" office:value="0.0112640801001251" calcext:value-type="percentage">
            <text:p>1.1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06</text:p>
          </table:table-cell>
          <table:table-cell office:value-type="float" office:value="14724.8" calcext:value-type="float">
            <text:p>14724.8</text:p>
          </table:table-cell>
          <table:table-cell table:formula="of:=[.B202]/[.B201]-1" office:value-type="percentage" office:value="0.00731639741822487" calcext:value-type="percentage">
            <text:p>0.73%</text:p>
          </table:table-cell>
          <table:table-cell office:value-type="string" calcext:value-type="string">
            <text:p>2021-05-06</text:p>
          </table:table-cell>
          <table:table-cell office:value-type="float" office:value="203" calcext:value-type="float">
            <text:p>203</text:p>
          </table:table-cell>
          <table:table-cell table:formula="of:=[.E202]/[.E201]-1" office:value-type="percentage" office:value="0.00495049504950496" calcext:value-type="percentage">
            <text:p>0.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07</text:p>
          </table:table-cell>
          <table:table-cell office:value-type="float" office:value="14823.15" calcext:value-type="float">
            <text:p>14823.15</text:p>
          </table:table-cell>
          <table:table-cell table:formula="of:=[.B203]/[.B202]-1" office:value-type="percentage" office:value="0.00667920786699994" calcext:value-type="percentage">
            <text:p>0.67%</text:p>
          </table:table-cell>
          <table:table-cell office:value-type="string" calcext:value-type="string">
            <text:p>2021-05-07</text:p>
          </table:table-cell>
          <table:table-cell office:value-type="float" office:value="205.5" calcext:value-type="float">
            <text:p>205.5</text:p>
          </table:table-cell>
          <table:table-cell table:formula="of:=[.E203]/[.E202]-1" office:value-type="percentage" office:value="0.0123152709359606" calcext:value-type="percentage">
            <text:p>1.2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10</text:p>
          </table:table-cell>
          <table:table-cell office:value-type="float" office:value="14942.35" calcext:value-type="float">
            <text:p>14942.35</text:p>
          </table:table-cell>
          <table:table-cell table:formula="of:=[.B204]/[.B203]-1" office:value-type="percentage" office:value="0.00804147566475422" calcext:value-type="percentage">
            <text:p>0.80%</text:p>
          </table:table-cell>
          <table:table-cell office:value-type="string" calcext:value-type="string">
            <text:p>2021-05-10</text:p>
          </table:table-cell>
          <table:table-cell office:value-type="float" office:value="205.8" calcext:value-type="float">
            <text:p>205.8</text:p>
          </table:table-cell>
          <table:table-cell table:formula="of:=[.E204]/[.E203]-1" office:value-type="percentage" office:value="0.00145985401459869" calcext:value-type="percentage">
            <text:p>0.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11</text:p>
          </table:table-cell>
          <table:table-cell office:value-type="float" office:value="14850.75" calcext:value-type="float">
            <text:p>14850.75</text:p>
          </table:table-cell>
          <table:table-cell table:formula="of:=[.B205]/[.B204]-1" office:value-type="percentage" office:value="-0.00613022717310197" calcext:value-type="percentage">
            <text:p>-0.61%</text:p>
          </table:table-cell>
          <table:table-cell office:value-type="string" calcext:value-type="string">
            <text:p>2021-05-11</text:p>
          </table:table-cell>
          <table:table-cell office:value-type="float" office:value="204.1" calcext:value-type="float">
            <text:p>204.1</text:p>
          </table:table-cell>
          <table:table-cell table:formula="of:=[.E205]/[.E204]-1" office:value-type="percentage" office:value="-0.0082604470359573" calcext:value-type="percentage">
            <text:p>-0.8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12</text:p>
          </table:table-cell>
          <table:table-cell office:value-type="float" office:value="14696.5" calcext:value-type="float">
            <text:p>14696.5</text:p>
          </table:table-cell>
          <table:table-cell table:formula="of:=[.B206]/[.B205]-1" office:value-type="percentage" office:value="-0.0103866808073666" calcext:value-type="percentage">
            <text:p>-1.04%</text:p>
          </table:table-cell>
          <table:table-cell office:value-type="string" calcext:value-type="string">
            <text:p>2021-05-12</text:p>
          </table:table-cell>
          <table:table-cell office:value-type="float" office:value="203.6" calcext:value-type="float">
            <text:p>203.6</text:p>
          </table:table-cell>
          <table:table-cell table:formula="of:=[.E206]/[.E205]-1" office:value-type="percentage" office:value="-0.00244977951984326" calcext:value-type="percentage">
            <text:p>-0.2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14</text:p>
          </table:table-cell>
          <table:table-cell office:value-type="float" office:value="14677.8" calcext:value-type="float">
            <text:p>14677.8</text:p>
          </table:table-cell>
          <table:table-cell table:formula="of:=[.B207]/[.B206]-1" office:value-type="percentage" office:value="-0.00127241179872761" calcext:value-type="percentage">
            <text:p>-0.13%</text:p>
          </table:table-cell>
          <table:table-cell office:value-type="string" calcext:value-type="string">
            <text:p>2021-05-14</text:p>
          </table:table-cell>
          <table:table-cell office:value-type="float" office:value="213.05" calcext:value-type="float">
            <text:p>213.05</text:p>
          </table:table-cell>
          <table:table-cell table:formula="of:=[.E207]/[.E206]-1" office:value-type="percentage" office:value="0.0464145383104126" calcext:value-type="percentage">
            <text:p>4.6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17</text:p>
          </table:table-cell>
          <table:table-cell office:value-type="float" office:value="14923.15" calcext:value-type="float">
            <text:p>14923.15</text:p>
          </table:table-cell>
          <table:table-cell table:formula="of:=[.B208]/[.B207]-1" office:value-type="percentage" office:value="0.0167157203395605" calcext:value-type="percentage">
            <text:p>1.67%</text:p>
          </table:table-cell>
          <table:table-cell office:value-type="string" calcext:value-type="string">
            <text:p>2021-05-17</text:p>
          </table:table-cell>
          <table:table-cell office:value-type="float" office:value="212.75" calcext:value-type="float">
            <text:p>212.75</text:p>
          </table:table-cell>
          <table:table-cell table:formula="of:=[.E208]/[.E207]-1" office:value-type="percentage" office:value="-0.00140812015958702" calcext:value-type="percentage">
            <text:p>-0.1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18</text:p>
          </table:table-cell>
          <table:table-cell office:value-type="float" office:value="15108.1" calcext:value-type="float">
            <text:p>15108.1</text:p>
          </table:table-cell>
          <table:table-cell table:formula="of:=[.B209]/[.B208]-1" office:value-type="percentage" office:value="0.0123934960112309" calcext:value-type="percentage">
            <text:p>1.24%</text:p>
          </table:table-cell>
          <table:table-cell office:value-type="string" calcext:value-type="string">
            <text:p>2021-05-18</text:p>
          </table:table-cell>
          <table:table-cell office:value-type="float" office:value="210.2" calcext:value-type="float">
            <text:p>210.2</text:p>
          </table:table-cell>
          <table:table-cell table:formula="of:=[.E209]/[.E208]-1" office:value-type="percentage" office:value="-0.0119858989424207" calcext:value-type="percentage">
            <text:p>-1.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19</text:p>
          </table:table-cell>
          <table:table-cell office:value-type="float" office:value="15030.15" calcext:value-type="float">
            <text:p>15030.15</text:p>
          </table:table-cell>
          <table:table-cell table:formula="of:=[.B210]/[.B209]-1" office:value-type="percentage" office:value="-0.00515948398541188" calcext:value-type="percentage">
            <text:p>-0.52%</text:p>
          </table:table-cell>
          <table:table-cell office:value-type="string" calcext:value-type="string">
            <text:p>2021-05-19</text:p>
          </table:table-cell>
          <table:table-cell office:value-type="float" office:value="207.85" calcext:value-type="float">
            <text:p>207.85</text:p>
          </table:table-cell>
          <table:table-cell table:formula="of:=[.E210]/[.E209]-1" office:value-type="percentage" office:value="-0.0111798287345385" calcext:value-type="percentage">
            <text:p>-1.1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20</text:p>
          </table:table-cell>
          <table:table-cell office:value-type="float" office:value="14906.05" calcext:value-type="float">
            <text:p>14906.05</text:p>
          </table:table-cell>
          <table:table-cell table:formula="of:=[.B211]/[.B210]-1" office:value-type="percentage" office:value="-0.00825673729137766" calcext:value-type="percentage">
            <text:p>-0.83%</text:p>
          </table:table-cell>
          <table:table-cell office:value-type="string" calcext:value-type="string">
            <text:p>2021-05-20</text:p>
          </table:table-cell>
          <table:table-cell office:value-type="float" office:value="207.1" calcext:value-type="float">
            <text:p>207.1</text:p>
          </table:table-cell>
          <table:table-cell table:formula="of:=[.E211]/[.E210]-1" office:value-type="percentage" office:value="-0.00360837142169834" calcext:value-type="percentage">
            <text:p>-0.3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21</text:p>
          </table:table-cell>
          <table:table-cell office:value-type="float" office:value="15175.3" calcext:value-type="float">
            <text:p>15175.3</text:p>
          </table:table-cell>
          <table:table-cell table:formula="of:=[.B212]/[.B211]-1" office:value-type="percentage" office:value="0.0180631354382952" calcext:value-type="percentage">
            <text:p>1.81%</text:p>
          </table:table-cell>
          <table:table-cell office:value-type="string" calcext:value-type="string">
            <text:p>2021-05-21</text:p>
          </table:table-cell>
          <table:table-cell office:value-type="float" office:value="209.05" calcext:value-type="float">
            <text:p>209.05</text:p>
          </table:table-cell>
          <table:table-cell table:formula="of:=[.E212]/[.E211]-1" office:value-type="percentage" office:value="0.00941574118783195" calcext:value-type="percentage">
            <text:p>0.9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24</text:p>
          </table:table-cell>
          <table:table-cell office:value-type="float" office:value="15197.7" calcext:value-type="float">
            <text:p>15197.7</text:p>
          </table:table-cell>
          <table:table-cell table:formula="of:=[.B213]/[.B212]-1" office:value-type="percentage" office:value="0.00147608284514988" calcext:value-type="percentage">
            <text:p>0.15%</text:p>
          </table:table-cell>
          <table:table-cell office:value-type="string" calcext:value-type="string">
            <text:p>2021-05-24</text:p>
          </table:table-cell>
          <table:table-cell office:value-type="float" office:value="211.55" calcext:value-type="float">
            <text:p>211.55</text:p>
          </table:table-cell>
          <table:table-cell table:formula="of:=[.E213]/[.E212]-1" office:value-type="percentage" office:value="0.0119588615163837" calcext:value-type="percentage">
            <text:p>1.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25</text:p>
          </table:table-cell>
          <table:table-cell office:value-type="float" office:value="15208.45" calcext:value-type="float">
            <text:p>15208.45</text:p>
          </table:table-cell>
          <table:table-cell table:formula="of:=[.B214]/[.B213]-1" office:value-type="percentage" office:value="0.000707343874402078" calcext:value-type="percentage">
            <text:p>0.07%</text:p>
          </table:table-cell>
          <table:table-cell office:value-type="string" calcext:value-type="string">
            <text:p>2021-05-25</text:p>
          </table:table-cell>
          <table:table-cell office:value-type="float" office:value="211.05" calcext:value-type="float">
            <text:p>211.05</text:p>
          </table:table-cell>
          <table:table-cell table:formula="of:=[.E214]/[.E213]-1" office:value-type="percentage" office:value="-0.00236350744504843" calcext:value-type="percentage">
            <text:p>-0.2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26</text:p>
          </table:table-cell>
          <table:table-cell office:value-type="float" office:value="15301.45" calcext:value-type="float">
            <text:p>15301.45</text:p>
          </table:table-cell>
          <table:table-cell table:formula="of:=[.B215]/[.B214]-1" office:value-type="percentage" office:value="0.00611502158339605" calcext:value-type="percentage">
            <text:p>0.61%</text:p>
          </table:table-cell>
          <table:table-cell office:value-type="string" calcext:value-type="string">
            <text:p>2021-05-26</text:p>
          </table:table-cell>
          <table:table-cell office:value-type="float" office:value="210.9" calcext:value-type="float">
            <text:p>210.9</text:p>
          </table:table-cell>
          <table:table-cell table:formula="of:=[.E215]/[.E214]-1" office:value-type="percentage" office:value="-0.000710732054015617" calcext:value-type="percentage">
            <text:p>-0.0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27</text:p>
          </table:table-cell>
          <table:table-cell office:value-type="float" office:value="15337.85" calcext:value-type="float">
            <text:p>15337.85</text:p>
          </table:table-cell>
          <table:table-cell table:formula="of:=[.B216]/[.B215]-1" office:value-type="percentage" office:value="0.00237885951984951" calcext:value-type="percentage">
            <text:p>0.24%</text:p>
          </table:table-cell>
          <table:table-cell office:value-type="string" calcext:value-type="string">
            <text:p>2021-05-27</text:p>
          </table:table-cell>
          <table:table-cell office:value-type="float" office:value="211.2" calcext:value-type="float">
            <text:p>211.2</text:p>
          </table:table-cell>
          <table:table-cell table:formula="of:=[.E216]/[.E215]-1" office:value-type="percentage" office:value="0.00142247510668558" calcext:value-type="percentage">
            <text:p>0.1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28</text:p>
          </table:table-cell>
          <table:table-cell office:value-type="float" office:value="15435.65" calcext:value-type="float">
            <text:p>15435.65</text:p>
          </table:table-cell>
          <table:table-cell table:formula="of:=[.B217]/[.B216]-1" office:value-type="percentage" office:value="0.00637638260903572" calcext:value-type="percentage">
            <text:p>0.64%</text:p>
          </table:table-cell>
          <table:table-cell office:value-type="string" calcext:value-type="string">
            <text:p>2021-05-28</text:p>
          </table:table-cell>
          <table:table-cell office:value-type="float" office:value="212.9" calcext:value-type="float">
            <text:p>212.9</text:p>
          </table:table-cell>
          <table:table-cell table:formula="of:=[.E217]/[.E216]-1" office:value-type="percentage" office:value="0.00804924242424243" calcext:value-type="percentage">
            <text:p>0.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5-31</text:p>
          </table:table-cell>
          <table:table-cell office:value-type="float" office:value="15582.8" calcext:value-type="float">
            <text:p>15582.8</text:p>
          </table:table-cell>
          <table:table-cell table:formula="of:=[.B218]/[.B217]-1" office:value-type="percentage" office:value="0.00953312623699043" calcext:value-type="percentage">
            <text:p>0.95%</text:p>
          </table:table-cell>
          <table:table-cell office:value-type="string" calcext:value-type="string">
            <text:p>2021-05-31</text:p>
          </table:table-cell>
          <table:table-cell office:value-type="float" office:value="217" calcext:value-type="float">
            <text:p>217</text:p>
          </table:table-cell>
          <table:table-cell table:formula="of:=[.E218]/[.E217]-1" office:value-type="percentage" office:value="0.0192578675434476" calcext:value-type="percentage">
            <text:p>1.9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01</text:p>
          </table:table-cell>
          <table:table-cell office:value-type="float" office:value="15574.85" calcext:value-type="float">
            <text:p>15574.85</text:p>
          </table:table-cell>
          <table:table-cell table:formula="of:=[.B219]/[.B218]-1" office:value-type="percentage" office:value="-0.000510177888440988" calcext:value-type="percentage">
            <text:p>-0.05%</text:p>
          </table:table-cell>
          <table:table-cell office:value-type="string" calcext:value-type="string">
            <text:p>2021-06-01</text:p>
          </table:table-cell>
          <table:table-cell office:value-type="float" office:value="215.9" calcext:value-type="float">
            <text:p>215.9</text:p>
          </table:table-cell>
          <table:table-cell table:formula="of:=[.E219]/[.E218]-1" office:value-type="percentage" office:value="-0.00506912442396312" calcext:value-type="percentage">
            <text:p>-0.5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02</text:p>
          </table:table-cell>
          <table:table-cell office:value-type="float" office:value="15576.2" calcext:value-type="float">
            <text:p>15576.2</text:p>
          </table:table-cell>
          <table:table-cell table:formula="of:=[.B220]/[.B219]-1" office:value-type="percentage" office:value="0.0000866782023583035" calcext:value-type="percentage">
            <text:p>0.01%</text:p>
          </table:table-cell>
          <table:table-cell office:value-type="string" calcext:value-type="string">
            <text:p>2021-06-02</text:p>
          </table:table-cell>
          <table:table-cell office:value-type="float" office:value="209.05" calcext:value-type="float">
            <text:p>209.05</text:p>
          </table:table-cell>
          <table:table-cell table:formula="of:=[.E220]/[.E219]-1" office:value-type="percentage" office:value="-0.0317276516905974" calcext:value-type="percentage">
            <text:p>-3.1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03</text:p>
          </table:table-cell>
          <table:table-cell office:value-type="float" office:value="15690.35" calcext:value-type="float">
            <text:p>15690.35</text:p>
          </table:table-cell>
          <table:table-cell table:formula="of:=[.B221]/[.B220]-1" office:value-type="percentage" office:value="0.00732848833476707" calcext:value-type="percentage">
            <text:p>0.73%</text:p>
          </table:table-cell>
          <table:table-cell office:value-type="string" calcext:value-type="string">
            <text:p>2021-06-03</text:p>
          </table:table-cell>
          <table:table-cell office:value-type="float" office:value="209.1" calcext:value-type="float">
            <text:p>209.1</text:p>
          </table:table-cell>
          <table:table-cell table:formula="of:=[.E221]/[.E220]-1" office:value-type="percentage" office:value="0.000239177230327625" calcext:value-type="percentage">
            <text:p>0.0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04</text:p>
          </table:table-cell>
          <table:table-cell office:value-type="float" office:value="15670.25" calcext:value-type="float">
            <text:p>15670.25</text:p>
          </table:table-cell>
          <table:table-cell table:formula="of:=[.B222]/[.B221]-1" office:value-type="percentage" office:value="-0.00128104216923142" calcext:value-type="percentage">
            <text:p>-0.13%</text:p>
          </table:table-cell>
          <table:table-cell office:value-type="string" calcext:value-type="string">
            <text:p>2021-06-04</text:p>
          </table:table-cell>
          <table:table-cell office:value-type="float" office:value="209.55" calcext:value-type="float">
            <text:p>209.55</text:p>
          </table:table-cell>
          <table:table-cell table:formula="of:=[.E222]/[.E221]-1" office:value-type="percentage" office:value="0.0021520803443329" calcext:value-type="percentage">
            <text:p>0.2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07</text:p>
          </table:table-cell>
          <table:table-cell office:value-type="float" office:value="15751.65" calcext:value-type="float">
            <text:p>15751.65</text:p>
          </table:table-cell>
          <table:table-cell table:formula="of:=[.B223]/[.B222]-1" office:value-type="percentage" office:value="0.00519455656418999" calcext:value-type="percentage">
            <text:p>0.52%</text:p>
          </table:table-cell>
          <table:table-cell office:value-type="string" calcext:value-type="string">
            <text:p>2021-06-07</text:p>
          </table:table-cell>
          <table:table-cell office:value-type="float" office:value="211.75" calcext:value-type="float">
            <text:p>211.75</text:p>
          </table:table-cell>
          <table:table-cell table:formula="of:=[.E223]/[.E222]-1" office:value-type="percentage" office:value="0.0104986876640421" calcext:value-type="percentage">
            <text:p>1.0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08</text:p>
          </table:table-cell>
          <table:table-cell office:value-type="float" office:value="15740.1" calcext:value-type="float">
            <text:p>15740.1</text:p>
          </table:table-cell>
          <table:table-cell table:formula="of:=[.B224]/[.B223]-1" office:value-type="percentage" office:value="-0.000733256515983993" calcext:value-type="percentage">
            <text:p>-0.07%</text:p>
          </table:table-cell>
          <table:table-cell office:value-type="string" calcext:value-type="string">
            <text:p>2021-06-08</text:p>
          </table:table-cell>
          <table:table-cell office:value-type="float" office:value="213.8" calcext:value-type="float">
            <text:p>213.8</text:p>
          </table:table-cell>
          <table:table-cell table:formula="of:=[.E224]/[.E223]-1" office:value-type="percentage" office:value="0.00968122786304604" calcext:value-type="percentage">
            <text:p>0.9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09</text:p>
          </table:table-cell>
          <table:table-cell office:value-type="float" office:value="15635.35" calcext:value-type="float">
            <text:p>15635.35</text:p>
          </table:table-cell>
          <table:table-cell table:formula="of:=[.B225]/[.B224]-1" office:value-type="percentage" office:value="-0.0066549767790548" calcext:value-type="percentage">
            <text:p>-0.67%</text:p>
          </table:table-cell>
          <table:table-cell office:value-type="string" calcext:value-type="string">
            <text:p>2021-06-09</text:p>
          </table:table-cell>
          <table:table-cell office:value-type="float" office:value="212.55" calcext:value-type="float">
            <text:p>212.55</text:p>
          </table:table-cell>
          <table:table-cell table:formula="of:=[.E225]/[.E224]-1" office:value-type="percentage" office:value="-0.00584658559401308" calcext:value-type="percentage">
            <text:p>-0.5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10</text:p>
          </table:table-cell>
          <table:table-cell office:value-type="float" office:value="15737.75" calcext:value-type="float">
            <text:p>15737.75</text:p>
          </table:table-cell>
          <table:table-cell table:formula="of:=[.B226]/[.B225]-1" office:value-type="percentage" office:value="0.00654926176900417" calcext:value-type="percentage">
            <text:p>0.65%</text:p>
          </table:table-cell>
          <table:table-cell office:value-type="string" calcext:value-type="string">
            <text:p>2021-06-10</text:p>
          </table:table-cell>
          <table:table-cell office:value-type="float" office:value="209.75" calcext:value-type="float">
            <text:p>209.75</text:p>
          </table:table-cell>
          <table:table-cell table:formula="of:=[.E226]/[.E225]-1" office:value-type="percentage" office:value="-0.0131733709715361" calcext:value-type="percentage">
            <text:p>-1.3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11</text:p>
          </table:table-cell>
          <table:table-cell office:value-type="float" office:value="15799.35" calcext:value-type="float">
            <text:p>15799.35</text:p>
          </table:table-cell>
          <table:table-cell table:formula="of:=[.B227]/[.B226]-1" office:value-type="percentage" office:value="0.00391415545424212" calcext:value-type="percentage">
            <text:p>0.39%</text:p>
          </table:table-cell>
          <table:table-cell office:value-type="string" calcext:value-type="string">
            <text:p>2021-06-11</text:p>
          </table:table-cell>
          <table:table-cell office:value-type="float" office:value="208" calcext:value-type="float">
            <text:p>208</text:p>
          </table:table-cell>
          <table:table-cell table:formula="of:=[.E227]/[.E226]-1" office:value-type="percentage" office:value="-0.00834326579261024" calcext:value-type="percentage">
            <text:p>-0.8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14</text:p>
          </table:table-cell>
          <table:table-cell office:value-type="float" office:value="15811.85" calcext:value-type="float">
            <text:p>15811.85</text:p>
          </table:table-cell>
          <table:table-cell table:formula="of:=[.B228]/[.B227]-1" office:value-type="percentage" office:value="0.000791171788712797" calcext:value-type="percentage">
            <text:p>0.08%</text:p>
          </table:table-cell>
          <table:table-cell office:value-type="string" calcext:value-type="string">
            <text:p>2021-06-14</text:p>
          </table:table-cell>
          <table:table-cell office:value-type="float" office:value="207.55" calcext:value-type="float">
            <text:p>207.55</text:p>
          </table:table-cell>
          <table:table-cell table:formula="of:=[.E228]/[.E227]-1" office:value-type="percentage" office:value="-0.00216346153846148" calcext:value-type="percentage">
            <text:p>-0.2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15</text:p>
          </table:table-cell>
          <table:table-cell office:value-type="float" office:value="15869.25" calcext:value-type="float">
            <text:p>15869.25</text:p>
          </table:table-cell>
          <table:table-cell table:formula="of:=[.B229]/[.B228]-1" office:value-type="percentage" office:value="0.00363018875084187" calcext:value-type="percentage">
            <text:p>0.36%</text:p>
          </table:table-cell>
          <table:table-cell office:value-type="string" calcext:value-type="string">
            <text:p>2021-06-15</text:p>
          </table:table-cell>
          <table:table-cell office:value-type="float" office:value="207.1" calcext:value-type="float">
            <text:p>207.1</text:p>
          </table:table-cell>
          <table:table-cell table:formula="of:=[.E229]/[.E228]-1" office:value-type="percentage" office:value="-0.00216815225246936" calcext:value-type="percentage">
            <text:p>-0.2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16</text:p>
          </table:table-cell>
          <table:table-cell office:value-type="float" office:value="15767.55" calcext:value-type="float">
            <text:p>15767.55</text:p>
          </table:table-cell>
          <table:table-cell table:formula="of:=[.B230]/[.B229]-1" office:value-type="percentage" office:value="-0.00640862044520063" calcext:value-type="percentage">
            <text:p>-0.64%</text:p>
          </table:table-cell>
          <table:table-cell office:value-type="string" calcext:value-type="string">
            <text:p>2021-06-16</text:p>
          </table:table-cell>
          <table:table-cell office:value-type="float" office:value="207.45" calcext:value-type="float">
            <text:p>207.45</text:p>
          </table:table-cell>
          <table:table-cell table:formula="of:=[.E230]/[.E229]-1" office:value-type="percentage" office:value="0.00169000482858528" calcext:value-type="percentage">
            <text:p>0.1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17</text:p>
          </table:table-cell>
          <table:table-cell office:value-type="float" office:value="15691.4" calcext:value-type="float">
            <text:p>15691.4</text:p>
          </table:table-cell>
          <table:table-cell table:formula="of:=[.B231]/[.B230]-1" office:value-type="percentage" office:value="-0.00482953914844098" calcext:value-type="percentage">
            <text:p>-0.48%</text:p>
          </table:table-cell>
          <table:table-cell office:value-type="string" calcext:value-type="string">
            <text:p>2021-06-17</text:p>
          </table:table-cell>
          <table:table-cell office:value-type="float" office:value="205.5" calcext:value-type="float">
            <text:p>205.5</text:p>
          </table:table-cell>
          <table:table-cell table:formula="of:=[.E231]/[.E230]-1" office:value-type="percentage" office:value="-0.00939985538684018" calcext:value-type="percentage">
            <text:p>-0.9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18</text:p>
          </table:table-cell>
          <table:table-cell office:value-type="float" office:value="15683.35" calcext:value-type="float">
            <text:p>15683.35</text:p>
          </table:table-cell>
          <table:table-cell table:formula="of:=[.B232]/[.B231]-1" office:value-type="percentage" office:value="-0.000513019870757137" calcext:value-type="percentage">
            <text:p>-0.05%</text:p>
          </table:table-cell>
          <table:table-cell office:value-type="string" calcext:value-type="string">
            <text:p>2021-06-18</text:p>
          </table:table-cell>
          <table:table-cell office:value-type="float" office:value="204.85" calcext:value-type="float">
            <text:p>204.85</text:p>
          </table:table-cell>
          <table:table-cell table:formula="of:=[.E232]/[.E231]-1" office:value-type="percentage" office:value="-0.00316301703163024" calcext:value-type="percentage">
            <text:p>-0.3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21</text:p>
          </table:table-cell>
          <table:table-cell office:value-type="float" office:value="15746.5" calcext:value-type="float">
            <text:p>15746.5</text:p>
          </table:table-cell>
          <table:table-cell table:formula="of:=[.B233]/[.B232]-1" office:value-type="percentage" office:value="0.00402656320237704" calcext:value-type="percentage">
            <text:p>0.40%</text:p>
          </table:table-cell>
          <table:table-cell office:value-type="string" calcext:value-type="string">
            <text:p>2021-06-21</text:p>
          </table:table-cell>
          <table:table-cell office:value-type="float" office:value="204.7" calcext:value-type="float">
            <text:p>204.7</text:p>
          </table:table-cell>
          <table:table-cell table:formula="of:=[.E233]/[.E232]-1" office:value-type="percentage" office:value="-0.000732243104710761" calcext:value-type="percentage">
            <text:p>-0.0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22</text:p>
          </table:table-cell>
          <table:table-cell office:value-type="float" office:value="15772.75" calcext:value-type="float">
            <text:p>15772.75</text:p>
          </table:table-cell>
          <table:table-cell table:formula="of:=[.B234]/[.B233]-1" office:value-type="percentage" office:value="0.00166703711935989" calcext:value-type="percentage">
            <text:p>0.17%</text:p>
          </table:table-cell>
          <table:table-cell office:value-type="string" calcext:value-type="string">
            <text:p>2021-06-22</text:p>
          </table:table-cell>
          <table:table-cell office:value-type="float" office:value="205.2" calcext:value-type="float">
            <text:p>205.2</text:p>
          </table:table-cell>
          <table:table-cell table:formula="of:=[.E234]/[.E233]-1" office:value-type="percentage" office:value="0.00244259892525656" calcext:value-type="percentage">
            <text:p>0.2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23</text:p>
          </table:table-cell>
          <table:table-cell office:value-type="float" office:value="15686.95" calcext:value-type="float">
            <text:p>15686.95</text:p>
          </table:table-cell>
          <table:table-cell table:formula="of:=[.B235]/[.B234]-1" office:value-type="percentage" office:value="-0.00543976161417625" calcext:value-type="percentage">
            <text:p>-0.54%</text:p>
          </table:table-cell>
          <table:table-cell office:value-type="string" calcext:value-type="string">
            <text:p>2021-06-23</text:p>
          </table:table-cell>
          <table:table-cell office:value-type="float" office:value="204.05" calcext:value-type="float">
            <text:p>204.05</text:p>
          </table:table-cell>
          <table:table-cell table:formula="of:=[.E235]/[.E234]-1" office:value-type="percentage" office:value="-0.00560428849902528" calcext:value-type="percentage">
            <text:p>-0.5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24</text:p>
          </table:table-cell>
          <table:table-cell office:value-type="float" office:value="15790.45" calcext:value-type="float">
            <text:p>15790.45</text:p>
          </table:table-cell>
          <table:table-cell table:formula="of:=[.B236]/[.B235]-1" office:value-type="percentage" office:value="0.00659784088047699" calcext:value-type="percentage">
            <text:p>0.66%</text:p>
          </table:table-cell>
          <table:table-cell office:value-type="string" calcext:value-type="string">
            <text:p>2021-06-24</text:p>
          </table:table-cell>
          <table:table-cell office:value-type="float" office:value="203.95" calcext:value-type="float">
            <text:p>203.95</text:p>
          </table:table-cell>
          <table:table-cell table:formula="of:=[.E236]/[.E235]-1" office:value-type="percentage" office:value="-0.000490075961774195" calcext:value-type="percentage">
            <text:p>-0.0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25</text:p>
          </table:table-cell>
          <table:table-cell office:value-type="float" office:value="15860.35" calcext:value-type="float">
            <text:p>15860.35</text:p>
          </table:table-cell>
          <table:table-cell table:formula="of:=[.B237]/[.B236]-1" office:value-type="percentage" office:value="0.00442672628075824" calcext:value-type="percentage">
            <text:p>0.44%</text:p>
          </table:table-cell>
          <table:table-cell office:value-type="string" calcext:value-type="string">
            <text:p>2021-06-25</text:p>
          </table:table-cell>
          <table:table-cell office:value-type="float" office:value="205" calcext:value-type="float">
            <text:p>205</text:p>
          </table:table-cell>
          <table:table-cell table:formula="of:=[.E237]/[.E236]-1" office:value-type="percentage" office:value="0.00514832066683013" calcext:value-type="percentage">
            <text:p>0.5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28</text:p>
          </table:table-cell>
          <table:table-cell office:value-type="float" office:value="15814.7" calcext:value-type="float">
            <text:p>15814.7</text:p>
          </table:table-cell>
          <table:table-cell table:formula="of:=[.B238]/[.B237]-1" office:value-type="percentage" office:value="-0.0028782466969518" calcext:value-type="percentage">
            <text:p>-0.29%</text:p>
          </table:table-cell>
          <table:table-cell office:value-type="string" calcext:value-type="string">
            <text:p>2021-06-28</text:p>
          </table:table-cell>
          <table:table-cell office:value-type="float" office:value="203.7" calcext:value-type="float">
            <text:p>203.7</text:p>
          </table:table-cell>
          <table:table-cell table:formula="of:=[.E238]/[.E237]-1" office:value-type="percentage" office:value="-0.00634146341463415" calcext:value-type="percentage">
            <text:p>-0.6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29</text:p>
          </table:table-cell>
          <table:table-cell office:value-type="float" office:value="15748.45" calcext:value-type="float">
            <text:p>15748.45</text:p>
          </table:table-cell>
          <table:table-cell table:formula="of:=[.B239]/[.B238]-1" office:value-type="percentage" office:value="-0.00418914048322128" calcext:value-type="percentage">
            <text:p>-0.42%</text:p>
          </table:table-cell>
          <table:table-cell office:value-type="string" calcext:value-type="string">
            <text:p>2021-06-29</text:p>
          </table:table-cell>
          <table:table-cell office:value-type="float" office:value="203.25" calcext:value-type="float">
            <text:p>203.25</text:p>
          </table:table-cell>
          <table:table-cell table:formula="of:=[.E239]/[.E238]-1" office:value-type="percentage" office:value="-0.00220913107511045" calcext:value-type="percentage">
            <text:p>-0.2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6-30</text:p>
          </table:table-cell>
          <table:table-cell office:value-type="float" office:value="15721.5" calcext:value-type="float">
            <text:p>15721.5</text:p>
          </table:table-cell>
          <table:table-cell table:formula="of:=[.B240]/[.B239]-1" office:value-type="percentage" office:value="-0.00171127952274674" calcext:value-type="percentage">
            <text:p>-0.17%</text:p>
          </table:table-cell>
          <table:table-cell office:value-type="string" calcext:value-type="string">
            <text:p>2021-06-30</text:p>
          </table:table-cell>
          <table:table-cell office:value-type="float" office:value="202.7" calcext:value-type="float">
            <text:p>202.7</text:p>
          </table:table-cell>
          <table:table-cell table:formula="of:=[.E240]/[.E239]-1" office:value-type="percentage" office:value="-0.00270602706027068" calcext:value-type="percentage">
            <text:p>-0.2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01</text:p>
          </table:table-cell>
          <table:table-cell office:value-type="float" office:value="15680" calcext:value-type="float">
            <text:p>15680</text:p>
          </table:table-cell>
          <table:table-cell table:formula="of:=[.B241]/[.B240]-1" office:value-type="percentage" office:value="-0.00263969722990809" calcext:value-type="percentage">
            <text:p>-0.26%</text:p>
          </table:table-cell>
          <table:table-cell office:value-type="string" calcext:value-type="string">
            <text:p>2021-07-01</text:p>
          </table:table-cell>
          <table:table-cell office:value-type="float" office:value="203.1" calcext:value-type="float">
            <text:p>203.1</text:p>
          </table:table-cell>
          <table:table-cell table:formula="of:=[.E241]/[.E240]-1" office:value-type="percentage" office:value="0.00197335964479528" calcext:value-type="percentage">
            <text:p>0.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02</text:p>
          </table:table-cell>
          <table:table-cell office:value-type="float" office:value="15722.2" calcext:value-type="float">
            <text:p>15722.2</text:p>
          </table:table-cell>
          <table:table-cell table:formula="of:=[.B242]/[.B241]-1" office:value-type="percentage" office:value="0.00269132653061233" calcext:value-type="percentage">
            <text:p>0.27%</text:p>
          </table:table-cell>
          <table:table-cell office:value-type="string" calcext:value-type="string">
            <text:p>2021-07-02</text:p>
          </table:table-cell>
          <table:table-cell office:value-type="float" office:value="202.45" calcext:value-type="float">
            <text:p>202.45</text:p>
          </table:table-cell>
          <table:table-cell table:formula="of:=[.E242]/[.E241]-1" office:value-type="percentage" office:value="-0.00320039389463322" calcext:value-type="percentage">
            <text:p>-0.3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05</text:p>
          </table:table-cell>
          <table:table-cell office:value-type="float" office:value="15834.35" calcext:value-type="float">
            <text:p>15834.35</text:p>
          </table:table-cell>
          <table:table-cell table:formula="of:=[.B243]/[.B242]-1" office:value-type="percentage" office:value="0.00713322563000096" calcext:value-type="percentage">
            <text:p>0.71%</text:p>
          </table:table-cell>
          <table:table-cell office:value-type="string" calcext:value-type="string">
            <text:p>2021-07-05</text:p>
          </table:table-cell>
          <table:table-cell office:value-type="float" office:value="203.65" calcext:value-type="float">
            <text:p>203.65</text:p>
          </table:table-cell>
          <table:table-cell table:formula="of:=[.E243]/[.E242]-1" office:value-type="percentage" office:value="0.00592738947888383" calcext:value-type="percentage">
            <text:p>0.5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06</text:p>
          </table:table-cell>
          <table:table-cell office:value-type="float" office:value="15818.25" calcext:value-type="float">
            <text:p>15818.25</text:p>
          </table:table-cell>
          <table:table-cell table:formula="of:=[.B244]/[.B243]-1" office:value-type="percentage" office:value="-0.00101677681748857" calcext:value-type="percentage">
            <text:p>-0.10%</text:p>
          </table:table-cell>
          <table:table-cell office:value-type="string" calcext:value-type="string">
            <text:p>2021-07-06</text:p>
          </table:table-cell>
          <table:table-cell office:value-type="float" office:value="202.6" calcext:value-type="float">
            <text:p>202.6</text:p>
          </table:table-cell>
          <table:table-cell table:formula="of:=[.E244]/[.E243]-1" office:value-type="percentage" office:value="-0.00515590473852201" calcext:value-type="percentage">
            <text:p>-0.5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07</text:p>
          </table:table-cell>
          <table:table-cell office:value-type="float" office:value="15879.65" calcext:value-type="float">
            <text:p>15879.65</text:p>
          </table:table-cell>
          <table:table-cell table:formula="of:=[.B245]/[.B244]-1" office:value-type="percentage" office:value="0.00388159246440023" calcext:value-type="percentage">
            <text:p>0.39%</text:p>
          </table:table-cell>
          <table:table-cell office:value-type="string" calcext:value-type="string">
            <text:p>2021-07-07</text:p>
          </table:table-cell>
          <table:table-cell office:value-type="float" office:value="203.9" calcext:value-type="float">
            <text:p>203.9</text:p>
          </table:table-cell>
          <table:table-cell table:formula="of:=[.E245]/[.E244]-1" office:value-type="percentage" office:value="0.00641658440276416" calcext:value-type="percentage">
            <text:p>0.6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08</text:p>
          </table:table-cell>
          <table:table-cell office:value-type="float" office:value="15727.9" calcext:value-type="float">
            <text:p>15727.9</text:p>
          </table:table-cell>
          <table:table-cell table:formula="of:=[.B246]/[.B245]-1" office:value-type="percentage" office:value="-0.00955625596282039" calcext:value-type="percentage">
            <text:p>-0.96%</text:p>
          </table:table-cell>
          <table:table-cell office:value-type="string" calcext:value-type="string">
            <text:p>2021-07-08</text:p>
          </table:table-cell>
          <table:table-cell office:value-type="float" office:value="202.05" calcext:value-type="float">
            <text:p>202.05</text:p>
          </table:table-cell>
          <table:table-cell table:formula="of:=[.E246]/[.E245]-1" office:value-type="percentage" office:value="-0.00907307503678267" calcext:value-type="percentage">
            <text:p>-0.9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09</text:p>
          </table:table-cell>
          <table:table-cell office:value-type="float" office:value="15689.8" calcext:value-type="float">
            <text:p>15689.8</text:p>
          </table:table-cell>
          <table:table-cell table:formula="of:=[.B247]/[.B246]-1" office:value-type="percentage" office:value="-0.00242244673478342" calcext:value-type="percentage">
            <text:p>-0.24%</text:p>
          </table:table-cell>
          <table:table-cell office:value-type="string" calcext:value-type="string">
            <text:p>2021-07-09</text:p>
          </table:table-cell>
          <table:table-cell office:value-type="float" office:value="201.45" calcext:value-type="float">
            <text:p>201.45</text:p>
          </table:table-cell>
          <table:table-cell table:formula="of:=[.E247]/[.E246]-1" office:value-type="percentage" office:value="-0.00296956198960663" calcext:value-type="percentage">
            <text:p>-0.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12</text:p>
          </table:table-cell>
          <table:table-cell office:value-type="float" office:value="15692.6" calcext:value-type="float">
            <text:p>15692.6</text:p>
          </table:table-cell>
          <table:table-cell table:formula="of:=[.B248]/[.B247]-1" office:value-type="percentage" office:value="0.000178459891139626" calcext:value-type="percentage">
            <text:p>0.02%</text:p>
          </table:table-cell>
          <table:table-cell office:value-type="string" calcext:value-type="string">
            <text:p>2021-07-12</text:p>
          </table:table-cell>
          <table:table-cell office:value-type="float" office:value="201.1" calcext:value-type="float">
            <text:p>201.1</text:p>
          </table:table-cell>
          <table:table-cell table:formula="of:=[.E248]/[.E247]-1" office:value-type="percentage" office:value="-0.00173740382228837" calcext:value-type="percentage">
            <text:p>-0.1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13</text:p>
          </table:table-cell>
          <table:table-cell office:value-type="float" office:value="15812.35" calcext:value-type="float">
            <text:p>15812.35</text:p>
          </table:table-cell>
          <table:table-cell table:formula="of:=[.B249]/[.B248]-1" office:value-type="percentage" office:value="0.0076309853051757" calcext:value-type="percentage">
            <text:p>0.76%</text:p>
          </table:table-cell>
          <table:table-cell office:value-type="string" calcext:value-type="string">
            <text:p>2021-07-13</text:p>
          </table:table-cell>
          <table:table-cell office:value-type="float" office:value="202.05" calcext:value-type="float">
            <text:p>202.05</text:p>
          </table:table-cell>
          <table:table-cell table:formula="of:=[.E249]/[.E248]-1" office:value-type="percentage" office:value="0.00472401790154153" calcext:value-type="percentage">
            <text:p>0.4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14</text:p>
          </table:table-cell>
          <table:table-cell office:value-type="float" office:value="15853.95" calcext:value-type="float">
            <text:p>15853.95</text:p>
          </table:table-cell>
          <table:table-cell table:formula="of:=[.B250]/[.B249]-1" office:value-type="percentage" office:value="0.00263085499625304" calcext:value-type="percentage">
            <text:p>0.26%</text:p>
          </table:table-cell>
          <table:table-cell office:value-type="string" calcext:value-type="string">
            <text:p>2021-07-14</text:p>
          </table:table-cell>
          <table:table-cell office:value-type="float" office:value="203.95" calcext:value-type="float">
            <text:p>203.95</text:p>
          </table:table-cell>
          <table:table-cell table:formula="of:=[.E250]/[.E249]-1" office:value-type="percentage" office:value="0.00940361296708714" calcext:value-type="percentage">
            <text:p>0.9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15</text:p>
          </table:table-cell>
          <table:table-cell office:value-type="float" office:value="15924.2" calcext:value-type="float">
            <text:p>15924.2</text:p>
          </table:table-cell>
          <table:table-cell table:formula="of:=[.B251]/[.B250]-1" office:value-type="percentage" office:value="0.00443107238259244" calcext:value-type="percentage">
            <text:p>0.44%</text:p>
          </table:table-cell>
          <table:table-cell office:value-type="string" calcext:value-type="string">
            <text:p>2021-07-15</text:p>
          </table:table-cell>
          <table:table-cell office:value-type="float" office:value="206.4" calcext:value-type="float">
            <text:p>206.4</text:p>
          </table:table-cell>
          <table:table-cell table:formula="of:=[.E251]/[.E250]-1" office:value-type="percentage" office:value="0.0120127482226036" calcext:value-type="percentage">
            <text:p>1.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16</text:p>
          </table:table-cell>
          <table:table-cell office:value-type="float" office:value="15923.4" calcext:value-type="float">
            <text:p>15923.4</text:p>
          </table:table-cell>
          <table:table-cell table:formula="of:=[.B252]/[.B251]-1" office:value-type="percentage" office:value="-0.0000502380025371174" calcext:value-type="percentage">
            <text:p>-0.01%</text:p>
          </table:table-cell>
          <table:table-cell office:value-type="string" calcext:value-type="string">
            <text:p>2021-07-16</text:p>
          </table:table-cell>
          <table:table-cell office:value-type="float" office:value="207.85" calcext:value-type="float">
            <text:p>207.85</text:p>
          </table:table-cell>
          <table:table-cell table:formula="of:=[.E252]/[.E251]-1" office:value-type="percentage" office:value="0.00702519379844957" calcext:value-type="percentage">
            <text:p>0.7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7-19</text:p>
          </table:table-cell>
          <table:table-cell office:value-type="float" office:value="15752.4" calcext:value-type="float">
            <text:p>15752.4</text:p>
          </table:table-cell>
          <table:table-cell table:formula="of:=[.B253]/[.B252]-1" office:value-type="percentage" office:value="-0.0107389125438034" calcext:value-type="percentage">
            <text:p>-1.07%</text:p>
          </table:table-cell>
          <table:table-cell office:value-type="string" calcext:value-type="string">
            <text:p>2021-07-19</text:p>
          </table:table-cell>
          <table:table-cell office:value-type="float" office:value="208" calcext:value-type="float">
            <text:p>208</text:p>
          </table:table-cell>
          <table:table-cell table:formula="of:=[.E253]/[.E252]-1" office:value-type="percentage" office:value="0.000721674284339668" calcext:value-type="percentage">
            <text:p>0.07%</text:p>
          </table:table-cell>
          <table:table-cell table:number-columns-repeated="2"/>
        </table:table-row>
      </table:table>
      <table:table table:name="Expected Return &amp; ROE" table:style-name="ta1">
        <table:table-column table:style-name="co3" table:default-cell-style-name="ce2"/>
        <table:table-column table:style-name="co4" table:default-cell-style-name="Default"/>
        <table:table-column table:style-name="co8" table:default-cell-style-name="Default"/>
        <table:table-column table:style-name="co3" table:default-cell-style-name="ce2"/>
        <table:table-column table:style-name="co6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row table:style-name="ro1">
          <table:table-cell table:style-name="Default" office:value-type="string" calcext:value-type="string">
            <text:p>Nifty 50</text:p>
          </table:table-cell>
          <table:table-cell table:number-columns-repeated="2"/>
          <table:table-cell table:style-name="Default" office:value-type="string" calcext:value-type="string">
            <text:p>ITC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ercentage Change</text:p>
          </table:table-cell>
          <table:table-cell table:style-name="Default" office:value-type="string" calcext:value-type="string">
            <text:p>Date </text:p>
          </table:table-cell>
          <table:table-cell office:value-type="string" calcext:value-type="string">
            <text:p>ltp </text:p>
          </table:table-cell>
          <table:table-cell office:value-type="string" calcext:value-type="string">
            <text:p>Percentage Change</text:p>
          </table:table-cell>
          <table:table-cell/>
          <table:table-cell office:value-type="string" calcext:value-type="string">
            <text:p>Expected Return Market</text:p>
          </table:table-cell>
          <table:table-cell/>
          <table:table-cell office:value-type="string" calcext:value-type="string">
            <text:p>Expected Return ITC</text:p>
          </table:table-cell>
        </table:table-row>
        <table:table-row table:style-name="ro1">
          <table:table-cell office:value-type="string" calcext:value-type="string">
            <text:p>2020-07-20</text:p>
          </table:table-cell>
          <table:table-cell office:value-type="float" office:value="11022.2" calcext:value-type="float">
            <text:p>11022.2</text:p>
          </table:table-cell>
          <table:table-cell/>
          <table:table-cell office:value-type="string" calcext:value-type="string">
            <text:p>2020-07-20</text:p>
          </table:table-cell>
          <table:table-cell office:value-type="float" office:value="192.6" calcext:value-type="float">
            <text:p>192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7-21</text:p>
          </table:table-cell>
          <table:table-cell office:value-type="float" office:value="11162.25" calcext:value-type="float">
            <text:p>11162.25</text:p>
          </table:table-cell>
          <table:table-cell office:value-type="float" office:value="0.0127061748108361" calcext:value-type="float">
            <text:p>0.012706174810836</text:p>
          </table:table-cell>
          <table:table-cell office:value-type="string" calcext:value-type="string">
            <text:p>2020-07-21</text:p>
          </table:table-cell>
          <table:table-cell office:value-type="float" office:value="192.3" calcext:value-type="float">
            <text:p>192.3</text:p>
          </table:table-cell>
          <table:table-cell office:value-type="float" office:value="-0.00155763239875384" calcext:value-type="float">
            <text:p>-0.001557632398754</text:p>
          </table:table-cell>
          <table:table-cell/>
          <table:table-cell table:formula="of:=AVERAGE([.C4:.C253])" office:value-type="float" office:value="0.00148366159637116" calcext:value-type="float">
            <text:p>0.001483661596371</text:p>
          </table:table-cell>
          <table:table-cell/>
          <table:table-cell table:formula="of:=AVERAGE([.F4:.F253])" office:value-type="float" office:value="0.000424054960088376" calcext:value-type="float">
            <text:p>0.000424054960088</text:p>
          </table:table-cell>
        </table:table-row>
        <table:table-row table:style-name="ro1">
          <table:table-cell office:value-type="string" calcext:value-type="string">
            <text:p>2020-07-22</text:p>
          </table:table-cell>
          <table:table-cell office:value-type="float" office:value="11132.6" calcext:value-type="float">
            <text:p>11132.6</text:p>
          </table:table-cell>
          <table:table-cell office:value-type="float" office:value="-0.0026562744966292" calcext:value-type="float">
            <text:p>-0.002656274496629</text:p>
          </table:table-cell>
          <table:table-cell office:value-type="string" calcext:value-type="string">
            <text:p>2020-07-22</text:p>
          </table:table-cell>
          <table:table-cell office:value-type="float" office:value="196.95" calcext:value-type="float">
            <text:p>196.95</text:p>
          </table:table-cell>
          <table:table-cell office:value-type="float" office:value="0.0241809672386895" calcext:value-type="float">
            <text:p>0.02418096723869</text:p>
          </table:table-cell>
          <table:table-cell/>
          <table:table-cell table:style-name="ce1" table:formula="of:=((1+[.H4])^365)-1" office:value-type="percentage" office:value="0.717955895354236" calcext:value-type="percentage">
            <text:p>71.80%</text:p>
          </table:table-cell>
          <table:table-cell/>
          <table:table-cell table:style-name="ce1" table:formula="of:=((1+[.J4])^365)-1" office:value-type="percentage" office:value="0.167362875277872" calcext:value-type="percentage">
            <text:p>16.74%</text:p>
          </table:table-cell>
        </table:table-row>
        <table:table-row table:style-name="ro1">
          <table:table-cell office:value-type="string" calcext:value-type="string">
            <text:p>2020-07-23</text:p>
          </table:table-cell>
          <table:table-cell office:value-type="float" office:value="11215.45" calcext:value-type="float">
            <text:p>11215.45</text:p>
          </table:table-cell>
          <table:table-cell office:value-type="float" office:value="0.00744210696512937" calcext:value-type="float">
            <text:p>0.007442106965129</text:p>
          </table:table-cell>
          <table:table-cell office:value-type="string" calcext:value-type="string">
            <text:p>2020-07-23</text:p>
          </table:table-cell>
          <table:table-cell office:value-type="float" office:value="201.2" calcext:value-type="float">
            <text:p>201.2</text:p>
          </table:table-cell>
          <table:table-cell office:value-type="float" office:value="0.0215790809850216" calcext:value-type="float">
            <text:p>0.021579080985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7-24</text:p>
          </table:table-cell>
          <table:table-cell office:value-type="float" office:value="11194.15" calcext:value-type="float">
            <text:p>11194.15</text:p>
          </table:table-cell>
          <table:table-cell office:value-type="float" office:value="-0.00189916588277783" calcext:value-type="float">
            <text:p>-0.001899165882778</text:p>
          </table:table-cell>
          <table:table-cell office:value-type="string" calcext:value-type="string">
            <text:p>2020-07-24</text:p>
          </table:table-cell>
          <table:table-cell office:value-type="float" office:value="199.85" calcext:value-type="float">
            <text:p>199.85</text:p>
          </table:table-cell>
          <table:table-cell office:value-type="float" office:value="-0.00670974155069581" calcext:value-type="float">
            <text:p>-0.0067097415506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7-27</text:p>
          </table:table-cell>
          <table:table-cell office:value-type="float" office:value="11131.8" calcext:value-type="float">
            <text:p>11131.8</text:p>
          </table:table-cell>
          <table:table-cell office:value-type="float" office:value="-0.00556987355002392" calcext:value-type="float">
            <text:p>-0.005569873550024</text:p>
          </table:table-cell>
          <table:table-cell office:value-type="string" calcext:value-type="string">
            <text:p>2020-07-27</text:p>
          </table:table-cell>
          <table:table-cell office:value-type="float" office:value="195.8" calcext:value-type="float">
            <text:p>195.8</text:p>
          </table:table-cell>
          <table:table-cell office:value-type="float" office:value="-0.0202651988991743" calcext:value-type="float">
            <text:p>-0.020265198899174</text:p>
          </table:table-cell>
          <table:table-cell/>
          <table:table-cell office:value-type="string" calcext:value-type="string">
            <text:p>R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7-28</text:p>
          </table:table-cell>
          <table:table-cell office:value-type="float" office:value="11300.55" calcext:value-type="float">
            <text:p>11300.55</text:p>
          </table:table-cell>
          <table:table-cell office:value-type="float" office:value="0.0151592734328681" calcext:value-type="float">
            <text:p>0.015159273432868</text:p>
          </table:table-cell>
          <table:table-cell office:value-type="string" calcext:value-type="string">
            <text:p>2020-07-28</text:p>
          </table:table-cell>
          <table:table-cell office:value-type="float" office:value="195.7" calcext:value-type="float">
            <text:p>195.7</text:p>
          </table:table-cell>
          <table:table-cell office:value-type="float" office:value="-0.000510725229826425" calcext:value-type="float">
            <text:p>-0.0005107252298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7-29</text:p>
          </table:table-cell>
          <table:table-cell office:value-type="float" office:value="11202.85" calcext:value-type="float">
            <text:p>11202.85</text:p>
          </table:table-cell>
          <table:table-cell office:value-type="float" office:value="-0.00864559689572619" calcext:value-type="float">
            <text:p>-0.008645596895726</text:p>
          </table:table-cell>
          <table:table-cell office:value-type="string" calcext:value-type="string">
            <text:p>2020-07-29</text:p>
          </table:table-cell>
          <table:table-cell office:value-type="float" office:value="196.8" calcext:value-type="float">
            <text:p>196.8</text:p>
          </table:table-cell>
          <table:table-cell office:value-type="float" office:value="0.00562084823709763" calcext:value-type="float">
            <text:p>0.005620848237098</text:p>
          </table:table-cell>
          <table:table-cell/>
          <table:table-cell table:style-name="ce1" table:formula="of:=[$'Risk Free Rate'.D3] + [$'Beta Value'.H4] * ([.H5] - [$'Risk Free Rate'.D3])" office:value-type="percentage" office:value="0.550099800358965" calcext:value-type="percentage">
            <text:p>55.0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-07-30</text:p>
          </table:table-cell>
          <table:table-cell office:value-type="float" office:value="11102.15" calcext:value-type="float">
            <text:p>11102.15</text:p>
          </table:table-cell>
          <table:table-cell office:value-type="float" office:value="-0.00898878410404502" calcext:value-type="float">
            <text:p>-0.008988784104045</text:p>
          </table:table-cell>
          <table:table-cell office:value-type="string" calcext:value-type="string">
            <text:p>2020-07-30</text:p>
          </table:table-cell>
          <table:table-cell office:value-type="float" office:value="193.5" calcext:value-type="float">
            <text:p>193.5</text:p>
          </table:table-cell>
          <table:table-cell office:value-type="float" office:value="-0.0167682926829269" calcext:value-type="float">
            <text:p>-0.0167682926829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11073.45" calcext:value-type="float">
            <text:p>11073.45</text:p>
          </table:table-cell>
          <table:table-cell office:value-type="float" office:value="-0.00258508487094833" calcext:value-type="float">
            <text:p>-0.002585084870948</text:p>
          </table:table-cell>
          <table:table-cell office:value-type="string" calcext:value-type="string">
            <text:p>2020-07-31</text:p>
          </table:table-cell>
          <table:table-cell office:value-type="float" office:value="194.1" calcext:value-type="float">
            <text:p>194.1</text:p>
          </table:table-cell>
          <table:table-cell office:value-type="float" office:value="0.00310077519379837" calcext:value-type="float">
            <text:p>0.0031007751937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8-03</text:p>
          </table:table-cell>
          <table:table-cell office:value-type="float" office:value="10891.6" calcext:value-type="float">
            <text:p>10891.6</text:p>
          </table:table-cell>
          <table:table-cell office:value-type="float" office:value="-0.0164221629212216" calcext:value-type="float">
            <text:p>-0.016422162921222</text:p>
          </table:table-cell>
          <table:table-cell office:value-type="string" calcext:value-type="string">
            <text:p>2020-08-03</text:p>
          </table:table-cell>
          <table:table-cell office:value-type="float" office:value="192.95" calcext:value-type="float">
            <text:p>192.95</text:p>
          </table:table-cell>
          <table:table-cell office:value-type="float" office:value="-0.00592478104070071" calcext:value-type="float">
            <text:p>-0.0059247810407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8-04</text:p>
          </table:table-cell>
          <table:table-cell office:value-type="float" office:value="11095.25" calcext:value-type="float">
            <text:p>11095.25</text:p>
          </table:table-cell>
          <table:table-cell office:value-type="float" office:value="0.0186978956259869" calcext:value-type="float">
            <text:p>0.018697895625987</text:p>
          </table:table-cell>
          <table:table-cell office:value-type="string" calcext:value-type="string">
            <text:p>2020-08-04</text:p>
          </table:table-cell>
          <table:table-cell office:value-type="float" office:value="193.8" calcext:value-type="float">
            <text:p>193.8</text:p>
          </table:table-cell>
          <table:table-cell office:value-type="float" office:value="0.00440528634361237" calcext:value-type="float">
            <text:p>0.0044052863436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8-05</text:p>
          </table:table-cell>
          <table:table-cell office:value-type="float" office:value="11101.65" calcext:value-type="float">
            <text:p>11101.65</text:p>
          </table:table-cell>
          <table:table-cell office:value-type="float" office:value="0.000576823415425531" calcext:value-type="float">
            <text:p>0.000576823415426</text:p>
          </table:table-cell>
          <table:table-cell office:value-type="string" calcext:value-type="string">
            <text:p>2020-08-05</text:p>
          </table:table-cell>
          <table:table-cell office:value-type="float" office:value="192.8" calcext:value-type="float">
            <text:p>192.8</text:p>
          </table:table-cell>
          <table:table-cell office:value-type="float" office:value="-0.00515995872033026" calcext:value-type="float">
            <text:p>-0.005159958720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8-06</text:p>
          </table:table-cell>
          <table:table-cell office:value-type="float" office:value="11200.15" calcext:value-type="float">
            <text:p>11200.15</text:p>
          </table:table-cell>
          <table:table-cell office:value-type="float" office:value="0.00887255498056594" calcext:value-type="float">
            <text:p>0.008872554980566</text:p>
          </table:table-cell>
          <table:table-cell office:value-type="string" calcext:value-type="string">
            <text:p>2020-08-06</text:p>
          </table:table-cell>
          <table:table-cell office:value-type="float" office:value="195.2" calcext:value-type="float">
            <text:p>195.2</text:p>
          </table:table-cell>
          <table:table-cell office:value-type="float" office:value="0.0124481327800829" calcext:value-type="float">
            <text:p>0.0124481327800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8-07</text:p>
          </table:table-cell>
          <table:table-cell office:value-type="float" office:value="11214.05" calcext:value-type="float">
            <text:p>11214.05</text:p>
          </table:table-cell>
          <table:table-cell office:value-type="float" office:value="0.00124105480730163" calcext:value-type="float">
            <text:p>0.001241054807302</text:p>
          </table:table-cell>
          <table:table-cell office:value-type="string" calcext:value-type="string">
            <text:p>2020-08-07</text:p>
          </table:table-cell>
          <table:table-cell office:value-type="float" office:value="196" calcext:value-type="float">
            <text:p>196</text:p>
          </table:table-cell>
          <table:table-cell office:value-type="float" office:value="0.00409836065573765" calcext:value-type="float">
            <text:p>0.0040983606557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8-10</text:p>
          </table:table-cell>
          <table:table-cell office:value-type="float" office:value="11270.15" calcext:value-type="float">
            <text:p>11270.15</text:p>
          </table:table-cell>
          <table:table-cell office:value-type="float" office:value="0.00500265292200419" calcext:value-type="float">
            <text:p>0.005002652922004</text:p>
          </table:table-cell>
          <table:table-cell office:value-type="string" calcext:value-type="string">
            <text:p>2020-08-10</text:p>
          </table:table-cell>
          <table:table-cell office:value-type="float" office:value="199.45" calcext:value-type="float">
            <text:p>199.45</text:p>
          </table:table-cell>
          <table:table-cell office:value-type="float" office:value="0.0176020408163264" calcext:value-type="float">
            <text:p>0.0176020408163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8-11</text:p>
          </table:table-cell>
          <table:table-cell office:value-type="float" office:value="11322.5" calcext:value-type="float">
            <text:p>11322.5</text:p>
          </table:table-cell>
          <table:table-cell office:value-type="float" office:value="0.00464501359786707" calcext:value-type="float">
            <text:p>0.004645013597867</text:p>
          </table:table-cell>
          <table:table-cell office:value-type="string" calcext:value-type="string">
            <text:p>2020-08-11</text:p>
          </table:table-cell>
          <table:table-cell office:value-type="float" office:value="203.4" calcext:value-type="float">
            <text:p>203.4</text:p>
          </table:table-cell>
          <table:table-cell office:value-type="float" office:value="0.0198044622712461" calcext:value-type="float">
            <text:p>0.0198044622712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8-12</text:p>
          </table:table-cell>
          <table:table-cell office:value-type="float" office:value="11308.4" calcext:value-type="float">
            <text:p>11308.4</text:p>
          </table:table-cell>
          <table:table-cell office:value-type="float" office:value="-0.00124530801501443" calcext:value-type="float">
            <text:p>-0.001245308015014</text:p>
          </table:table-cell>
          <table:table-cell office:value-type="string" calcext:value-type="string">
            <text:p>2020-08-12</text:p>
          </table:table-cell>
          <table:table-cell office:value-type="float" office:value="204.3" calcext:value-type="float">
            <text:p>204.3</text:p>
          </table:table-cell>
          <table:table-cell office:value-type="float" office:value="0.00442477876106207" calcext:value-type="float">
            <text:p>0.004424778761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8-13</text:p>
          </table:table-cell>
          <table:table-cell office:value-type="float" office:value="11300.45" calcext:value-type="float">
            <text:p>11300.45</text:p>
          </table:table-cell>
          <table:table-cell office:value-type="float" office:value="-0.000703017226132641" calcext:value-type="float">
            <text:p>-0.000703017226133</text:p>
          </table:table-cell>
          <table:table-cell office:value-type="string" calcext:value-type="string">
            <text:p>2020-08-13</text:p>
          </table:table-cell>
          <table:table-cell office:value-type="float" office:value="201.3" calcext:value-type="float">
            <text:p>201.3</text:p>
          </table:table-cell>
          <table:table-cell office:value-type="float" office:value="-0.0146842878120411" calcext:value-type="float">
            <text:p>-0.0146842878120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8-14</text:p>
          </table:table-cell>
          <table:table-cell office:value-type="float" office:value="11178.4" calcext:value-type="float">
            <text:p>11178.4</text:p>
          </table:table-cell>
          <table:table-cell office:value-type="float" office:value="-0.0108004548491433" calcext:value-type="float">
            <text:p>-0.010800454849143</text:p>
          </table:table-cell>
          <table:table-cell office:value-type="string" calcext:value-type="string">
            <text:p>2020-08-14</text:p>
          </table:table-cell>
          <table:table-cell office:value-type="float" office:value="196.55" calcext:value-type="float">
            <text:p>196.55</text:p>
          </table:table-cell>
          <table:table-cell office:value-type="float" office:value="-0.0235966219572777" calcext:value-type="float">
            <text:p>-0.0235966219572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8-17</text:p>
          </table:table-cell>
          <table:table-cell office:value-type="float" office:value="11247.1" calcext:value-type="float">
            <text:p>11247.1</text:p>
          </table:table-cell>
          <table:table-cell office:value-type="float" office:value="0.00614578114935949" calcext:value-type="float">
            <text:p>0.006145781149359</text:p>
          </table:table-cell>
          <table:table-cell office:value-type="string" calcext:value-type="string">
            <text:p>2020-08-17</text:p>
          </table:table-cell>
          <table:table-cell office:value-type="float" office:value="198.65" calcext:value-type="float">
            <text:p>198.65</text:p>
          </table:table-cell>
          <table:table-cell office:value-type="float" office:value="0.0106843042482829" calcext:value-type="float">
            <text:p>0.0106843042482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8-18</text:p>
          </table:table-cell>
          <table:table-cell office:value-type="float" office:value="11385.35" calcext:value-type="float">
            <text:p>11385.35</text:p>
          </table:table-cell>
          <table:table-cell office:value-type="float" office:value="0.0122920575081578" calcext:value-type="float">
            <text:p>0.012292057508158</text:p>
          </table:table-cell>
          <table:table-cell office:value-type="string" calcext:value-type="string">
            <text:p>2020-08-18</text:p>
          </table:table-cell>
          <table:table-cell office:value-type="float" office:value="198.8" calcext:value-type="float">
            <text:p>198.8</text:p>
          </table:table-cell>
          <table:table-cell office:value-type="float" office:value="0.000755096904102803" calcext:value-type="float">
            <text:p>0.0007550969041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8-19</text:p>
          </table:table-cell>
          <table:table-cell office:value-type="float" office:value="11408.4" calcext:value-type="float">
            <text:p>11408.4</text:p>
          </table:table-cell>
          <table:table-cell office:value-type="float" office:value="0.00202453152516169" calcext:value-type="float">
            <text:p>0.002024531525162</text:p>
          </table:table-cell>
          <table:table-cell office:value-type="string" calcext:value-type="string">
            <text:p>2020-08-19</text:p>
          </table:table-cell>
          <table:table-cell office:value-type="float" office:value="198.6" calcext:value-type="float">
            <text:p>198.6</text:p>
          </table:table-cell>
          <table:table-cell office:value-type="float" office:value="-0.00100603621730389" calcext:value-type="float">
            <text:p>-0.0010060362173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8-20</text:p>
          </table:table-cell>
          <table:table-cell office:value-type="float" office:value="11312.2" calcext:value-type="float">
            <text:p>11312.2</text:p>
          </table:table-cell>
          <table:table-cell office:value-type="float" office:value="-0.00843238315627071" calcext:value-type="float">
            <text:p>-0.008432383156271</text:p>
          </table:table-cell>
          <table:table-cell office:value-type="string" calcext:value-type="string">
            <text:p>2020-08-20</text:p>
          </table:table-cell>
          <table:table-cell office:value-type="float" office:value="196" calcext:value-type="float">
            <text:p>196</text:p>
          </table:table-cell>
          <table:table-cell office:value-type="float" office:value="-0.013091641490433" calcext:value-type="float">
            <text:p>-0.013091641490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8-21</text:p>
          </table:table-cell>
          <table:table-cell office:value-type="float" office:value="11371.6" calcext:value-type="float">
            <text:p>11371.6</text:p>
          </table:table-cell>
          <table:table-cell office:value-type="float" office:value="0.0052509679814714" calcext:value-type="float">
            <text:p>0.005250967981471</text:p>
          </table:table-cell>
          <table:table-cell office:value-type="string" calcext:value-type="string">
            <text:p>2020-08-21</text:p>
          </table:table-cell>
          <table:table-cell office:value-type="float" office:value="197.2" calcext:value-type="float">
            <text:p>197.2</text:p>
          </table:table-cell>
          <table:table-cell office:value-type="float" office:value="0.00612244897959169" calcext:value-type="float">
            <text:p>0.006122448979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8-24</text:p>
          </table:table-cell>
          <table:table-cell office:value-type="float" office:value="11466.45" calcext:value-type="float">
            <text:p>11466.45</text:p>
          </table:table-cell>
          <table:table-cell office:value-type="float" office:value="0.008340954658975" calcext:value-type="float">
            <text:p>0.008340954658975</text:p>
          </table:table-cell>
          <table:table-cell office:value-type="string" calcext:value-type="string">
            <text:p>2020-08-24</text:p>
          </table:table-cell>
          <table:table-cell office:value-type="float" office:value="197.5" calcext:value-type="float">
            <text:p>197.5</text:p>
          </table:table-cell>
          <table:table-cell office:value-type="float" office:value="0.00152129817444235" calcext:value-type="float">
            <text:p>0.0015212981744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8-25</text:p>
          </table:table-cell>
          <table:table-cell office:value-type="float" office:value="11472.25" calcext:value-type="float">
            <text:p>11472.25</text:p>
          </table:table-cell>
          <table:table-cell office:value-type="float" office:value="0.000505823511200099" calcext:value-type="float">
            <text:p>0.0005058235112</text:p>
          </table:table-cell>
          <table:table-cell office:value-type="string" calcext:value-type="string">
            <text:p>2020-08-25</text:p>
          </table:table-cell>
          <table:table-cell office:value-type="float" office:value="195.7" calcext:value-type="float">
            <text:p>195.7</text:p>
          </table:table-cell>
          <table:table-cell office:value-type="float" office:value="-0.00911392405063294" calcext:value-type="float">
            <text:p>-0.0091139240506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8-26</text:p>
          </table:table-cell>
          <table:table-cell office:value-type="float" office:value="11549.6" calcext:value-type="float">
            <text:p>11549.6</text:p>
          </table:table-cell>
          <table:table-cell office:value-type="float" office:value="0.00674235655603739" calcext:value-type="float">
            <text:p>0.006742356556037</text:p>
          </table:table-cell>
          <table:table-cell office:value-type="string" calcext:value-type="string">
            <text:p>2020-08-26</text:p>
          </table:table-cell>
          <table:table-cell office:value-type="float" office:value="195" calcext:value-type="float">
            <text:p>195</text:p>
          </table:table-cell>
          <table:table-cell office:value-type="float" office:value="-0.0035769034236075" calcext:value-type="float">
            <text:p>-0.0035769034236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8-27</text:p>
          </table:table-cell>
          <table:table-cell office:value-type="float" office:value="11559.25" calcext:value-type="float">
            <text:p>11559.25</text:p>
          </table:table-cell>
          <table:table-cell office:value-type="float" office:value="0.000835526771489903" calcext:value-type="float">
            <text:p>0.00083552677149</text:p>
          </table:table-cell>
          <table:table-cell office:value-type="string" calcext:value-type="string">
            <text:p>2020-08-27</text:p>
          </table:table-cell>
          <table:table-cell office:value-type="float" office:value="194.35" calcext:value-type="float">
            <text:p>194.35</text:p>
          </table:table-cell>
          <table:table-cell office:value-type="float" office:value="-0.00333333333333341" calcext:value-type="float">
            <text:p>-0.00333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8-28</text:p>
          </table:table-cell>
          <table:table-cell office:value-type="float" office:value="11647.6" calcext:value-type="float">
            <text:p>11647.6</text:p>
          </table:table-cell>
          <table:table-cell office:value-type="float" office:value="0.00764322944827733" calcext:value-type="float">
            <text:p>0.007643229448277</text:p>
          </table:table-cell>
          <table:table-cell office:value-type="string" calcext:value-type="string">
            <text:p>2020-08-28</text:p>
          </table:table-cell>
          <table:table-cell office:value-type="float" office:value="195.85" calcext:value-type="float">
            <text:p>195.85</text:p>
          </table:table-cell>
          <table:table-cell office:value-type="float" office:value="0.00771803447388742" calcext:value-type="float">
            <text:p>0.0077180344738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8-31</text:p>
          </table:table-cell>
          <table:table-cell office:value-type="float" office:value="11387.5" calcext:value-type="float">
            <text:p>11387.5</text:p>
          </table:table-cell>
          <table:table-cell office:value-type="float" office:value="-0.0223307805899928" calcext:value-type="float">
            <text:p>-0.022330780589993</text:p>
          </table:table-cell>
          <table:table-cell office:value-type="string" calcext:value-type="string">
            <text:p>2020-08-31</text:p>
          </table:table-cell>
          <table:table-cell office:value-type="float" office:value="190.9" calcext:value-type="float">
            <text:p>190.9</text:p>
          </table:table-cell>
          <table:table-cell office:value-type="float" office:value="-0.0252744447281081" calcext:value-type="float">
            <text:p>-0.0252744447281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9-01</text:p>
          </table:table-cell>
          <table:table-cell office:value-type="float" office:value="11470.25" calcext:value-type="float">
            <text:p>11470.25</text:p>
          </table:table-cell>
          <table:table-cell office:value-type="float" office:value="0.00726673984632265" calcext:value-type="float">
            <text:p>0.007266739846323</text:p>
          </table:table-cell>
          <table:table-cell office:value-type="string" calcext:value-type="string">
            <text:p>2020-09-01</text:p>
          </table:table-cell>
          <table:table-cell office:value-type="float" office:value="191.3" calcext:value-type="float">
            <text:p>191.3</text:p>
          </table:table-cell>
          <table:table-cell office:value-type="float" office:value="0.00209533787323202" calcext:value-type="float">
            <text:p>0.0020953378732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9-02</text:p>
          </table:table-cell>
          <table:table-cell office:value-type="float" office:value="11535" calcext:value-type="float">
            <text:p>11535</text:p>
          </table:table-cell>
          <table:table-cell office:value-type="float" office:value="0.00564503825112794" calcext:value-type="float">
            <text:p>0.005645038251128</text:p>
          </table:table-cell>
          <table:table-cell office:value-type="string" calcext:value-type="string">
            <text:p>2020-09-02</text:p>
          </table:table-cell>
          <table:table-cell office:value-type="float" office:value="192.05" calcext:value-type="float">
            <text:p>192.05</text:p>
          </table:table-cell>
          <table:table-cell office:value-type="float" office:value="0.0039205436487193" calcext:value-type="float">
            <text:p>0.0039205436487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9-03</text:p>
          </table:table-cell>
          <table:table-cell office:value-type="float" office:value="11527.45" calcext:value-type="float">
            <text:p>11527.45</text:p>
          </table:table-cell>
          <table:table-cell office:value-type="float" office:value="-0.000654529692240891" calcext:value-type="float">
            <text:p>-0.000654529692241</text:p>
          </table:table-cell>
          <table:table-cell office:value-type="string" calcext:value-type="string">
            <text:p>2020-09-03</text:p>
          </table:table-cell>
          <table:table-cell office:value-type="float" office:value="191.45" calcext:value-type="float">
            <text:p>191.45</text:p>
          </table:table-cell>
          <table:table-cell office:value-type="float" office:value="-0.00312418640978929" calcext:value-type="float">
            <text:p>-0.0031241864097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9-04</text:p>
          </table:table-cell>
          <table:table-cell office:value-type="float" office:value="11333.85" calcext:value-type="float">
            <text:p>11333.85</text:p>
          </table:table-cell>
          <table:table-cell office:value-type="float" office:value="-0.016794694403359" calcext:value-type="float">
            <text:p>-0.016794694403359</text:p>
          </table:table-cell>
          <table:table-cell office:value-type="string" calcext:value-type="string">
            <text:p>2020-09-04</text:p>
          </table:table-cell>
          <table:table-cell office:value-type="float" office:value="187.25" calcext:value-type="float">
            <text:p>187.25</text:p>
          </table:table-cell>
          <table:table-cell office:value-type="float" office:value="-0.0219378427787934" calcext:value-type="float">
            <text:p>-0.0219378427787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9-07</text:p>
          </table:table-cell>
          <table:table-cell office:value-type="float" office:value="11355.05" calcext:value-type="float">
            <text:p>11355.05</text:p>
          </table:table-cell>
          <table:table-cell office:value-type="float" office:value="0.00187050296236491" calcext:value-type="float">
            <text:p>0.001870502962365</text:p>
          </table:table-cell>
          <table:table-cell office:value-type="string" calcext:value-type="string">
            <text:p>2020-09-07</text:p>
          </table:table-cell>
          <table:table-cell office:value-type="float" office:value="190.3" calcext:value-type="float">
            <text:p>190.3</text:p>
          </table:table-cell>
          <table:table-cell office:value-type="float" office:value="0.0162883845126836" calcext:value-type="float">
            <text:p>0.016288384512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9-08</text:p>
          </table:table-cell>
          <table:table-cell office:value-type="float" office:value="11317.35" calcext:value-type="float">
            <text:p>11317.35</text:p>
          </table:table-cell>
          <table:table-cell office:value-type="float" office:value="-0.00332010867411403" calcext:value-type="float">
            <text:p>-0.003320108674114</text:p>
          </table:table-cell>
          <table:table-cell office:value-type="string" calcext:value-type="string">
            <text:p>2020-09-08</text:p>
          </table:table-cell>
          <table:table-cell office:value-type="float" office:value="188.5" calcext:value-type="float">
            <text:p>188.5</text:p>
          </table:table-cell>
          <table:table-cell office:value-type="float" office:value="-0.0094587493431425" calcext:value-type="float">
            <text:p>-0.009458749343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9-09</text:p>
          </table:table-cell>
          <table:table-cell office:value-type="float" office:value="11278" calcext:value-type="float">
            <text:p>11278</text:p>
          </table:table-cell>
          <table:table-cell office:value-type="float" office:value="-0.00347696236309736" calcext:value-type="float">
            <text:p>-0.003476962363097</text:p>
          </table:table-cell>
          <table:table-cell office:value-type="string" calcext:value-type="string">
            <text:p>2020-09-09</text:p>
          </table:table-cell>
          <table:table-cell office:value-type="float" office:value="184.25" calcext:value-type="float">
            <text:p>184.25</text:p>
          </table:table-cell>
          <table:table-cell office:value-type="float" office:value="-0.0225464190981433" calcext:value-type="float">
            <text:p>-0.022546419098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9-10</text:p>
          </table:table-cell>
          <table:table-cell office:value-type="float" office:value="11449.25" calcext:value-type="float">
            <text:p>11449.25</text:p>
          </table:table-cell>
          <table:table-cell office:value-type="float" office:value="0.0151844298634509" calcext:value-type="float">
            <text:p>0.015184429863451</text:p>
          </table:table-cell>
          <table:table-cell office:value-type="string" calcext:value-type="string">
            <text:p>2020-09-10</text:p>
          </table:table-cell>
          <table:table-cell office:value-type="float" office:value="185.05" calcext:value-type="float">
            <text:p>185.05</text:p>
          </table:table-cell>
          <table:table-cell office:value-type="float" office:value="0.00434192672998646" calcext:value-type="float">
            <text:p>0.004341926729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9-11</text:p>
          </table:table-cell>
          <table:table-cell office:value-type="float" office:value="11464.45" calcext:value-type="float">
            <text:p>11464.45</text:p>
          </table:table-cell>
          <table:table-cell office:value-type="float" office:value="0.0013275978775904" calcext:value-type="float">
            <text:p>0.00132759787759</text:p>
          </table:table-cell>
          <table:table-cell office:value-type="string" calcext:value-type="string">
            <text:p>2020-09-11</text:p>
          </table:table-cell>
          <table:table-cell office:value-type="float" office:value="184" calcext:value-type="float">
            <text:p>184</text:p>
          </table:table-cell>
          <table:table-cell office:value-type="float" office:value="-0.00567414212375039" calcext:value-type="float">
            <text:p>-0.00567414212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9-14</text:p>
          </table:table-cell>
          <table:table-cell office:value-type="float" office:value="11440.05" calcext:value-type="float">
            <text:p>11440.05</text:p>
          </table:table-cell>
          <table:table-cell office:value-type="float" office:value="-0.00212831841039052" calcext:value-type="float">
            <text:p>-0.002128318410391</text:p>
          </table:table-cell>
          <table:table-cell office:value-type="string" calcext:value-type="string">
            <text:p>2020-09-14</text:p>
          </table:table-cell>
          <table:table-cell office:value-type="float" office:value="183.25" calcext:value-type="float">
            <text:p>183.25</text:p>
          </table:table-cell>
          <table:table-cell office:value-type="float" office:value="-0.00407608695652173" calcext:value-type="float">
            <text:p>-0.0040760869565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9-15</text:p>
          </table:table-cell>
          <table:table-cell office:value-type="float" office:value="11521.8" calcext:value-type="float">
            <text:p>11521.8</text:p>
          </table:table-cell>
          <table:table-cell office:value-type="float" office:value="0.00714594778868971" calcext:value-type="float">
            <text:p>0.00714594778869</text:p>
          </table:table-cell>
          <table:table-cell office:value-type="string" calcext:value-type="string">
            <text:p>2020-09-15</text:p>
          </table:table-cell>
          <table:table-cell office:value-type="float" office:value="181.85" calcext:value-type="float">
            <text:p>181.85</text:p>
          </table:table-cell>
          <table:table-cell office:value-type="float" office:value="-0.00763983628922238" calcext:value-type="float">
            <text:p>-0.007639836289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9-16</text:p>
          </table:table-cell>
          <table:table-cell office:value-type="float" office:value="11604.55" calcext:value-type="float">
            <text:p>11604.55</text:p>
          </table:table-cell>
          <table:table-cell office:value-type="float" office:value="0.00718203752885827" calcext:value-type="float">
            <text:p>0.007182037528858</text:p>
          </table:table-cell>
          <table:table-cell office:value-type="string" calcext:value-type="string">
            <text:p>2020-09-16</text:p>
          </table:table-cell>
          <table:table-cell office:value-type="float" office:value="180.6" calcext:value-type="float">
            <text:p>180.6</text:p>
          </table:table-cell>
          <table:table-cell office:value-type="float" office:value="-0.00687379708551006" calcext:value-type="float">
            <text:p>-0.006873797085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9-17</text:p>
          </table:table-cell>
          <table:table-cell office:value-type="float" office:value="11516.1" calcext:value-type="float">
            <text:p>11516.1</text:p>
          </table:table-cell>
          <table:table-cell office:value-type="float" office:value="-0.00762201033215415" calcext:value-type="float">
            <text:p>-0.007622010332154</text:p>
          </table:table-cell>
          <table:table-cell office:value-type="string" calcext:value-type="string">
            <text:p>2020-09-17</text:p>
          </table:table-cell>
          <table:table-cell office:value-type="float" office:value="178.35" calcext:value-type="float">
            <text:p>178.35</text:p>
          </table:table-cell>
          <table:table-cell office:value-type="float" office:value="-0.0124584717607974" calcext:value-type="float">
            <text:p>-0.0124584717607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9-18</text:p>
          </table:table-cell>
          <table:table-cell office:value-type="float" office:value="11504.95" calcext:value-type="float">
            <text:p>11504.95</text:p>
          </table:table-cell>
          <table:table-cell office:value-type="float" office:value="-0.00096820972377798" calcext:value-type="float">
            <text:p>-0.000968209723778</text:p>
          </table:table-cell>
          <table:table-cell office:value-type="string" calcext:value-type="string">
            <text:p>2020-09-18</text:p>
          </table:table-cell>
          <table:table-cell office:value-type="float" office:value="179.5" calcext:value-type="float">
            <text:p>179.5</text:p>
          </table:table-cell>
          <table:table-cell office:value-type="float" office:value="0.00644799551443787" calcext:value-type="float">
            <text:p>0.0064479955144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9-21</text:p>
          </table:table-cell>
          <table:table-cell office:value-type="float" office:value="11250.55" calcext:value-type="float">
            <text:p>11250.55</text:p>
          </table:table-cell>
          <table:table-cell office:value-type="float" office:value="-0.0221122212612833" calcext:value-type="float">
            <text:p>-0.022112221261283</text:p>
          </table:table-cell>
          <table:table-cell office:value-type="string" calcext:value-type="string">
            <text:p>2020-09-21</text:p>
          </table:table-cell>
          <table:table-cell office:value-type="float" office:value="175.3" calcext:value-type="float">
            <text:p>175.3</text:p>
          </table:table-cell>
          <table:table-cell office:value-type="float" office:value="-0.0233983286908077" calcext:value-type="float">
            <text:p>-0.0233983286908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9-22</text:p>
          </table:table-cell>
          <table:table-cell office:value-type="float" office:value="11153.65" calcext:value-type="float">
            <text:p>11153.65</text:p>
          </table:table-cell>
          <table:table-cell office:value-type="float" office:value="-0.00861291225762295" calcext:value-type="float">
            <text:p>-0.008612912257623</text:p>
          </table:table-cell>
          <table:table-cell office:value-type="string" calcext:value-type="string">
            <text:p>2020-09-22</text:p>
          </table:table-cell>
          <table:table-cell office:value-type="float" office:value="174" calcext:value-type="float">
            <text:p>174</text:p>
          </table:table-cell>
          <table:table-cell office:value-type="float" office:value="-0.00741585852823734" calcext:value-type="float">
            <text:p>-0.007415858528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9-23</text:p>
          </table:table-cell>
          <table:table-cell office:value-type="float" office:value="11131.85" calcext:value-type="float">
            <text:p>11131.85</text:p>
          </table:table-cell>
          <table:table-cell office:value-type="float" office:value="-0.00195451713116324" calcext:value-type="float">
            <text:p>-0.001954517131163</text:p>
          </table:table-cell>
          <table:table-cell office:value-type="string" calcext:value-type="string">
            <text:p>2020-09-23</text:p>
          </table:table-cell>
          <table:table-cell office:value-type="float" office:value="173.1" calcext:value-type="float">
            <text:p>173.1</text:p>
          </table:table-cell>
          <table:table-cell office:value-type="float" office:value="-0.00517241379310351" calcext:value-type="float">
            <text:p>-0.0051724137931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9-24</text:p>
          </table:table-cell>
          <table:table-cell office:value-type="float" office:value="10805.55" calcext:value-type="float">
            <text:p>10805.55</text:p>
          </table:table-cell>
          <table:table-cell office:value-type="float" office:value="-0.0293122886133034" calcext:value-type="float">
            <text:p>-0.029312288613303</text:p>
          </table:table-cell>
          <table:table-cell office:value-type="string" calcext:value-type="string">
            <text:p>2020-09-24</text:p>
          </table:table-cell>
          <table:table-cell office:value-type="float" office:value="167.4" calcext:value-type="float">
            <text:p>167.4</text:p>
          </table:table-cell>
          <table:table-cell office:value-type="float" office:value="-0.0329289428076256" calcext:value-type="float">
            <text:p>-0.0329289428076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9-25</text:p>
          </table:table-cell>
          <table:table-cell office:value-type="float" office:value="11050.25" calcext:value-type="float">
            <text:p>11050.25</text:p>
          </table:table-cell>
          <table:table-cell office:value-type="float" office:value="0.0226457699978253" calcext:value-type="float">
            <text:p>0.022645769997825</text:p>
          </table:table-cell>
          <table:table-cell office:value-type="string" calcext:value-type="string">
            <text:p>2020-09-25</text:p>
          </table:table-cell>
          <table:table-cell office:value-type="float" office:value="171.15" calcext:value-type="float">
            <text:p>171.15</text:p>
          </table:table-cell>
          <table:table-cell office:value-type="float" office:value="0.0224014336917562" calcext:value-type="float">
            <text:p>0.022401433691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9-28</text:p>
          </table:table-cell>
          <table:table-cell office:value-type="float" office:value="11227.55" calcext:value-type="float">
            <text:p>11227.55</text:p>
          </table:table-cell>
          <table:table-cell office:value-type="float" office:value="0.0160448858623108" calcext:value-type="float">
            <text:p>0.016044885862311</text:p>
          </table:table-cell>
          <table:table-cell office:value-type="string" calcext:value-type="string">
            <text:p>2020-09-28</text:p>
          </table:table-cell>
          <table:table-cell office:value-type="float" office:value="173.65" calcext:value-type="float">
            <text:p>173.65</text:p>
          </table:table-cell>
          <table:table-cell office:value-type="float" office:value="0.0146070698217937" calcext:value-type="float">
            <text:p>0.0146070698217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9-29</text:p>
          </table:table-cell>
          <table:table-cell office:value-type="float" office:value="11222.4" calcext:value-type="float">
            <text:p>11222.4</text:p>
          </table:table-cell>
          <table:table-cell office:value-type="float" office:value="-0.000458693125392373" calcext:value-type="float">
            <text:p>-0.000458693125392</text:p>
          </table:table-cell>
          <table:table-cell office:value-type="string" calcext:value-type="string">
            <text:p>2020-09-29</text:p>
          </table:table-cell>
          <table:table-cell office:value-type="float" office:value="169.5" calcext:value-type="float">
            <text:p>169.5</text:p>
          </table:table-cell>
          <table:table-cell office:value-type="float" office:value="-0.0238986467031386" calcext:value-type="float">
            <text:p>-0.0238986467031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9-30</text:p>
          </table:table-cell>
          <table:table-cell office:value-type="float" office:value="11247.55" calcext:value-type="float">
            <text:p>11247.55</text:p>
          </table:table-cell>
          <table:table-cell office:value-type="float" office:value="0.00224105360707161" calcext:value-type="float">
            <text:p>0.002241053607072</text:p>
          </table:table-cell>
          <table:table-cell office:value-type="string" calcext:value-type="string">
            <text:p>2020-09-30</text:p>
          </table:table-cell>
          <table:table-cell office:value-type="float" office:value="171.95" calcext:value-type="float">
            <text:p>171.95</text:p>
          </table:table-cell>
          <table:table-cell office:value-type="float" office:value="0.0144542772861356" calcext:value-type="float">
            <text:p>0.0144542772861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0-01</text:p>
          </table:table-cell>
          <table:table-cell office:value-type="float" office:value="11416.95" calcext:value-type="float">
            <text:p>11416.95</text:p>
          </table:table-cell>
          <table:table-cell office:value-type="float" office:value="0.0150610577414638" calcext:value-type="float">
            <text:p>0.015061057741464</text:p>
          </table:table-cell>
          <table:table-cell office:value-type="string" calcext:value-type="string">
            <text:p>2020-10-01</text:p>
          </table:table-cell>
          <table:table-cell office:value-type="float" office:value="170.9" calcext:value-type="float">
            <text:p>170.9</text:p>
          </table:table-cell>
          <table:table-cell office:value-type="float" office:value="-0.00610642628671121" calcext:value-type="float">
            <text:p>-0.0061064262867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0-05</text:p>
          </table:table-cell>
          <table:table-cell office:value-type="float" office:value="11503.35" calcext:value-type="float">
            <text:p>11503.35</text:p>
          </table:table-cell>
          <table:table-cell office:value-type="float" office:value="0.00756769540026014" calcext:value-type="float">
            <text:p>0.00756769540026</text:p>
          </table:table-cell>
          <table:table-cell office:value-type="string" calcext:value-type="string">
            <text:p>2020-10-05</text:p>
          </table:table-cell>
          <table:table-cell office:value-type="float" office:value="169.3" calcext:value-type="float">
            <text:p>169.3</text:p>
          </table:table-cell>
          <table:table-cell office:value-type="float" office:value="-0.00936220011702749" calcext:value-type="float">
            <text:p>-0.009362200117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0-06</text:p>
          </table:table-cell>
          <table:table-cell office:value-type="float" office:value="11662.4" calcext:value-type="float">
            <text:p>11662.4</text:p>
          </table:table-cell>
          <table:table-cell office:value-type="float" office:value="0.0138264070901084" calcext:value-type="float">
            <text:p>0.013826407090108</text:p>
          </table:table-cell>
          <table:table-cell office:value-type="string" calcext:value-type="string">
            <text:p>2020-10-06</text:p>
          </table:table-cell>
          <table:table-cell office:value-type="float" office:value="170.2" calcext:value-type="float">
            <text:p>170.2</text:p>
          </table:table-cell>
          <table:table-cell office:value-type="float" office:value="0.00531600708800939" calcext:value-type="float">
            <text:p>0.005316007088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0-07</text:p>
          </table:table-cell>
          <table:table-cell office:value-type="float" office:value="11738.85" calcext:value-type="float">
            <text:p>11738.85</text:p>
          </table:table-cell>
          <table:table-cell office:value-type="float" office:value="0.00655525449307182" calcext:value-type="float">
            <text:p>0.006555254493072</text:p>
          </table:table-cell>
          <table:table-cell office:value-type="string" calcext:value-type="string">
            <text:p>2020-10-07</text:p>
          </table:table-cell>
          <table:table-cell office:value-type="float" office:value="169.55" calcext:value-type="float">
            <text:p>169.55</text:p>
          </table:table-cell>
          <table:table-cell office:value-type="float" office:value="-0.00381903642773196" calcext:value-type="float">
            <text:p>-0.003819036427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0-08</text:p>
          </table:table-cell>
          <table:table-cell office:value-type="float" office:value="11834.6" calcext:value-type="float">
            <text:p>11834.6</text:p>
          </table:table-cell>
          <table:table-cell office:value-type="float" office:value="0.00815667633541617" calcext:value-type="float">
            <text:p>0.008156676335416</text:p>
          </table:table-cell>
          <table:table-cell office:value-type="string" calcext:value-type="string">
            <text:p>2020-10-08</text:p>
          </table:table-cell>
          <table:table-cell office:value-type="float" office:value="167.1" calcext:value-type="float">
            <text:p>167.1</text:p>
          </table:table-cell>
          <table:table-cell office:value-type="float" office:value="-0.0144500147449131" calcext:value-type="float">
            <text:p>-0.0144500147449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0-09</text:p>
          </table:table-cell>
          <table:table-cell office:value-type="float" office:value="11914.2" calcext:value-type="float">
            <text:p>11914.2</text:p>
          </table:table-cell>
          <table:table-cell office:value-type="float" office:value="0.00672604059283799" calcext:value-type="float">
            <text:p>0.006726040592838</text:p>
          </table:table-cell>
          <table:table-cell office:value-type="string" calcext:value-type="string">
            <text:p>2020-10-09</text:p>
          </table:table-cell>
          <table:table-cell office:value-type="float" office:value="168" calcext:value-type="float">
            <text:p>168</text:p>
          </table:table-cell>
          <table:table-cell office:value-type="float" office:value="0.00538599640933568" calcext:value-type="float">
            <text:p>0.0053859964093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0-12</text:p>
          </table:table-cell>
          <table:table-cell office:value-type="float" office:value="11930.95" calcext:value-type="float">
            <text:p>11930.95</text:p>
          </table:table-cell>
          <table:table-cell office:value-type="float" office:value="0.00140588541404374" calcext:value-type="float">
            <text:p>0.001405885414044</text:p>
          </table:table-cell>
          <table:table-cell office:value-type="string" calcext:value-type="string">
            <text:p>2020-10-12</text:p>
          </table:table-cell>
          <table:table-cell office:value-type="float" office:value="172.45" calcext:value-type="float">
            <text:p>172.45</text:p>
          </table:table-cell>
          <table:table-cell office:value-type="float" office:value="0.0264880952380953" calcext:value-type="float">
            <text:p>0.0264880952380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0-13</text:p>
          </table:table-cell>
          <table:table-cell office:value-type="float" office:value="11934.5" calcext:value-type="float">
            <text:p>11934.5</text:p>
          </table:table-cell>
          <table:table-cell office:value-type="float" office:value="0.000297545459498227" calcext:value-type="float">
            <text:p>0.000297545459498</text:p>
          </table:table-cell>
          <table:table-cell office:value-type="string" calcext:value-type="string">
            <text:p>2020-10-13</text:p>
          </table:table-cell>
          <table:table-cell office:value-type="float" office:value="169.8" calcext:value-type="float">
            <text:p>169.8</text:p>
          </table:table-cell>
          <table:table-cell office:value-type="float" office:value="-0.0153667729776745" calcext:value-type="float">
            <text:p>-0.015366772977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0-14</text:p>
          </table:table-cell>
          <table:table-cell office:value-type="float" office:value="11971.05" calcext:value-type="float">
            <text:p>11971.05</text:p>
          </table:table-cell>
          <table:table-cell office:value-type="float" office:value="0.00306254975072262" calcext:value-type="float">
            <text:p>0.003062549750723</text:p>
          </table:table-cell>
          <table:table-cell office:value-type="string" calcext:value-type="string">
            <text:p>2020-10-14</text:p>
          </table:table-cell>
          <table:table-cell office:value-type="float" office:value="167.7" calcext:value-type="float">
            <text:p>167.7</text:p>
          </table:table-cell>
          <table:table-cell office:value-type="float" office:value="-0.0123674911660778" calcext:value-type="float">
            <text:p>-0.0123674911660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0-15</text:p>
          </table:table-cell>
          <table:table-cell office:value-type="float" office:value="11680.35" calcext:value-type="float">
            <text:p>11680.35</text:p>
          </table:table-cell>
          <table:table-cell office:value-type="float" office:value="-0.0242835841467539" calcext:value-type="float">
            <text:p>-0.024283584146754</text:p>
          </table:table-cell>
          <table:table-cell office:value-type="string" calcext:value-type="string">
            <text:p>2020-10-15</text:p>
          </table:table-cell>
          <table:table-cell office:value-type="float" office:value="164.75" calcext:value-type="float">
            <text:p>164.75</text:p>
          </table:table-cell>
          <table:table-cell office:value-type="float" office:value="-0.0175909361955873" calcext:value-type="float">
            <text:p>-0.0175909361955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0-16</text:p>
          </table:table-cell>
          <table:table-cell office:value-type="float" office:value="11762.45" calcext:value-type="float">
            <text:p>11762.45</text:p>
          </table:table-cell>
          <table:table-cell office:value-type="float" office:value="0.00702889896278802" calcext:value-type="float">
            <text:p>0.007028898962788</text:p>
          </table:table-cell>
          <table:table-cell office:value-type="string" calcext:value-type="string">
            <text:p>2020-10-16</text:p>
          </table:table-cell>
          <table:table-cell office:value-type="float" office:value="165.85" calcext:value-type="float">
            <text:p>165.85</text:p>
          </table:table-cell>
          <table:table-cell office:value-type="float" office:value="0.00667678300455221" calcext:value-type="float">
            <text:p>0.0066767830045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0-19</text:p>
          </table:table-cell>
          <table:table-cell office:value-type="float" office:value="11873.05" calcext:value-type="float">
            <text:p>11873.05</text:p>
          </table:table-cell>
          <table:table-cell office:value-type="float" office:value="0.00940280298747265" calcext:value-type="float">
            <text:p>0.009402802987473</text:p>
          </table:table-cell>
          <table:table-cell office:value-type="string" calcext:value-type="string">
            <text:p>2020-10-19</text:p>
          </table:table-cell>
          <table:table-cell office:value-type="float" office:value="168.85" calcext:value-type="float">
            <text:p>168.85</text:p>
          </table:table-cell>
          <table:table-cell office:value-type="float" office:value="0.0180886343081097" calcext:value-type="float">
            <text:p>0.018088634308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0-20</text:p>
          </table:table-cell>
          <table:table-cell office:value-type="float" office:value="11896.8" calcext:value-type="float">
            <text:p>11896.8</text:p>
          </table:table-cell>
          <table:table-cell office:value-type="float" office:value="0.00200032847499165" calcext:value-type="float">
            <text:p>0.002000328474992</text:p>
          </table:table-cell>
          <table:table-cell office:value-type="string" calcext:value-type="string">
            <text:p>2020-10-20</text:p>
          </table:table-cell>
          <table:table-cell office:value-type="float" office:value="167.7" calcext:value-type="float">
            <text:p>167.7</text:p>
          </table:table-cell>
          <table:table-cell office:value-type="float" office:value="-0.0068107787977495" calcext:value-type="float">
            <text:p>-0.00681077879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0-21</text:p>
          </table:table-cell>
          <table:table-cell office:value-type="float" office:value="11937.65" calcext:value-type="float">
            <text:p>11937.65</text:p>
          </table:table-cell>
          <table:table-cell office:value-type="float" office:value="0.00343369645618985" calcext:value-type="float">
            <text:p>0.00343369645619</text:p>
          </table:table-cell>
          <table:table-cell office:value-type="string" calcext:value-type="string">
            <text:p>2020-10-21</text:p>
          </table:table-cell>
          <table:table-cell office:value-type="float" office:value="167.8" calcext:value-type="float">
            <text:p>167.8</text:p>
          </table:table-cell>
          <table:table-cell office:value-type="float" office:value="0.000596302921884506" calcext:value-type="float">
            <text:p>0.0005963029218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0-22</text:p>
          </table:table-cell>
          <table:table-cell office:value-type="float" office:value="11896.45" calcext:value-type="float">
            <text:p>11896.45</text:p>
          </table:table-cell>
          <table:table-cell office:value-type="float" office:value="-0.00345126553383612" calcext:value-type="float">
            <text:p>-0.003451265533836</text:p>
          </table:table-cell>
          <table:table-cell office:value-type="string" calcext:value-type="string">
            <text:p>2020-10-22</text:p>
          </table:table-cell>
          <table:table-cell office:value-type="float" office:value="168.8" calcext:value-type="float">
            <text:p>168.8</text:p>
          </table:table-cell>
          <table:table-cell office:value-type="float" office:value="0.00595947556615029" calcext:value-type="float">
            <text:p>0.005959475566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0-23</text:p>
          </table:table-cell>
          <table:table-cell office:value-type="float" office:value="11930.35" calcext:value-type="float">
            <text:p>11930.35</text:p>
          </table:table-cell>
          <table:table-cell office:value-type="float" office:value="0.00284958958344705" calcext:value-type="float">
            <text:p>0.002849589583447</text:p>
          </table:table-cell>
          <table:table-cell office:value-type="string" calcext:value-type="string">
            <text:p>2020-10-23</text:p>
          </table:table-cell>
          <table:table-cell office:value-type="float" office:value="170.85" calcext:value-type="float">
            <text:p>170.85</text:p>
          </table:table-cell>
          <table:table-cell office:value-type="float" office:value="0.012144549763033" calcext:value-type="float">
            <text:p>0.0121445497630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0-26</text:p>
          </table:table-cell>
          <table:table-cell office:value-type="float" office:value="11767.75" calcext:value-type="float">
            <text:p>11767.75</text:p>
          </table:table-cell>
          <table:table-cell office:value-type="float" office:value="-0.0136291056004225" calcext:value-type="float">
            <text:p>-0.013629105600423</text:p>
          </table:table-cell>
          <table:table-cell office:value-type="string" calcext:value-type="string">
            <text:p>2020-10-26</text:p>
          </table:table-cell>
          <table:table-cell office:value-type="float" office:value="168.5" calcext:value-type="float">
            <text:p>168.5</text:p>
          </table:table-cell>
          <table:table-cell office:value-type="float" office:value="-0.0137547556335967" calcext:value-type="float">
            <text:p>-0.0137547556335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0-27</text:p>
          </table:table-cell>
          <table:table-cell office:value-type="float" office:value="11889.4" calcext:value-type="float">
            <text:p>11889.4</text:p>
          </table:table-cell>
          <table:table-cell office:value-type="float" office:value="0.0103375751524293" calcext:value-type="float">
            <text:p>0.010337575152429</text:p>
          </table:table-cell>
          <table:table-cell office:value-type="string" calcext:value-type="string">
            <text:p>2020-10-27</text:p>
          </table:table-cell>
          <table:table-cell office:value-type="float" office:value="167.05" calcext:value-type="float">
            <text:p>167.05</text:p>
          </table:table-cell>
          <table:table-cell office:value-type="float" office:value="-0.00860534124629075" calcext:value-type="float">
            <text:p>-0.0086053412462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0-28</text:p>
          </table:table-cell>
          <table:table-cell office:value-type="float" office:value="11729.6" calcext:value-type="float">
            <text:p>11729.6</text:p>
          </table:table-cell>
          <table:table-cell office:value-type="float" office:value="-0.0134405436775614" calcext:value-type="float">
            <text:p>-0.013440543677562</text:p>
          </table:table-cell>
          <table:table-cell office:value-type="string" calcext:value-type="string">
            <text:p>2020-10-28</text:p>
          </table:table-cell>
          <table:table-cell office:value-type="float" office:value="165.5" calcext:value-type="float">
            <text:p>165.5</text:p>
          </table:table-cell>
          <table:table-cell office:value-type="float" office:value="-0.00927865908410663" calcext:value-type="float">
            <text:p>-0.009278659084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0-29</text:p>
          </table:table-cell>
          <table:table-cell office:value-type="float" office:value="11670.8" calcext:value-type="float">
            <text:p>11670.8</text:p>
          </table:table-cell>
          <table:table-cell office:value-type="float" office:value="-0.00501295866866736" calcext:value-type="float">
            <text:p>-0.005012958668667</text:p>
          </table:table-cell>
          <table:table-cell office:value-type="string" calcext:value-type="string">
            <text:p>2020-10-29</text:p>
          </table:table-cell>
          <table:table-cell office:value-type="float" office:value="163.85" calcext:value-type="float">
            <text:p>163.85</text:p>
          </table:table-cell>
          <table:table-cell office:value-type="float" office:value="-0.00996978851963748" calcext:value-type="float">
            <text:p>-0.0099697885196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0-30</text:p>
          </table:table-cell>
          <table:table-cell office:value-type="float" office:value="11642.4" calcext:value-type="float">
            <text:p>11642.4</text:p>
          </table:table-cell>
          <table:table-cell office:value-type="float" office:value="-0.00243342358707199" calcext:value-type="float">
            <text:p>-0.002433423587072</text:p>
          </table:table-cell>
          <table:table-cell office:value-type="string" calcext:value-type="string">
            <text:p>2020-10-30</text:p>
          </table:table-cell>
          <table:table-cell office:value-type="float" office:value="165.4" calcext:value-type="float">
            <text:p>165.4</text:p>
          </table:table-cell>
          <table:table-cell office:value-type="float" office:value="0.00945987183399466" calcext:value-type="float">
            <text:p>0.009459871833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1-02</text:p>
          </table:table-cell>
          <table:table-cell office:value-type="float" office:value="11669.15" calcext:value-type="float">
            <text:p>11669.15</text:p>
          </table:table-cell>
          <table:table-cell office:value-type="float" office:value="0.00229763622620771" calcext:value-type="float">
            <text:p>0.002297636226208</text:p>
          </table:table-cell>
          <table:table-cell office:value-type="string" calcext:value-type="string">
            <text:p>2020-11-02</text:p>
          </table:table-cell>
          <table:table-cell office:value-type="float" office:value="166.75" calcext:value-type="float">
            <text:p>166.75</text:p>
          </table:table-cell>
          <table:table-cell office:value-type="float" office:value="0.0081620314389359" calcext:value-type="float">
            <text:p>0.0081620314389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1-03</text:p>
          </table:table-cell>
          <table:table-cell office:value-type="float" office:value="11813.5" calcext:value-type="float">
            <text:p>11813.5</text:p>
          </table:table-cell>
          <table:table-cell office:value-type="float" office:value="0.0123702240523089" calcext:value-type="float">
            <text:p>0.012370224052309</text:p>
          </table:table-cell>
          <table:table-cell office:value-type="string" calcext:value-type="string">
            <text:p>2020-11-03</text:p>
          </table:table-cell>
          <table:table-cell office:value-type="float" office:value="170" calcext:value-type="float">
            <text:p>170</text:p>
          </table:table-cell>
          <table:table-cell office:value-type="float" office:value="0.0194902548725637" calcext:value-type="float">
            <text:p>0.019490254872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1-04</text:p>
          </table:table-cell>
          <table:table-cell office:value-type="float" office:value="11908.5" calcext:value-type="float">
            <text:p>11908.5</text:p>
          </table:table-cell>
          <table:table-cell office:value-type="float" office:value="0.00804164726795609" calcext:value-type="float">
            <text:p>0.008041647267956</text:p>
          </table:table-cell>
          <table:table-cell office:value-type="string" calcext:value-type="string">
            <text:p>2020-11-04</text:p>
          </table:table-cell>
          <table:table-cell office:value-type="float" office:value="169.75" calcext:value-type="float">
            <text:p>169.75</text:p>
          </table:table-cell>
          <table:table-cell office:value-type="float" office:value="-0.00147058823529411" calcext:value-type="float">
            <text:p>-0.0014705882352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1-05</text:p>
          </table:table-cell>
          <table:table-cell office:value-type="float" office:value="12120.3" calcext:value-type="float">
            <text:p>12120.3</text:p>
          </table:table-cell>
          <table:table-cell office:value-type="float" office:value="0.0177856153167906" calcext:value-type="float">
            <text:p>0.017785615316791</text:p>
          </table:table-cell>
          <table:table-cell office:value-type="string" calcext:value-type="string">
            <text:p>2020-11-05</text:p>
          </table:table-cell>
          <table:table-cell office:value-type="float" office:value="175" calcext:value-type="float">
            <text:p>175</text:p>
          </table:table-cell>
          <table:table-cell office:value-type="float" office:value="0.0309278350515463" calcext:value-type="float">
            <text:p>0.030927835051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1-06</text:p>
          </table:table-cell>
          <table:table-cell office:value-type="float" office:value="12263.55" calcext:value-type="float">
            <text:p>12263.55</text:p>
          </table:table-cell>
          <table:table-cell office:value-type="float" office:value="0.0118190143808321" calcext:value-type="float">
            <text:p>0.011819014380832</text:p>
          </table:table-cell>
          <table:table-cell office:value-type="string" calcext:value-type="string">
            <text:p>2020-11-06</text:p>
          </table:table-cell>
          <table:table-cell office:value-type="float" office:value="173.8" calcext:value-type="float">
            <text:p>173.8</text:p>
          </table:table-cell>
          <table:table-cell office:value-type="float" office:value="-0.00685714285714279" calcext:value-type="float">
            <text:p>-0.006857142857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1-09</text:p>
          </table:table-cell>
          <table:table-cell office:value-type="float" office:value="12461.05" calcext:value-type="float">
            <text:p>12461.05</text:p>
          </table:table-cell>
          <table:table-cell office:value-type="float" office:value="0.0161046352809748" calcext:value-type="float">
            <text:p>0.016104635280975</text:p>
          </table:table-cell>
          <table:table-cell office:value-type="string" calcext:value-type="string">
            <text:p>2020-11-09</text:p>
          </table:table-cell>
          <table:table-cell office:value-type="float" office:value="173" calcext:value-type="float">
            <text:p>173</text:p>
          </table:table-cell>
          <table:table-cell office:value-type="float" office:value="-0.00460299194476421" calcext:value-type="float">
            <text:p>-0.0046029919447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1-10</text:p>
          </table:table-cell>
          <table:table-cell office:value-type="float" office:value="12631.1" calcext:value-type="float">
            <text:p>12631.1</text:p>
          </table:table-cell>
          <table:table-cell office:value-type="float" office:value="0.0136465225643105" calcext:value-type="float">
            <text:p>0.013646522564311</text:p>
          </table:table-cell>
          <table:table-cell office:value-type="string" calcext:value-type="string">
            <text:p>2020-11-10</text:p>
          </table:table-cell>
          <table:table-cell office:value-type="float" office:value="178.5" calcext:value-type="float">
            <text:p>178.5</text:p>
          </table:table-cell>
          <table:table-cell office:value-type="float" office:value="0.0317919075144508" calcext:value-type="float">
            <text:p>0.0317919075144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1-11</text:p>
          </table:table-cell>
          <table:table-cell office:value-type="float" office:value="12749.15" calcext:value-type="float">
            <text:p>12749.15</text:p>
          </table:table-cell>
          <table:table-cell office:value-type="float" office:value="0.00934597936838433" calcext:value-type="float">
            <text:p>0.009345979368384</text:p>
          </table:table-cell>
          <table:table-cell office:value-type="string" calcext:value-type="string">
            <text:p>2020-11-11</text:p>
          </table:table-cell>
          <table:table-cell office:value-type="float" office:value="185.2" calcext:value-type="float">
            <text:p>185.2</text:p>
          </table:table-cell>
          <table:table-cell office:value-type="float" office:value="0.0375350140056021" calcext:value-type="float">
            <text:p>0.0375350140056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1-12</text:p>
          </table:table-cell>
          <table:table-cell office:value-type="float" office:value="12690.8" calcext:value-type="float">
            <text:p>12690.8</text:p>
          </table:table-cell>
          <table:table-cell office:value-type="float" office:value="-0.00457677570661574" calcext:value-type="float">
            <text:p>-0.004576775706616</text:p>
          </table:table-cell>
          <table:table-cell office:value-type="string" calcext:value-type="string">
            <text:p>2020-11-12</text:p>
          </table:table-cell>
          <table:table-cell office:value-type="float" office:value="187.95" calcext:value-type="float">
            <text:p>187.95</text:p>
          </table:table-cell>
          <table:table-cell office:value-type="float" office:value="0.0148488120950323" calcext:value-type="float">
            <text:p>0.014848812095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1-13</text:p>
          </table:table-cell>
          <table:table-cell office:value-type="float" office:value="12719.95" calcext:value-type="float">
            <text:p>12719.95</text:p>
          </table:table-cell>
          <table:table-cell office:value-type="float" office:value="0.00229693951523946" calcext:value-type="float">
            <text:p>0.002296939515239</text:p>
          </table:table-cell>
          <table:table-cell office:value-type="string" calcext:value-type="string">
            <text:p>2020-11-13</text:p>
          </table:table-cell>
          <table:table-cell office:value-type="float" office:value="187.15" calcext:value-type="float">
            <text:p>187.15</text:p>
          </table:table-cell>
          <table:table-cell office:value-type="float" office:value="-0.00425645118382545" calcext:value-type="float">
            <text:p>-0.0042564511838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1-14</text:p>
          </table:table-cell>
          <table:table-cell office:value-type="float" office:value="12780.25" calcext:value-type="float">
            <text:p>12780.25</text:p>
          </table:table-cell>
          <table:table-cell office:value-type="float" office:value="0.00474058467210958" calcext:value-type="float">
            <text:p>0.00474058467211</text:p>
          </table:table-cell>
          <table:table-cell office:value-type="string" calcext:value-type="string">
            <text:p>2020-11-14</text:p>
          </table:table-cell>
          <table:table-cell office:value-type="float" office:value="188.2" calcext:value-type="float">
            <text:p>188.2</text:p>
          </table:table-cell>
          <table:table-cell office:value-type="float" office:value="0.00561047288271421" calcext:value-type="float">
            <text:p>0.0056104728827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1-17</text:p>
          </table:table-cell>
          <table:table-cell office:value-type="float" office:value="12874.2" calcext:value-type="float">
            <text:p>12874.2</text:p>
          </table:table-cell>
          <table:table-cell office:value-type="float" office:value="0.00735118640089216" calcext:value-type="float">
            <text:p>0.007351186400892</text:p>
          </table:table-cell>
          <table:table-cell office:value-type="string" calcext:value-type="string">
            <text:p>2020-11-17</text:p>
          </table:table-cell>
          <table:table-cell office:value-type="float" office:value="187.7" calcext:value-type="float">
            <text:p>187.7</text:p>
          </table:table-cell>
          <table:table-cell office:value-type="float" office:value="-0.00265674814027628" calcext:value-type="float">
            <text:p>-0.002656748140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1-18</text:p>
          </table:table-cell>
          <table:table-cell office:value-type="float" office:value="12938.25" calcext:value-type="float">
            <text:p>12938.25</text:p>
          </table:table-cell>
          <table:table-cell office:value-type="float" office:value="0.00497506641189349" calcext:value-type="float">
            <text:p>0.004975066411894</text:p>
          </table:table-cell>
          <table:table-cell office:value-type="string" calcext:value-type="string">
            <text:p>2020-11-18</text:p>
          </table:table-cell>
          <table:table-cell office:value-type="float" office:value="184.6" calcext:value-type="float">
            <text:p>184.6</text:p>
          </table:table-cell>
          <table:table-cell office:value-type="float" office:value="-0.0165157165689931" calcext:value-type="float">
            <text:p>-0.0165157165689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1-19</text:p>
          </table:table-cell>
          <table:table-cell office:value-type="float" office:value="12771.7" calcext:value-type="float">
            <text:p>12771.7</text:p>
          </table:table-cell>
          <table:table-cell office:value-type="float" office:value="-0.012872683709157" calcext:value-type="float">
            <text:p>-0.012872683709157</text:p>
          </table:table-cell>
          <table:table-cell office:value-type="string" calcext:value-type="string">
            <text:p>2020-11-19</text:p>
          </table:table-cell>
          <table:table-cell office:value-type="float" office:value="188.05" calcext:value-type="float">
            <text:p>188.05</text:p>
          </table:table-cell>
          <table:table-cell office:value-type="float" office:value="0.0186890574214518" calcext:value-type="float">
            <text:p>0.0186890574214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1-20</text:p>
          </table:table-cell>
          <table:table-cell office:value-type="float" office:value="12859.05" calcext:value-type="float">
            <text:p>12859.05</text:p>
          </table:table-cell>
          <table:table-cell office:value-type="float" office:value="0.00683934010351006" calcext:value-type="float">
            <text:p>0.00683934010351</text:p>
          </table:table-cell>
          <table:table-cell office:value-type="string" calcext:value-type="string">
            <text:p>2020-11-20</text:p>
          </table:table-cell>
          <table:table-cell office:value-type="float" office:value="191.35" calcext:value-type="float">
            <text:p>191.35</text:p>
          </table:table-cell>
          <table:table-cell office:value-type="float" office:value="0.017548524328636" calcext:value-type="float">
            <text:p>0.0175485243286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1-23</text:p>
          </table:table-cell>
          <table:table-cell office:value-type="float" office:value="12926.45" calcext:value-type="float">
            <text:p>12926.45</text:p>
          </table:table-cell>
          <table:table-cell office:value-type="float" office:value="0.00524144474125232" calcext:value-type="float">
            <text:p>0.005241444741252</text:p>
          </table:table-cell>
          <table:table-cell office:value-type="string" calcext:value-type="string">
            <text:p>2020-11-23</text:p>
          </table:table-cell>
          <table:table-cell office:value-type="float" office:value="190.85" calcext:value-type="float">
            <text:p>190.85</text:p>
          </table:table-cell>
          <table:table-cell office:value-type="float" office:value="-0.00261301280376269" calcext:value-type="float">
            <text:p>-0.0026130128037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1-24</text:p>
          </table:table-cell>
          <table:table-cell office:value-type="float" office:value="13055.15" calcext:value-type="float">
            <text:p>13055.15</text:p>
          </table:table-cell>
          <table:table-cell office:value-type="float" office:value="0.00995632985080963" calcext:value-type="float">
            <text:p>0.00995632985081</text:p>
          </table:table-cell>
          <table:table-cell office:value-type="string" calcext:value-type="string">
            <text:p>2020-11-24</text:p>
          </table:table-cell>
          <table:table-cell office:value-type="float" office:value="195.65" calcext:value-type="float">
            <text:p>195.65</text:p>
          </table:table-cell>
          <table:table-cell office:value-type="float" office:value="0.0251506418653393" calcext:value-type="float">
            <text:p>0.0251506418653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1-25</text:p>
          </table:table-cell>
          <table:table-cell office:value-type="float" office:value="12858.4" calcext:value-type="float">
            <text:p>12858.4</text:p>
          </table:table-cell>
          <table:table-cell office:value-type="float" office:value="-0.0150706809190243" calcext:value-type="float">
            <text:p>-0.015070680919024</text:p>
          </table:table-cell>
          <table:table-cell office:value-type="string" calcext:value-type="string">
            <text:p>2020-11-25</text:p>
          </table:table-cell>
          <table:table-cell office:value-type="float" office:value="193.4" calcext:value-type="float">
            <text:p>193.4</text:p>
          </table:table-cell>
          <table:table-cell office:value-type="float" office:value="-0.0115001277791975" calcext:value-type="float">
            <text:p>-0.0115001277791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1-26</text:p>
          </table:table-cell>
          <table:table-cell office:value-type="float" office:value="12987" calcext:value-type="float">
            <text:p>12987</text:p>
          </table:table-cell>
          <table:table-cell office:value-type="float" office:value="0.0100012443227773" calcext:value-type="float">
            <text:p>0.010001244322777</text:p>
          </table:table-cell>
          <table:table-cell office:value-type="string" calcext:value-type="string">
            <text:p>2020-11-26</text:p>
          </table:table-cell>
          <table:table-cell office:value-type="float" office:value="194.95" calcext:value-type="float">
            <text:p>194.95</text:p>
          </table:table-cell>
          <table:table-cell office:value-type="float" office:value="0.00801447776628739" calcext:value-type="float">
            <text:p>0.0080144777662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1-27</text:p>
          </table:table-cell>
          <table:table-cell office:value-type="float" office:value="12968.95" calcext:value-type="float">
            <text:p>12968.95</text:p>
          </table:table-cell>
          <table:table-cell office:value-type="float" office:value="-0.00138985138985137" calcext:value-type="float">
            <text:p>-0.001389851389851</text:p>
          </table:table-cell>
          <table:table-cell office:value-type="string" calcext:value-type="string">
            <text:p>2020-11-27</text:p>
          </table:table-cell>
          <table:table-cell office:value-type="float" office:value="193.5" calcext:value-type="float">
            <text:p>193.5</text:p>
          </table:table-cell>
          <table:table-cell office:value-type="float" office:value="-0.0074378045652731" calcext:value-type="float">
            <text:p>-0.0074378045652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2-01</text:p>
          </table:table-cell>
          <table:table-cell office:value-type="float" office:value="13109.05" calcext:value-type="float">
            <text:p>13109.05</text:p>
          </table:table-cell>
          <table:table-cell office:value-type="float" office:value="0.0108027249700244" calcext:value-type="float">
            <text:p>0.010802724970025</text:p>
          </table:table-cell>
          <table:table-cell office:value-type="string" calcext:value-type="string">
            <text:p>2020-12-01</text:p>
          </table:table-cell>
          <table:table-cell office:value-type="float" office:value="194.6" calcext:value-type="float">
            <text:p>194.6</text:p>
          </table:table-cell>
          <table:table-cell office:value-type="float" office:value="0.00568475452196382" calcext:value-type="float">
            <text:p>0.0056847545219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2-02</text:p>
          </table:table-cell>
          <table:table-cell office:value-type="float" office:value="13113.75" calcext:value-type="float">
            <text:p>13113.75</text:p>
          </table:table-cell>
          <table:table-cell office:value-type="float" office:value="0.000358530938550094" calcext:value-type="float">
            <text:p>0.00035853093855</text:p>
          </table:table-cell>
          <table:table-cell office:value-type="string" calcext:value-type="string">
            <text:p>2020-12-02</text:p>
          </table:table-cell>
          <table:table-cell office:value-type="float" office:value="195.85" calcext:value-type="float">
            <text:p>195.85</text:p>
          </table:table-cell>
          <table:table-cell office:value-type="float" office:value="0.00642343268242551" calcext:value-type="float">
            <text:p>0.0064234326824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2-03</text:p>
          </table:table-cell>
          <table:table-cell office:value-type="float" office:value="13133.9" calcext:value-type="float">
            <text:p>13133.9</text:p>
          </table:table-cell>
          <table:table-cell office:value-type="float" office:value="0.00153655514250306" calcext:value-type="float">
            <text:p>0.001536555142503</text:p>
          </table:table-cell>
          <table:table-cell office:value-type="string" calcext:value-type="string">
            <text:p>2020-12-03</text:p>
          </table:table-cell>
          <table:table-cell office:value-type="float" office:value="196.35" calcext:value-type="float">
            <text:p>196.35</text:p>
          </table:table-cell>
          <table:table-cell office:value-type="float" office:value="0.00255297421496037" calcext:value-type="float">
            <text:p>0.00255297421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2-04</text:p>
          </table:table-cell>
          <table:table-cell office:value-type="float" office:value="13258.55" calcext:value-type="float">
            <text:p>13258.55</text:p>
          </table:table-cell>
          <table:table-cell office:value-type="float" office:value="0.00949070725374801" calcext:value-type="float">
            <text:p>0.009490707253748</text:p>
          </table:table-cell>
          <table:table-cell office:value-type="string" calcext:value-type="string">
            <text:p>2020-12-04</text:p>
          </table:table-cell>
          <table:table-cell office:value-type="float" office:value="198.3" calcext:value-type="float">
            <text:p>198.3</text:p>
          </table:table-cell>
          <table:table-cell office:value-type="float" office:value="0.00993124522536304" calcext:value-type="float">
            <text:p>0.0099312452253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2-07</text:p>
          </table:table-cell>
          <table:table-cell office:value-type="float" office:value="13355.75" calcext:value-type="float">
            <text:p>13355.75</text:p>
          </table:table-cell>
          <table:table-cell office:value-type="float" office:value="0.00733111841038436" calcext:value-type="float">
            <text:p>0.007331118410384</text:p>
          </table:table-cell>
          <table:table-cell office:value-type="string" calcext:value-type="string">
            <text:p>2020-12-07</text:p>
          </table:table-cell>
          <table:table-cell office:value-type="float" office:value="203.75" calcext:value-type="float">
            <text:p>203.75</text:p>
          </table:table-cell>
          <table:table-cell office:value-type="float" office:value="0.0274836106908725" calcext:value-type="float">
            <text:p>0.027483610690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2-08</text:p>
          </table:table-cell>
          <table:table-cell office:value-type="float" office:value="13392.95" calcext:value-type="float">
            <text:p>13392.95</text:p>
          </table:table-cell>
          <table:table-cell office:value-type="float" office:value="0.00278531718548192" calcext:value-type="float">
            <text:p>0.002785317185482</text:p>
          </table:table-cell>
          <table:table-cell office:value-type="string" calcext:value-type="string">
            <text:p>2020-12-08</text:p>
          </table:table-cell>
          <table:table-cell office:value-type="float" office:value="202.7" calcext:value-type="float">
            <text:p>202.7</text:p>
          </table:table-cell>
          <table:table-cell office:value-type="float" office:value="-0.00515337423312889" calcext:value-type="float">
            <text:p>-0.0051533742331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2-09</text:p>
          </table:table-cell>
          <table:table-cell office:value-type="float" office:value="13529.1" calcext:value-type="float">
            <text:p>13529.1</text:p>
          </table:table-cell>
          <table:table-cell office:value-type="float" office:value="0.0101657961838131" calcext:value-type="float">
            <text:p>0.010165796183813</text:p>
          </table:table-cell>
          <table:table-cell office:value-type="string" calcext:value-type="string">
            <text:p>2020-12-09</text:p>
          </table:table-cell>
          <table:table-cell office:value-type="float" office:value="205.4" calcext:value-type="float">
            <text:p>205.4</text:p>
          </table:table-cell>
          <table:table-cell office:value-type="float" office:value="0.0133201776023681" calcext:value-type="float">
            <text:p>0.0133201776023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2-10</text:p>
          </table:table-cell>
          <table:table-cell office:value-type="float" office:value="13478.3" calcext:value-type="float">
            <text:p>13478.3</text:p>
          </table:table-cell>
          <table:table-cell office:value-type="float" office:value="-0.00375486913394096" calcext:value-type="float">
            <text:p>-0.003754869133941</text:p>
          </table:table-cell>
          <table:table-cell office:value-type="string" calcext:value-type="string">
            <text:p>2020-12-10</text:p>
          </table:table-cell>
          <table:table-cell office:value-type="float" office:value="213.15" calcext:value-type="float">
            <text:p>213.15</text:p>
          </table:table-cell>
          <table:table-cell office:value-type="float" office:value="0.0377312560856864" calcext:value-type="float">
            <text:p>0.0377312560856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2-11</text:p>
          </table:table-cell>
          <table:table-cell office:value-type="float" office:value="13513.85" calcext:value-type="float">
            <text:p>13513.85</text:p>
          </table:table-cell>
          <table:table-cell office:value-type="float" office:value="0.00263757298769152" calcext:value-type="float">
            <text:p>0.002637572987692</text:p>
          </table:table-cell>
          <table:table-cell office:value-type="string" calcext:value-type="string">
            <text:p>2020-12-11</text:p>
          </table:table-cell>
          <table:table-cell office:value-type="float" office:value="216" calcext:value-type="float">
            <text:p>216</text:p>
          </table:table-cell>
          <table:table-cell office:value-type="float" office:value="0.0133708655876144" calcext:value-type="float">
            <text:p>0.013370865587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2-14</text:p>
          </table:table-cell>
          <table:table-cell office:value-type="float" office:value="13558.15" calcext:value-type="float">
            <text:p>13558.15</text:p>
          </table:table-cell>
          <table:table-cell office:value-type="float" office:value="0.00327811837485248" calcext:value-type="float">
            <text:p>0.003278118374852</text:p>
          </table:table-cell>
          <table:table-cell office:value-type="string" calcext:value-type="string">
            <text:p>2020-12-14</text:p>
          </table:table-cell>
          <table:table-cell office:value-type="float" office:value="215.55" calcext:value-type="float">
            <text:p>215.55</text:p>
          </table:table-cell>
          <table:table-cell office:value-type="float" office:value="-0.00208333333333333" calcext:value-type="float">
            <text:p>-0.00208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2-15</text:p>
          </table:table-cell>
          <table:table-cell office:value-type="float" office:value="13567.85" calcext:value-type="float">
            <text:p>13567.85</text:p>
          </table:table-cell>
          <table:table-cell office:value-type="float" office:value="0.000715436840571959" calcext:value-type="float">
            <text:p>0.000715436840572</text:p>
          </table:table-cell>
          <table:table-cell office:value-type="string" calcext:value-type="string">
            <text:p>2020-12-15</text:p>
          </table:table-cell>
          <table:table-cell office:value-type="float" office:value="213.55" calcext:value-type="float">
            <text:p>213.55</text:p>
          </table:table-cell>
          <table:table-cell office:value-type="float" office:value="-0.00927858965437256" calcext:value-type="float">
            <text:p>-0.0092785896543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2-16</text:p>
          </table:table-cell>
          <table:table-cell office:value-type="float" office:value="13682.7" calcext:value-type="float">
            <text:p>13682.7</text:p>
          </table:table-cell>
          <table:table-cell office:value-type="float" office:value="0.00846486362983079" calcext:value-type="float">
            <text:p>0.008464863629831</text:p>
          </table:table-cell>
          <table:table-cell office:value-type="string" calcext:value-type="string">
            <text:p>2020-12-16</text:p>
          </table:table-cell>
          <table:table-cell office:value-type="float" office:value="214.6" calcext:value-type="float">
            <text:p>214.6</text:p>
          </table:table-cell>
          <table:table-cell office:value-type="float" office:value="0.00491688129243739" calcext:value-type="float">
            <text:p>0.0049168812924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2-17</text:p>
          </table:table-cell>
          <table:table-cell office:value-type="float" office:value="13740.7" calcext:value-type="float">
            <text:p>13740.7</text:p>
          </table:table-cell>
          <table:table-cell office:value-type="float" office:value="0.00423892945105853" calcext:value-type="float">
            <text:p>0.004238929451059</text:p>
          </table:table-cell>
          <table:table-cell office:value-type="string" calcext:value-type="string">
            <text:p>2020-12-17</text:p>
          </table:table-cell>
          <table:table-cell office:value-type="float" office:value="212.85" calcext:value-type="float">
            <text:p>212.85</text:p>
          </table:table-cell>
          <table:table-cell office:value-type="float" office:value="-0.00815470643056848" calcext:value-type="float">
            <text:p>-0.0081547064305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2-18</text:p>
          </table:table-cell>
          <table:table-cell office:value-type="float" office:value="13760.55" calcext:value-type="float">
            <text:p>13760.55</text:p>
          </table:table-cell>
          <table:table-cell office:value-type="float" office:value="0.00144461344764091" calcext:value-type="float">
            <text:p>0.001444613447641</text:p>
          </table:table-cell>
          <table:table-cell office:value-type="string" calcext:value-type="string">
            <text:p>2020-12-18</text:p>
          </table:table-cell>
          <table:table-cell office:value-type="float" office:value="214.75" calcext:value-type="float">
            <text:p>214.75</text:p>
          </table:table-cell>
          <table:table-cell office:value-type="float" office:value="0.00892647404275304" calcext:value-type="float">
            <text:p>0.0089264740427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2-21</text:p>
          </table:table-cell>
          <table:table-cell office:value-type="float" office:value="13328.4" calcext:value-type="float">
            <text:p>13328.4</text:p>
          </table:table-cell>
          <table:table-cell office:value-type="float" office:value="-0.0314049947131474" calcext:value-type="float">
            <text:p>-0.031404994713147</text:p>
          </table:table-cell>
          <table:table-cell office:value-type="string" calcext:value-type="string">
            <text:p>2020-12-21</text:p>
          </table:table-cell>
          <table:table-cell office:value-type="float" office:value="202" calcext:value-type="float">
            <text:p>202</text:p>
          </table:table-cell>
          <table:table-cell office:value-type="float" office:value="-0.0593713620488941" calcext:value-type="float">
            <text:p>-0.0593713620488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2-22</text:p>
          </table:table-cell>
          <table:table-cell office:value-type="float" office:value="13466.3" calcext:value-type="float">
            <text:p>13466.3</text:p>
          </table:table-cell>
          <table:table-cell office:value-type="float" office:value="0.0103463281414122" calcext:value-type="float">
            <text:p>0.010346328141412</text:p>
          </table:table-cell>
          <table:table-cell office:value-type="string" calcext:value-type="string">
            <text:p>2020-12-22</text:p>
          </table:table-cell>
          <table:table-cell office:value-type="float" office:value="204.2" calcext:value-type="float">
            <text:p>204.2</text:p>
          </table:table-cell>
          <table:table-cell office:value-type="float" office:value="0.0108910891089109" calcext:value-type="float">
            <text:p>0.010891089108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2-23</text:p>
          </table:table-cell>
          <table:table-cell office:value-type="float" office:value="13601.1" calcext:value-type="float">
            <text:p>13601.1</text:p>
          </table:table-cell>
          <table:table-cell office:value-type="float" office:value="0.0100101735443292" calcext:value-type="float">
            <text:p>0.010010173544329</text:p>
          </table:table-cell>
          <table:table-cell office:value-type="string" calcext:value-type="string">
            <text:p>2020-12-23</text:p>
          </table:table-cell>
          <table:table-cell office:value-type="float" office:value="207.6" calcext:value-type="float">
            <text:p>207.6</text:p>
          </table:table-cell>
          <table:table-cell office:value-type="float" office:value="0.0166503428011753" calcext:value-type="float">
            <text:p>0.0166503428011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2-24</text:p>
          </table:table-cell>
          <table:table-cell office:value-type="float" office:value="13749.25" calcext:value-type="float">
            <text:p>13749.25</text:p>
          </table:table-cell>
          <table:table-cell office:value-type="float" office:value="0.0108925013418033" calcext:value-type="float">
            <text:p>0.010892501341803</text:p>
          </table:table-cell>
          <table:table-cell office:value-type="string" calcext:value-type="string">
            <text:p>2020-12-24</text:p>
          </table:table-cell>
          <table:table-cell office:value-type="float" office:value="208.25" calcext:value-type="float">
            <text:p>208.25</text:p>
          </table:table-cell>
          <table:table-cell office:value-type="float" office:value="0.00313102119460496" calcext:value-type="float">
            <text:p>0.0031310211946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2-28</text:p>
          </table:table-cell>
          <table:table-cell office:value-type="float" office:value="13873.2" calcext:value-type="float">
            <text:p>13873.2</text:p>
          </table:table-cell>
          <table:table-cell office:value-type="float" office:value="0.00901503718384644" calcext:value-type="float">
            <text:p>0.009015037183846</text:p>
          </table:table-cell>
          <table:table-cell office:value-type="string" calcext:value-type="string">
            <text:p>2020-12-28</text:p>
          </table:table-cell>
          <table:table-cell office:value-type="float" office:value="209.6" calcext:value-type="float">
            <text:p>209.6</text:p>
          </table:table-cell>
          <table:table-cell office:value-type="float" office:value="0.00648259303721477" calcext:value-type="float">
            <text:p>0.006482593037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2-29</text:p>
          </table:table-cell>
          <table:table-cell office:value-type="float" office:value="13932.6" calcext:value-type="float">
            <text:p>13932.6</text:p>
          </table:table-cell>
          <table:table-cell office:value-type="float" office:value="0.00428163653663183" calcext:value-type="float">
            <text:p>0.004281636536632</text:p>
          </table:table-cell>
          <table:table-cell office:value-type="string" calcext:value-type="string">
            <text:p>2020-12-29</text:p>
          </table:table-cell>
          <table:table-cell office:value-type="float" office:value="211.65" calcext:value-type="float">
            <text:p>211.65</text:p>
          </table:table-cell>
          <table:table-cell office:value-type="float" office:value="0.00978053435114501" calcext:value-type="float">
            <text:p>0.0097805343511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2-30</text:p>
          </table:table-cell>
          <table:table-cell office:value-type="float" office:value="13981.95" calcext:value-type="float">
            <text:p>13981.95</text:p>
          </table:table-cell>
          <table:table-cell office:value-type="float" office:value="0.00354205245252137" calcext:value-type="float">
            <text:p>0.003542052452521</text:p>
          </table:table-cell>
          <table:table-cell office:value-type="string" calcext:value-type="string">
            <text:p>2020-12-30</text:p>
          </table:table-cell>
          <table:table-cell office:value-type="float" office:value="211" calcext:value-type="float">
            <text:p>211</text:p>
          </table:table-cell>
          <table:table-cell office:value-type="float" office:value="-0.00307110796125687" calcext:value-type="float">
            <text:p>-0.00307110796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2-31</text:p>
          </table:table-cell>
          <table:table-cell office:value-type="float" office:value="13981.75" calcext:value-type="float">
            <text:p>13981.75</text:p>
          </table:table-cell>
          <table:table-cell office:value-type="float" office:value="-0.0000143041564303337" calcext:value-type="float">
            <text:p>-1.43041564303337E-05</text:p>
          </table:table-cell>
          <table:table-cell office:value-type="string" calcext:value-type="string">
            <text:p>2020-12-31</text:p>
          </table:table-cell>
          <table:table-cell office:value-type="float" office:value="209.1" calcext:value-type="float">
            <text:p>209.1</text:p>
          </table:table-cell>
          <table:table-cell office:value-type="float" office:value="-0.00900473933649293" calcext:value-type="float">
            <text:p>-0.0090047393364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1-01</text:p>
          </table:table-cell>
          <table:table-cell office:value-type="float" office:value="14018.5" calcext:value-type="float">
            <text:p>14018.5</text:p>
          </table:table-cell>
          <table:table-cell office:value-type="float" office:value="0.00262842634148086" calcext:value-type="float">
            <text:p>0.002628426341481</text:p>
          </table:table-cell>
          <table:table-cell office:value-type="string" calcext:value-type="string">
            <text:p>2021-01-01</text:p>
          </table:table-cell>
          <table:table-cell office:value-type="float" office:value="213.9" calcext:value-type="float">
            <text:p>213.9</text:p>
          </table:table-cell>
          <table:table-cell office:value-type="float" office:value="0.0229555236728838" calcext:value-type="float">
            <text:p>0.0229555236728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1-04</text:p>
          </table:table-cell>
          <table:table-cell office:value-type="float" office:value="14132.9" calcext:value-type="float">
            <text:p>14132.9</text:p>
          </table:table-cell>
          <table:table-cell office:value-type="float" office:value="0.00816064486214652" calcext:value-type="float">
            <text:p>0.008160644862147</text:p>
          </table:table-cell>
          <table:table-cell office:value-type="string" calcext:value-type="string">
            <text:p>2021-01-04</text:p>
          </table:table-cell>
          <table:table-cell office:value-type="float" office:value="213.9" calcext:value-type="float">
            <text:p>213.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1-05</text:p>
          </table:table-cell>
          <table:table-cell office:value-type="float" office:value="14199.5" calcext:value-type="float">
            <text:p>14199.5</text:p>
          </table:table-cell>
          <table:table-cell office:value-type="float" office:value="0.00471240863517042" calcext:value-type="float">
            <text:p>0.00471240863517</text:p>
          </table:table-cell>
          <table:table-cell office:value-type="string" calcext:value-type="string">
            <text:p>2021-01-05</text:p>
          </table:table-cell>
          <table:table-cell office:value-type="float" office:value="211.75" calcext:value-type="float">
            <text:p>211.75</text:p>
          </table:table-cell>
          <table:table-cell office:value-type="float" office:value="-0.0100514258999532" calcext:value-type="float">
            <text:p>-0.0100514258999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1-06</text:p>
          </table:table-cell>
          <table:table-cell office:value-type="float" office:value="14146.25" calcext:value-type="float">
            <text:p>14146.25</text:p>
          </table:table-cell>
          <table:table-cell office:value-type="float" office:value="-0.00375013204690311" calcext:value-type="float">
            <text:p>-0.003750132046903</text:p>
          </table:table-cell>
          <table:table-cell office:value-type="string" calcext:value-type="string">
            <text:p>2021-01-06</text:p>
          </table:table-cell>
          <table:table-cell office:value-type="float" office:value="205.3" calcext:value-type="float">
            <text:p>205.3</text:p>
          </table:table-cell>
          <table:table-cell office:value-type="float" office:value="-0.0304604486422668" calcext:value-type="float">
            <text:p>-0.030460448642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1-07</text:p>
          </table:table-cell>
          <table:table-cell office:value-type="float" office:value="14137.35" calcext:value-type="float">
            <text:p>14137.35</text:p>
          </table:table-cell>
          <table:table-cell office:value-type="float" office:value="-0.00062914199876285" calcext:value-type="float">
            <text:p>-0.000629141998763</text:p>
          </table:table-cell>
          <table:table-cell office:value-type="string" calcext:value-type="string">
            <text:p>2021-01-07</text:p>
          </table:table-cell>
          <table:table-cell office:value-type="float" office:value="203.25" calcext:value-type="float">
            <text:p>203.25</text:p>
          </table:table-cell>
          <table:table-cell office:value-type="float" office:value="-0.00998538723818809" calcext:value-type="float">
            <text:p>-0.0099853872381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1-08</text:p>
          </table:table-cell>
          <table:table-cell office:value-type="float" office:value="14347.25" calcext:value-type="float">
            <text:p>14347.25</text:p>
          </table:table-cell>
          <table:table-cell office:value-type="float" office:value="0.0148471955493781" calcext:value-type="float">
            <text:p>0.014847195549378</text:p>
          </table:table-cell>
          <table:table-cell office:value-type="string" calcext:value-type="string">
            <text:p>2021-01-08</text:p>
          </table:table-cell>
          <table:table-cell office:value-type="float" office:value="202.1" calcext:value-type="float">
            <text:p>202.1</text:p>
          </table:table-cell>
          <table:table-cell office:value-type="float" office:value="-0.00565805658056584" calcext:value-type="float">
            <text:p>-0.0056580565805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1-11</text:p>
          </table:table-cell>
          <table:table-cell office:value-type="float" office:value="14484.75" calcext:value-type="float">
            <text:p>14484.75</text:p>
          </table:table-cell>
          <table:table-cell office:value-type="float" office:value="0.00958371813413716" calcext:value-type="float">
            <text:p>0.009583718134137</text:p>
          </table:table-cell>
          <table:table-cell office:value-type="string" calcext:value-type="string">
            <text:p>2021-01-11</text:p>
          </table:table-cell>
          <table:table-cell office:value-type="float" office:value="202.65" calcext:value-type="float">
            <text:p>202.65</text:p>
          </table:table-cell>
          <table:table-cell office:value-type="float" office:value="0.00272142503711037" calcext:value-type="float">
            <text:p>0.002721425037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1-12</text:p>
          </table:table-cell>
          <table:table-cell office:value-type="float" office:value="14563.45" calcext:value-type="float">
            <text:p>14563.45</text:p>
          </table:table-cell>
          <table:table-cell office:value-type="float" office:value="0.0054333005402234" calcext:value-type="float">
            <text:p>0.005433300540223</text:p>
          </table:table-cell>
          <table:table-cell office:value-type="string" calcext:value-type="string">
            <text:p>2021-01-12</text:p>
          </table:table-cell>
          <table:table-cell office:value-type="float" office:value="206.5" calcext:value-type="float">
            <text:p>206.5</text:p>
          </table:table-cell>
          <table:table-cell office:value-type="float" office:value="0.0189982728842832" calcext:value-type="float">
            <text:p>0.0189982728842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1-13</text:p>
          </table:table-cell>
          <table:table-cell office:value-type="float" office:value="14564.85" calcext:value-type="float">
            <text:p>14564.85</text:p>
          </table:table-cell>
          <table:table-cell office:value-type="float" office:value="0.0000961310678444516" calcext:value-type="float">
            <text:p>9.61310678444516E-05</text:p>
          </table:table-cell>
          <table:table-cell office:value-type="string" calcext:value-type="string">
            <text:p>2021-01-13</text:p>
          </table:table-cell>
          <table:table-cell office:value-type="float" office:value="211.2" calcext:value-type="float">
            <text:p>211.2</text:p>
          </table:table-cell>
          <table:table-cell office:value-type="float" office:value="0.0227602905569007" calcext:value-type="float">
            <text:p>0.0227602905569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1-14</text:p>
          </table:table-cell>
          <table:table-cell office:value-type="float" office:value="14595.6" calcext:value-type="float">
            <text:p>14595.6</text:p>
          </table:table-cell>
          <table:table-cell office:value-type="float" office:value="0.00211124728370016" calcext:value-type="float">
            <text:p>0.0021112472837</text:p>
          </table:table-cell>
          <table:table-cell office:value-type="string" calcext:value-type="string">
            <text:p>2021-01-14</text:p>
          </table:table-cell>
          <table:table-cell office:value-type="float" office:value="214.1" calcext:value-type="float">
            <text:p>214.1</text:p>
          </table:table-cell>
          <table:table-cell office:value-type="float" office:value="0.0137310606060606" calcext:value-type="float">
            <text:p>0.0137310606060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1-15</text:p>
          </table:table-cell>
          <table:table-cell office:value-type="float" office:value="14433.7" calcext:value-type="float">
            <text:p>14433.7</text:p>
          </table:table-cell>
          <table:table-cell office:value-type="float" office:value="-0.0110923840061388" calcext:value-type="float">
            <text:p>-0.011092384006139</text:p>
          </table:table-cell>
          <table:table-cell office:value-type="string" calcext:value-type="string">
            <text:p>2021-01-15</text:p>
          </table:table-cell>
          <table:table-cell office:value-type="float" office:value="217.9" calcext:value-type="float">
            <text:p>217.9</text:p>
          </table:table-cell>
          <table:table-cell office:value-type="float" office:value="0.0177487155534797" calcext:value-type="float">
            <text:p>0.017748715553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1-18</text:p>
          </table:table-cell>
          <table:table-cell office:value-type="float" office:value="14281.3" calcext:value-type="float">
            <text:p>14281.3</text:p>
          </table:table-cell>
          <table:table-cell office:value-type="float" office:value="-0.0105586232220429" calcext:value-type="float">
            <text:p>-0.010558623222043</text:p>
          </table:table-cell>
          <table:table-cell office:value-type="string" calcext:value-type="string">
            <text:p>2021-01-18</text:p>
          </table:table-cell>
          <table:table-cell office:value-type="float" office:value="218.05" calcext:value-type="float">
            <text:p>218.05</text:p>
          </table:table-cell>
          <table:table-cell office:value-type="float" office:value="0.000688389169343662" calcext:value-type="float">
            <text:p>0.000688389169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1-19</text:p>
          </table:table-cell>
          <table:table-cell office:value-type="float" office:value="14521.15" calcext:value-type="float">
            <text:p>14521.15</text:p>
          </table:table-cell>
          <table:table-cell office:value-type="float" office:value="0.0167946895590738" calcext:value-type="float">
            <text:p>0.016794689559074</text:p>
          </table:table-cell>
          <table:table-cell office:value-type="string" calcext:value-type="string">
            <text:p>2021-01-19</text:p>
          </table:table-cell>
          <table:table-cell office:value-type="float" office:value="218.95" calcext:value-type="float">
            <text:p>218.95</text:p>
          </table:table-cell>
          <table:table-cell office:value-type="float" office:value="0.0041274936941067" calcext:value-type="float">
            <text:p>0.004127493694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1-20</text:p>
          </table:table-cell>
          <table:table-cell office:value-type="float" office:value="14644.7" calcext:value-type="float">
            <text:p>14644.7</text:p>
          </table:table-cell>
          <table:table-cell office:value-type="float" office:value="0.00850827930294784" calcext:value-type="float">
            <text:p>0.008508279302948</text:p>
          </table:table-cell>
          <table:table-cell office:value-type="string" calcext:value-type="string">
            <text:p>2021-01-20</text:p>
          </table:table-cell>
          <table:table-cell office:value-type="float" office:value="217.2" calcext:value-type="float">
            <text:p>217.2</text:p>
          </table:table-cell>
          <table:table-cell office:value-type="float" office:value="-0.00799269239552414" calcext:value-type="float">
            <text:p>-0.0079926923955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1-21</text:p>
          </table:table-cell>
          <table:table-cell office:value-type="float" office:value="14590.35" calcext:value-type="float">
            <text:p>14590.35</text:p>
          </table:table-cell>
          <table:table-cell office:value-type="float" office:value="-0.00371124024391079" calcext:value-type="float">
            <text:p>-0.003711240243911</text:p>
          </table:table-cell>
          <table:table-cell office:value-type="string" calcext:value-type="string">
            <text:p>2021-01-21</text:p>
          </table:table-cell>
          <table:table-cell office:value-type="float" office:value="215.15" calcext:value-type="float">
            <text:p>215.15</text:p>
          </table:table-cell>
          <table:table-cell office:value-type="float" office:value="-0.00943830570902382" calcext:value-type="float">
            <text:p>-0.009438305709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1-22</text:p>
          </table:table-cell>
          <table:table-cell office:value-type="float" office:value="14371.9" calcext:value-type="float">
            <text:p>14371.9</text:p>
          </table:table-cell>
          <table:table-cell office:value-type="float" office:value="-0.0149722247924142" calcext:value-type="float">
            <text:p>-0.014972224792414</text:p>
          </table:table-cell>
          <table:table-cell office:value-type="string" calcext:value-type="string">
            <text:p>2021-01-22</text:p>
          </table:table-cell>
          <table:table-cell office:value-type="float" office:value="211.2" calcext:value-type="float">
            <text:p>211.2</text:p>
          </table:table-cell>
          <table:table-cell office:value-type="float" office:value="-0.0183592842203115" calcext:value-type="float">
            <text:p>-0.0183592842203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1-25</text:p>
          </table:table-cell>
          <table:table-cell office:value-type="float" office:value="14238.9" calcext:value-type="float">
            <text:p>14238.9</text:p>
          </table:table-cell>
          <table:table-cell office:value-type="float" office:value="-0.00925416959483438" calcext:value-type="float">
            <text:p>-0.009254169594834</text:p>
          </table:table-cell>
          <table:table-cell office:value-type="string" calcext:value-type="string">
            <text:p>2021-01-25</text:p>
          </table:table-cell>
          <table:table-cell office:value-type="float" office:value="208.15" calcext:value-type="float">
            <text:p>208.15</text:p>
          </table:table-cell>
          <table:table-cell office:value-type="float" office:value="-0.0144412878787878" calcext:value-type="float">
            <text:p>-0.0144412878787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1-27</text:p>
          </table:table-cell>
          <table:table-cell office:value-type="float" office:value="13967.5" calcext:value-type="float">
            <text:p>13967.5</text:p>
          </table:table-cell>
          <table:table-cell office:value-type="float" office:value="-0.0190604611311267" calcext:value-type="float">
            <text:p>-0.019060461131127</text:p>
          </table:table-cell>
          <table:table-cell office:value-type="string" calcext:value-type="string">
            <text:p>2021-01-27</text:p>
          </table:table-cell>
          <table:table-cell office:value-type="float" office:value="210.75" calcext:value-type="float">
            <text:p>210.75</text:p>
          </table:table-cell>
          <table:table-cell office:value-type="float" office:value="0.0124909920730243" calcext:value-type="float">
            <text:p>0.012490992073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1-28</text:p>
          </table:table-cell>
          <table:table-cell office:value-type="float" office:value="13817.55" calcext:value-type="float">
            <text:p>13817.55</text:p>
          </table:table-cell>
          <table:table-cell office:value-type="float" office:value="-0.0107356362985502" calcext:value-type="float">
            <text:p>-0.01073563629855</text:p>
          </table:table-cell>
          <table:table-cell office:value-type="string" calcext:value-type="string">
            <text:p>2021-01-28</text:p>
          </table:table-cell>
          <table:table-cell office:value-type="float" office:value="206.85" calcext:value-type="float">
            <text:p>206.85</text:p>
          </table:table-cell>
          <table:table-cell office:value-type="float" office:value="-0.0185053380782918" calcext:value-type="float">
            <text:p>-0.018505338078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1-29</text:p>
          </table:table-cell>
          <table:table-cell office:value-type="float" office:value="13634.6" calcext:value-type="float">
            <text:p>13634.6</text:p>
          </table:table-cell>
          <table:table-cell office:value-type="float" office:value="-0.0132404080318146" calcext:value-type="float">
            <text:p>-0.013240408031815</text:p>
          </table:table-cell>
          <table:table-cell office:value-type="string" calcext:value-type="string">
            <text:p>2021-01-29</text:p>
          </table:table-cell>
          <table:table-cell office:value-type="float" office:value="203.25" calcext:value-type="float">
            <text:p>203.25</text:p>
          </table:table-cell>
          <table:table-cell office:value-type="float" office:value="-0.0174039158810733" calcext:value-type="float">
            <text:p>-0.0174039158810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2-01</text:p>
          </table:table-cell>
          <table:table-cell office:value-type="float" office:value="14281.2" calcext:value-type="float">
            <text:p>14281.2</text:p>
          </table:table-cell>
          <table:table-cell office:value-type="float" office:value="0.0474234667683689" calcext:value-type="float">
            <text:p>0.047423466768369</text:p>
          </table:table-cell>
          <table:table-cell office:value-type="string" calcext:value-type="string">
            <text:p>2021-02-01</text:p>
          </table:table-cell>
          <table:table-cell office:value-type="float" office:value="216.55" calcext:value-type="float">
            <text:p>216.55</text:p>
          </table:table-cell>
          <table:table-cell office:value-type="float" office:value="0.0654366543665437" calcext:value-type="float">
            <text:p>0.0654366543665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2-02</text:p>
          </table:table-cell>
          <table:table-cell office:value-type="float" office:value="14647.85" calcext:value-type="float">
            <text:p>14647.85</text:p>
          </table:table-cell>
          <table:table-cell office:value-type="float" office:value="0.0256736128616644" calcext:value-type="float">
            <text:p>0.025673612861664</text:p>
          </table:table-cell>
          <table:table-cell office:value-type="string" calcext:value-type="string">
            <text:p>2021-02-02</text:p>
          </table:table-cell>
          <table:table-cell office:value-type="float" office:value="218.45" calcext:value-type="float">
            <text:p>218.45</text:p>
          </table:table-cell>
          <table:table-cell office:value-type="float" office:value="0.0087739552066497" calcext:value-type="float">
            <text:p>0.008773955206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2-03</text:p>
          </table:table-cell>
          <table:table-cell office:value-type="float" office:value="14789.95" calcext:value-type="float">
            <text:p>14789.95</text:p>
          </table:table-cell>
          <table:table-cell office:value-type="float" office:value="0.00970108241141188" calcext:value-type="float">
            <text:p>0.009701082411412</text:p>
          </table:table-cell>
          <table:table-cell office:value-type="string" calcext:value-type="string">
            <text:p>2021-02-03</text:p>
          </table:table-cell>
          <table:table-cell office:value-type="float" office:value="216.55" calcext:value-type="float">
            <text:p>216.55</text:p>
          </table:table-cell>
          <table:table-cell office:value-type="float" office:value="-0.00869764248111682" calcext:value-type="float">
            <text:p>-0.0086976424811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2-04</text:p>
          </table:table-cell>
          <table:table-cell office:value-type="float" office:value="14895.65" calcext:value-type="float">
            <text:p>14895.65</text:p>
          </table:table-cell>
          <table:table-cell office:value-type="float" office:value="0.0071467449180016" calcext:value-type="float">
            <text:p>0.007146744918002</text:p>
          </table:table-cell>
          <table:table-cell office:value-type="string" calcext:value-type="string">
            <text:p>2021-02-04</text:p>
          </table:table-cell>
          <table:table-cell office:value-type="float" office:value="230.05" calcext:value-type="float">
            <text:p>230.05</text:p>
          </table:table-cell>
          <table:table-cell office:value-type="float" office:value="0.062341260678827" calcext:value-type="float">
            <text:p>0.0623412606788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2-05</text:p>
          </table:table-cell>
          <table:table-cell office:value-type="float" office:value="14924.25" calcext:value-type="float">
            <text:p>14924.25</text:p>
          </table:table-cell>
          <table:table-cell office:value-type="float" office:value="0.00192002363106014" calcext:value-type="float">
            <text:p>0.00192002363106</text:p>
          </table:table-cell>
          <table:table-cell office:value-type="string" calcext:value-type="string">
            <text:p>2021-02-05</text:p>
          </table:table-cell>
          <table:table-cell office:value-type="float" office:value="233.75" calcext:value-type="float">
            <text:p>233.75</text:p>
          </table:table-cell>
          <table:table-cell office:value-type="float" office:value="0.0160834601173658" calcext:value-type="float">
            <text:p>0.0160834601173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2-08</text:p>
          </table:table-cell>
          <table:table-cell office:value-type="float" office:value="15115.8" calcext:value-type="float">
            <text:p>15115.8</text:p>
          </table:table-cell>
          <table:table-cell office:value-type="float" office:value="0.0128348158198903" calcext:value-type="float">
            <text:p>0.01283481581989</text:p>
          </table:table-cell>
          <table:table-cell office:value-type="string" calcext:value-type="string">
            <text:p>2021-02-08</text:p>
          </table:table-cell>
          <table:table-cell office:value-type="float" office:value="233.45" calcext:value-type="float">
            <text:p>233.45</text:p>
          </table:table-cell>
          <table:table-cell office:value-type="float" office:value="-0.0012834224598931" calcext:value-type="float">
            <text:p>-0.0012834224598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2-09</text:p>
          </table:table-cell>
          <table:table-cell office:value-type="float" office:value="15109.3" calcext:value-type="float">
            <text:p>15109.3</text:p>
          </table:table-cell>
          <table:table-cell office:value-type="float" office:value="-0.000430013628124226" calcext:value-type="float">
            <text:p>-0.000430013628124</text:p>
          </table:table-cell>
          <table:table-cell office:value-type="string" calcext:value-type="string">
            <text:p>2021-02-09</text:p>
          </table:table-cell>
          <table:table-cell office:value-type="float" office:value="228.8" calcext:value-type="float">
            <text:p>228.8</text:p>
          </table:table-cell>
          <table:table-cell office:value-type="float" office:value="-0.0199186121225101" calcext:value-type="float">
            <text:p>-0.019918612122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2-10</text:p>
          </table:table-cell>
          <table:table-cell office:value-type="float" office:value="15106.5" calcext:value-type="float">
            <text:p>15106.5</text:p>
          </table:table-cell>
          <table:table-cell office:value-type="float" office:value="-0.000185316328354057" calcext:value-type="float">
            <text:p>-0.000185316328354</text:p>
          </table:table-cell>
          <table:table-cell office:value-type="string" calcext:value-type="string">
            <text:p>2021-02-10</text:p>
          </table:table-cell>
          <table:table-cell office:value-type="float" office:value="228.2" calcext:value-type="float">
            <text:p>228.2</text:p>
          </table:table-cell>
          <table:table-cell office:value-type="float" office:value="-0.00262237762237771" calcext:value-type="float">
            <text:p>-0.0026223776223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2-11</text:p>
          </table:table-cell>
          <table:table-cell office:value-type="float" office:value="15173.3" calcext:value-type="float">
            <text:p>15173.3</text:p>
          </table:table-cell>
          <table:table-cell office:value-type="float" office:value="0.00442193757653975" calcext:value-type="float">
            <text:p>0.00442193757654</text:p>
          </table:table-cell>
          <table:table-cell office:value-type="string" calcext:value-type="string">
            <text:p>2021-02-11</text:p>
          </table:table-cell>
          <table:table-cell office:value-type="float" office:value="226.6" calcext:value-type="float">
            <text:p>226.6</text:p>
          </table:table-cell>
          <table:table-cell office:value-type="float" office:value="-0.00701139351446101" calcext:value-type="float">
            <text:p>-0.0070113935144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2-12</text:p>
          </table:table-cell>
          <table:table-cell office:value-type="float" office:value="15163.3" calcext:value-type="float">
            <text:p>15163.3</text:p>
          </table:table-cell>
          <table:table-cell office:value-type="float" office:value="-0.000659052414438532" calcext:value-type="float">
            <text:p>-0.000659052414439</text:p>
          </table:table-cell>
          <table:table-cell office:value-type="string" calcext:value-type="string">
            <text:p>2021-02-12</text:p>
          </table:table-cell>
          <table:table-cell office:value-type="float" office:value="217.6" calcext:value-type="float">
            <text:p>217.6</text:p>
          </table:table-cell>
          <table:table-cell office:value-type="float" office:value="-0.0397175639894086" calcext:value-type="float">
            <text:p>-0.0397175639894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2-15</text:p>
          </table:table-cell>
          <table:table-cell office:value-type="float" office:value="15314.7" calcext:value-type="float">
            <text:p>15314.7</text:p>
          </table:table-cell>
          <table:table-cell office:value-type="float" office:value="0.00998463395171245" calcext:value-type="float">
            <text:p>0.009984633951712</text:p>
          </table:table-cell>
          <table:table-cell office:value-type="string" calcext:value-type="string">
            <text:p>2021-02-15</text:p>
          </table:table-cell>
          <table:table-cell office:value-type="float" office:value="218.75" calcext:value-type="float">
            <text:p>218.75</text:p>
          </table:table-cell>
          <table:table-cell office:value-type="float" office:value="0.00528492647058831" calcext:value-type="float">
            <text:p>0.005284926470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2-16</text:p>
          </table:table-cell>
          <table:table-cell office:value-type="float" office:value="15313.45" calcext:value-type="float">
            <text:p>15313.45</text:p>
          </table:table-cell>
          <table:table-cell office:value-type="float" office:value="-0.0000816209262995971" calcext:value-type="float">
            <text:p>-8.16209262995971E-05</text:p>
          </table:table-cell>
          <table:table-cell office:value-type="string" calcext:value-type="string">
            <text:p>2021-02-16</text:p>
          </table:table-cell>
          <table:table-cell office:value-type="float" office:value="218.4" calcext:value-type="float">
            <text:p>218.4</text:p>
          </table:table-cell>
          <table:table-cell office:value-type="float" office:value="-0.00159999999999993" calcext:value-type="float">
            <text:p>-0.0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2-17</text:p>
          </table:table-cell>
          <table:table-cell office:value-type="float" office:value="15208.9" calcext:value-type="float">
            <text:p>15208.9</text:p>
          </table:table-cell>
          <table:table-cell office:value-type="float" office:value="-0.00682733152881954" calcext:value-type="float">
            <text:p>-0.00682733152882</text:p>
          </table:table-cell>
          <table:table-cell office:value-type="string" calcext:value-type="string">
            <text:p>2021-02-17</text:p>
          </table:table-cell>
          <table:table-cell office:value-type="float" office:value="217.95" calcext:value-type="float">
            <text:p>217.95</text:p>
          </table:table-cell>
          <table:table-cell office:value-type="float" office:value="-0.00206043956043966" calcext:value-type="float">
            <text:p>-0.002060439560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2-18</text:p>
          </table:table-cell>
          <table:table-cell office:value-type="float" office:value="15118.95" calcext:value-type="float">
            <text:p>15118.95</text:p>
          </table:table-cell>
          <table:table-cell office:value-type="float" office:value="-0.00591430017950012" calcext:value-type="float">
            <text:p>-0.0059143001795</text:p>
          </table:table-cell>
          <table:table-cell office:value-type="string" calcext:value-type="string">
            <text:p>2021-02-18</text:p>
          </table:table-cell>
          <table:table-cell office:value-type="float" office:value="219.1" calcext:value-type="float">
            <text:p>219.1</text:p>
          </table:table-cell>
          <table:table-cell office:value-type="float" office:value="0.00527643955035551" calcext:value-type="float">
            <text:p>0.0052764395503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2-19</text:p>
          </table:table-cell>
          <table:table-cell office:value-type="float" office:value="14981.75" calcext:value-type="float">
            <text:p>14981.75</text:p>
          </table:table-cell>
          <table:table-cell office:value-type="float" office:value="-0.00907470426187007" calcext:value-type="float">
            <text:p>-0.00907470426187</text:p>
          </table:table-cell>
          <table:table-cell office:value-type="string" calcext:value-type="string">
            <text:p>2021-02-19</text:p>
          </table:table-cell>
          <table:table-cell office:value-type="float" office:value="216.5" calcext:value-type="float">
            <text:p>216.5</text:p>
          </table:table-cell>
          <table:table-cell office:value-type="float" office:value="-0.0118667275216796" calcext:value-type="float">
            <text:p>-0.011866727521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2-22</text:p>
          </table:table-cell>
          <table:table-cell office:value-type="float" office:value="14675.7" calcext:value-type="float">
            <text:p>14675.7</text:p>
          </table:table-cell>
          <table:table-cell office:value-type="float" office:value="-0.020428187628281" calcext:value-type="float">
            <text:p>-0.020428187628281</text:p>
          </table:table-cell>
          <table:table-cell office:value-type="string" calcext:value-type="string">
            <text:p>2021-02-22</text:p>
          </table:table-cell>
          <table:table-cell office:value-type="float" office:value="206.95" calcext:value-type="float">
            <text:p>206.95</text:p>
          </table:table-cell>
          <table:table-cell office:value-type="float" office:value="-0.0441108545034643" calcext:value-type="float">
            <text:p>-0.0441108545034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2-23</text:p>
          </table:table-cell>
          <table:table-cell office:value-type="float" office:value="14707.8" calcext:value-type="float">
            <text:p>14707.8</text:p>
          </table:table-cell>
          <table:table-cell office:value-type="float" office:value="0.00218728919233824" calcext:value-type="float">
            <text:p>0.002187289192338</text:p>
          </table:table-cell>
          <table:table-cell office:value-type="string" calcext:value-type="string">
            <text:p>2021-02-23</text:p>
          </table:table-cell>
          <table:table-cell office:value-type="float" office:value="208.7" calcext:value-type="float">
            <text:p>208.7</text:p>
          </table:table-cell>
          <table:table-cell office:value-type="float" office:value="0.00845614882821932" calcext:value-type="float">
            <text:p>0.0084561488282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2-24</text:p>
          </table:table-cell>
          <table:table-cell office:value-type="float" office:value="14982" calcext:value-type="float">
            <text:p>14982</text:p>
          </table:table-cell>
          <table:table-cell office:value-type="float" office:value="0.0186431689307716" calcext:value-type="float">
            <text:p>0.018643168930772</text:p>
          </table:table-cell>
          <table:table-cell office:value-type="string" calcext:value-type="string">
            <text:p>2021-02-24</text:p>
          </table:table-cell>
          <table:table-cell office:value-type="float" office:value="208.65" calcext:value-type="float">
            <text:p>208.65</text:p>
          </table:table-cell>
          <table:table-cell office:value-type="float" office:value="-0.000239578342117741" calcext:value-type="float">
            <text:p>-0.000239578342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2-25</text:p>
          </table:table-cell>
          <table:table-cell office:value-type="float" office:value="15097.35" calcext:value-type="float">
            <text:p>15097.35</text:p>
          </table:table-cell>
          <table:table-cell office:value-type="float" office:value="0.0076992390869044" calcext:value-type="float">
            <text:p>0.007699239086904</text:p>
          </table:table-cell>
          <table:table-cell office:value-type="string" calcext:value-type="string">
            <text:p>2021-02-25</text:p>
          </table:table-cell>
          <table:table-cell office:value-type="float" office:value="209.2" calcext:value-type="float">
            <text:p>209.2</text:p>
          </table:table-cell>
          <table:table-cell office:value-type="float" office:value="0.00263599329019892" calcext:value-type="float">
            <text:p>0.0026359932901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2-26</text:p>
          </table:table-cell>
          <table:table-cell office:value-type="float" office:value="14529.15" calcext:value-type="float">
            <text:p>14529.15</text:p>
          </table:table-cell>
          <table:table-cell office:value-type="float" office:value="-0.0376357440213018" calcext:value-type="float">
            <text:p>-0.037635744021302</text:p>
          </table:table-cell>
          <table:table-cell office:value-type="string" calcext:value-type="string">
            <text:p>2021-02-26</text:p>
          </table:table-cell>
          <table:table-cell office:value-type="float" office:value="203.65" calcext:value-type="float">
            <text:p>203.65</text:p>
          </table:table-cell>
          <table:table-cell office:value-type="float" office:value="-0.0265296367112809" calcext:value-type="float">
            <text:p>-0.0265296367112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3-01</text:p>
          </table:table-cell>
          <table:table-cell office:value-type="float" office:value="14761.55" calcext:value-type="float">
            <text:p>14761.55</text:p>
          </table:table-cell>
          <table:table-cell office:value-type="float" office:value="0.0159954298771778" calcext:value-type="float">
            <text:p>0.015995429877178</text:p>
          </table:table-cell>
          <table:table-cell office:value-type="string" calcext:value-type="string">
            <text:p>2021-03-01</text:p>
          </table:table-cell>
          <table:table-cell office:value-type="float" office:value="207" calcext:value-type="float">
            <text:p>207</text:p>
          </table:table-cell>
          <table:table-cell office:value-type="float" office:value="0.0164497913086177" calcext:value-type="float">
            <text:p>0.0164497913086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3-02</text:p>
          </table:table-cell>
          <table:table-cell office:value-type="float" office:value="14919.1" calcext:value-type="float">
            <text:p>14919.1</text:p>
          </table:table-cell>
          <table:table-cell office:value-type="float" office:value="0.0106729984317366" calcext:value-type="float">
            <text:p>0.010672998431737</text:p>
          </table:table-cell>
          <table:table-cell office:value-type="string" calcext:value-type="string">
            <text:p>2021-03-02</text:p>
          </table:table-cell>
          <table:table-cell office:value-type="float" office:value="210" calcext:value-type="float">
            <text:p>210</text:p>
          </table:table-cell>
          <table:table-cell office:value-type="float" office:value="0.0144927536231885" calcext:value-type="float">
            <text:p>0.0144927536231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3-03</text:p>
          </table:table-cell>
          <table:table-cell office:value-type="float" office:value="15245.6" calcext:value-type="float">
            <text:p>15245.6</text:p>
          </table:table-cell>
          <table:table-cell office:value-type="float" office:value="0.0218846981386276" calcext:value-type="float">
            <text:p>0.021884698138628</text:p>
          </table:table-cell>
          <table:table-cell office:value-type="string" calcext:value-type="string">
            <text:p>2021-03-03</text:p>
          </table:table-cell>
          <table:table-cell office:value-type="float" office:value="209.95" calcext:value-type="float">
            <text:p>209.95</text:p>
          </table:table-cell>
          <table:table-cell office:value-type="float" office:value="-0.000238095238095259" calcext:value-type="float">
            <text:p>-0.0002380952380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3-04</text:p>
          </table:table-cell>
          <table:table-cell office:value-type="float" office:value="15080.75" calcext:value-type="float">
            <text:p>15080.75</text:p>
          </table:table-cell>
          <table:table-cell office:value-type="float" office:value="-0.0108129558692345" calcext:value-type="float">
            <text:p>-0.010812955869235</text:p>
          </table:table-cell>
          <table:table-cell office:value-type="string" calcext:value-type="string">
            <text:p>2021-03-04</text:p>
          </table:table-cell>
          <table:table-cell office:value-type="float" office:value="209.8" calcext:value-type="float">
            <text:p>209.8</text:p>
          </table:table-cell>
          <table:table-cell office:value-type="float" office:value="-0.000714455822814819" calcext:value-type="float">
            <text:p>-0.0007144558228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3-05</text:p>
          </table:table-cell>
          <table:table-cell office:value-type="float" office:value="14938.1" calcext:value-type="float">
            <text:p>14938.1</text:p>
          </table:table-cell>
          <table:table-cell office:value-type="float" office:value="-0.00945907862672613" calcext:value-type="float">
            <text:p>-0.009459078626726</text:p>
          </table:table-cell>
          <table:table-cell office:value-type="string" calcext:value-type="string">
            <text:p>2021-03-05</text:p>
          </table:table-cell>
          <table:table-cell office:value-type="float" office:value="209.9" calcext:value-type="float">
            <text:p>209.9</text:p>
          </table:table-cell>
          <table:table-cell office:value-type="float" office:value="0.000476644423260231" calcext:value-type="float">
            <text:p>0.000476644423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3-08</text:p>
          </table:table-cell>
          <table:table-cell office:value-type="float" office:value="14956.2" calcext:value-type="float">
            <text:p>14956.2</text:p>
          </table:table-cell>
          <table:table-cell office:value-type="float" office:value="0.0012116668117097" calcext:value-type="float">
            <text:p>0.00121166681171</text:p>
          </table:table-cell>
          <table:table-cell office:value-type="string" calcext:value-type="string">
            <text:p>2021-03-08</text:p>
          </table:table-cell>
          <table:table-cell office:value-type="float" office:value="207.9" calcext:value-type="float">
            <text:p>207.9</text:p>
          </table:table-cell>
          <table:table-cell office:value-type="float" office:value="-0.00952834683182469" calcext:value-type="float">
            <text:p>-0.0095283468318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3-09</text:p>
          </table:table-cell>
          <table:table-cell office:value-type="float" office:value="15098.4" calcext:value-type="float">
            <text:p>15098.4</text:p>
          </table:table-cell>
          <table:table-cell office:value-type="float" office:value="0.0095077626669875" calcext:value-type="float">
            <text:p>0.009507762666988</text:p>
          </table:table-cell>
          <table:table-cell office:value-type="string" calcext:value-type="string">
            <text:p>2021-03-09</text:p>
          </table:table-cell>
          <table:table-cell office:value-type="float" office:value="207.65" calcext:value-type="float">
            <text:p>207.65</text:p>
          </table:table-cell>
          <table:table-cell office:value-type="float" office:value="-0.00120250120250121" calcext:value-type="float">
            <text:p>-0.0012025012025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3-10</text:p>
          </table:table-cell>
          <table:table-cell office:value-type="float" office:value="15174.8" calcext:value-type="float">
            <text:p>15174.8</text:p>
          </table:table-cell>
          <table:table-cell office:value-type="float" office:value="0.00506013882265677" calcext:value-type="float">
            <text:p>0.005060138822657</text:p>
          </table:table-cell>
          <table:table-cell office:value-type="string" calcext:value-type="string">
            <text:p>2021-03-10</text:p>
          </table:table-cell>
          <table:table-cell office:value-type="float" office:value="206.4" calcext:value-type="float">
            <text:p>206.4</text:p>
          </table:table-cell>
          <table:table-cell office:value-type="float" office:value="-0.00601974476282208" calcext:value-type="float">
            <text:p>-0.0060197447628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3-12</text:p>
          </table:table-cell>
          <table:table-cell office:value-type="float" office:value="15030.95" calcext:value-type="float">
            <text:p>15030.95</text:p>
          </table:table-cell>
          <table:table-cell office:value-type="float" office:value="-0.00947953185544448" calcext:value-type="float">
            <text:p>-0.009479531855444</text:p>
          </table:table-cell>
          <table:table-cell office:value-type="string" calcext:value-type="string">
            <text:p>2021-03-12</text:p>
          </table:table-cell>
          <table:table-cell office:value-type="float" office:value="205.2" calcext:value-type="float">
            <text:p>205.2</text:p>
          </table:table-cell>
          <table:table-cell office:value-type="float" office:value="-0.00581395348837221" calcext:value-type="float">
            <text:p>-0.0058139534883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3-15</text:p>
          </table:table-cell>
          <table:table-cell office:value-type="float" office:value="14929.5" calcext:value-type="float">
            <text:p>14929.5</text:p>
          </table:table-cell>
          <table:table-cell office:value-type="float" office:value="-0.00674940705677296" calcext:value-type="float">
            <text:p>-0.006749407056773</text:p>
          </table:table-cell>
          <table:table-cell office:value-type="string" calcext:value-type="string">
            <text:p>2021-03-15</text:p>
          </table:table-cell>
          <table:table-cell office:value-type="float" office:value="205.5" calcext:value-type="float">
            <text:p>205.5</text:p>
          </table:table-cell>
          <table:table-cell office:value-type="float" office:value="0.00146198830409361" calcext:value-type="float">
            <text:p>0.0014619883040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3-16</text:p>
          </table:table-cell>
          <table:table-cell office:value-type="float" office:value="14910.45" calcext:value-type="float">
            <text:p>14910.45</text:p>
          </table:table-cell>
          <table:table-cell office:value-type="float" office:value="-0.00127599718677784" calcext:value-type="float">
            <text:p>-0.001275997186778</text:p>
          </table:table-cell>
          <table:table-cell office:value-type="string" calcext:value-type="string">
            <text:p>2021-03-16</text:p>
          </table:table-cell>
          <table:table-cell office:value-type="float" office:value="208.35" calcext:value-type="float">
            <text:p>208.35</text:p>
          </table:table-cell>
          <table:table-cell office:value-type="float" office:value="0.013868613138686" calcext:value-type="float">
            <text:p>0.0138686131386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3-17</text:p>
          </table:table-cell>
          <table:table-cell office:value-type="float" office:value="14721.3" calcext:value-type="float">
            <text:p>14721.3</text:p>
          </table:table-cell>
          <table:table-cell office:value-type="float" office:value="-0.012685733830971" calcext:value-type="float">
            <text:p>-0.012685733830971</text:p>
          </table:table-cell>
          <table:table-cell office:value-type="string" calcext:value-type="string">
            <text:p>2021-03-17</text:p>
          </table:table-cell>
          <table:table-cell office:value-type="float" office:value="210.95" calcext:value-type="float">
            <text:p>210.95</text:p>
          </table:table-cell>
          <table:table-cell office:value-type="float" office:value="0.0124790016798655" calcext:value-type="float">
            <text:p>0.0124790016798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3-18</text:p>
          </table:table-cell>
          <table:table-cell office:value-type="float" office:value="14557.85" calcext:value-type="float">
            <text:p>14557.85</text:p>
          </table:table-cell>
          <table:table-cell office:value-type="float" office:value="-0.0111029596570954" calcext:value-type="float">
            <text:p>-0.011102959657095</text:p>
          </table:table-cell>
          <table:table-cell office:value-type="string" calcext:value-type="string">
            <text:p>2021-03-18</text:p>
          </table:table-cell>
          <table:table-cell office:value-type="float" office:value="219" calcext:value-type="float">
            <text:p>219</text:p>
          </table:table-cell>
          <table:table-cell office:value-type="float" office:value="0.0381607015880541" calcext:value-type="float">
            <text:p>0.0381607015880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3-19</text:p>
          </table:table-cell>
          <table:table-cell office:value-type="float" office:value="14744" calcext:value-type="float">
            <text:p>14744</text:p>
          </table:table-cell>
          <table:table-cell office:value-type="float" office:value="0.0127869156503193" calcext:value-type="float">
            <text:p>0.012786915650319</text:p>
          </table:table-cell>
          <table:table-cell office:value-type="string" calcext:value-type="string">
            <text:p>2021-03-19</text:p>
          </table:table-cell>
          <table:table-cell office:value-type="float" office:value="222.8" calcext:value-type="float">
            <text:p>222.8</text:p>
          </table:table-cell>
          <table:table-cell office:value-type="float" office:value="0.017351598173516" calcext:value-type="float">
            <text:p>0.0173515981735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3-22</text:p>
          </table:table-cell>
          <table:table-cell office:value-type="float" office:value="14736.4" calcext:value-type="float">
            <text:p>14736.4</text:p>
          </table:table-cell>
          <table:table-cell office:value-type="float" office:value="-0.000515463917525771" calcext:value-type="float">
            <text:p>-0.000515463917526</text:p>
          </table:table-cell>
          <table:table-cell office:value-type="string" calcext:value-type="string">
            <text:p>2021-03-22</text:p>
          </table:table-cell>
          <table:table-cell office:value-type="float" office:value="226" calcext:value-type="float">
            <text:p>226</text:p>
          </table:table-cell>
          <table:table-cell office:value-type="float" office:value="0.0143626570915618" calcext:value-type="float">
            <text:p>0.0143626570915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3-23</text:p>
          </table:table-cell>
          <table:table-cell office:value-type="float" office:value="14814.75" calcext:value-type="float">
            <text:p>14814.75</text:p>
          </table:table-cell>
          <table:table-cell office:value-type="float" office:value="0.00531676664585645" calcext:value-type="float">
            <text:p>0.005316766645856</text:p>
          </table:table-cell>
          <table:table-cell office:value-type="string" calcext:value-type="string">
            <text:p>2021-03-23</text:p>
          </table:table-cell>
          <table:table-cell office:value-type="float" office:value="222.05" calcext:value-type="float">
            <text:p>222.05</text:p>
          </table:table-cell>
          <table:table-cell office:value-type="float" office:value="-0.0174778761061947" calcext:value-type="float">
            <text:p>-0.017477876106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3-24</text:p>
          </table:table-cell>
          <table:table-cell office:value-type="float" office:value="14549.4" calcext:value-type="float">
            <text:p>14549.4</text:p>
          </table:table-cell>
          <table:table-cell office:value-type="float" office:value="-0.0179112033615148" calcext:value-type="float">
            <text:p>-0.017911203361515</text:p>
          </table:table-cell>
          <table:table-cell office:value-type="string" calcext:value-type="string">
            <text:p>2021-03-24</text:p>
          </table:table-cell>
          <table:table-cell office:value-type="float" office:value="216.3" calcext:value-type="float">
            <text:p>216.3</text:p>
          </table:table-cell>
          <table:table-cell office:value-type="float" office:value="-0.0258950686782257" calcext:value-type="float">
            <text:p>-0.0258950686782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3-25</text:p>
          </table:table-cell>
          <table:table-cell office:value-type="float" office:value="14324.9" calcext:value-type="float">
            <text:p>14324.9</text:p>
          </table:table-cell>
          <table:table-cell office:value-type="float" office:value="-0.0154301895610816" calcext:value-type="float">
            <text:p>-0.015430189561082</text:p>
          </table:table-cell>
          <table:table-cell office:value-type="string" calcext:value-type="string">
            <text:p>2021-03-25</text:p>
          </table:table-cell>
          <table:table-cell office:value-type="float" office:value="213.9" calcext:value-type="float">
            <text:p>213.9</text:p>
          </table:table-cell>
          <table:table-cell office:value-type="float" office:value="-0.0110957004160888" calcext:value-type="float">
            <text:p>-0.0110957004160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3-26</text:p>
          </table:table-cell>
          <table:table-cell office:value-type="float" office:value="14507.3" calcext:value-type="float">
            <text:p>14507.3</text:p>
          </table:table-cell>
          <table:table-cell office:value-type="float" office:value="0.0127330731802664" calcext:value-type="float">
            <text:p>0.012733073180266</text:p>
          </table:table-cell>
          <table:table-cell office:value-type="string" calcext:value-type="string">
            <text:p>2021-03-26</text:p>
          </table:table-cell>
          <table:table-cell office:value-type="float" office:value="210.9" calcext:value-type="float">
            <text:p>210.9</text:p>
          </table:table-cell>
          <table:table-cell office:value-type="float" office:value="-0.0140252454417953" calcext:value-type="float">
            <text:p>-0.0140252454417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3-30</text:p>
          </table:table-cell>
          <table:table-cell office:value-type="float" office:value="14845.1" calcext:value-type="float">
            <text:p>14845.1</text:p>
          </table:table-cell>
          <table:table-cell office:value-type="float" office:value="0.0232848290171157" calcext:value-type="float">
            <text:p>0.023284829017116</text:p>
          </table:table-cell>
          <table:table-cell office:value-type="string" calcext:value-type="string">
            <text:p>2021-03-30</text:p>
          </table:table-cell>
          <table:table-cell office:value-type="float" office:value="214.65" calcext:value-type="float">
            <text:p>214.65</text:p>
          </table:table-cell>
          <table:table-cell office:value-type="float" office:value="0.0177809388335703" calcext:value-type="float">
            <text:p>0.017780938833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3-31</text:p>
          </table:table-cell>
          <table:table-cell office:value-type="float" office:value="14690.7" calcext:value-type="float">
            <text:p>14690.7</text:p>
          </table:table-cell>
          <table:table-cell office:value-type="float" office:value="-0.0104007382907491" calcext:value-type="float">
            <text:p>-0.010400738290749</text:p>
          </table:table-cell>
          <table:table-cell office:value-type="string" calcext:value-type="string">
            <text:p>2021-03-31</text:p>
          </table:table-cell>
          <table:table-cell office:value-type="float" office:value="217.8" calcext:value-type="float">
            <text:p>217.8</text:p>
          </table:table-cell>
          <table:table-cell office:value-type="float" office:value="0.0146750524109014" calcext:value-type="float">
            <text:p>0.0146750524109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4-01</text:p>
          </table:table-cell>
          <table:table-cell office:value-type="float" office:value="14867.35" calcext:value-type="float">
            <text:p>14867.35</text:p>
          </table:table-cell>
          <table:table-cell office:value-type="float" office:value="0.0120246142117122" calcext:value-type="float">
            <text:p>0.012024614211712</text:p>
          </table:table-cell>
          <table:table-cell office:value-type="string" calcext:value-type="string">
            <text:p>2021-04-01</text:p>
          </table:table-cell>
          <table:table-cell office:value-type="float" office:value="220.05" calcext:value-type="float">
            <text:p>220.05</text:p>
          </table:table-cell>
          <table:table-cell office:value-type="float" office:value="0.0103305785123966" calcext:value-type="float">
            <text:p>0.010330578512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4-05</text:p>
          </table:table-cell>
          <table:table-cell office:value-type="float" office:value="14637.8" calcext:value-type="float">
            <text:p>14637.8</text:p>
          </table:table-cell>
          <table:table-cell office:value-type="float" office:value="-0.0154398732793672" calcext:value-type="float">
            <text:p>-0.015439873279367</text:p>
          </table:table-cell>
          <table:table-cell office:value-type="string" calcext:value-type="string">
            <text:p>2021-04-05</text:p>
          </table:table-cell>
          <table:table-cell office:value-type="float" office:value="211.95" calcext:value-type="float">
            <text:p>211.95</text:p>
          </table:table-cell>
          <table:table-cell office:value-type="float" office:value="-0.0368098159509204" calcext:value-type="float">
            <text:p>-0.036809815950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4-06</text:p>
          </table:table-cell>
          <table:table-cell office:value-type="float" office:value="14683.5" calcext:value-type="float">
            <text:p>14683.5</text:p>
          </table:table-cell>
          <table:table-cell office:value-type="float" office:value="0.00312205386055298" calcext:value-type="float">
            <text:p>0.003122053860553</text:p>
          </table:table-cell>
          <table:table-cell office:value-type="string" calcext:value-type="string">
            <text:p>2021-04-06</text:p>
          </table:table-cell>
          <table:table-cell office:value-type="float" office:value="212.8" calcext:value-type="float">
            <text:p>212.8</text:p>
          </table:table-cell>
          <table:table-cell office:value-type="float" office:value="0.00401037980655827" calcext:value-type="float">
            <text:p>0.0040103798065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4-07</text:p>
          </table:table-cell>
          <table:table-cell office:value-type="float" office:value="14819.05" calcext:value-type="float">
            <text:p>14819.05</text:p>
          </table:table-cell>
          <table:table-cell office:value-type="float" office:value="0.00923145026730676" calcext:value-type="float">
            <text:p>0.009231450267307</text:p>
          </table:table-cell>
          <table:table-cell office:value-type="string" calcext:value-type="string">
            <text:p>2021-04-07</text:p>
          </table:table-cell>
          <table:table-cell office:value-type="float" office:value="213.65" calcext:value-type="float">
            <text:p>213.65</text:p>
          </table:table-cell>
          <table:table-cell office:value-type="float" office:value="0.00399436090225569" calcext:value-type="float">
            <text:p>0.003994360902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4-08</text:p>
          </table:table-cell>
          <table:table-cell office:value-type="float" office:value="14873.8" calcext:value-type="float">
            <text:p>14873.8</text:p>
          </table:table-cell>
          <table:table-cell office:value-type="float" office:value="0.00369456881513996" calcext:value-type="float">
            <text:p>0.00369456881514</text:p>
          </table:table-cell>
          <table:table-cell office:value-type="string" calcext:value-type="string">
            <text:p>2021-04-08</text:p>
          </table:table-cell>
          <table:table-cell office:value-type="float" office:value="213.5" calcext:value-type="float">
            <text:p>213.5</text:p>
          </table:table-cell>
          <table:table-cell office:value-type="float" office:value="-0.000702082845775776" calcext:value-type="float">
            <text:p>-0.000702082845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4-09</text:p>
          </table:table-cell>
          <table:table-cell office:value-type="float" office:value="14834.85" calcext:value-type="float">
            <text:p>14834.85</text:p>
          </table:table-cell>
          <table:table-cell office:value-type="float" office:value="-0.0026186986513197" calcext:value-type="float">
            <text:p>-0.00261869865132</text:p>
          </table:table-cell>
          <table:table-cell office:value-type="string" calcext:value-type="string">
            <text:p>2021-04-09</text:p>
          </table:table-cell>
          <table:table-cell office:value-type="float" office:value="213.25" calcext:value-type="float">
            <text:p>213.25</text:p>
          </table:table-cell>
          <table:table-cell office:value-type="float" office:value="-0.00117096018735363" calcext:value-type="float">
            <text:p>-0.0011709601873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4-12</text:p>
          </table:table-cell>
          <table:table-cell office:value-type="float" office:value="14310.8" calcext:value-type="float">
            <text:p>14310.8</text:p>
          </table:table-cell>
          <table:table-cell office:value-type="float" office:value="-0.0353256015396179" calcext:value-type="float">
            <text:p>-0.035325601539618</text:p>
          </table:table-cell>
          <table:table-cell office:value-type="string" calcext:value-type="string">
            <text:p>2021-04-12</text:p>
          </table:table-cell>
          <table:table-cell office:value-type="float" office:value="205.3" calcext:value-type="float">
            <text:p>205.3</text:p>
          </table:table-cell>
          <table:table-cell office:value-type="float" office:value="-0.0372801875732708" calcext:value-type="float">
            <text:p>-0.0372801875732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4-13</text:p>
          </table:table-cell>
          <table:table-cell office:value-type="float" office:value="14504.8" calcext:value-type="float">
            <text:p>14504.8</text:p>
          </table:table-cell>
          <table:table-cell office:value-type="float" office:value="0.0135561953210164" calcext:value-type="float">
            <text:p>0.013556195321016</text:p>
          </table:table-cell>
          <table:table-cell office:value-type="string" calcext:value-type="string">
            <text:p>2021-04-13</text:p>
          </table:table-cell>
          <table:table-cell office:value-type="float" office:value="208.65" calcext:value-type="float">
            <text:p>208.65</text:p>
          </table:table-cell>
          <table:table-cell office:value-type="float" office:value="0.0163175840233805" calcext:value-type="float">
            <text:p>0.0163175840233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4-15</text:p>
          </table:table-cell>
          <table:table-cell office:value-type="float" office:value="14581.45" calcext:value-type="float">
            <text:p>14581.45</text:p>
          </table:table-cell>
          <table:table-cell office:value-type="float" office:value="0.00528445755887708" calcext:value-type="float">
            <text:p>0.005284457558877</text:p>
          </table:table-cell>
          <table:table-cell office:value-type="string" calcext:value-type="string">
            <text:p>2021-04-15</text:p>
          </table:table-cell>
          <table:table-cell office:value-type="float" office:value="207.1" calcext:value-type="float">
            <text:p>207.1</text:p>
          </table:table-cell>
          <table:table-cell office:value-type="float" office:value="-0.00742870836328791" calcext:value-type="float">
            <text:p>-0.0074287083632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4-16</text:p>
          </table:table-cell>
          <table:table-cell office:value-type="float" office:value="14617.85" calcext:value-type="float">
            <text:p>14617.85</text:p>
          </table:table-cell>
          <table:table-cell office:value-type="float" office:value="0.00249632238220476" calcext:value-type="float">
            <text:p>0.002496322382205</text:p>
          </table:table-cell>
          <table:table-cell office:value-type="string" calcext:value-type="string">
            <text:p>2021-04-16</text:p>
          </table:table-cell>
          <table:table-cell office:value-type="float" office:value="208" calcext:value-type="float">
            <text:p>208</text:p>
          </table:table-cell>
          <table:table-cell office:value-type="float" office:value="0.00434572670207634" calcext:value-type="float">
            <text:p>0.0043457267020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4-19</text:p>
          </table:table-cell>
          <table:table-cell office:value-type="float" office:value="14359.45" calcext:value-type="float">
            <text:p>14359.45</text:p>
          </table:table-cell>
          <table:table-cell office:value-type="float" office:value="-0.0176770181661462" calcext:value-type="float">
            <text:p>-0.017677018166146</text:p>
          </table:table-cell>
          <table:table-cell office:value-type="string" calcext:value-type="string">
            <text:p>2021-04-19</text:p>
          </table:table-cell>
          <table:table-cell office:value-type="float" office:value="206" calcext:value-type="float">
            <text:p>206</text:p>
          </table:table-cell>
          <table:table-cell office:value-type="float" office:value="-0.00961538461538458" calcext:value-type="float">
            <text:p>-0.009615384615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4-20</text:p>
          </table:table-cell>
          <table:table-cell office:value-type="float" office:value="14296.4" calcext:value-type="float">
            <text:p>14296.4</text:p>
          </table:table-cell>
          <table:table-cell office:value-type="float" office:value="-0.00439083669639162" calcext:value-type="float">
            <text:p>-0.004390836696392</text:p>
          </table:table-cell>
          <table:table-cell office:value-type="string" calcext:value-type="string">
            <text:p>2021-04-20</text:p>
          </table:table-cell>
          <table:table-cell office:value-type="float" office:value="203.15" calcext:value-type="float">
            <text:p>203.15</text:p>
          </table:table-cell>
          <table:table-cell office:value-type="float" office:value="-0.0138349514563106" calcext:value-type="float">
            <text:p>-0.0138349514563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4-22</text:p>
          </table:table-cell>
          <table:table-cell office:value-type="float" office:value="14406.15" calcext:value-type="float">
            <text:p>14406.15</text:p>
          </table:table-cell>
          <table:table-cell office:value-type="float" office:value="0.00767675778517662" calcext:value-type="float">
            <text:p>0.007676757785177</text:p>
          </table:table-cell>
          <table:table-cell office:value-type="string" calcext:value-type="string">
            <text:p>2021-04-22</text:p>
          </table:table-cell>
          <table:table-cell office:value-type="float" office:value="205.85" calcext:value-type="float">
            <text:p>205.85</text:p>
          </table:table-cell>
          <table:table-cell office:value-type="float" office:value="0.0132906719173025" calcext:value-type="float">
            <text:p>0.013290671917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4-23</text:p>
          </table:table-cell>
          <table:table-cell office:value-type="float" office:value="14341.35" calcext:value-type="float">
            <text:p>14341.35</text:p>
          </table:table-cell>
          <table:table-cell office:value-type="float" office:value="-0.00449807894545029" calcext:value-type="float">
            <text:p>-0.00449807894545</text:p>
          </table:table-cell>
          <table:table-cell office:value-type="string" calcext:value-type="string">
            <text:p>2021-04-23</text:p>
          </table:table-cell>
          <table:table-cell office:value-type="float" office:value="205.05" calcext:value-type="float">
            <text:p>205.05</text:p>
          </table:table-cell>
          <table:table-cell office:value-type="float" office:value="-0.00388632499392749" calcext:value-type="float">
            <text:p>-0.0038863249939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4-26</text:p>
          </table:table-cell>
          <table:table-cell office:value-type="float" office:value="14485" calcext:value-type="float">
            <text:p>14485</text:p>
          </table:table-cell>
          <table:table-cell office:value-type="float" office:value="0.0100164907766702" calcext:value-type="float">
            <text:p>0.01001649077667</text:p>
          </table:table-cell>
          <table:table-cell office:value-type="string" calcext:value-type="string">
            <text:p>2021-04-26</text:p>
          </table:table-cell>
          <table:table-cell office:value-type="float" office:value="205.5" calcext:value-type="float">
            <text:p>205.5</text:p>
          </table:table-cell>
          <table:table-cell office:value-type="float" office:value="0.00219458668617412" calcext:value-type="float">
            <text:p>0.002194586686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4-27</text:p>
          </table:table-cell>
          <table:table-cell office:value-type="float" office:value="14653.05" calcext:value-type="float">
            <text:p>14653.05</text:p>
          </table:table-cell>
          <table:table-cell office:value-type="float" office:value="0.0116016568864341" calcext:value-type="float">
            <text:p>0.011601656886434</text:p>
          </table:table-cell>
          <table:table-cell office:value-type="string" calcext:value-type="string">
            <text:p>2021-04-27</text:p>
          </table:table-cell>
          <table:table-cell office:value-type="float" office:value="205.5" calcext:value-type="float">
            <text:p>205.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4-28</text:p>
          </table:table-cell>
          <table:table-cell office:value-type="float" office:value="14864.55" calcext:value-type="float">
            <text:p>14864.55</text:p>
          </table:table-cell>
          <table:table-cell office:value-type="float" office:value="0.0144338550677163" calcext:value-type="float">
            <text:p>0.014433855067716</text:p>
          </table:table-cell>
          <table:table-cell office:value-type="string" calcext:value-type="string">
            <text:p>2021-04-28</text:p>
          </table:table-cell>
          <table:table-cell office:value-type="float" office:value="205.65" calcext:value-type="float">
            <text:p>205.65</text:p>
          </table:table-cell>
          <table:table-cell office:value-type="float" office:value="0.000729927007299347" calcext:value-type="float">
            <text:p>0.0007299270072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4-29</text:p>
          </table:table-cell>
          <table:table-cell office:value-type="float" office:value="14894.9" calcext:value-type="float">
            <text:p>14894.9</text:p>
          </table:table-cell>
          <table:table-cell office:value-type="float" office:value="0.0020417705211393" calcext:value-type="float">
            <text:p>0.002041770521139</text:p>
          </table:table-cell>
          <table:table-cell office:value-type="string" calcext:value-type="string">
            <text:p>2021-04-29</text:p>
          </table:table-cell>
          <table:table-cell office:value-type="float" office:value="204.4" calcext:value-type="float">
            <text:p>204.4</text:p>
          </table:table-cell>
          <table:table-cell office:value-type="float" office:value="-0.00607828835399948" calcext:value-type="float">
            <text:p>-0.0060782883539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4-30</text:p>
          </table:table-cell>
          <table:table-cell office:value-type="float" office:value="14631.1" calcext:value-type="float">
            <text:p>14631.1</text:p>
          </table:table-cell>
          <table:table-cell office:value-type="float" office:value="-0.017710760058812" calcext:value-type="float">
            <text:p>-0.017710760058812</text:p>
          </table:table-cell>
          <table:table-cell office:value-type="string" calcext:value-type="string">
            <text:p>2021-04-30</text:p>
          </table:table-cell>
          <table:table-cell office:value-type="float" office:value="202.4" calcext:value-type="float">
            <text:p>202.4</text:p>
          </table:table-cell>
          <table:table-cell office:value-type="float" office:value="-0.00978473581213313" calcext:value-type="float">
            <text:p>-0.0097847358121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5-03</text:p>
          </table:table-cell>
          <table:table-cell office:value-type="float" office:value="14634.15" calcext:value-type="float">
            <text:p>14634.15</text:p>
          </table:table-cell>
          <table:table-cell office:value-type="float" office:value="0.000208460061102755" calcext:value-type="float">
            <text:p>0.000208460061103</text:p>
          </table:table-cell>
          <table:table-cell office:value-type="string" calcext:value-type="string">
            <text:p>2021-05-03</text:p>
          </table:table-cell>
          <table:table-cell office:value-type="float" office:value="201.1" calcext:value-type="float">
            <text:p>201.1</text:p>
          </table:table-cell>
          <table:table-cell office:value-type="float" office:value="-0.00642292490118579" calcext:value-type="float">
            <text:p>-0.0064229249011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5-04</text:p>
          </table:table-cell>
          <table:table-cell office:value-type="float" office:value="14496.5" calcext:value-type="float">
            <text:p>14496.5</text:p>
          </table:table-cell>
          <table:table-cell office:value-type="float" office:value="-0.00940608098181306" calcext:value-type="float">
            <text:p>-0.009406080981813</text:p>
          </table:table-cell>
          <table:table-cell office:value-type="string" calcext:value-type="string">
            <text:p>2021-05-04</text:p>
          </table:table-cell>
          <table:table-cell office:value-type="float" office:value="199.75" calcext:value-type="float">
            <text:p>199.75</text:p>
          </table:table-cell>
          <table:table-cell office:value-type="float" office:value="-0.00671307807061161" calcext:value-type="float">
            <text:p>-0.0067130780706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5-05</text:p>
          </table:table-cell>
          <table:table-cell office:value-type="float" office:value="14617.85" calcext:value-type="float">
            <text:p>14617.85</text:p>
          </table:table-cell>
          <table:table-cell office:value-type="float" office:value="0.00837098610009313" calcext:value-type="float">
            <text:p>0.008370986100093</text:p>
          </table:table-cell>
          <table:table-cell office:value-type="string" calcext:value-type="string">
            <text:p>2021-05-05</text:p>
          </table:table-cell>
          <table:table-cell office:value-type="float" office:value="202" calcext:value-type="float">
            <text:p>202</text:p>
          </table:table-cell>
          <table:table-cell office:value-type="float" office:value="0.0112640801001251" calcext:value-type="float">
            <text:p>0.011264080100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5-06</text:p>
          </table:table-cell>
          <table:table-cell office:value-type="float" office:value="14724.8" calcext:value-type="float">
            <text:p>14724.8</text:p>
          </table:table-cell>
          <table:table-cell office:value-type="float" office:value="0.00731639741822487" calcext:value-type="float">
            <text:p>0.007316397418225</text:p>
          </table:table-cell>
          <table:table-cell office:value-type="string" calcext:value-type="string">
            <text:p>2021-05-06</text:p>
          </table:table-cell>
          <table:table-cell office:value-type="float" office:value="203" calcext:value-type="float">
            <text:p>203</text:p>
          </table:table-cell>
          <table:table-cell office:value-type="float" office:value="0.00495049504950496" calcext:value-type="float">
            <text:p>0.0049504950495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5-07</text:p>
          </table:table-cell>
          <table:table-cell office:value-type="float" office:value="14823.15" calcext:value-type="float">
            <text:p>14823.15</text:p>
          </table:table-cell>
          <table:table-cell office:value-type="float" office:value="0.00667920786699994" calcext:value-type="float">
            <text:p>0.006679207867</text:p>
          </table:table-cell>
          <table:table-cell office:value-type="string" calcext:value-type="string">
            <text:p>2021-05-07</text:p>
          </table:table-cell>
          <table:table-cell office:value-type="float" office:value="205.5" calcext:value-type="float">
            <text:p>205.5</text:p>
          </table:table-cell>
          <table:table-cell office:value-type="float" office:value="0.0123152709359606" calcext:value-type="float">
            <text:p>0.0123152709359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5-10</text:p>
          </table:table-cell>
          <table:table-cell office:value-type="float" office:value="14942.35" calcext:value-type="float">
            <text:p>14942.35</text:p>
          </table:table-cell>
          <table:table-cell office:value-type="float" office:value="0.00804147566475422" calcext:value-type="float">
            <text:p>0.008041475664754</text:p>
          </table:table-cell>
          <table:table-cell office:value-type="string" calcext:value-type="string">
            <text:p>2021-05-10</text:p>
          </table:table-cell>
          <table:table-cell office:value-type="float" office:value="205.8" calcext:value-type="float">
            <text:p>205.8</text:p>
          </table:table-cell>
          <table:table-cell office:value-type="float" office:value="0.00145985401459869" calcext:value-type="float">
            <text:p>0.0014598540145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5-11</text:p>
          </table:table-cell>
          <table:table-cell office:value-type="float" office:value="14850.75" calcext:value-type="float">
            <text:p>14850.75</text:p>
          </table:table-cell>
          <table:table-cell office:value-type="float" office:value="-0.00613022717310197" calcext:value-type="float">
            <text:p>-0.006130227173102</text:p>
          </table:table-cell>
          <table:table-cell office:value-type="string" calcext:value-type="string">
            <text:p>2021-05-11</text:p>
          </table:table-cell>
          <table:table-cell office:value-type="float" office:value="204.1" calcext:value-type="float">
            <text:p>204.1</text:p>
          </table:table-cell>
          <table:table-cell office:value-type="float" office:value="-0.0082604470359573" calcext:value-type="float">
            <text:p>-0.0082604470359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5-12</text:p>
          </table:table-cell>
          <table:table-cell office:value-type="float" office:value="14696.5" calcext:value-type="float">
            <text:p>14696.5</text:p>
          </table:table-cell>
          <table:table-cell office:value-type="float" office:value="-0.0103866808073666" calcext:value-type="float">
            <text:p>-0.010386680807367</text:p>
          </table:table-cell>
          <table:table-cell office:value-type="string" calcext:value-type="string">
            <text:p>2021-05-12</text:p>
          </table:table-cell>
          <table:table-cell office:value-type="float" office:value="203.6" calcext:value-type="float">
            <text:p>203.6</text:p>
          </table:table-cell>
          <table:table-cell office:value-type="float" office:value="-0.00244977951984327" calcext:value-type="float">
            <text:p>-0.0024497795198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5-14</text:p>
          </table:table-cell>
          <table:table-cell office:value-type="float" office:value="14677.8" calcext:value-type="float">
            <text:p>14677.8</text:p>
          </table:table-cell>
          <table:table-cell office:value-type="float" office:value="-0.00127241179872761" calcext:value-type="float">
            <text:p>-0.001272411798728</text:p>
          </table:table-cell>
          <table:table-cell office:value-type="string" calcext:value-type="string">
            <text:p>2021-05-14</text:p>
          </table:table-cell>
          <table:table-cell office:value-type="float" office:value="213.05" calcext:value-type="float">
            <text:p>213.05</text:p>
          </table:table-cell>
          <table:table-cell office:value-type="float" office:value="0.0464145383104127" calcext:value-type="float">
            <text:p>0.0464145383104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5-17</text:p>
          </table:table-cell>
          <table:table-cell office:value-type="float" office:value="14923.15" calcext:value-type="float">
            <text:p>14923.15</text:p>
          </table:table-cell>
          <table:table-cell office:value-type="float" office:value="0.0167157203395605" calcext:value-type="float">
            <text:p>0.016715720339561</text:p>
          </table:table-cell>
          <table:table-cell office:value-type="string" calcext:value-type="string">
            <text:p>2021-05-17</text:p>
          </table:table-cell>
          <table:table-cell office:value-type="float" office:value="212.75" calcext:value-type="float">
            <text:p>212.75</text:p>
          </table:table-cell>
          <table:table-cell office:value-type="float" office:value="-0.00140812015958702" calcext:value-type="float">
            <text:p>-0.0014081201595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5-18</text:p>
          </table:table-cell>
          <table:table-cell office:value-type="float" office:value="15108.1" calcext:value-type="float">
            <text:p>15108.1</text:p>
          </table:table-cell>
          <table:table-cell office:value-type="float" office:value="0.0123934960112309" calcext:value-type="float">
            <text:p>0.012393496011231</text:p>
          </table:table-cell>
          <table:table-cell office:value-type="string" calcext:value-type="string">
            <text:p>2021-05-18</text:p>
          </table:table-cell>
          <table:table-cell office:value-type="float" office:value="210.2" calcext:value-type="float">
            <text:p>210.2</text:p>
          </table:table-cell>
          <table:table-cell office:value-type="float" office:value="-0.0119858989424208" calcext:value-type="float">
            <text:p>-0.0119858989424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5-19</text:p>
          </table:table-cell>
          <table:table-cell office:value-type="float" office:value="15030.15" calcext:value-type="float">
            <text:p>15030.15</text:p>
          </table:table-cell>
          <table:table-cell office:value-type="float" office:value="-0.00515948398541188" calcext:value-type="float">
            <text:p>-0.005159483985412</text:p>
          </table:table-cell>
          <table:table-cell office:value-type="string" calcext:value-type="string">
            <text:p>2021-05-19</text:p>
          </table:table-cell>
          <table:table-cell office:value-type="float" office:value="207.85" calcext:value-type="float">
            <text:p>207.85</text:p>
          </table:table-cell>
          <table:table-cell office:value-type="float" office:value="-0.0111798287345385" calcext:value-type="float">
            <text:p>-0.0111798287345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5-20</text:p>
          </table:table-cell>
          <table:table-cell office:value-type="float" office:value="14906.05" calcext:value-type="float">
            <text:p>14906.05</text:p>
          </table:table-cell>
          <table:table-cell office:value-type="float" office:value="-0.00825673729137766" calcext:value-type="float">
            <text:p>-0.008256737291378</text:p>
          </table:table-cell>
          <table:table-cell office:value-type="string" calcext:value-type="string">
            <text:p>2021-05-20</text:p>
          </table:table-cell>
          <table:table-cell office:value-type="float" office:value="207.1" calcext:value-type="float">
            <text:p>207.1</text:p>
          </table:table-cell>
          <table:table-cell office:value-type="float" office:value="-0.00360837142169834" calcext:value-type="float">
            <text:p>-0.0036083714216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5-21</text:p>
          </table:table-cell>
          <table:table-cell office:value-type="float" office:value="15175.3" calcext:value-type="float">
            <text:p>15175.3</text:p>
          </table:table-cell>
          <table:table-cell office:value-type="float" office:value="0.0180631354382952" calcext:value-type="float">
            <text:p>0.018063135438295</text:p>
          </table:table-cell>
          <table:table-cell office:value-type="string" calcext:value-type="string">
            <text:p>2021-05-21</text:p>
          </table:table-cell>
          <table:table-cell office:value-type="float" office:value="209.05" calcext:value-type="float">
            <text:p>209.05</text:p>
          </table:table-cell>
          <table:table-cell office:value-type="float" office:value="0.00941574118783195" calcext:value-type="float">
            <text:p>0.0094157411878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5-24</text:p>
          </table:table-cell>
          <table:table-cell office:value-type="float" office:value="15197.7" calcext:value-type="float">
            <text:p>15197.7</text:p>
          </table:table-cell>
          <table:table-cell office:value-type="float" office:value="0.00147608284514988" calcext:value-type="float">
            <text:p>0.00147608284515</text:p>
          </table:table-cell>
          <table:table-cell office:value-type="string" calcext:value-type="string">
            <text:p>2021-05-24</text:p>
          </table:table-cell>
          <table:table-cell office:value-type="float" office:value="211.55" calcext:value-type="float">
            <text:p>211.55</text:p>
          </table:table-cell>
          <table:table-cell office:value-type="float" office:value="0.0119588615163837" calcext:value-type="float">
            <text:p>0.011958861516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5-25</text:p>
          </table:table-cell>
          <table:table-cell office:value-type="float" office:value="15208.45" calcext:value-type="float">
            <text:p>15208.45</text:p>
          </table:table-cell>
          <table:table-cell office:value-type="float" office:value="0.000707343874402078" calcext:value-type="float">
            <text:p>0.000707343874402</text:p>
          </table:table-cell>
          <table:table-cell office:value-type="string" calcext:value-type="string">
            <text:p>2021-05-25</text:p>
          </table:table-cell>
          <table:table-cell office:value-type="float" office:value="211.05" calcext:value-type="float">
            <text:p>211.05</text:p>
          </table:table-cell>
          <table:table-cell office:value-type="float" office:value="-0.00236350744504843" calcext:value-type="float">
            <text:p>-0.0023635074450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5-26</text:p>
          </table:table-cell>
          <table:table-cell office:value-type="float" office:value="15301.45" calcext:value-type="float">
            <text:p>15301.45</text:p>
          </table:table-cell>
          <table:table-cell office:value-type="float" office:value="0.00611502158339605" calcext:value-type="float">
            <text:p>0.006115021583396</text:p>
          </table:table-cell>
          <table:table-cell office:value-type="string" calcext:value-type="string">
            <text:p>2021-05-26</text:p>
          </table:table-cell>
          <table:table-cell office:value-type="float" office:value="210.9" calcext:value-type="float">
            <text:p>210.9</text:p>
          </table:table-cell>
          <table:table-cell office:value-type="float" office:value="-0.000710732054015617" calcext:value-type="float">
            <text:p>-0.000710732054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5-27</text:p>
          </table:table-cell>
          <table:table-cell office:value-type="float" office:value="15337.85" calcext:value-type="float">
            <text:p>15337.85</text:p>
          </table:table-cell>
          <table:table-cell office:value-type="float" office:value="0.00237885951984951" calcext:value-type="float">
            <text:p>0.00237885951985</text:p>
          </table:table-cell>
          <table:table-cell office:value-type="string" calcext:value-type="string">
            <text:p>2021-05-27</text:p>
          </table:table-cell>
          <table:table-cell office:value-type="float" office:value="211.2" calcext:value-type="float">
            <text:p>211.2</text:p>
          </table:table-cell>
          <table:table-cell office:value-type="float" office:value="0.00142247510668558" calcext:value-type="float">
            <text:p>0.0014224751066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5-28</text:p>
          </table:table-cell>
          <table:table-cell office:value-type="float" office:value="15435.65" calcext:value-type="float">
            <text:p>15435.65</text:p>
          </table:table-cell>
          <table:table-cell office:value-type="float" office:value="0.00637638260903572" calcext:value-type="float">
            <text:p>0.006376382609036</text:p>
          </table:table-cell>
          <table:table-cell office:value-type="string" calcext:value-type="string">
            <text:p>2021-05-28</text:p>
          </table:table-cell>
          <table:table-cell office:value-type="float" office:value="212.9" calcext:value-type="float">
            <text:p>212.9</text:p>
          </table:table-cell>
          <table:table-cell office:value-type="float" office:value="0.00804924242424243" calcext:value-type="float">
            <text:p>0.0080492424242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5-31</text:p>
          </table:table-cell>
          <table:table-cell office:value-type="float" office:value="15582.8" calcext:value-type="float">
            <text:p>15582.8</text:p>
          </table:table-cell>
          <table:table-cell office:value-type="float" office:value="0.00953312623699043" calcext:value-type="float">
            <text:p>0.00953312623699</text:p>
          </table:table-cell>
          <table:table-cell office:value-type="string" calcext:value-type="string">
            <text:p>2021-05-31</text:p>
          </table:table-cell>
          <table:table-cell office:value-type="float" office:value="217" calcext:value-type="float">
            <text:p>217</text:p>
          </table:table-cell>
          <table:table-cell office:value-type="float" office:value="0.0192578675434476" calcext:value-type="float">
            <text:p>0.0192578675434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6-01</text:p>
          </table:table-cell>
          <table:table-cell office:value-type="float" office:value="15574.85" calcext:value-type="float">
            <text:p>15574.85</text:p>
          </table:table-cell>
          <table:table-cell office:value-type="float" office:value="-0.000510177888440988" calcext:value-type="float">
            <text:p>-0.000510177888441</text:p>
          </table:table-cell>
          <table:table-cell office:value-type="string" calcext:value-type="string">
            <text:p>2021-06-01</text:p>
          </table:table-cell>
          <table:table-cell office:value-type="float" office:value="215.9" calcext:value-type="float">
            <text:p>215.9</text:p>
          </table:table-cell>
          <table:table-cell office:value-type="float" office:value="-0.00506912442396312" calcext:value-type="float">
            <text:p>-0.0050691244239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6-02</text:p>
          </table:table-cell>
          <table:table-cell office:value-type="float" office:value="15576.2" calcext:value-type="float">
            <text:p>15576.2</text:p>
          </table:table-cell>
          <table:table-cell office:value-type="float" office:value="0.0000866782023583035" calcext:value-type="float">
            <text:p>8.66782023583035E-05</text:p>
          </table:table-cell>
          <table:table-cell office:value-type="string" calcext:value-type="string">
            <text:p>2021-06-02</text:p>
          </table:table-cell>
          <table:table-cell office:value-type="float" office:value="209.05" calcext:value-type="float">
            <text:p>209.05</text:p>
          </table:table-cell>
          <table:table-cell office:value-type="float" office:value="-0.0317276516905974" calcext:value-type="float">
            <text:p>-0.0317276516905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6-03</text:p>
          </table:table-cell>
          <table:table-cell office:value-type="float" office:value="15690.35" calcext:value-type="float">
            <text:p>15690.35</text:p>
          </table:table-cell>
          <table:table-cell office:value-type="float" office:value="0.00732848833476707" calcext:value-type="float">
            <text:p>0.007328488334767</text:p>
          </table:table-cell>
          <table:table-cell office:value-type="string" calcext:value-type="string">
            <text:p>2021-06-03</text:p>
          </table:table-cell>
          <table:table-cell office:value-type="float" office:value="209.1" calcext:value-type="float">
            <text:p>209.1</text:p>
          </table:table-cell>
          <table:table-cell office:value-type="float" office:value="0.000239177230327625" calcext:value-type="float">
            <text:p>0.000239177230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6-04</text:p>
          </table:table-cell>
          <table:table-cell office:value-type="float" office:value="15670.25" calcext:value-type="float">
            <text:p>15670.25</text:p>
          </table:table-cell>
          <table:table-cell office:value-type="float" office:value="-0.00128104216923142" calcext:value-type="float">
            <text:p>-0.001281042169231</text:p>
          </table:table-cell>
          <table:table-cell office:value-type="string" calcext:value-type="string">
            <text:p>2021-06-04</text:p>
          </table:table-cell>
          <table:table-cell office:value-type="float" office:value="209.55" calcext:value-type="float">
            <text:p>209.55</text:p>
          </table:table-cell>
          <table:table-cell office:value-type="float" office:value="0.0021520803443329" calcext:value-type="float">
            <text:p>0.002152080344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6-07</text:p>
          </table:table-cell>
          <table:table-cell office:value-type="float" office:value="15751.65" calcext:value-type="float">
            <text:p>15751.65</text:p>
          </table:table-cell>
          <table:table-cell office:value-type="float" office:value="0.00519455656418999" calcext:value-type="float">
            <text:p>0.00519455656419</text:p>
          </table:table-cell>
          <table:table-cell office:value-type="string" calcext:value-type="string">
            <text:p>2021-06-07</text:p>
          </table:table-cell>
          <table:table-cell office:value-type="float" office:value="211.75" calcext:value-type="float">
            <text:p>211.75</text:p>
          </table:table-cell>
          <table:table-cell office:value-type="float" office:value="0.0104986876640421" calcext:value-type="float">
            <text:p>0.0104986876640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6-08</text:p>
          </table:table-cell>
          <table:table-cell office:value-type="float" office:value="15740.1" calcext:value-type="float">
            <text:p>15740.1</text:p>
          </table:table-cell>
          <table:table-cell office:value-type="float" office:value="-0.000733256515983993" calcext:value-type="float">
            <text:p>-0.000733256515984</text:p>
          </table:table-cell>
          <table:table-cell office:value-type="string" calcext:value-type="string">
            <text:p>2021-06-08</text:p>
          </table:table-cell>
          <table:table-cell office:value-type="float" office:value="213.8" calcext:value-type="float">
            <text:p>213.8</text:p>
          </table:table-cell>
          <table:table-cell office:value-type="float" office:value="0.00968122786304604" calcext:value-type="float">
            <text:p>0.0096812278630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6-09</text:p>
          </table:table-cell>
          <table:table-cell office:value-type="float" office:value="15635.35" calcext:value-type="float">
            <text:p>15635.35</text:p>
          </table:table-cell>
          <table:table-cell office:value-type="float" office:value="-0.0066549767790548" calcext:value-type="float">
            <text:p>-0.006654976779055</text:p>
          </table:table-cell>
          <table:table-cell office:value-type="string" calcext:value-type="string">
            <text:p>2021-06-09</text:p>
          </table:table-cell>
          <table:table-cell office:value-type="float" office:value="212.55" calcext:value-type="float">
            <text:p>212.55</text:p>
          </table:table-cell>
          <table:table-cell office:value-type="float" office:value="-0.00584658559401308" calcext:value-type="float">
            <text:p>-0.0058465855940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6-10</text:p>
          </table:table-cell>
          <table:table-cell office:value-type="float" office:value="15737.75" calcext:value-type="float">
            <text:p>15737.75</text:p>
          </table:table-cell>
          <table:table-cell office:value-type="float" office:value="0.00654926176900417" calcext:value-type="float">
            <text:p>0.006549261769004</text:p>
          </table:table-cell>
          <table:table-cell office:value-type="string" calcext:value-type="string">
            <text:p>2021-06-10</text:p>
          </table:table-cell>
          <table:table-cell office:value-type="float" office:value="209.75" calcext:value-type="float">
            <text:p>209.75</text:p>
          </table:table-cell>
          <table:table-cell office:value-type="float" office:value="-0.0131733709715362" calcext:value-type="float">
            <text:p>-0.013173370971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6-11</text:p>
          </table:table-cell>
          <table:table-cell office:value-type="float" office:value="15799.35" calcext:value-type="float">
            <text:p>15799.35</text:p>
          </table:table-cell>
          <table:table-cell office:value-type="float" office:value="0.00391415545424212" calcext:value-type="float">
            <text:p>0.003914155454242</text:p>
          </table:table-cell>
          <table:table-cell office:value-type="string" calcext:value-type="string">
            <text:p>2021-06-11</text:p>
          </table:table-cell>
          <table:table-cell office:value-type="float" office:value="208" calcext:value-type="float">
            <text:p>208</text:p>
          </table:table-cell>
          <table:table-cell office:value-type="float" office:value="-0.00834326579261024" calcext:value-type="float">
            <text:p>-0.008343265792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6-14</text:p>
          </table:table-cell>
          <table:table-cell office:value-type="float" office:value="15811.85" calcext:value-type="float">
            <text:p>15811.85</text:p>
          </table:table-cell>
          <table:table-cell office:value-type="float" office:value="0.000791171788712797" calcext:value-type="float">
            <text:p>0.000791171788713</text:p>
          </table:table-cell>
          <table:table-cell office:value-type="string" calcext:value-type="string">
            <text:p>2021-06-14</text:p>
          </table:table-cell>
          <table:table-cell office:value-type="float" office:value="207.55" calcext:value-type="float">
            <text:p>207.55</text:p>
          </table:table-cell>
          <table:table-cell office:value-type="float" office:value="-0.00216346153846148" calcext:value-type="float">
            <text:p>-0.0021634615384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6-15</text:p>
          </table:table-cell>
          <table:table-cell office:value-type="float" office:value="15869.25" calcext:value-type="float">
            <text:p>15869.25</text:p>
          </table:table-cell>
          <table:table-cell office:value-type="float" office:value="0.00363018875084187" calcext:value-type="float">
            <text:p>0.003630188750842</text:p>
          </table:table-cell>
          <table:table-cell office:value-type="string" calcext:value-type="string">
            <text:p>2021-06-15</text:p>
          </table:table-cell>
          <table:table-cell office:value-type="float" office:value="207.1" calcext:value-type="float">
            <text:p>207.1</text:p>
          </table:table-cell>
          <table:table-cell office:value-type="float" office:value="-0.00216815225246936" calcext:value-type="float">
            <text:p>-0.0021681522524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6-16</text:p>
          </table:table-cell>
          <table:table-cell office:value-type="float" office:value="15767.55" calcext:value-type="float">
            <text:p>15767.55</text:p>
          </table:table-cell>
          <table:table-cell office:value-type="float" office:value="-0.00640862044520063" calcext:value-type="float">
            <text:p>-0.006408620445201</text:p>
          </table:table-cell>
          <table:table-cell office:value-type="string" calcext:value-type="string">
            <text:p>2021-06-16</text:p>
          </table:table-cell>
          <table:table-cell office:value-type="float" office:value="207.45" calcext:value-type="float">
            <text:p>207.45</text:p>
          </table:table-cell>
          <table:table-cell office:value-type="float" office:value="0.00169000482858528" calcext:value-type="float">
            <text:p>0.001690004828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6-17</text:p>
          </table:table-cell>
          <table:table-cell office:value-type="float" office:value="15691.4" calcext:value-type="float">
            <text:p>15691.4</text:p>
          </table:table-cell>
          <table:table-cell office:value-type="float" office:value="-0.00482953914844098" calcext:value-type="float">
            <text:p>-0.004829539148441</text:p>
          </table:table-cell>
          <table:table-cell office:value-type="string" calcext:value-type="string">
            <text:p>2021-06-17</text:p>
          </table:table-cell>
          <table:table-cell office:value-type="float" office:value="205.5" calcext:value-type="float">
            <text:p>205.5</text:p>
          </table:table-cell>
          <table:table-cell office:value-type="float" office:value="-0.00939985538684019" calcext:value-type="float">
            <text:p>-0.00939985538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6-18</text:p>
          </table:table-cell>
          <table:table-cell office:value-type="float" office:value="15683.35" calcext:value-type="float">
            <text:p>15683.35</text:p>
          </table:table-cell>
          <table:table-cell office:value-type="float" office:value="-0.000513019870757137" calcext:value-type="float">
            <text:p>-0.000513019870757</text:p>
          </table:table-cell>
          <table:table-cell office:value-type="string" calcext:value-type="string">
            <text:p>2021-06-18</text:p>
          </table:table-cell>
          <table:table-cell office:value-type="float" office:value="204.85" calcext:value-type="float">
            <text:p>204.85</text:p>
          </table:table-cell>
          <table:table-cell office:value-type="float" office:value="-0.00316301703163024" calcext:value-type="float">
            <text:p>-0.003163017031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6-21</text:p>
          </table:table-cell>
          <table:table-cell office:value-type="float" office:value="15746.5" calcext:value-type="float">
            <text:p>15746.5</text:p>
          </table:table-cell>
          <table:table-cell office:value-type="float" office:value="0.00402656320237704" calcext:value-type="float">
            <text:p>0.004026563202377</text:p>
          </table:table-cell>
          <table:table-cell office:value-type="string" calcext:value-type="string">
            <text:p>2021-06-21</text:p>
          </table:table-cell>
          <table:table-cell office:value-type="float" office:value="204.7" calcext:value-type="float">
            <text:p>204.7</text:p>
          </table:table-cell>
          <table:table-cell office:value-type="float" office:value="-0.000732243104710761" calcext:value-type="float">
            <text:p>-0.0007322431047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6-22</text:p>
          </table:table-cell>
          <table:table-cell office:value-type="float" office:value="15772.75" calcext:value-type="float">
            <text:p>15772.75</text:p>
          </table:table-cell>
          <table:table-cell office:value-type="float" office:value="0.00166703711935989" calcext:value-type="float">
            <text:p>0.00166703711936</text:p>
          </table:table-cell>
          <table:table-cell office:value-type="string" calcext:value-type="string">
            <text:p>2021-06-22</text:p>
          </table:table-cell>
          <table:table-cell office:value-type="float" office:value="205.2" calcext:value-type="float">
            <text:p>205.2</text:p>
          </table:table-cell>
          <table:table-cell office:value-type="float" office:value="0.00244259892525656" calcext:value-type="float">
            <text:p>0.002442598925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6-23</text:p>
          </table:table-cell>
          <table:table-cell office:value-type="float" office:value="15686.95" calcext:value-type="float">
            <text:p>15686.95</text:p>
          </table:table-cell>
          <table:table-cell office:value-type="float" office:value="-0.00543976161417625" calcext:value-type="float">
            <text:p>-0.005439761614176</text:p>
          </table:table-cell>
          <table:table-cell office:value-type="string" calcext:value-type="string">
            <text:p>2021-06-23</text:p>
          </table:table-cell>
          <table:table-cell office:value-type="float" office:value="204.05" calcext:value-type="float">
            <text:p>204.05</text:p>
          </table:table-cell>
          <table:table-cell office:value-type="float" office:value="-0.00560428849902528" calcext:value-type="float">
            <text:p>-0.0056042884990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6-24</text:p>
          </table:table-cell>
          <table:table-cell office:value-type="float" office:value="15790.45" calcext:value-type="float">
            <text:p>15790.45</text:p>
          </table:table-cell>
          <table:table-cell office:value-type="float" office:value="0.00659784088047699" calcext:value-type="float">
            <text:p>0.006597840880477</text:p>
          </table:table-cell>
          <table:table-cell office:value-type="string" calcext:value-type="string">
            <text:p>2021-06-24</text:p>
          </table:table-cell>
          <table:table-cell office:value-type="float" office:value="203.95" calcext:value-type="float">
            <text:p>203.95</text:p>
          </table:table-cell>
          <table:table-cell office:value-type="float" office:value="-0.000490075961774194" calcext:value-type="float">
            <text:p>-0.0004900759617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6-25</text:p>
          </table:table-cell>
          <table:table-cell office:value-type="float" office:value="15860.35" calcext:value-type="float">
            <text:p>15860.35</text:p>
          </table:table-cell>
          <table:table-cell office:value-type="float" office:value="0.00442672628075824" calcext:value-type="float">
            <text:p>0.004426726280758</text:p>
          </table:table-cell>
          <table:table-cell office:value-type="string" calcext:value-type="string">
            <text:p>2021-06-25</text:p>
          </table:table-cell>
          <table:table-cell office:value-type="float" office:value="205" calcext:value-type="float">
            <text:p>205</text:p>
          </table:table-cell>
          <table:table-cell office:value-type="float" office:value="0.00514832066683013" calcext:value-type="float">
            <text:p>0.005148320666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6-28</text:p>
          </table:table-cell>
          <table:table-cell office:value-type="float" office:value="15814.7" calcext:value-type="float">
            <text:p>15814.7</text:p>
          </table:table-cell>
          <table:table-cell office:value-type="float" office:value="-0.0028782466969518" calcext:value-type="float">
            <text:p>-0.002878246696952</text:p>
          </table:table-cell>
          <table:table-cell office:value-type="string" calcext:value-type="string">
            <text:p>2021-06-28</text:p>
          </table:table-cell>
          <table:table-cell office:value-type="float" office:value="203.7" calcext:value-type="float">
            <text:p>203.7</text:p>
          </table:table-cell>
          <table:table-cell office:value-type="float" office:value="-0.00634146341463415" calcext:value-type="float">
            <text:p>-0.0063414634146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6-29</text:p>
          </table:table-cell>
          <table:table-cell office:value-type="float" office:value="15748.45" calcext:value-type="float">
            <text:p>15748.45</text:p>
          </table:table-cell>
          <table:table-cell office:value-type="float" office:value="-0.00418914048322128" calcext:value-type="float">
            <text:p>-0.004189140483221</text:p>
          </table:table-cell>
          <table:table-cell office:value-type="string" calcext:value-type="string">
            <text:p>2021-06-29</text:p>
          </table:table-cell>
          <table:table-cell office:value-type="float" office:value="203.25" calcext:value-type="float">
            <text:p>203.25</text:p>
          </table:table-cell>
          <table:table-cell office:value-type="float" office:value="-0.00220913107511045" calcext:value-type="float">
            <text:p>-0.002209131075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6-30</text:p>
          </table:table-cell>
          <table:table-cell office:value-type="float" office:value="15721.5" calcext:value-type="float">
            <text:p>15721.5</text:p>
          </table:table-cell>
          <table:table-cell office:value-type="float" office:value="-0.00171127952274674" calcext:value-type="float">
            <text:p>-0.001711279522747</text:p>
          </table:table-cell>
          <table:table-cell office:value-type="string" calcext:value-type="string">
            <text:p>2021-06-30</text:p>
          </table:table-cell>
          <table:table-cell office:value-type="float" office:value="202.7" calcext:value-type="float">
            <text:p>202.7</text:p>
          </table:table-cell>
          <table:table-cell office:value-type="float" office:value="-0.00270602706027068" calcext:value-type="float">
            <text:p>-0.0027060270602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01</text:p>
          </table:table-cell>
          <table:table-cell office:value-type="float" office:value="15680" calcext:value-type="float">
            <text:p>15680</text:p>
          </table:table-cell>
          <table:table-cell office:value-type="float" office:value="-0.00263969722990809" calcext:value-type="float">
            <text:p>-0.002639697229908</text:p>
          </table:table-cell>
          <table:table-cell office:value-type="string" calcext:value-type="string">
            <text:p>2021-07-01</text:p>
          </table:table-cell>
          <table:table-cell office:value-type="float" office:value="203.1" calcext:value-type="float">
            <text:p>203.1</text:p>
          </table:table-cell>
          <table:table-cell office:value-type="float" office:value="0.00197335964479528" calcext:value-type="float">
            <text:p>0.0019733596447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02</text:p>
          </table:table-cell>
          <table:table-cell office:value-type="float" office:value="15722.2" calcext:value-type="float">
            <text:p>15722.2</text:p>
          </table:table-cell>
          <table:table-cell office:value-type="float" office:value="0.00269132653061233" calcext:value-type="float">
            <text:p>0.002691326530612</text:p>
          </table:table-cell>
          <table:table-cell office:value-type="string" calcext:value-type="string">
            <text:p>2021-07-02</text:p>
          </table:table-cell>
          <table:table-cell office:value-type="float" office:value="202.45" calcext:value-type="float">
            <text:p>202.45</text:p>
          </table:table-cell>
          <table:table-cell office:value-type="float" office:value="-0.00320039389463322" calcext:value-type="float">
            <text:p>-0.0032003938946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05</text:p>
          </table:table-cell>
          <table:table-cell office:value-type="float" office:value="15834.35" calcext:value-type="float">
            <text:p>15834.35</text:p>
          </table:table-cell>
          <table:table-cell office:value-type="float" office:value="0.00713322563000096" calcext:value-type="float">
            <text:p>0.007133225630001</text:p>
          </table:table-cell>
          <table:table-cell office:value-type="string" calcext:value-type="string">
            <text:p>2021-07-05</text:p>
          </table:table-cell>
          <table:table-cell office:value-type="float" office:value="203.65" calcext:value-type="float">
            <text:p>203.65</text:p>
          </table:table-cell>
          <table:table-cell office:value-type="float" office:value="0.00592738947888383" calcext:value-type="float">
            <text:p>0.0059273894788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06</text:p>
          </table:table-cell>
          <table:table-cell office:value-type="float" office:value="15818.25" calcext:value-type="float">
            <text:p>15818.25</text:p>
          </table:table-cell>
          <table:table-cell office:value-type="float" office:value="-0.00101677681748857" calcext:value-type="float">
            <text:p>-0.001016776817489</text:p>
          </table:table-cell>
          <table:table-cell office:value-type="string" calcext:value-type="string">
            <text:p>2021-07-06</text:p>
          </table:table-cell>
          <table:table-cell office:value-type="float" office:value="202.6" calcext:value-type="float">
            <text:p>202.6</text:p>
          </table:table-cell>
          <table:table-cell office:value-type="float" office:value="-0.00515590473852201" calcext:value-type="float">
            <text:p>-0.0051559047385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07</text:p>
          </table:table-cell>
          <table:table-cell office:value-type="float" office:value="15879.65" calcext:value-type="float">
            <text:p>15879.65</text:p>
          </table:table-cell>
          <table:table-cell office:value-type="float" office:value="0.00388159246440023" calcext:value-type="float">
            <text:p>0.0038815924644</text:p>
          </table:table-cell>
          <table:table-cell office:value-type="string" calcext:value-type="string">
            <text:p>2021-07-07</text:p>
          </table:table-cell>
          <table:table-cell office:value-type="float" office:value="203.9" calcext:value-type="float">
            <text:p>203.9</text:p>
          </table:table-cell>
          <table:table-cell office:value-type="float" office:value="0.00641658440276416" calcext:value-type="float">
            <text:p>0.0064165844027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08</text:p>
          </table:table-cell>
          <table:table-cell office:value-type="float" office:value="15727.9" calcext:value-type="float">
            <text:p>15727.9</text:p>
          </table:table-cell>
          <table:table-cell office:value-type="float" office:value="-0.00955625596282039" calcext:value-type="float">
            <text:p>-0.00955625596282</text:p>
          </table:table-cell>
          <table:table-cell office:value-type="string" calcext:value-type="string">
            <text:p>2021-07-08</text:p>
          </table:table-cell>
          <table:table-cell office:value-type="float" office:value="202.05" calcext:value-type="float">
            <text:p>202.05</text:p>
          </table:table-cell>
          <table:table-cell office:value-type="float" office:value="-0.00907307503678267" calcext:value-type="float">
            <text:p>-0.009073075036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09</text:p>
          </table:table-cell>
          <table:table-cell office:value-type="float" office:value="15689.8" calcext:value-type="float">
            <text:p>15689.8</text:p>
          </table:table-cell>
          <table:table-cell office:value-type="float" office:value="-0.00242244673478342" calcext:value-type="float">
            <text:p>-0.002422446734783</text:p>
          </table:table-cell>
          <table:table-cell office:value-type="string" calcext:value-type="string">
            <text:p>2021-07-09</text:p>
          </table:table-cell>
          <table:table-cell office:value-type="float" office:value="201.45" calcext:value-type="float">
            <text:p>201.45</text:p>
          </table:table-cell>
          <table:table-cell office:value-type="float" office:value="-0.00296956198960663" calcext:value-type="float">
            <text:p>-0.0029695619896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12</text:p>
          </table:table-cell>
          <table:table-cell office:value-type="float" office:value="15692.6" calcext:value-type="float">
            <text:p>15692.6</text:p>
          </table:table-cell>
          <table:table-cell office:value-type="float" office:value="0.000178459891139626" calcext:value-type="float">
            <text:p>0.00017845989114</text:p>
          </table:table-cell>
          <table:table-cell office:value-type="string" calcext:value-type="string">
            <text:p>2021-07-12</text:p>
          </table:table-cell>
          <table:table-cell office:value-type="float" office:value="201.1" calcext:value-type="float">
            <text:p>201.1</text:p>
          </table:table-cell>
          <table:table-cell office:value-type="float" office:value="-0.00173740382228837" calcext:value-type="float">
            <text:p>-0.0017374038222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13</text:p>
          </table:table-cell>
          <table:table-cell office:value-type="float" office:value="15812.35" calcext:value-type="float">
            <text:p>15812.35</text:p>
          </table:table-cell>
          <table:table-cell office:value-type="float" office:value="0.0076309853051757" calcext:value-type="float">
            <text:p>0.007630985305176</text:p>
          </table:table-cell>
          <table:table-cell office:value-type="string" calcext:value-type="string">
            <text:p>2021-07-13</text:p>
          </table:table-cell>
          <table:table-cell office:value-type="float" office:value="202.05" calcext:value-type="float">
            <text:p>202.05</text:p>
          </table:table-cell>
          <table:table-cell office:value-type="float" office:value="0.00472401790154153" calcext:value-type="float">
            <text:p>0.0047240179015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14</text:p>
          </table:table-cell>
          <table:table-cell office:value-type="float" office:value="15853.95" calcext:value-type="float">
            <text:p>15853.95</text:p>
          </table:table-cell>
          <table:table-cell office:value-type="float" office:value="0.00263085499625304" calcext:value-type="float">
            <text:p>0.002630854996253</text:p>
          </table:table-cell>
          <table:table-cell office:value-type="string" calcext:value-type="string">
            <text:p>2021-07-14</text:p>
          </table:table-cell>
          <table:table-cell office:value-type="float" office:value="203.95" calcext:value-type="float">
            <text:p>203.95</text:p>
          </table:table-cell>
          <table:table-cell office:value-type="float" office:value="0.00940361296708714" calcext:value-type="float">
            <text:p>0.009403612967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15</text:p>
          </table:table-cell>
          <table:table-cell office:value-type="float" office:value="15924.2" calcext:value-type="float">
            <text:p>15924.2</text:p>
          </table:table-cell>
          <table:table-cell office:value-type="float" office:value="0.00443107238259244" calcext:value-type="float">
            <text:p>0.004431072382592</text:p>
          </table:table-cell>
          <table:table-cell office:value-type="string" calcext:value-type="string">
            <text:p>2021-07-15</text:p>
          </table:table-cell>
          <table:table-cell office:value-type="float" office:value="206.4" calcext:value-type="float">
            <text:p>206.4</text:p>
          </table:table-cell>
          <table:table-cell office:value-type="float" office:value="0.0120127482226036" calcext:value-type="float">
            <text:p>0.012012748222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16</text:p>
          </table:table-cell>
          <table:table-cell office:value-type="float" office:value="15923.4" calcext:value-type="float">
            <text:p>15923.4</text:p>
          </table:table-cell>
          <table:table-cell office:value-type="float" office:value="-0.0000502380025371174" calcext:value-type="float">
            <text:p>-5.02380025371174E-05</text:p>
          </table:table-cell>
          <table:table-cell office:value-type="string" calcext:value-type="string">
            <text:p>2021-07-16</text:p>
          </table:table-cell>
          <table:table-cell office:value-type="float" office:value="207.85" calcext:value-type="float">
            <text:p>207.85</text:p>
          </table:table-cell>
          <table:table-cell office:value-type="float" office:value="0.00702519379844957" calcext:value-type="float">
            <text:p>0.007025193798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19</text:p>
          </table:table-cell>
          <table:table-cell office:value-type="float" office:value="15752.4" calcext:value-type="float">
            <text:p>15752.4</text:p>
          </table:table-cell>
          <table:table-cell office:value-type="float" office:value="-0.0107389125438034" calcext:value-type="float">
            <text:p>-0.010738912543804</text:p>
          </table:table-cell>
          <table:table-cell office:value-type="string" calcext:value-type="string">
            <text:p>2021-07-19</text:p>
          </table:table-cell>
          <table:table-cell office:value-type="float" office:value="208" calcext:value-type="float">
            <text:p>208</text:p>
          </table:table-cell>
          <table:table-cell office:value-type="float" office:value="0.000721674284339668" calcext:value-type="float">
            <text:p>0.0007216742843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9T20:10:55.045760300</meta:creation-date>
    <dc:date>2021-07-19T22:14:13.381504064</dc:date>
    <meta:editing-duration>PT46M55S</meta:editing-duration>
    <meta:editing-cycles>1</meta:editing-cycles>
    <meta:document-statistic meta:table-count="3" meta:cell-count="3527" meta:object-count="0"/>
    <meta:generator>LibreOffice/6.4.6.2$Linux_X86_64 LibreOffice_project/40$Build-2</meta:generator>
  </office:meta>
</office:document-meta>
</file>